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Calibri" svg:font-family="Calibri"/>
    <style:font-face style:name="Arial1" svg:font-family="Arial1"/>
    <style:font-face style:name="Calibri1" svg:font-family="Calibri1"/>
    <style:font-face style:name="Arial4" svg:font-family="Arial4"/>
    <style:font-face style:name="Arial2" svg:font-family="Arial2"/>
    <style:font-face style:name="Book Antiqua1" svg:font-family="&quot;Book Antiqua1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double #000000" fo:border-right="thin double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double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96969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1" style:font-name-asian="Calibri1" style:font-name-complex="Calibri1"/>
    </style:style>
    <style:style style:name="ce11" style:family="table-cell" style:parent-style-name="Default" style:data-style-name="N36">
      <style:table-cell-properties fo:border="thin solid #000000" style:vertical-align="middle" fo:wrap-option="wrap" fo:background-color="#969696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e15" style:family="table-cell" style:parent-style-name="Default" style:data-style-name="N36">
      <style:table-cell-properties fo:border="thin solid #000000" fo:background-color="#969696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69696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69696" style:repeat-content="false"/>
      <style:paragraph-properties fo:text-align="center"/>
      <style:text-properties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E0E0E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">
      <style:table-cell-properties fo:border="thin solid #000000" style:vertical-align="automatic" fo:wrap-option="wrap" fo:background-color="#FFFF00" style:repeat-content="false"/>
      <style:paragraph-properties fo:text-align="center"/>
    </style:style>
    <style:style style:name="ce33" style:family="table-cell" style:parent-style-name="Default" style:data-style-name="N19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699" style:repeat-content="false"/>
      <style:paragraph-properties fo:text-align="center"/>
    </style:style>
    <style:style style:name="ce43" style:family="table-cell" style:parent-style-name="Default" style:data-style-name="N46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fo:background-color="#C0C0C0"/>
      <style:text-properties fo:font-weight="bold" style:font-weight-asian="bold" style:font-weight-complex="bold"/>
    </style:style>
    <style:style style:name="ce45" style:family="table-cell" style:parent-style-name="Default" style:data-style-name="N46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1A1A1A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fo:background-color="#C0C0C0"/>
    </style:style>
    <style:style style:name="ce49" style:family="table-cell" style:parent-style-name="Default" style:data-style-name="N0">
      <style:table-cell-properties fo:border="thin solid #000000" fo:background-color="#C0C0C0"/>
      <style:text-properties fo:color="#FF0000"/>
    </style:style>
    <style:style style:name="ce5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1A1A1A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47">
      <style:table-cell-properties fo:border="thin solid #000000" style:vertical-align="automatic" fo:background-color="#FFE699" style:repeat-content="false"/>
      <style:paragraph-properties fo:text-align="center"/>
    </style:style>
    <style:style style:name="ce54" style:family="table-cell" style:parent-style-name="Default" style:data-style-name="N47">
      <style:table-cell-properties fo:border="thin solid #000000" style:vertical-align="automatic" fo:background-color="#FFFFFF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FF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fo:color="#C5000B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fo:background-color="transparent" style:repeat-content="false"/>
      <style:paragraph-properties fo:text-align="center"/>
      <style:text-properties fo:color="#C5000B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fo:color="#EB613D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EB613D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fo:color="#C5000B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fo:background-color="#C0C0C0"/>
      <style:text-properties fo:color="#0000FF"/>
    </style:style>
    <style:style style:name="ce6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color="#C5000B" fo:font-weight="bold" style:font-weight-asian="bold" style:font-weight-complex="bold"/>
    </style:style>
    <style:style style:name="ce64" style:family="table-cell" style:parent-style-name="Default" style:data-style-name="N46">
      <style:table-cell-properties fo:border="thin solid #000000" style:vertical-align="automatic" fo:background-color="#C0C0C0" style:repeat-content="false"/>
      <style:paragraph-properties fo:text-align="start" fo:margin-left="0cm"/>
      <style:text-properties fo:color="#FF0000"/>
    </style:style>
    <style:style style:name="ce65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</style:style>
    <style:style style:name="ce66" style:family="table-cell" style:parent-style-name="Default" style:data-style-name="N0"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/>
      <style:text-properties fo:color="#C5000B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E699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</style:style>
    <style:style style:name="ce72" style:family="table-cell" style:parent-style-name="Default" style:data-style-name="N0">
      <style:text-properties fo:color="#C5000B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FBFBF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C5000B" fo:font-weight="bold" style:font-weight-asian="bold" style:font-weight-complex="bold"/>
    </style:style>
    <style:style style:name="ce76" style:family="table-cell" style:parent-style-name="Default" style:data-style-name="N0">
      <style:table-cell-properties fo:background-color="#C0C0C0"/>
    </style:style>
    <style:style style:name="ce77" style:family="table-cell" style:parent-style-name="Default" style:data-style-name="N47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</style:style>
    <style:style style:name="ce78" style:family="table-cell" style:parent-style-name="Default" style:data-style-name="N47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7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82" style:family="table-cell" style:parent-style-name="Default" style:data-style-name="N46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="thin solid #000000" fo:background-color="#CCCCCC"/>
      <style:text-properties fo:font-weight="bold" style:font-weight-asian="bold" style:font-weight-complex="bold"/>
    </style:style>
    <style:style style:name="ce84" style:family="table-cell" style:parent-style-name="Default" style:data-style-name="N46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E699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fo:background-color="#CCCCCC"/>
    </style:style>
    <style:style style:name="ce89" style:family="table-cell" style:parent-style-name="Default" style:data-style-name="N0">
      <style:table-cell-properties fo:border="thin solid #000000" fo:background-color="#CCCCCC"/>
      <style:text-properties fo:color="#FF0000"/>
    </style:style>
    <style:style style:name="ce90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  <style:text-properties fo:color="#FF0000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start" fo:margin-left="0cm"/>
      <style:text-properties fo:color="#FF0000"/>
    </style:style>
    <style:style style:name="ce93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7E0021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thin solid #1A1A1A" fo:border-bottom="thin solid #1A1A1A" fo:border-left="thin solid #1A1A1A" fo:border-right="none" style:vertical-align="automatic" fo:background-color="transparent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FF0000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9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7030A0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01" style:family="table-cell" style:parent-style-name="Default" style:data-style-name="N0">
      <style:table-cell-properties fo:border="thin solid #000000"/>
      <style:text-properties fo:color="#C5000B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  <style:text-properties fo:color="#C5000B"/>
    </style:style>
    <style:style style:name="ce10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C5000B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  <style:text-properties fo:color="#7E0021" fo:font-weight="bold" style:font-weight-asian="bold" style:font-weight-complex="bold"/>
    </style:style>
    <style:style style:name="ce107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color="#FF0000"/>
    </style:style>
    <style:style style:name="ce108" style:family="table-cell" style:parent-style-name="Default" style:data-style-name="N0">
      <style:text-properties fo:color="#C5000B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CCCC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="thin solid #1A1A1A" style:vertical-align="automatic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CCCC"/>
    </style:style>
    <style:style style:name="ce112" style:family="table-cell" style:parent-style-name="Default" style:data-style-name="N0">
      <style:table-cell-properties fo:border="thin solid #1A1A1A"/>
      <style:text-properties style:font-name="Arial2" style:font-name-asian="Arial2" style:font-name-complex="Arial2" fo:font-size="10pt" style:font-size-asian="10pt" style:font-size-complex="10pt"/>
    </style:style>
    <style:style style:name="ce113" style:family="table-cell" style:parent-style-name="Default" style:data-style-name="N0">
      <style:table-cell-properties fo:border="thin solid #000000" fo:background-color="#FFE699"/>
    </style:style>
    <style:style style:name="ce114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1A1A1A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E699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CCCCCC" style:repeat-content="false"/>
      <style:paragraph-properties fo:text-align="center"/>
      <style:text-properties fo:color="#C5000B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CCCC"/>
    </style:style>
    <style:style style:name="ce1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CCCC"/>
      <style:text-properties fo:color="#FF0000"/>
    </style:style>
    <style:style style:name="ce12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thin solid #000000" fo:border-bottom="none" fo:border-left="none" fo:border-right="thin solid #000000" fo:background-color="#CCCCCC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</style:style>
    <style:style style:name="ce124" style:family="table-cell" style:parent-style-name="Default" style:data-style-name="N0">
      <style:table-cell-properties fo:border="thin solid #000000" fo:background-color="#D9D9D9"/>
    </style:style>
    <style:style style:name="ce125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9D9D9"/>
      <style:text-properties fo:color="#FF0000"/>
    </style:style>
    <style:style style:name="ce127" style:family="table-cell" style:parent-style-name="Default" style:data-style-name="N0">
      <style:table-cell-properties fo:border="thin solid #000000" fo:background-color="#BFBFBF"/>
    </style:style>
    <style:style style:name="ce128" style:family="table-cell" style:parent-style-name="Default" style:data-style-name="N0">
      <style:table-cell-properties fo:border="thin solid #000000" fo:background-color="#D9D9D9"/>
      <style:text-properties fo:color="#FF0000"/>
    </style:style>
    <style:style style:name="ce12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32" style:family="table-cell" style:parent-style-name="Default" style:data-style-name="N19">
      <style:table-cell-properties fo:border="thin solid #000000" fo:background-color="#D9D9D9"/>
      <style:text-properties fo:font-size="10pt" style:font-size-asian="10pt" style:font-size-complex="10pt"/>
    </style:style>
    <style:style style:name="ce133" style:family="table-cell" style:parent-style-name="Default" style:data-style-name="N19">
      <style:table-cell-properties fo:border="thin solid #000000" fo:background-color="#D9D9D9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</style:style>
    <style:style style:name="ce135" style:family="table-cell" style:parent-style-name="Default" style:data-style-name="N19">
      <style:table-cell-properties fo:background-color="#D9D9D9"/>
      <style:text-properties fo:font-size="10pt" style:font-size-asian="10pt" style:font-size-complex="10pt"/>
    </style:style>
    <style:style style:name="ce136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9D9D9"/>
      <style:text-properties fo:font-size="10pt" style:font-size-asian="10pt" style:font-size-complex="10pt"/>
    </style:style>
    <style:style style:name="ce137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FFFFFF"/>
      <style:text-properties fo:font-size="10pt" style:font-size-asian="10pt" style:font-size-complex="10pt"/>
    </style:style>
    <style:style style:name="ce138" style:family="table-cell" style:parent-style-name="Default" style:data-style-name="N19">
      <style:table-cell-properties fo:border="thin solid #000000" style:vertical-align="automatic" fo:wrap-option="wrap" fo:background-color="#D9D9D9"/>
      <style:text-properties fo:font-size="10pt" style:font-size-asian="10pt" style:font-size-complex="10pt"/>
    </style:style>
    <style:style style:name="ce139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fo:wrap-option="wrap" fo:background-color="#D9D9D9"/>
      <style:text-properties fo:font-size="10pt" style:font-size-asian="10pt" style:font-size-complex="10pt"/>
    </style:style>
    <style:style style:name="ce140" style:family="table-cell" style:parent-style-name="Default" style:data-style-name="N19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2" style:family="table-cell" style:parent-style-name="Default" style:data-style-name="N19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43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7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148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automatic" fo:background-color="transparent" style:repeat-content="false"/>
      <style:paragraph-properties fo:text-align="center"/>
      <style:text-properties fo:color="#C5000B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thin solid #1A1A1A" fo:border-bottom="thin solid #000000" fo:border-left="thin solid #1A1A1A" fo:border-right="thin solid #1A1A1A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-top="thin solid #1A1A1A" fo:border-bottom="thin solid #000000" fo:border-left="thin solid #1A1A1A" fo:border-right="thin solid #000000" style:vertical-align="automatic" fo:background-color="transparent" style:repeat-content="false"/>
      <style:paragraph-properties fo:text-align="center"/>
      <style:text-properties fo:color="#C5000B" fo:font-size="10pt" style:font-size-asian="10pt" style:font-size-complex="10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thin solid #1A1A1A" fo:border-left="thin solid #000000" fo:border-right="thin solid #000000" style:vertical-align="automatic" fo:background-color="#96969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automatic" fo:background-color="transparent" style:repeat-content="false"/>
      <style:paragraph-properties fo:text-align="center"/>
      <style:text-properties fo:color="#FF0000"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fo:color="#0000FF" fo:font-size="10pt" style:font-size-asian="10pt" style:font-size-complex="10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thin solid #1A1A1A" fo:border-bottom="thin solid #000000" fo:border-left="thin solid #1A1A1A" fo:border-right="thin solid #000000" style:vertical-align="automatic" fo:background-color="transparent" style:repeat-content="false"/>
      <style:paragraph-properties fo:text-align="center"/>
      <style:text-properties fo:color="#FF0000" fo:font-size="10pt" style:font-size-asian="10pt" style:font-size-complex="10pt"/>
    </style:style>
    <style:style style:name="ce159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1A1A1A" fo:border-bottom="thin solid #1A1A1A" fo:border-left="none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1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37">
      <style:table-cell-properties fo:border="thin solid #1A1A1A" style:vertical-align="middle" fo:wrap-option="wrap" fo:background-color="transparent" style:repeat-content="false"/>
      <style:paragraph-properties fo:text-align="center"/>
      <style:text-properties fo:color="#000099" style:font-name="Arial2" style:font-name-asian="Arial2" style:font-name-complex="Arial2" fo:font-size="10pt" style:font-size-asian="10pt" style:font-size-complex="10pt"/>
    </style:style>
    <style:style style:name="ce164" style:family="table-cell" style:parent-style-name="Default" style:data-style-name="N0">
      <style:table-cell-properties fo:border-top="thin solid #1A1A1A" fo:border-bottom="thin solid #1A1A1A" fo:border-left="thin solid #1A1A1A" fo:border-right="thin solid #000000" style:vertical-align="automatic" fo:background-color="transparent" style:repeat-content="false"/>
      <style:paragraph-properties fo:text-align="center"/>
      <style:text-properties fo:color="#C5000B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5" style:family="table-cell" style:parent-style-name="Default" style:data-style-name="N37">
      <style:table-cell-properties fo:border="thin solid #1A1A1A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6" style:family="table-cell" style:parent-style-name="Default" style:data-style-name="N0">
      <style:table-cell-properties fo:border="thin solid #1A1A1A" fo:background-color="transparent"/>
    </style:style>
    <style:style style:name="ce167" style:family="table-cell" style:parent-style-name="Default" style:data-style-name="N0">
      <style:table-cell-properties fo:border-top="thin solid #1A1A1A" fo:border-bottom="thin solid #1A1A1A" fo:border-left="thin solid #1A1A1A" fo:border-right="thin solid #000000" fo:background-color="transparent"/>
    </style:style>
    <style:style style:name="ce168" style:family="table-cell" style:parent-style-name="Default" style:data-style-name="N0">
      <style:table-cell-properties fo:border="thin solid #1A1A1A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9" style:family="table-cell" style:parent-style-name="Default" style:data-style-name="N0">
      <style:table-cell-properties fo:border-top="thin solid #1A1A1A" fo:border-bottom="thin solid #1A1A1A" fo:border-left="thin solid #000000" fo:border-right="thin solid #1A1A1A" style:vertical-align="automatic" fo:background-color="transparent" style:repeat-content="false"/>
      <style:paragraph-properties fo:text-align="center"/>
      <style:text-properties fo:color="#C5000B" style:font-name="Arial2" style:font-name-asian="Arial2" style:font-name-complex="Arial2" fo:font-size="10pt" style:font-size-asian="10pt" style:font-size-complex="10pt"/>
    </style:style>
    <style:style style:name="ce17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 style:font-name="Book Antiqua1" style:font-name-asian="Book Antiqua1" style:font-name-complex="Book Antiqua1"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style:font-family-generic="roman"/>
    </style:style>
    <style:style style:name="ce17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74" style:family="table-cell" style:parent-style-name="Default" style:data-style-name="N0">
      <style:table-cell-properties style:vertical-align="automatic" fo:background-color="#FFFFFF" style:repeat-content="false"/>
      <style:paragraph-properties fo:text-align="justify"/>
      <style:text-properties style:font-name="Book Antiqua1" style:font-name-asian="Book Antiqua1" style:font-name-complex="Book Antiqua1" fo:font-size="10pt" style:font-size-asian="10pt" style:font-size-complex="10p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Book Antiqua1" style:font-name-asian="Book Antiqua1" style:font-name-complex="Book Antiqua1" fo:font-size="10pt" style:font-size-asian="10pt" style:font-size-complex="10pt" fo:font-weight="bold" style:font-weight-asian="bold" style:font-weight-complex="bold"/>
    </style:style>
    <style:style style:name="ce176" style:family="table-cell" style:parent-style-name="Default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Book Antiqua" style:font-name-asian="Book Antiqua" style:font-name-complex="Book Antiqua" fo:font-size="10pt" style:font-size-asian="10pt" style:font-size-complex="10pt" style:font-family-generic="roman"/>
    </style:style>
    <style:style style:name="ce177" style:family="table-cell" style:parent-style-name="Default" style:data-style-name="N38">
      <style:table-cell-properties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style:font-family-generic="roman"/>
    </style:style>
    <style:style style:name="ce178" style:family="table-cell" style:parent-style-name="Default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Book Antiqua" style:font-name-asian="Book Antiqua" style:font-name-complex="Book Antiqua" fo:font-size="10pt" style:font-size-asian="10pt" style:font-size-complex="10pt" style:font-family-generic="roman"/>
    </style:style>
    <style:style style:name="ce179" style:family="table-cell" style:parent-style-name="Default" style:data-style-name="N3">
      <style:table-cell-properties style:vertical-align="automatic" fo:background-color="#FFFFFF"/>
      <style:text-properties style:font-name="Book Antiqua" style:font-name-asian="Book Antiqua" style:font-name-complex="Book Antiqua" fo:font-size="10pt" style:font-size-asian="10pt" style:font-size-complex="10pt" style:font-family-generic="roman"/>
    </style:style>
    <style:style style:name="ce180" style:family="table-cell" style:parent-style-name="Default" style:data-style-name="N3">
      <style:table-cell-properties fo:border-top="none" fo:border-bottom="none" fo:border-left="none" fo:border-right="thin solid #000000" style:vertical-align="automatic" fo:background-color="#FFFFFF"/>
      <style:text-properties style:font-name="Book Antiqua1" style:font-name-asian="Book Antiqua1" style:font-name-complex="Book Antiqua1" fo:font-size="10pt" style:font-size-asian="10pt" style:font-size-complex="10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fo:color="#FF0000"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justify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5" style:family="table-cell" style:parent-style-name="Default" style:data-style-name="N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6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7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90" style:family="table-cell" style:parent-style-name="Default" style:data-style-name="N3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91" style:family="table-cell" style:parent-style-name="Default" style:data-style-name="N38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92" style:family="table-cell" style:parent-style-name="Default" style:data-style-name="N3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93" style:family="table-cell" style:parent-style-name="Default" style:data-style-name="N39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9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195" style:family="table-cell" style:parent-style-name="Default" style:data-style-name="N40">
      <style:table-cell-properties fo:border="thin solid #000000" style:vertical-align="middle" fo:background-color="#FFE699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6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7" style:family="table-cell" style:parent-style-name="Default" style:data-style-name="N41">
      <style:table-cell-properties fo:border="thin solid #000000" style:vertical-align="middle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8" style:family="table-cell" style:parent-style-name="Default" style:data-style-name="N41">
      <style:table-cell-properties fo:border="thin solid #000000" style:vertical-align="middle" fo:wrap-option="wrap" fo:background-color="#FFE699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</style:style>
    <style:style style:name="ce19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1" style:family="table-cell" style:parent-style-name="Default" style:data-style-name="N38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3" style:family="table-cell" style:parent-style-name="Excel_BuiltIn_Percent" style:data-style-name="N39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4" style:family="table-cell" style:parent-style-name="Default" style:data-style-name="N42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5" style:family="table-cell" style:parent-style-name="Default" style:data-style-name="N42">
      <style:table-cell-properties fo:border-top="none" fo:border-bottom="thin solid #1A1A1A" fo:border-left="thin solid #1A1A1A" fo:border-right="thin solid #1A1A1A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6" style:family="table-cell" style:parent-style-name="Default" style:data-style-name="N0">
      <style:table-cell-properties fo:border="thin solid #000000" style:vertical-align="automatic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7" style:family="table-cell" style:parent-style-name="Default" style:data-style-name="N42">
      <style:table-cell-properties fo:border="thin solid #000000" style:vertical-align="middle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8" style:family="table-cell" style:parent-style-name="Excel_BuiltIn_Percent" style:data-style-name="N43">
      <style:table-cell-properties fo:border="thin solid #000000" style:vertical-align="middle" fo:wrap-option="wrap" fo:background-color="#99999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9" style:family="table-cell" style:parent-style-name="Default" style:data-style-name="N41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0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2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3" style:family="table-cell" style:parent-style-name="Excel_BuiltIn_Percent" style:data-style-name="N43">
      <style:table-cell-properties fo:border-top="thin solid #000000" fo:border-bottom="none" fo:border-left="thin solid #000000" fo:border-right="thin solid #000000" style:vertical-align="middle" fo:wrap-option="wrap" fo:background-color="#99999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4" style:family="table-cell" style:parent-style-name="Default" style:data-style-name="N44">
      <style:table-cell-properties fo:border="thin solid #000000" fo:background-color="#A6A6A6"/>
      <style:text-properties fo:font-weight="bold" style:font-weight-asian="bold" style:font-weight-complex="bold"/>
    </style:style>
    <style:style style:name="ce215" style:family="table-cell" style:parent-style-name="Default" style:data-style-name="N3">
      <style:table-cell-properties fo:border="thin solid #000000" style:vertical-align="automatic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16" style:family="table-cell" style:parent-style-name="Default" style:data-style-name="N40">
      <style:table-cell-properties fo:border="thin solid #000000" style:vertical-align="middle" fo:background-color="#B3B3B3" style:cell-protect="none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17" style:family="table-cell" style:parent-style-name="Default" style:data-style-name="N40">
      <style:table-cell-properties fo:border="thin solid #000000" style:vertical-align="middle" fo:background-color="#999999" style:cell-protect="none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18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1" style:family="table-cell" style:parent-style-name="Default" style:data-style-name="N3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2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4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5" style:family="table-cell" style:parent-style-name="Default" style:data-style-name="N3">
      <style:table-cell-properties fo:border-top="none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Book Antiqua" style:font-name-asian="Book Antiqua" style:font-name-complex="Book Antiqua" fo:font-size="10pt" style:font-size-asian="10pt" style:font-size-complex="10pt" fo:font-weight="bold" style:font-weight-asian="bold" style:font-weight-complex="bold" style:font-family-generic="roman"/>
    </style:style>
    <style:style style:name="ce226" style:family="table-cell" style:parent-style-name="Default" style:data-style-name="N19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order="thin solid #000000" style:vertical-align="middle" fo:wrap-option="wrap" fo:background-color="#FFE699"/>
      <style:text-properties fo:font-size="10pt" style:font-size-asian="10pt" style:font-size-complex="10pt"/>
    </style:style>
    <style:style style:name="ce229" style:family="table-cell" style:parent-style-name="Default" style:data-style-name="N3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Default" style:data-style-name="N13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 style:data-style-name="N44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font-size="10pt" style:font-size-asian="10pt" style:font-size-complex="10pt"/>
    </style:style>
    <style:style style:name="ce23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 style:data-style-name="N13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 style:data-style-name="N40">
      <style:table-cell-properties fo:border="thin solid #000000" style:vertical-align="middle" fo:background-color="#FFE699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Default" style:data-style-name="N41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41">
      <style:table-cell-properties fo:border="thin solid #000000" style:vertical-align="middle" fo:wrap-option="wrap" fo:background-color="#FFE699" style:repeat-content="false"/>
      <style:paragraph-properties fo:text-align="justify"/>
      <style:text-properties fo:font-size="10pt" style:font-size-asian="10pt" style:font-size-complex="10pt"/>
    </style:style>
    <style:style style:name="ce241" style:family="table-cell" style:parent-style-name="Default" style:data-style-name="N38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2" style:family="table-cell" style:parent-style-name="Porcentaje" style:data-style-name="N39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3" style:family="table-cell" style:parent-style-name="Default" style:data-style-name="N42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4" style:family="table-cell" style:parent-style-name="Default" style:data-style-name="N42">
      <style:table-cell-properties fo:border-top="none" fo:border-bottom="thin solid #333300" fo:border-left="thin solid #333300" fo:border-right="thin solid #3333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5" style:family="table-cell" style:parent-style-name="Default" style:data-style-name="N40">
      <style:table-cell-properties fo:border="thin solid #000000" style:vertical-align="middle" fo:background-color="#B3B3B3" style:cell-protect="none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46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</style:style>
    <style:style style:name="ce247" style:family="table-cell" style:parent-style-name="Porcentaje" style:data-style-name="N39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E699"/>
      <style:text-properties fo:font-size="10pt" style:font-size-asian="10pt" style:font-size-complex="10pt"/>
    </style:style>
    <style:style style:name="ce251" style:family="table-cell" style:parent-style-name="Default" style:data-style-name="N13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3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middle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4" style:family="table-cell" style:parent-style-name="Excel_BuiltIn_Percent" style:data-style-name="N43">
      <style:table-cell-properties fo:border-top="none" fo:border-bottom="thin solid #000000" fo:border-left="thin solid #000000" fo:border-right="thin solid #000000" style:vertical-align="middle" fo:wrap-option="wrap" fo:background-color="#99999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55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56" style:family="table-cell" style:parent-style-name="Excel_BuiltIn_Percent" style:data-style-name="N39">
      <style:table-cell-properties fo:border="thin solid #000000" style:vertical-align="middle" fo:wrap-option="wrap" fo:background-color="#FFE699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257" style:family="table-cell" style:parent-style-name="Default" style:data-style-name="N45">
      <style:table-cell-properties fo:border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Excel_BuiltIn_Percent" style:data-style-name="N39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259" style:family="table-cell" style:parent-style-name="Default" style:data-style-name="N45">
      <style:table-cell-properties fo:border-top="none" fo:border-bottom="thin solid #1A1A1A" fo:border-left="thin solid #1A1A1A" fo:border-right="thin solid #1A1A1A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60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middle" fo:background-color="#999999" style:cell-protect="none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61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middle" fo:background-color="#999999" style:cell-protect="none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62" style:family="table-cell" style:parent-style-name="Default" style:data-style-name="N44">
      <style:table-cell-properties fo:border="thin solid #000000" style:vertical-align="automatic" fo:background-color="#A6A6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64" style:family="table-cell" style:parent-style-name="Default" style:data-style-name="N3">
      <style:table-cell-properties fo:border="thin solid #000000" style:vertical-align="automatic" fo:background-color="#A6A6A6" style:repeat-content="false"/>
      <style:paragraph-properties fo:text-align="center"/>
    </style:style>
    <style:style style:name="ce265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</style:style>
    <style:style style:name="ce266" style:family="table-cell" style:parent-style-name="Default" style:data-style-name="N3">
      <style:table-cell-properties fo:border-top="none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68" style:family="table-cell" style:parent-style-name="Default" style:data-style-name="N13">
      <style:table-cell-properties fo:border-top="none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69" style:family="table-cell" style:parent-style-name="Buena" style:data-style-name="N41">
      <style:table-cell-properties fo:border="thin solid #000000" style:vertical-align="middle" fo:wrap-option="wrap" fo:background-color="#FFE699" style:repeat-content="false"/>
      <style:paragraph-properties fo:text-align="justify"/>
      <style:text-properties fo:color="#000000" style:font-name="Calibri" style:font-name-asian="Calibri" style:font-name-complex="Calibri" style:font-family-generic="swiss"/>
    </style:style>
    <style:style style:name="ce270" style:family="table-cell" style:parent-style-name="Default" style:data-style-name="N0">
      <style:table-cell-properties fo:border="thin solid #000000" style:vertical-align="middle" fo:wrap-option="wrap" fo:background-color="#FFE699"/>
      <style:text-properties fo:color="#FF0000"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999999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72" style:family="table-cell" style:parent-style-name="Default" style:data-style-name="N3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="thin solid #000000" style:vertical-align="middle" fo:wrap-option="wrap" fo:background-color="#FFE699"/>
      <style:text-properties fo:color="#FF0000" fo:font-size="10pt" style:font-size-asian="10pt" style:font-size-complex="10pt"/>
    </style:style>
    <style:style style:name="ce274" style:family="table-cell" style:parent-style-name="Default" style:data-style-name="N40">
      <style:table-cell-properties fo:border-top="thin solid #000000" fo:border-bottom="none" fo:border-left="thin solid #000000" fo:border-right="thin solid #000000" style:vertical-align="middle" fo:background-color="#FFE699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E699" style:repeat-content="false"/>
      <style:paragraph-properties fo:text-align="center"/>
    </style:style>
    <style:style style:name="ce276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77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justify"/>
      <style:text-properties fo:font-size="10pt" style:font-size-asian="10pt" style:font-size-complex="10pt"/>
    </style:style>
    <style:style style:name="ce278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Porcentaje" style:data-style-name="N39">
      <style:table-cell-properties fo:border-top="none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0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1" style:family="table-cell" style:parent-style-name="Default" style:data-style-name="N42">
      <style:table-cell-properties fo:border-top="none" fo:border-bottom="none" fo:border-left="thin solid #333300" fo:border-right="thin solid #3333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2" style:family="table-cell" style:parent-style-name="Porcentaje" style:data-style-name="N39">
      <style:table-cell-properties fo:border-top="thin solid #000000" fo:border-bottom="none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middle" fo:background-color="#FFE699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 style:repeat-content="false"/>
      <style:paragraph-properties fo:text-align="center"/>
    </style:style>
    <style:style style:name="ce285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justify"/>
      <style:text-properties fo:font-size="10pt" style:font-size-asian="10pt" style:font-size-complex="10pt"/>
    </style:style>
    <style:style style:name="ce28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middle" fo:wrap-option="wrap" fo:background-color="#FFE699" style:repeat-content="fals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3" style:font-name-asian="Arial3" style:font-name-complex="Arial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3" style:font-name-asian="Arial3" style:font-name-complex="Arial3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4" style:font-name-asian="Arial4" style:font-name-complex="Arial4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FF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FF950E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950E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FF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7E0021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80" style:text-line-through-style="none" style:font-name="Arial4" style:font-name-asian="Arial4" style:font-name-complex="Arial4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FF0000" style:text-line-through-style="none" style:font-name="Arial3" style:font-name-asian="Arial3" style:font-name-complex="Arial3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FF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6" style:family="text" style:parent-style-name="Default">
      <style:text-properties fo:color="#7030A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8" style:family="text" style:parent-style-name="Default">
      <style:text-properties fo:color="#000099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9" style:family="text" style:parent-style-name="Default">
      <style:text-properties fo:color="#C65911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0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1" style:family="text" style:parent-style-name="Default">
      <style:text-properties fo:color="#FF0000" style:text-line-through-style="none" style:font-name="Arial4" style:font-name-asian="Arial4" style:font-name-complex="Arial4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FF0000" style:text-line-through-style="none" style:font-name="Arial4" style:font-name-asian="Arial4" style:font-name-complex="Arial4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3" style:family="text" style:parent-style-name="Default">
      <style:text-properties fo:color="#FF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0.2935416666667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6.905625cm"/>
    </style:style>
    <style:style style:name="co12" style:family="table-column">
      <style:table-column-properties fo:break-before="auto" style:column-width="6.87916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4.1275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2.59291666666667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2.43416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0.238125cm"/>
    </style:style>
    <style:style style:name="co23" style:family="table-column">
      <style:table-column-properties fo:break-before="auto" style:column-width="2.48708333333333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5.34458333333333cm"/>
    </style:style>
    <style:style style:name="co26" style:family="table-column">
      <style:table-column-properties fo:break-before="auto" style:column-width="6.588125cm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2.8575cm"/>
    </style:style>
    <style:style style:name="co29" style:family="table-column">
      <style:table-column-properties fo:break-before="auto" style:column-width="5.60916666666667cm"/>
    </style:style>
    <style:style style:name="co30" style:family="table-column">
      <style:table-column-properties fo:break-before="auto" style:column-width="6.53520833333333cm"/>
    </style:style>
    <style:style style:name="co31" style:family="table-column">
      <style:table-column-properties fo:break-before="auto" style:column-width="0.661458333333333cm"/>
    </style:style>
    <style:style style:name="co32" style:family="table-column">
      <style:table-column-properties fo:break-before="auto" style:column-width="0.635cm"/>
    </style:style>
    <style:style style:name="co33" style:family="table-column">
      <style:table-column-properties fo:break-before="auto" style:column-width="2.24895833333333cm"/>
    </style:style>
    <style:style style:name="co34" style:family="table-column">
      <style:table-column-properties fo:break-before="auto" style:column-width="5.55625cm"/>
    </style:style>
    <style:style style:name="co35" style:family="table-column">
      <style:table-column-properties fo:break-before="auto" style:column-width="6.45583333333333cm"/>
    </style:style>
    <style:style style:name="co36" style:family="table-column">
      <style:table-column-properties fo:break-before="auto" style:column-width="5.52979166666667cm"/>
    </style:style>
    <style:style style:name="co37" style:family="table-column">
      <style:table-column-properties fo:break-before="auto" style:column-width="6.429375cm"/>
    </style:style>
    <style:style style:name="co38" style:family="table-column">
      <style:table-column-properties fo:break-before="auto" style:column-width="0.687916666666667cm"/>
    </style:style>
    <style:style style:name="co39" style:family="table-column">
      <style:table-column-properties fo:break-before="auto" style:column-width="4.25979166666667cm"/>
    </style:style>
    <style:style style:name="co40" style:family="table-column">
      <style:table-column-properties fo:break-before="auto" style:column-width="0.79375cm"/>
    </style:style>
    <style:style style:name="co41" style:family="table-column">
      <style:table-column-properties fo:break-before="auto" style:column-width="5.715cm"/>
    </style:style>
    <style:style style:name="co42" style:family="table-column">
      <style:table-column-properties fo:break-before="auto" style:column-width="4.57729166666667cm"/>
    </style:style>
    <style:style style:name="co43" style:family="table-column">
      <style:table-column-properties fo:break-before="auto" style:column-width="0.582083333333333cm"/>
    </style:style>
    <style:style style:name="co44" style:family="table-column">
      <style:table-column-properties fo:break-before="auto" style:column-width="5.635625cm"/>
    </style:style>
    <style:style style:name="co45" style:family="table-column">
      <style:table-column-properties fo:break-before="auto" style:column-width="4.63020833333333cm"/>
    </style:style>
    <style:style style:name="co46" style:family="table-column">
      <style:table-column-properties fo:break-before="auto" style:column-width="6.61458333333333cm"/>
    </style:style>
    <style:style style:name="co47" style:family="table-column">
      <style:table-column-properties fo:break-before="auto" style:column-width="4.39208333333333cm"/>
    </style:style>
    <style:style style:name="co48" style:family="table-column">
      <style:table-column-properties fo:break-before="auto" style:column-width="0.47625cm"/>
    </style:style>
    <style:style style:name="co49" style:family="table-column">
      <style:table-column-properties fo:break-before="auto" style:column-width="3.730625cm"/>
    </style:style>
    <style:style style:name="co50" style:family="table-column">
      <style:table-column-properties fo:break-before="auto" style:column-width="0.608541666666667cm"/>
    </style:style>
    <style:style style:name="co51" style:family="table-column">
      <style:table-column-properties fo:break-before="auto" style:column-width="5.50333333333333cm"/>
    </style:style>
    <style:style style:name="co52" style:family="table-column">
      <style:table-column-properties fo:break-before="auto" style:column-width="3.86291666666667cm"/>
    </style:style>
    <style:style style:name="co53" style:family="table-column">
      <style:table-column-properties fo:break-before="auto" style:column-width="5.45041666666667cm"/>
    </style:style>
    <style:style style:name="co54" style:family="table-column">
      <style:table-column-properties fo:break-before="auto" style:column-width="4.7625cm"/>
    </style:style>
    <style:style style:name="co55" style:family="table-column">
      <style:table-column-properties fo:break-before="auto" style:column-width="4.94770833333333cm"/>
    </style:style>
    <style:style style:name="co56" style:family="table-column">
      <style:table-column-properties fo:break-before="auto" style:column-width="0.714375cm"/>
    </style:style>
    <style:style style:name="co57" style:family="table-column">
      <style:table-column-properties fo:break-before="auto" style:column-width="4.60375cm"/>
    </style:style>
    <style:style style:name="co58" style:family="table-column">
      <style:table-column-properties fo:break-before="auto" style:column-width="4.81541666666667cm"/>
    </style:style>
    <style:style style:name="co59" style:family="table-column">
      <style:table-column-properties fo:break-before="auto" style:column-width="0.449791666666667cm"/>
    </style:style>
    <style:style style:name="co60" style:family="table-column">
      <style:table-column-properties fo:break-before="auto" style:column-width="0.502708333333333cm"/>
    </style:style>
    <style:style style:name="co61" style:family="table-column">
      <style:table-column-properties fo:break-before="auto" style:column-width="5.476875cm"/>
    </style:style>
    <style:style style:name="co62" style:family="table-column">
      <style:table-column-properties fo:break-before="auto" style:column-width="4.683125cm"/>
    </style:style>
    <style:style style:name="co63" style:family="table-column">
      <style:table-column-properties fo:break-before="auto" style:column-width="0.529166666666667cm"/>
    </style:style>
    <style:style style:name="co64" style:family="table-column">
      <style:table-column-properties fo:break-before="auto" style:column-width="5.3975cm"/>
    </style:style>
    <style:style style:name="co65" style:family="table-column">
      <style:table-column-properties fo:break-before="auto" style:column-width="5.76791666666667cm"/>
    </style:style>
    <style:style style:name="co66" style:family="table-column">
      <style:table-column-properties fo:break-before="auto" style:column-width="2.88395833333333cm"/>
    </style:style>
    <style:style style:name="co67" style:family="table-column">
      <style:table-column-properties fo:break-before="auto" style:column-width="2.460625cm"/>
    </style:style>
    <style:style style:name="co68" style:family="table-column">
      <style:table-column-properties fo:break-before="auto" style:column-width="3.33375cm"/>
    </style:style>
    <style:style style:name="co69" style:family="table-column">
      <style:table-column-properties fo:break-before="auto" style:column-width="11.6945833333333cm"/>
    </style:style>
    <style:style style:name="co70" style:family="table-column">
      <style:table-column-properties fo:break-before="auto" style:column-width="3.254375cm"/>
    </style:style>
    <style:style style:name="co71" style:family="table-column">
      <style:table-column-properties fo:break-before="auto" style:column-width="3.43958333333333cm"/>
    </style:style>
    <style:style style:name="co72" style:family="table-column">
      <style:table-column-properties fo:break-before="auto" style:column-width="5.26520833333333cm"/>
    </style:style>
    <style:style style:name="co73" style:family="table-column">
      <style:table-column-properties fo:break-before="auto" style:column-width="8.30791666666667cm"/>
    </style:style>
    <style:style style:name="co74" style:family="table-column">
      <style:table-column-properties fo:break-before="auto" style:column-width="3.28083333333333cm"/>
    </style:style>
    <style:style style:name="co75" style:family="table-column">
      <style:table-column-properties fo:break-before="auto" style:column-width="3.22791666666667cm"/>
    </style:style>
    <style:style style:name="co76" style:family="table-column">
      <style:table-column-properties fo:break-before="auto" style:column-width="8.54604166666667cm"/>
    </style:style>
    <style:style style:name="co77" style:family="table-column">
      <style:table-column-properties fo:break-before="auto" style:column-width="2.40770833333333cm"/>
    </style:style>
    <style:style style:name="co78" style:family="table-column">
      <style:table-column-properties fo:break-before="auto" style:column-width="3.67770833333333cm"/>
    </style:style>
    <style:style style:name="co79" style:family="table-column">
      <style:table-column-properties fo:break-before="auto" style:column-width="9.128125cm"/>
    </style:style>
    <style:style style:name="co80" style:family="table-column">
      <style:table-column-properties fo:break-before="auto" style:column-width="2.778125cm"/>
    </style:style>
    <style:style style:name="co81" style:family="table-column">
      <style:table-column-properties fo:break-before="auto" style:column-width="6.08541666666667cm"/>
    </style:style>
    <style:style style:name="co82" style:family="table-column">
      <style:table-column-properties fo:break-before="auto" style:column-width="6.95854166666667cm"/>
    </style:style>
    <style:style style:name="co83" style:family="table-column">
      <style:table-column-properties fo:break-before="auto" style:column-width="4.97416666666667cm"/>
    </style:style>
    <style:style style:name="co84" style:family="table-column">
      <style:table-column-properties fo:break-before="auto" style:column-width="9.39270833333333cm"/>
    </style:style>
    <style:style style:name="co85" style:family="table-column">
      <style:table-column-properties fo:break-before="auto" style:column-width="4.73604166666667cm"/>
    </style:style>
    <style:style style:name="co86" style:family="table-column">
      <style:table-column-properties fo:break-before="auto" style:column-width="3.095625cm"/>
    </style:style>
    <style:style style:name="co87" style:family="table-column">
      <style:table-column-properties fo:break-before="auto" style:column-width="3.75708333333333cm"/>
    </style:style>
    <style:style style:name="co88" style:family="table-column">
      <style:table-column-properties fo:break-before="auto" style:column-width="6.50875cm"/>
    </style:style>
    <style:style style:name="co89" style:family="table-column">
      <style:table-column-properties fo:break-before="auto" style:column-width="3.38666666666667cm"/>
    </style:style>
    <style:style style:name="co90" style:family="table-column">
      <style:table-column-properties fo:break-before="auto" style:column-width="3.571875cm"/>
    </style:style>
    <style:style style:name="co91" style:family="table-column">
      <style:table-column-properties fo:break-before="auto" style:column-width="6.35cm"/>
    </style:style>
    <style:style style:name="co92" style:family="table-column">
      <style:table-column-properties fo:break-before="auto" style:column-width="2.67229166666667cm"/>
    </style:style>
    <style:style style:name="co93" style:family="table-column">
      <style:table-column-properties fo:break-before="auto" style:column-width="2.54cm"/>
    </style:style>
    <style:style style:name="co94" style:family="table-column">
      <style:table-column-properties fo:break-before="auto" style:column-width="9.8425cm"/>
    </style:style>
    <style:style style:name="co95" style:family="table-column">
      <style:table-column-properties fo:break-before="auto" style:column-width="2.83104166666667cm"/>
    </style:style>
    <style:style style:name="co96" style:family="table-column">
      <style:table-column-properties fo:break-before="auto" style:column-width="3.12208333333333cm"/>
    </style:style>
    <style:style style:name="co97" style:family="table-column">
      <style:table-column-properties fo:break-before="auto" style:column-width="8.20208333333333cm"/>
    </style:style>
    <style:style style:name="co98" style:family="table-column">
      <style:table-column-properties fo:break-before="auto" style:column-width="4.28625cm"/>
    </style:style>
    <style:style style:name="co99" style:family="table-column">
      <style:table-column-properties fo:break-before="auto" style:column-width="8.493125cm"/>
    </style:style>
    <style:style style:name="co100" style:family="table-column">
      <style:table-column-properties fo:break-before="auto" style:column-width="3.01625cm"/>
    </style:style>
    <style:style style:name="co101" style:family="table-column">
      <style:table-column-properties fo:break-before="auto" style:column-width="3.30729166666667cm"/>
    </style:style>
    <style:style style:name="co102" style:family="table-column">
      <style:table-column-properties fo:break-before="auto" style:column-width="2.96333333333333cm"/>
    </style:style>
    <style:style style:name="co103" style:family="table-column">
      <style:table-column-properties fo:break-before="auto" style:column-width="3.51895833333333cm"/>
    </style:style>
    <style:style style:name="co104" style:family="table-column">
      <style:table-column-properties fo:break-before="auto" style:column-width="8.334375cm"/>
    </style:style>
    <style:style style:name="co105" style:family="table-column">
      <style:table-column-properties fo:break-before="auto" style:column-width="2.80458333333333cm"/>
    </style:style>
    <style:style style:name="co106" style:family="table-column">
      <style:table-column-properties fo:break-before="auto" style:column-width="3.175cm"/>
    </style:style>
    <style:style style:name="co107" style:family="table-column">
      <style:table-column-properties fo:break-before="auto" style:column-width="8.41375cm"/>
    </style:style>
    <style:style style:name="co108" style:family="table-column">
      <style:table-column-properties fo:break-before="auto" style:column-width="2.72520833333333cm"/>
    </style:style>
    <style:style style:name="co109" style:family="table-column">
      <style:table-column-properties fo:break-before="auto" style:column-width="2.91041666666667cm"/>
    </style:style>
    <style:style style:name="co110" style:family="table-column">
      <style:table-column-properties fo:break-before="auto" style:column-width="7.381875cm"/>
    </style:style>
    <style:style style:name="co111" style:family="table-column">
      <style:table-column-properties fo:break-before="auto" style:column-width="4.18041666666667cm"/>
    </style:style>
    <style:style style:name="co112" style:family="table-column">
      <style:table-column-properties fo:break-before="auto" style:column-width="7.91104166666667cm"/>
    </style:style>
    <style:style style:name="co113" style:family="table-column">
      <style:table-column-properties fo:break-before="auto" style:column-width="7.62cm"/>
    </style:style>
    <style:style style:name="co114" style:family="table-column">
      <style:table-column-properties fo:break-before="auto" style:column-width="3.54541666666667cm"/>
    </style:style>
    <style:style style:name="co115" style:family="table-column">
      <style:table-column-properties fo:break-before="auto" style:column-width="9.577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7.6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46.5pt" style:use-optimal-row-height="false" fo:break-before="auto"/>
    </style:style>
    <style:style style:name="ro11" style:family="table-row">
      <style:table-row-properties style:row-height="14.65pt" style:use-optimal-row-height="false" fo:break-before="auto"/>
    </style:style>
    <style:style style:name="ro12" style:family="table-row">
      <style:table-row-properties style:row-height="25.5pt" style:use-optimal-row-height="true" fo:break-before="auto"/>
    </style:style>
    <style:style style:name="ro13" style:family="table-row">
      <style:table-row-properties style:row-height="12.95pt" style:use-optimal-row-height="false" fo:break-before="auto"/>
    </style:style>
    <style:style style:name="ro14" style:family="table-row">
      <style:table-row-properties style:row-height="76.35pt" style:use-optimal-row-height="false" fo:break-before="auto"/>
    </style:style>
    <style:style style:name="ro15" style:family="table-row">
      <style:table-row-properties style:row-height="39.95pt" style:use-optimal-row-height="false" fo:break-before="auto"/>
    </style:style>
    <style:style style:name="ro16" style:family="table-row">
      <style:table-row-properties style:row-height="51pt" style:use-optimal-row-height="true" fo:break-before="auto"/>
    </style:style>
    <style:style style:name="ro17" style:family="table-row">
      <style:table-row-properties style:row-height="38.25pt" style:use-optimal-row-height="true" fo:break-before="auto"/>
    </style:style>
    <style:style style:name="ro18" style:family="table-row">
      <style:table-row-properties style:row-height="47.25pt" style:use-optimal-row-height="false" fo:break-before="auto"/>
    </style:style>
    <style:style style:name="ro19" style:family="table-row">
      <style:table-row-properties style:row-height="43.5pt" style:use-optimal-row-height="false" fo:break-before="auto"/>
    </style:style>
    <style:style style:name="ro20" style:family="table-row">
      <style:table-row-properties style:row-height="55.5pt" style:use-optimal-row-height="false" fo:break-before="auto"/>
    </style:style>
    <style:style style:name="ro21" style:family="table-row">
      <style:table-row-properties style:row-height="63.75pt" style:use-optimal-row-height="true" fo:break-before="auto"/>
    </style:style>
    <style:style style:name="ro22" style:family="table-row">
      <style:table-row-properties style:row-height="72.95pt" style:use-optimal-row-height="false" fo:break-before="auto"/>
    </style:style>
    <style:style style:name="ro23" style:family="table-row">
      <style:table-row-properties style:row-height="89.25pt" style:use-optimal-row-height="true" fo:break-before="auto"/>
    </style:style>
    <style:style style:name="ro24" style:family="table-row">
      <style:table-row-properties style:row-height="102pt" style:use-optimal-row-height="true" fo:break-before="auto"/>
    </style:style>
    <style:style style:name="ro25" style:family="table-row">
      <style:table-row-properties style:row-height="57.2pt" style:use-optimal-row-height="false" fo:break-before="auto"/>
    </style:style>
    <style:style style:name="ro26" style:family="table-row">
      <style:table-row-properties style:row-height="76.5pt" style:use-optimal-row-height="true" fo:break-before="auto"/>
    </style:style>
    <style:style style:name="ro27" style:family="table-row">
      <style:table-row-properties style:row-height="53.25pt" style:use-optimal-row-height="false" fo:break-before="auto"/>
    </style:style>
    <style:style style:name="ro28" style:family="table-row">
      <style:table-row-properties style:row-height="63.75pt" style:use-optimal-row-height="false" fo:break-before="auto"/>
    </style:style>
    <style:style style:name="ro29" style:family="table-row">
      <style:table-row-properties style:row-height="41.25pt" style:use-optimal-row-height="false" fo:break-before="auto"/>
    </style:style>
    <style:style style:name="ro30" style:family="table-row">
      <style:table-row-properties style:row-height="58.5pt" style:use-optimal-row-height="false" fo:break-before="auto"/>
    </style:style>
    <style:style style:name="ro31" style:family="table-row">
      <style:table-row-properties style:row-height="48pt" style:use-optimal-row-height="false" fo:break-before="auto"/>
    </style:style>
    <style:style style:name="ro32" style:family="table-row">
      <style:table-row-properties style:row-height="86.25pt" style:use-optimal-row-height="false" fo:break-before="auto"/>
    </style:style>
    <style:style style:name="ro33" style:family="table-row">
      <style:table-row-properties style:row-height="43.35pt" style:use-optimal-row-height="false" fo:break-before="auto"/>
    </style:style>
    <style:style style:name="ro34" style:family="table-row">
      <style:table-row-properties style:row-height="35.45pt" style:use-optimal-row-height="false" fo:break-before="auto"/>
    </style:style>
    <style:style style:name="ro35" style:family="table-row">
      <style:table-row-properties style:row-height="27.75pt" style:use-optimal-row-height="false" fo:break-before="auto"/>
    </style:style>
    <style:style style:name="ro36" style:family="table-row">
      <style:table-row-properties style:row-height="42.75pt" style:use-optimal-row-height="false" fo:break-before="auto"/>
    </style:style>
    <style:style style:name="ro37" style:family="table-row">
      <style:table-row-properties style:row-height="45.75pt" style:use-optimal-row-height="false" fo:break-before="auto"/>
    </style:style>
    <style:style style:name="ro38" style:family="table-row">
      <style:table-row-properties style:row-height="66.4pt" style:use-optimal-row-height="false" fo:break-before="auto"/>
    </style:style>
    <style:style style:name="ro39" style:family="table-row">
      <style:table-row-properties style:row-height="68.1pt" style:use-optimal-row-height="false" fo:break-before="auto"/>
    </style:style>
    <style:style style:name="ro40" style:family="table-row">
      <style:table-row-properties style:row-height="35.85pt" style:use-optimal-row-height="false" fo:break-before="auto"/>
    </style:style>
    <style:style style:name="ro41" style:family="table-row">
      <style:table-row-properties style:row-height="29.45pt" style:use-optimal-row-height="false" fo:break-before="auto"/>
    </style:style>
    <style:style style:name="ro42" style:family="table-row">
      <style:table-row-properties style:row-height="20.25pt" style:use-optimal-row-height="true" fo:break-before="auto"/>
    </style:style>
    <style:style style:name="ro43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2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3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4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5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6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7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8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9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0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1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2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3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4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5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6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  <table:content-validation table:name="val17">
          <table:help-message table:title="Celda Formulada." table:display="true">
            <text:p>No ingresar datos en esta celda.</text:p>
          </table:help-message>
          <table:error-message table:title="Información No Valida" table:display="true">
            <text:p>Celda formulada.</text:p>
          </table:error-message>
        </table:content-validation>
      </table:content-validations>
      <table:table table:name="COSTOS_CLB_2014-2015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6" table:number-columns-repeated="16367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7" table:number-rows-spanned="1" table:style-name="ce19">
            <text:p>COSTOS TALLERES EXTERNOS CLB 2014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style-name="ce2">
            <text:p>PLACA</text:p>
          </table:table-cell>
          <table:table-cell office:value-type="string" table:style-name="ce3">
            <text:p>TIPO</text:p>
          </table:table-cell>
          <table:table-cell office:value-type="string" table:style-name="ce4">
            <text:p>MARCA</text:p>
          </table:table-cell>
          <table:table-cell office:value-type="string" table:style-name="ce4">
            <text:p>MODELO</text:p>
          </table:table-cell>
          <table:table-cell office:value-type="string" table:style-name="ce5">
            <text:p>ENERO</text:p>
          </table:table-cell>
          <table:table-cell office:value-type="string" table:style-name="ce5">
            <text:p>FEFRERO</text:p>
          </table:table-cell>
          <table:table-cell office:value-type="string" table:style-name="ce5">
            <text:p>MARZO</text:p>
          </table:table-cell>
          <table:table-cell office:value-type="string" table:style-name="ce5">
            <text:p>ABRIL</text:p>
          </table:table-cell>
          <table:table-cell office:value-type="string" table:style-name="ce5">
            <text:p>MAYO</text:p>
          </table:table-cell>
          <table:table-cell office:value-type="string" table:style-name="ce5">
            <text:p>JUNIO</text:p>
          </table:table-cell>
          <table:table-cell office:value-type="string" table:style-name="ce5">
            <text:p>JULIO</text:p>
          </table:table-cell>
          <table:table-cell office:value-type="string" table:style-name="ce5">
            <text:p>AGOSTO</text:p>
          </table:table-cell>
          <table:table-cell office:value-type="string" table:style-name="ce5">
            <text:p>SEPTIEMBRE</text:p>
          </table:table-cell>
          <table:table-cell office:value-type="string" table:style-name="ce5">
            <text:p>OCTUBRE</text:p>
          </table:table-cell>
          <table:table-cell office:value-type="string" table:style-name="ce5">
            <text:p>NOVIEMBRE</text:p>
          </table:table-cell>
          <table:table-cell office:value-type="string" table:style-name="ce5">
            <text:p>DICIEMBRE</text:p>
          </table:table-cell>
          <table:table-cell office:value-type="string" table:style-name="ce6">
            <text:p>TOTAL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SMO-129</text:p>
          </table:table-cell>
          <table:table-cell office:value-type="string" table:style-name="ce7">
            <text:p>GRUA</text:p>
          </table:table-cell>
          <table:table-cell office:value-type="string" table:style-name="ce8">
            <text:p>INTERNACIONAL</text:p>
          </table:table-cell>
          <table:table-cell office:value-type="string" table:style-name="ce9">
            <text:p>7600 6X4</text:p>
          </table:table-cell>
          <table:table-cell office:value-type="float" office:value="7111960" table:style-name="ce10">
            <text:p>$7.111.960</text:p>
          </table:table-cell>
          <table:table-cell office:value-type="float" office:value="2194000" table:style-name="ce10">
            <text:p>$2.194.000</text:p>
          </table:table-cell>
          <table:table-cell office:value-type="float" office:value="3036648" table:style-name="ce10">
            <text:p>$3.036.648</text:p>
          </table:table-cell>
          <table:table-cell table:style-name="ce10"/>
          <table:table-cell office:value-type="float" office:value="3438660" table:style-name="ce10">
            <text:p>$3.438.660</text:p>
          </table:table-cell>
          <table:table-cell table:number-columns-repeated="7" table:style-name="ce10"/>
          <table:table-cell office:value-type="float" office:value="15781268" table:formula="of:=SUM([.E4]+[.F4]+[.G4]+[.H4]+[.I4]+[.J4]+[.K4]+[.L4]+[.M4]+[.N4]+[.O4]+[.P4])" table:style-name="ce11">
            <text:p>$15.781.268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WDB-181</text:p>
          </table:table-cell>
          <table:table-cell office:value-type="string" table:style-name="ce12">
            <text:p>GRU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KODIAK</text:p>
          </table:table-cell>
          <table:table-cell table:number-columns-repeated="11" table:style-name="ce10"/>
          <table:table-cell office:value-type="float" office:value="845640" table:style-name="ce10">
            <text:p>$845.640</text:p>
          </table:table-cell>
          <table:table-cell office:value-type="float" office:value="845640" table:formula="of:=SUM([.E5]+[.F5]+[.G5]+[.H5]+[.I5]+[.J5]+[.K5]+[.L5]+[.M5]+[.N5]+[.O5]+[.P5])" table:style-name="ce11">
            <text:p>$845.640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USE-393</text:p>
          </table:table-cell>
          <table:table-cell office:value-type="string" table:style-name="ce12">
            <text:p>CARROTALLER</text:p>
          </table:table-cell>
          <table:table-cell office:value-type="string" table:style-name="ce13">
            <text:p>NISSAN</text:p>
          </table:table-cell>
          <table:table-cell office:value-type="string" table:style-name="ce14">
            <text:p>T5U41</text:p>
          </table:table-cell>
          <table:table-cell table:number-columns-repeated="6" table:style-name="ce10"/>
          <table:table-cell office:value-type="float" office:value="623800" table:style-name="ce10">
            <text:p>$623.800</text:p>
          </table:table-cell>
          <table:table-cell office:value-type="float" office:value="1314237" table:style-name="ce10">
            <text:p>$1.314.237</text:p>
          </table:table-cell>
          <table:table-cell table:number-columns-repeated="4" table:style-name="ce10"/>
          <table:table-cell office:value-type="float" office:value="1938037" table:formula="of:=SUM([.E6]+[.F6]+[.G6]+[.H6]+[.I6]+[.J6]+[.K6]+[.L6]+[.M6]+[.N6]+[.O6]+[.P6])" table:style-name="ce11">
            <text:p>$1.938.037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DDB-883</text:p>
          </table:table-cell>
          <table:table-cell office:value-type="string" table:style-name="ce12">
            <text:p>AMBULANCIA</text:p>
          </table:table-cell>
          <table:table-cell office:value-type="string" table:style-name="ce13">
            <text:p>NISSAN</text:p>
          </table:table-cell>
          <table:table-cell office:value-type="string" table:style-name="ce14">
            <text:p>URVAN</text:p>
          </table:table-cell>
          <table:table-cell table:number-columns-repeated="12" table:style-name="ce10"/>
          <table:table-cell office:value-type="float" office:value="0" table:formula="of:=SUM([.E7]+[.F7]+[.G7]+[.H7]+[.I7]+[.J7]+[.K7]+[.L7]+[.M7]+[.N7]+[.O7]+[.P7])" table:style-name="ce11">
            <text:p>$0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DDA-286</text:p>
          </table:table-cell>
          <table:table-cell office:value-type="string" table:style-name="ce12">
            <text:p>CAMIONET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LUV D-MAX</text:p>
          </table:table-cell>
          <table:table-cell table:number-columns-repeated="2" table:style-name="ce10"/>
          <table:table-cell office:value-type="float" office:value="723625" table:style-name="ce10">
            <text:p>$723.625</text:p>
          </table:table-cell>
          <table:table-cell table:style-name="ce10"/>
          <table:table-cell office:value-type="float" office:value="357700" table:style-name="ce10">
            <text:p>$357.700</text:p>
          </table:table-cell>
          <table:table-cell office:value-type="float" office:value="1251415" table:style-name="ce10">
            <text:p>$1.251.415</text:p>
          </table:table-cell>
          <table:table-cell office:value-type="float" office:value="49999" table:style-name="ce10">
            <text:p>$49.999</text:p>
          </table:table-cell>
          <table:table-cell table:number-columns-repeated="2" table:style-name="ce10"/>
          <table:table-cell office:value-type="float" office:value="3049858" table:style-name="ce10">
            <text:p>$3.049.858</text:p>
          </table:table-cell>
          <table:table-cell table:style-name="ce10"/>
          <table:table-cell office:value-type="float" office:value="13920" table:style-name="ce10">
            <text:p>$13.920</text:p>
          </table:table-cell>
          <table:table-cell office:value-type="float" office:value="5446517" table:formula="of:=SUM([.E8]+[.F8]+[.G8]+[.H8]+[.I8]+[.J8]+[.K8]+[.L8]+[.M8]+[.N8]+[.O8]+[.P8])" table:style-name="ce11">
            <text:p>$5.446.517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DDA-221</text:p>
          </table:table-cell>
          <table:table-cell office:value-type="string" table:style-name="ce12">
            <text:p>CAMIONET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LUV D-MAX</text:p>
          </table:table-cell>
          <table:table-cell table:style-name="ce10"/>
          <table:table-cell office:value-type="float" office:value="347964" table:style-name="ce10">
            <text:p>$347.964</text:p>
          </table:table-cell>
          <table:table-cell office:value-type="float" office:value="419103" table:style-name="ce10">
            <text:p>$419.103</text:p>
          </table:table-cell>
          <table:table-cell table:style-name="ce10"/>
          <table:table-cell office:value-type="float" office:value="1096937" table:style-name="ce10">
            <text:p>$1.096.937</text:p>
          </table:table-cell>
          <table:table-cell office:value-type="float" office:value="181865" table:style-name="ce10">
            <text:p>$181.865</text:p>
          </table:table-cell>
          <table:table-cell office:value-type="float" office:value="291036" table:style-name="ce10">
            <text:p>$291.036</text:p>
          </table:table-cell>
          <table:table-cell table:number-columns-repeated="4" table:style-name="ce10"/>
          <table:table-cell office:value-type="float" office:value="332920" table:style-name="ce10">
            <text:p>$332.920</text:p>
          </table:table-cell>
          <table:table-cell office:value-type="float" office:value="2669825" table:formula="of:=SUM([.E9]+[.F9]+[.G9]+[.H9]+[.I9]+[.J9]+[.K9]+[.L9]+[.M9]+[.N9]+[.O9]+[.P9])" table:style-name="ce11">
            <text:p>$2.669.825</text:p>
          </table:table-cell>
          <table:table-cell table:number-columns-repeated="16367"/>
        </table:table-row>
        <table:table-row table:style-name="ro5">
          <table:table-cell office:value-type="string" table:style-name="ce12">
            <text:p>WEQ-358</text:p>
          </table:table-cell>
          <table:table-cell office:value-type="string" table:style-name="ce12">
            <text:p>POLCA CAMIONETA</text:p>
          </table:table-cell>
          <table:table-cell office:value-type="string" table:style-name="ce13">
            <text:p>RENAULT</text:p>
          </table:table-cell>
          <table:table-cell office:value-type="string" table:style-name="ce14">
            <text:p>TRAFIC</text:p>
          </table:table-cell>
          <table:table-cell table:number-columns-repeated="9" table:style-name="ce10"/>
          <table:table-cell office:value-type="float" office:value="381524" table:style-name="ce10">
            <text:p>$381.524</text:p>
          </table:table-cell>
          <table:table-cell table:style-name="ce10"/>
          <table:table-cell office:value-type="float" office:value="486940" table:style-name="ce10">
            <text:p>$486.940</text:p>
          </table:table-cell>
          <table:table-cell office:value-type="float" office:value="868464" table:formula="of:=SUM([.E10]+[.F10]+[.G10]+[.H10]+[.I10]+[.J10]+[.K10]+[.L10]+[.M10]+[.N10]+[.O10]+[.P10])" table:style-name="ce11">
            <text:p>$868.464</text:p>
          </table:table-cell>
          <table:table-cell table:number-columns-repeated="16367"/>
        </table:table-row>
        <table:table-row table:style-name="ro5">
          <table:table-cell office:value-type="string" table:style-name="ce12">
            <text:p>WEQ-403</text:p>
          </table:table-cell>
          <table:table-cell office:value-type="string" table:style-name="ce12">
            <text:p>POLCA CAMIONETA</text:p>
          </table:table-cell>
          <table:table-cell office:value-type="string" table:style-name="ce13">
            <text:p>RENAULT</text:p>
          </table:table-cell>
          <table:table-cell office:value-type="string" table:style-name="ce14">
            <text:p>TRAFIC</text:p>
          </table:table-cell>
          <table:table-cell table:number-columns-repeated="9" table:style-name="ce10"/>
          <table:table-cell office:value-type="float" office:value="486940" table:style-name="ce10">
            <text:p>$486.940</text:p>
          </table:table-cell>
          <table:table-cell table:style-name="ce10"/>
          <table:table-cell office:value-type="float" office:value="49001" table:style-name="ce10">
            <text:p>$49.001</text:p>
          </table:table-cell>
          <table:table-cell office:value-type="float" office:value="535941" table:formula="of:=SUM([.E11]+[.F11]+[.G11]+[.H11]+[.I11]+[.J11]+[.K11]+[.L11]+[.M11]+[.N11]+[.O11]+[.P11])" table:style-name="ce11">
            <text:p>$535.941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OQG-86B</text:p>
          </table:table-cell>
          <table:table-cell office:value-type="string" table:style-name="ce12">
            <text:p>MOTO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table:style-name="ce10"/>
          <table:table-cell office:value-type="float" office:value="229420" table:style-name="ce10">
            <text:p>$229.420</text:p>
          </table:table-cell>
          <table:table-cell office:value-type="float" office:value="1275891" table:style-name="ce10">
            <text:p>$1.275.891</text:p>
          </table:table-cell>
          <table:table-cell office:value-type="float" office:value="115000" table:style-name="ce10">
            <text:p>$115.000</text:p>
          </table:table-cell>
          <table:table-cell office:value-type="float" office:value="775420" table:style-name="ce10">
            <text:p>$775.420</text:p>
          </table:table-cell>
          <table:table-cell table:style-name="ce10"/>
          <table:table-cell office:value-type="float" office:value="1946680" table:style-name="ce10">
            <text:p>$1.946.680</text:p>
          </table:table-cell>
          <table:table-cell office:value-type="float" office:value="4780571" table:style-name="ce10">
            <text:p>$4.780.571</text:p>
          </table:table-cell>
          <table:table-cell office:value-type="float" office:value="639861" table:style-name="ce10">
            <text:p>$639.861</text:p>
          </table:table-cell>
          <table:table-cell office:value-type="float" office:value="1099661" table:style-name="ce10">
            <text:p>$1.099.661</text:p>
          </table:table-cell>
          <table:table-cell office:value-type="float" office:value="295560" table:style-name="ce10">
            <text:p>$295.560</text:p>
          </table:table-cell>
          <table:table-cell table:style-name="ce10"/>
          <table:table-cell office:value-type="float" office:value="11158064" table:formula="of:=SUM([.E12]+[.F12]+[.G12]+[.H12]+[.I12]+[.J12]+[.K12]+[.L12]+[.M12]+[.N12]+[.O12]+[.P12])" table:style-name="ce11">
            <text:p>$11.158.064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KIH-74B</text:p>
          </table:table-cell>
          <table:table-cell office:value-type="string" table:style-name="ce12">
            <text:p>MOTO I.V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table:style-name="ce10"/>
          <table:table-cell office:value-type="float" office:value="116200" table:style-name="ce10">
            <text:p>$116.200</text:p>
          </table:table-cell>
          <table:table-cell office:value-type="float" office:value="2020782" table:style-name="ce10">
            <text:p>$2.020.782</text:p>
          </table:table-cell>
          <table:table-cell office:value-type="float" office:value="530742" table:style-name="ce10">
            <text:p>$530.742</text:p>
          </table:table-cell>
          <table:table-cell table:number-columns-repeated="8" table:style-name="ce10"/>
          <table:table-cell office:value-type="float" office:value="2667724" table:formula="of:=SUM([.E13]+[.F13]+[.G13]+[.H13]+[.I13]+[.J13]+[.K13]+[.L13]+[.M13]+[.N13]+[.O13]+[.P13])" table:style-name="ce11">
            <text:p>$2.667.724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OQG-83B</text:p>
          </table:table-cell>
          <table:table-cell office:value-type="string" table:style-name="ce12">
            <text:p>MOTO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table:number-columns-repeated="3" table:style-name="ce10"/>
          <table:table-cell office:value-type="float" office:value="1064400" table:style-name="ce10">
            <text:p>$1.064.400</text:p>
          </table:table-cell>
          <table:table-cell table:style-name="ce10"/>
          <table:table-cell office:value-type="float" office:value="136300" table:style-name="ce10">
            <text:p>$136.300</text:p>
          </table:table-cell>
          <table:table-cell table:style-name="ce10"/>
          <table:table-cell office:value-type="float" office:value="349629" table:style-name="ce10">
            <text:p>$349.629</text:p>
          </table:table-cell>
          <table:table-cell office:value-type="float" office:value="132360" table:style-name="ce10">
            <text:p>$132.360</text:p>
          </table:table-cell>
          <table:table-cell office:value-type="float" office:value="489400" table:style-name="ce10">
            <text:p>$489.400</text:p>
          </table:table-cell>
          <table:table-cell table:style-name="ce10"/>
          <table:table-cell office:value-type="float" office:value="214520" table:style-name="ce10">
            <text:p>$214.520</text:p>
          </table:table-cell>
          <table:table-cell office:value-type="float" office:value="2386609" table:formula="of:=SUM([.E14]+[.F14]+[.G14]+[.H14]+[.I14]+[.J14]+[.K14]+[.L14]+[.M14]+[.N14]+[.O14]+[.P14])" table:style-name="ce11">
            <text:p>$2.386.609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66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59899" table:style-name="ce10">
            <text:p>$59.899</text:p>
          </table:table-cell>
          <table:table-cell office:value-type="float" office:value="112099" table:style-name="ce10">
            <text:p>$112.099</text:p>
          </table:table-cell>
          <table:table-cell table:style-name="ce10"/>
          <table:table-cell office:value-type="float" office:value="112099" table:style-name="ce10">
            <text:p>$112.099</text:p>
          </table:table-cell>
          <table:table-cell office:value-type="float" office:value="316900" table:style-name="ce10">
            <text:p>$316.900</text:p>
          </table:table-cell>
          <table:table-cell office:value-type="float" office:value="112099" table:style-name="ce10">
            <text:p>$112.099</text:p>
          </table:table-cell>
          <table:table-cell table:style-name="ce10"/>
          <table:table-cell office:value-type="float" office:value="445659" table:style-name="ce10">
            <text:p>$445.659</text:p>
          </table:table-cell>
          <table:table-cell table:number-columns-repeated="2" table:style-name="ce10"/>
          <table:table-cell office:value-type="float" office:value="174140" table:style-name="ce10">
            <text:p>$174.140</text:p>
          </table:table-cell>
          <table:table-cell office:value-type="float" office:value="1332895" table:formula="of:=SUM([.E15]+[.F15]+[.G15]+[.H15]+[.I15]+[.J15]+[.K15]+[.L15]+[.M15]+[.N15]+[.O15]+[.P15])" table:style-name="ce11">
            <text:p>$1.332.895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67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59600" table:style-name="ce10">
            <text:p>$59.600</text:p>
          </table:table-cell>
          <table:table-cell table:style-name="ce10"/>
          <table:table-cell office:value-type="float" office:value="112099" table:style-name="ce10">
            <text:p>$112.099</text:p>
          </table:table-cell>
          <table:table-cell table:style-name="ce10"/>
          <table:table-cell office:value-type="float" office:value="192020" table:style-name="ce10">
            <text:p>$192.020</text:p>
          </table:table-cell>
          <table:table-cell table:style-name="ce10"/>
          <table:table-cell office:value-type="float" office:value="316900" table:style-name="ce10">
            <text:p>$316.900</text:p>
          </table:table-cell>
          <table:table-cell office:value-type="float" office:value="150979" table:style-name="ce10">
            <text:p>$150.979</text:p>
          </table:table-cell>
          <table:table-cell table:number-columns-repeated="3" table:style-name="ce10"/>
          <table:table-cell office:value-type="float" office:value="831598" table:formula="of:=SUM([.E16]+[.F16]+[.G16]+[.H16]+[.I16]+[.J16]+[.K16]+[.L16]+[.M16]+[.N16]+[.O16]+[.P16])" table:style-name="ce11">
            <text:p>$831.598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68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59899" table:style-name="ce10">
            <text:p>$59.899</text:p>
          </table:table-cell>
          <table:table-cell office:value-type="float" office:value="112099" table:style-name="ce10">
            <text:p>$112.099</text:p>
          </table:table-cell>
          <table:table-cell table:style-name="ce10"/>
          <table:table-cell office:value-type="float" office:value="112099" table:style-name="ce10">
            <text:p>$112.099</text:p>
          </table:table-cell>
          <table:table-cell office:value-type="float" office:value="304100" table:style-name="ce10">
            <text:p>$304.100</text:p>
          </table:table-cell>
          <table:table-cell table:number-columns-repeated="6" table:style-name="ce10"/>
          <table:table-cell office:value-type="float" office:value="588197" table:formula="of:=SUM([.E17]+[.F17]+[.G17]+[.H17]+[.I17]+[.J17]+[.K17]+[.L17]+[.M17]+[.N17]+[.O17]+[.P17])" table:style-name="ce11">
            <text:p>$588.197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70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59899" table:style-name="ce10">
            <text:p>$59.899</text:p>
          </table:table-cell>
          <table:table-cell office:value-type="float" office:value="112099" table:style-name="ce10">
            <text:p>$112.099</text:p>
          </table:table-cell>
          <table:table-cell table:style-name="ce10"/>
          <table:table-cell office:value-type="float" office:value="112099" table:style-name="ce10">
            <text:p>$112.099</text:p>
          </table:table-cell>
          <table:table-cell office:value-type="float" office:value="454100" table:style-name="ce10">
            <text:p>$454.100</text:p>
          </table:table-cell>
          <table:table-cell table:number-columns-repeated="2" table:style-name="ce10"/>
          <table:table-cell office:value-type="float" office:value="321580" table:style-name="ce10">
            <text:p>$321.580</text:p>
          </table:table-cell>
          <table:table-cell table:number-columns-repeated="2" table:style-name="ce10"/>
          <table:table-cell office:value-type="float" office:value="301920" table:style-name="ce10">
            <text:p>$301.920</text:p>
          </table:table-cell>
          <table:table-cell office:value-type="float" office:value="1361697" table:formula="of:=SUM([.E18]+[.F18]+[.G18]+[.H18]+[.I18]+[.J18]+[.K18]+[.L18]+[.M18]+[.N18]+[.O18]+[.P18])" table:style-name="ce11">
            <text:p>$1.361.697</text:p>
          </table:table-cell>
          <table:table-cell table:number-columns-repeated="16367"/>
        </table:table-row>
        <table:table-row table:style-name="ro6">
          <table:table-cell office:value-type="string" table:style-name="ce12">
            <text:p>VARIOS</text:p>
          </table:table-cell>
          <table:table-cell office:value-type="string" table:number-columns-spanned="3" table:number-rows-spanned="1" table:style-name="ce21">
            <text:p>BATERIAS SEÑALIZACIÓN-FILTRACIÓN-LLANTAS MOTOS</text:p>
          </table:table-cell>
          <table:covered-table-cell table:number-columns-repeated="2"/>
          <table:table-cell table:number-columns-repeated="5" table:style-name="ce10"/>
          <table:table-cell office:value-type="float" office:value="568799" table:style-name="ce10">
            <text:p>$568.799</text:p>
          </table:table-cell>
          <table:table-cell table:number-columns-repeated="3" table:style-name="ce10"/>
          <table:table-cell office:value-type="float" office:value="1512072" table:style-name="ce10">
            <text:p>$1.512.072</text:p>
          </table:table-cell>
          <table:table-cell table:style-name="ce10"/>
          <table:table-cell office:value-type="float" office:value="1519330" table:style-name="ce10">
            <text:p>$1.519.330</text:p>
          </table:table-cell>
          <table:table-cell office:value-type="float" office:value="3600201" table:formula="of:=SUM([.E19]+[.F19]+[.G19]+[.H19]+[.I19]+[.J19]+[.K19]+[.L19]+[.M19]+[.N19]+[.O19]+[.P19])" table:style-name="ce11">
            <text:p>$3.600.201</text:p>
          </table:table-cell>
          <table:table-cell table:number-columns-repeated="16367"/>
        </table:table-row>
        <table:table-row table:style-name="ro2">
          <table:table-cell office:value-type="string" table:number-columns-spanned="16" table:number-rows-spanned="1" table:style-name="ce22">
            <text:p>COSTOS TOTALLERES EXTERNOS CLB 2014</text:p>
          </table:table-cell>
          <table:covered-table-cell table:number-columns-repeated="15"/>
          <table:table-cell office:value-type="float" office:value="52012677" table:formula="of:=SUM([.Q19]+[.Q18]+[.Q17]+[.Q16]+[.Q15]+[.Q14]+[.Q13]+[.Q12]+[.Q11]+[.Q10]+[.Q9]+[.Q8]+[.Q7]+[.Q6]+[.Q5]+[.Q4])" table:style-name="ce15">
            <text:p>$52.012.677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office:value-type="string" table:number-columns-spanned="17" table:number-rows-spanned="1" table:style-name="ce19">
            <text:p>COSTOS TALLERES EXTERNOS CLB 2015</text:p>
          </table:table-cell>
          <table:covered-table-cell table:number-columns-repeated="16"/>
          <table:table-cell table:number-columns-repeated="16367"/>
        </table:table-row>
        <table:table-row table:style-name="ro3">
          <table:table-cell office:value-type="string" table:style-name="ce2">
            <text:p>PLACA</text:p>
          </table:table-cell>
          <table:table-cell office:value-type="string" table:style-name="ce3">
            <text:p>TIPO</text:p>
          </table:table-cell>
          <table:table-cell office:value-type="string" table:style-name="ce4">
            <text:p>MARCA</text:p>
          </table:table-cell>
          <table:table-cell office:value-type="string" table:style-name="ce4">
            <text:p>MODELO</text:p>
          </table:table-cell>
          <table:table-cell office:value-type="string" table:style-name="ce5">
            <text:p>ENERO</text:p>
          </table:table-cell>
          <table:table-cell office:value-type="string" table:style-name="ce5">
            <text:p>FEFRERO</text:p>
          </table:table-cell>
          <table:table-cell office:value-type="string" table:style-name="ce5">
            <text:p>MARZO</text:p>
          </table:table-cell>
          <table:table-cell office:value-type="string" table:style-name="ce5">
            <text:p>ABRIL</text:p>
          </table:table-cell>
          <table:table-cell office:value-type="string" table:style-name="ce5">
            <text:p>MAYO</text:p>
          </table:table-cell>
          <table:table-cell office:value-type="string" table:style-name="ce5">
            <text:p>JUNIO</text:p>
          </table:table-cell>
          <table:table-cell office:value-type="string" table:style-name="ce5">
            <text:p>JULIO</text:p>
          </table:table-cell>
          <table:table-cell office:value-type="string" table:style-name="ce5">
            <text:p>AGOSTO</text:p>
          </table:table-cell>
          <table:table-cell office:value-type="string" table:style-name="ce5">
            <text:p>SEPTIEMBRE</text:p>
          </table:table-cell>
          <table:table-cell office:value-type="string" table:style-name="ce5">
            <text:p>OCTUBRE</text:p>
          </table:table-cell>
          <table:table-cell office:value-type="string" table:style-name="ce5">
            <text:p>NOVIEMBRE</text:p>
          </table:table-cell>
          <table:table-cell office:value-type="string" table:style-name="ce5">
            <text:p>DICIEMBRE</text:p>
          </table:table-cell>
          <table:table-cell office:value-type="string" table:style-name="ce6">
            <text:p>TOTAL</text:p>
          </table:table-cell>
          <table:table-cell table:number-columns-repeated="16367"/>
        </table:table-row>
        <table:table-row table:style-name="ro4">
          <table:table-cell office:value-type="string" table:style-name="ce16">
            <text:p>SMO-129</text:p>
          </table:table-cell>
          <table:table-cell office:value-type="string" table:style-name="ce16">
            <text:p>GRUA</text:p>
          </table:table-cell>
          <table:table-cell office:value-type="string" table:style-name="ce17">
            <text:p>INTERNACIONAL</text:p>
          </table:table-cell>
          <table:table-cell office:value-type="string" table:style-name="ce18">
            <text:p>7600 6X4</text:p>
          </table:table-cell>
          <table:table-cell table:number-columns-repeated="12" table:style-name="ce10"/>
          <table:table-cell office:value-type="float" office:value="0" table:formula="of:=SUM([.E25]+[.F25]+[.G25]+[.H25]+[.I25]+[.J25]+[.K25]+[.L25]+[.M25]+[.N25]+[.O25]+[.P25])" table:style-name="ce11">
            <text:p>$0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WDB-181</text:p>
          </table:table-cell>
          <table:table-cell office:value-type="string" table:style-name="ce12">
            <text:p>GRU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KODIAK</text:p>
          </table:table-cell>
          <table:table-cell table:style-name="ce10"/>
          <table:table-cell office:value-type="float" office:value="127600" table:style-name="ce10">
            <text:p>$127.600</text:p>
          </table:table-cell>
          <table:table-cell office:value-type="float" office:value="580000" table:style-name="ce10">
            <text:p>$580.000</text:p>
          </table:table-cell>
          <table:table-cell table:style-name="ce10"/>
          <table:table-cell office:value-type="float" office:value="290000" table:style-name="ce10">
            <text:p>$290.000</text:p>
          </table:table-cell>
          <table:table-cell table:number-columns-repeated="7" table:style-name="ce10"/>
          <table:table-cell office:value-type="float" office:value="997600" table:formula="of:=SUM([.E26]+[.F26]+[.G26]+[.H26]+[.I26]+[.J26]+[.K26]+[.L26]+[.M26]+[.N26]+[.O26]+[.P26])" table:style-name="ce11">
            <text:p>$997.600</text:p>
          </table:table-cell>
          <table:table-cell table:number-columns-repeated="16367"/>
        </table:table-row>
        <table:table-row table:style-name="ro4">
          <table:table-cell office:value-type="string" table:style-name="ce16">
            <text:p>USE-393</text:p>
          </table:table-cell>
          <table:table-cell office:value-type="string" table:style-name="ce16">
            <text:p>CARROTALLER</text:p>
          </table:table-cell>
          <table:table-cell office:value-type="string" table:style-name="ce17">
            <text:p>NISSAN</text:p>
          </table:table-cell>
          <table:table-cell office:value-type="string" table:style-name="ce18">
            <text:p>T5U41</text:p>
          </table:table-cell>
          <table:table-cell table:number-columns-repeated="12" table:style-name="ce10"/>
          <table:table-cell office:value-type="float" office:value="0" table:formula="of:=SUM([.E27]+[.F27]+[.G27]+[.H27]+[.I27]+[.J27]+[.K27]+[.L27]+[.M27]+[.N27]+[.O27]+[.P27])" table:style-name="ce11">
            <text:p>$0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DDB-883</text:p>
          </table:table-cell>
          <table:table-cell office:value-type="string" table:style-name="ce12">
            <text:p>AMBULANCIA</text:p>
          </table:table-cell>
          <table:table-cell office:value-type="string" table:style-name="ce13">
            <text:p>NISSAN</text:p>
          </table:table-cell>
          <table:table-cell office:value-type="string" table:style-name="ce14">
            <text:p>URVAN</text:p>
          </table:table-cell>
          <table:table-cell office:value-type="float" office:value="341500" table:style-name="ce10">
            <text:p>$341.500</text:p>
          </table:table-cell>
          <table:table-cell office:value-type="float" office:value="470960" table:style-name="ce10">
            <text:p>$470.960</text:p>
          </table:table-cell>
          <table:table-cell office:value-type="float" office:value="249400" table:style-name="ce10">
            <text:p>$249.400</text:p>
          </table:table-cell>
          <table:table-cell table:number-columns-repeated="2" table:style-name="ce10"/>
          <table:table-cell office:value-type="float" office:value="1163489" table:style-name="ce10">
            <text:p>$1.163.489</text:p>
          </table:table-cell>
          <table:table-cell office:value-type="float" office:value="293140" table:style-name="ce10">
            <text:p>$293.140</text:p>
          </table:table-cell>
          <table:table-cell table:number-columns-repeated="5" table:style-name="ce10"/>
          <table:table-cell office:value-type="float" office:value="2518489" table:formula="of:=SUM([.E28]+[.F28]+[.G28]+[.H28]+[.I28]+[.J28]+[.K28]+[.L28]+[.M28]+[.N28]+[.O28]+[.P28])" table:style-name="ce11">
            <text:p>$2.518.489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DDA-286</text:p>
          </table:table-cell>
          <table:table-cell office:value-type="string" table:style-name="ce12">
            <text:p>CAMIONETA S.V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LUV D-MAX</text:p>
          </table:table-cell>
          <table:table-cell office:value-type="float" office:value="34800" table:style-name="ce10">
            <text:p>$34.800</text:p>
          </table:table-cell>
          <table:table-cell office:value-type="float" office:value="146160" table:style-name="ce10">
            <text:p>$146.160</text:p>
          </table:table-cell>
          <table:table-cell office:value-type="float" office:value="174000" table:style-name="ce10">
            <text:p>$174.000</text:p>
          </table:table-cell>
          <table:table-cell table:number-columns-repeated="2" table:style-name="ce10"/>
          <table:table-cell office:value-type="float" office:value="1462811" table:style-name="ce10">
            <text:p>$1.462.811</text:p>
          </table:table-cell>
          <table:table-cell table:number-columns-repeated="6" table:style-name="ce10"/>
          <table:table-cell office:value-type="float" office:value="1817771" table:formula="of:=SUM([.E29]+[.F29]+[.G29]+[.H29]+[.I29]+[.J29]+[.K29]+[.L29]+[.M29]+[.N29]+[.O29]+[.P29])" table:style-name="ce11">
            <text:p>$1.817.771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DDA-221</text:p>
          </table:table-cell>
          <table:table-cell office:value-type="string" table:style-name="ce12">
            <text:p>CAMIONETA G.S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LUV D-MAX</text:p>
          </table:table-cell>
          <table:table-cell table:style-name="ce10"/>
          <table:table-cell office:value-type="float" office:value="508291" table:style-name="ce10">
            <text:p>$508.291</text:p>
          </table:table-cell>
          <table:table-cell office:value-type="float" office:value="259400" table:style-name="ce10">
            <text:p>$259.400</text:p>
          </table:table-cell>
          <table:table-cell table:style-name="ce10"/>
          <table:table-cell office:value-type="float" office:value="817220" table:style-name="ce10">
            <text:p>$817.220</text:p>
          </table:table-cell>
          <table:table-cell table:style-name="ce10"/>
          <table:table-cell office:value-type="float" office:value="545819" table:style-name="ce10">
            <text:p>$545.819</text:p>
          </table:table-cell>
          <table:table-cell table:number-columns-repeated="5" table:style-name="ce10"/>
          <table:table-cell office:value-type="float" office:value="2130730" table:formula="of:=SUM([.E30]+[.F30]+[.G30]+[.H30]+[.I30]+[.J30]+[.K30]+[.L30]+[.M30]+[.N30]+[.O30]+[.P30])" table:style-name="ce11">
            <text:p>$2.130.730</text:p>
          </table:table-cell>
          <table:table-cell table:number-columns-repeated="16367"/>
        </table:table-row>
        <table:table-row table:style-name="ro5">
          <table:table-cell office:value-type="string" table:style-name="ce12">
            <text:p>WEQ-358</text:p>
          </table:table-cell>
          <table:table-cell office:value-type="string" table:style-name="ce12">
            <text:p>POLCA CAMIONETA</text:p>
          </table:table-cell>
          <table:table-cell office:value-type="string" table:style-name="ce13">
            <text:p>RENAULT</text:p>
          </table:table-cell>
          <table:table-cell office:value-type="string" table:style-name="ce14">
            <text:p>TRAFIC</text:p>
          </table:table-cell>
          <table:table-cell table:number-columns-repeated="5" table:style-name="ce10"/>
          <table:table-cell office:value-type="float" office:value="2238801" table:style-name="ce10">
            <text:p>$2.238.801</text:p>
          </table:table-cell>
          <table:table-cell table:number-columns-repeated="6" table:style-name="ce10"/>
          <table:table-cell office:value-type="float" office:value="2238801" table:formula="of:=SUM([.E31]+[.F31]+[.G31]+[.H31]+[.I31]+[.J31]+[.K31]+[.L31]+[.M31]+[.N31]+[.O31]+[.P31])" table:style-name="ce11">
            <text:p>$2.238.801</text:p>
          </table:table-cell>
          <table:table-cell table:number-columns-repeated="16367"/>
        </table:table-row>
        <table:table-row table:style-name="ro5">
          <table:table-cell office:value-type="string" table:style-name="ce12">
            <text:p>WEQ-403</text:p>
          </table:table-cell>
          <table:table-cell office:value-type="string" table:style-name="ce12">
            <text:p>POLCA CAMIONETA</text:p>
          </table:table-cell>
          <table:table-cell office:value-type="string" table:style-name="ce13">
            <text:p>RENAULT</text:p>
          </table:table-cell>
          <table:table-cell office:value-type="string" table:style-name="ce14">
            <text:p>TRAFIC</text:p>
          </table:table-cell>
          <table:table-cell table:number-columns-repeated="5" table:style-name="ce10"/>
          <table:table-cell office:value-type="float" office:value="1605484" table:style-name="ce10">
            <text:p>$1.605.484</text:p>
          </table:table-cell>
          <table:table-cell table:number-columns-repeated="6" table:style-name="ce10"/>
          <table:table-cell office:value-type="float" office:value="1605484" table:formula="of:=SUM([.E32]+[.F32]+[.G32]+[.H32]+[.I32]+[.J32]+[.K32]+[.L32]+[.M32]+[.N32]+[.O32]+[.P32])" table:style-name="ce11">
            <text:p>$1.605.484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OQG-86B</text:p>
          </table:table-cell>
          <table:table-cell office:value-type="string" table:style-name="ce12">
            <text:p>MOTO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office:value-type="float" office:value="9301" table:style-name="ce10">
            <text:p>$9.301</text:p>
          </table:table-cell>
          <table:table-cell office:value-type="float" office:value="506000" table:style-name="ce10">
            <text:p>$506.000</text:p>
          </table:table-cell>
          <table:table-cell office:value-type="float" office:value="1499921" table:style-name="ce10">
            <text:p>$1.499.921</text:p>
          </table:table-cell>
          <table:table-cell table:style-name="ce10"/>
          <table:table-cell office:value-type="float" office:value="1520519" table:style-name="ce10">
            <text:p>$1.520.519</text:p>
          </table:table-cell>
          <table:table-cell office:value-type="float" office:value="343720" table:style-name="ce10">
            <text:p>$343.720</text:p>
          </table:table-cell>
          <table:table-cell office:value-type="float" office:value="958320" table:style-name="ce10">
            <text:p>$958.320</text:p>
          </table:table-cell>
          <table:table-cell table:number-columns-repeated="5" table:style-name="ce10"/>
          <table:table-cell office:value-type="float" office:value="4837781" table:formula="of:=SUM([.E33]+[.F33]+[.G33]+[.H33]+[.I33]+[.J33]+[.K33]+[.L33]+[.M33]+[.N33]+[.O33]+[.P33])" table:style-name="ce11">
            <text:p>$4.837.781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KIH-74B</text:p>
          </table:table-cell>
          <table:table-cell office:value-type="string" table:style-name="ce12">
            <text:p>MOTO I.V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table:style-name="ce10"/>
          <table:table-cell office:value-type="float" office:value="213280" table:style-name="ce10">
            <text:p>$213.280</text:p>
          </table:table-cell>
          <table:table-cell table:number-columns-repeated="3" table:style-name="ce10"/>
          <table:table-cell office:value-type="float" office:value="473720" table:style-name="ce10">
            <text:p>$473.720</text:p>
          </table:table-cell>
          <table:table-cell office:value-type="float" office:value="80001" table:style-name="ce10">
            <text:p>$80.001</text:p>
          </table:table-cell>
          <table:table-cell table:number-columns-repeated="5" table:style-name="ce10"/>
          <table:table-cell office:value-type="float" office:value="767001" table:formula="of:=SUM([.E34]+[.F34]+[.G34]+[.H34]+[.I34]+[.J34]+[.K34]+[.L34]+[.M34]+[.N34]+[.O34]+[.P34])" table:style-name="ce11">
            <text:p>$767.001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OQG-83B</text:p>
          </table:table-cell>
          <table:table-cell office:value-type="string" table:style-name="ce12">
            <text:p>MOTO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table:style-name="ce10"/>
          <table:table-cell office:value-type="float" office:value="30000" table:style-name="ce10">
            <text:p>$30.000</text:p>
          </table:table-cell>
          <table:table-cell table:number-columns-repeated="10" table:style-name="ce10"/>
          <table:table-cell office:value-type="float" office:value="30000" table:formula="of:=SUM([.E35]+[.F35]+[.G35]+[.H35]+[.I35]+[.J35]+[.K35]+[.L35]+[.M35]+[.N35]+[.O35]+[.P35])" table:style-name="ce11">
            <text:p>$30.000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66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456280" table:style-name="ce10">
            <text:p>$456.280</text:p>
          </table:table-cell>
          <table:table-cell table:number-columns-repeated="2" table:style-name="ce10"/>
          <table:table-cell office:value-type="float" office:value="330040" table:style-name="ce10">
            <text:p>$330.040</text:p>
          </table:table-cell>
          <table:table-cell office:value-type="float" office:value="106040" table:style-name="ce10">
            <text:p>$106.040</text:p>
          </table:table-cell>
          <table:table-cell table:number-columns-repeated="6" table:style-name="ce10"/>
          <table:table-cell office:value-type="float" office:value="892360" table:formula="of:=SUM([.E36]+[.F36]+[.G36]+[.H36]+[.I36]+[.J36]+[.K36]+[.L36]+[.M36]+[.N36]+[.O36]+[.P36])" table:style-name="ce11">
            <text:p>$892.360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67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91320" table:style-name="ce10">
            <text:p>$91.320</text:p>
          </table:table-cell>
          <table:table-cell table:number-columns-repeated="2" table:style-name="ce10"/>
          <table:table-cell office:value-type="float" office:value="404193" table:style-name="ce10">
            <text:p>$404.193</text:p>
          </table:table-cell>
          <table:table-cell table:style-name="ce10"/>
          <table:table-cell office:value-type="float" office:value="173641" table:style-name="ce10">
            <text:p>$173.641</text:p>
          </table:table-cell>
          <table:table-cell table:number-columns-repeated="5" table:style-name="ce10"/>
          <table:table-cell office:value-type="float" office:value="669154" table:formula="of:=SUM([.E37]+[.F37]+[.G37]+[.H37]+[.I37]+[.J37]+[.K37]+[.L37]+[.M37]+[.N37]+[.O37]+[.P37])" table:style-name="ce11">
            <text:p>$669.154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68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style-name="ce10"/>
          <table:table-cell office:value-type="float" office:value="1035279" table:style-name="ce10">
            <text:p>$1.035.279</text:p>
          </table:table-cell>
          <table:table-cell table:number-columns-repeated="2" table:style-name="ce10"/>
          <table:table-cell office:value-type="float" office:value="171560" table:style-name="ce10">
            <text:p>$171.560</text:p>
          </table:table-cell>
          <table:table-cell office:value-type="float" office:value="295359" table:style-name="ce10">
            <text:p>$295.359</text:p>
          </table:table-cell>
          <table:table-cell table:number-columns-repeated="6" table:style-name="ce10"/>
          <table:table-cell office:value-type="float" office:value="1502198" table:formula="of:=SUM([.E38]+[.F38]+[.G38]+[.H38]+[.I38]+[.J38]+[.K38]+[.L38]+[.M38]+[.N38]+[.O38]+[.P38])" table:style-name="ce11">
            <text:p>$1.502.198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ZR-70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table:number-columns-repeated="4" table:style-name="ce10"/>
          <table:table-cell office:value-type="float" office:value="321000" table:style-name="ce10">
            <text:p>$321.000</text:p>
          </table:table-cell>
          <table:table-cell table:number-columns-repeated="7" table:style-name="ce10"/>
          <table:table-cell office:value-type="float" office:value="321000" table:formula="of:=SUM([.E39]+[.F39]+[.G39]+[.H39]+[.I39]+[.J39]+[.K39]+[.L39]+[.M39]+[.N39]+[.O39]+[.P39])" table:style-name="ce11">
            <text:p>$321.000</text:p>
          </table:table-cell>
          <table:table-cell table:number-columns-repeated="16367"/>
        </table:table-row>
        <table:table-row table:style-name="ro4">
          <table:table-cell office:value-type="string" table:style-name="ce12">
            <text:p>VARIOS</text:p>
          </table:table-cell>
          <table:table-cell office:value-type="string" table:number-columns-spanned="3" table:number-rows-spanned="1" table:style-name="ce21">
            <text:p>BOMBA MANUAL TINA COMBUSTIBLE</text:p>
          </table:table-cell>
          <table:covered-table-cell table:number-columns-repeated="2"/>
          <table:table-cell table:number-columns-repeated="6" table:style-name="ce10"/>
          <table:table-cell office:value-type="float" office:value="178640" table:style-name="ce10">
            <text:p>$178.640</text:p>
          </table:table-cell>
          <table:table-cell table:number-columns-repeated="5" table:style-name="ce10"/>
          <table:table-cell office:value-type="float" office:value="178640" table:formula="of:=SUM([.E40]+[.F40]+[.G40]+[.H40]+[.I40]+[.J40]+[.K40]+[.L40]+[.M40]+[.N40]+[.O40]+[.P40])" table:style-name="ce11">
            <text:p>$178.640</text:p>
          </table:table-cell>
          <table:table-cell table:number-columns-repeated="16367"/>
        </table:table-row>
        <table:table-row table:style-name="ro2">
          <table:table-cell office:value-type="string" table:number-columns-spanned="16" table:number-rows-spanned="1" table:style-name="ce22">
            <text:p>COSTOS TOTALLERES EXTERNOS CLB 2015</text:p>
          </table:table-cell>
          <table:covered-table-cell table:number-columns-repeated="15"/>
          <table:table-cell office:value-type="float" office:value="20507009" table:formula="of:=SUM([.Q40]+[.Q39]+[.Q38]+[.Q37]+[.Q36]+[.Q35]+[.Q34]+[.Q33]+[.Q32]+[.Q31]+[.Q30]+[.Q29]+[.Q28]+[.Q27]+[.Q26]+[.Q25])" table:style-name="ce15">
            <text:p>$20.507.009</text:p>
          </table:table-cell>
          <table:table-cell table:number-columns-repeated="16367"/>
        </table:table-row>
        <table:table-row table:number-rows-repeated="1048535" table:style-name="ro7">
          <table:table-cell table:number-columns-repeated="16384"/>
        </table:table-row>
      </table:table>
      <table:table table:name="_Rutinas_mtto_de_C_C_O" table:style-name="ta2">
        <table:table-column table:style-name="co7" table:default-cell-style-name="ce1"/>
        <table:table-column table:style-name="co8" table:default-cell-style-name="ce1"/>
        <table:table-column table:style-name="co6" table:number-columns-repeated="16382" table:default-cell-style-name="ce1"/>
        <table:table-row table:style-name="ro8">
          <table:table-cell office:value-type="string" table:number-columns-spanned="2" table:number-rows-spanned="2" table:style-name="ce28">
            <text:p><text:s text:c="13"/>MANTENIMIENTO PREVENTIVO VEHÍCULOS <text:s text:c="2"/>CONCESIONARIO LOBOGUERRERO-BUGA S.A.S</text:p>
            <text:p><text:s text:c="34"/>(Camionetas,gruas,ambulancia etc)</text:p>
          </table:table-cell>
          <table:covered-table-cell/>
          <table:table-cell table:number-columns-repeated="16382"/>
        </table:table-row>
        <table:table-row table:style-name="ro9">
          <table:covered-table-cell/>
          <table:covered-table-cell/>
          <table:table-cell table:number-columns-repeated="16382"/>
        </table:table-row>
        <table:table-row table:style-name="ro4">
          <table:table-cell office:value-type="string" table:style-name="ce23">
            <text:p>RUTINA 1-2-3</text:p>
          </table:table-cell>
          <table:table-cell table:style-name="ce24"/>
          <table:table-cell table:number-columns-repeated="16382"/>
        </table:table-row>
        <table:table-row table:style-name="ro4">
          <table:table-cell office:value-type="string" table:style-name="ce23">
            <text:p>CAMBIO:</text:p>
          </table:table-cell>
          <table:table-cell table:style-name="ce24"/>
          <table:table-cell table:number-columns-repeated="16382"/>
        </table:table-row>
        <table:table-row table:style-name="ro4">
          <table:table-cell office:value-type="string" table:style-name="ce25">
            <text:p>Aceite de motor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Filtro de aceite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Filtro de aire<text:s text:c="25"/>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Filtro de combustible</text:p>
          </table:table-cell>
          <table:table-cell office:value-type="string" table:style-name="ce26">
            <text:p>10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Filtro separador combustible</text:p>
          </table:table-cell>
          <table:table-cell office:value-type="string" table:style-name="ce26">
            <text:p>10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Bandas de frenos<text:s text:c="24"/>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Liquido embrague y frenos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Cambio correas (alternador, ventilador) <text:s/>(Solo si es necesario)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Aceite de dirección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Aceite de diferenciales</text:p>
          </table:table-cell>
          <table:table-cell office:value-type="string" table:style-name="ce26">
            <text:p>4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Aceite caja de velocidades</text:p>
          </table:table-cell>
          <table:table-cell office:value-type="string" table:style-name="ce26">
            <text:p>45.000Km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CALIBRAR:</text:p>
          </table:table-cell>
          <table:table-cell table:style-name="ce20"/>
          <table:table-cell table:number-columns-repeated="16382"/>
        </table:table-row>
        <table:table-row table:style-name="ro4">
          <table:table-cell office:value-type="string" table:style-name="ce25">
            <text:p>Presión inflado de llantas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Desgaste de llanta (Verificar)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3">
          <table:table-cell table:style-name="ce25"/>
          <table:table-cell table:style-name="ce27"/>
          <table:table-cell table:number-columns-repeated="16382"/>
        </table:table-row>
        <table:table-row table:style-name="ro4">
          <table:table-cell office:value-type="string" table:style-name="ce23">
            <text:p>TENSION</text:p>
          </table:table-cell>
          <table:table-cell table:style-name="ce20"/>
          <table:table-cell table:number-columns-repeated="16382"/>
        </table:table-row>
        <table:table-row table:style-name="ro4">
          <table:table-cell office:value-type="string" table:style-name="ce25">
            <text:p>Freno de emergencia<text:s text:c="99"/><text:span text:style-name="T4"><text:s text:c="2"/></text:span>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Embrague y correas de motor(A/A, alternador y Dirección, Ventilador).<text:s text:c="19"/><text:span text:style-name="T4"><text:s/></text:span>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ROTACION:</text:p>
          </table:table-cell>
          <table:table-cell table:style-name="ce20"/>
          <table:table-cell table:number-columns-repeated="16382"/>
        </table:table-row>
        <table:table-row table:style-name="ro4">
          <table:table-cell office:value-type="string" table:style-name="ce25">
            <text:p>Rotación de llantas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INSPECCION:</text:p>
          </table:table-cell>
          <table:table-cell table:style-name="ce20"/>
          <table:table-cell table:number-columns-repeated="16382"/>
        </table:table-row>
        <table:table-row table:style-name="ro4">
          <table:table-cell office:value-type="string" table:style-name="ce25">
            <text:p>Luces e indicadores de tablero,mantenimiento batería(bornes, nivel y electrolito)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Estado de crucetas y cardanes.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Sistema eléctrico en general(incluye funcionamiento de alternador y arranque)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Fugas de aceite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Estado de articulaciones, rotulas, guardapolvos.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Sistema de admisión.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Tuberías y mangueras de motor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Estado de soportes de motor y soportes sistema de escape.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Estado de bandas ,pastillas y tensión de frenos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COMPLETAR</text:p>
          </table:table-cell>
          <table:table-cell table:style-name="ce20"/>
          <table:table-cell table:number-columns-repeated="16382"/>
        </table:table-row>
        <table:table-row table:style-name="ro4">
          <table:table-cell office:value-type="string" table:style-name="ce25">
            <text:p>Nivel liquido de frenos,refrigerante,hidraulico,diferencial , caja de velocidades</text:p>
          </table:table-cell>
          <table:table-cell office:value-type="string" table:style-name="ce26">
            <text:p>C.T</text:p>
          </table:table-cell>
          <table:table-cell table:number-columns-repeated="16382"/>
        </table:table-row>
        <table:table-row table:style-name="ro4">
          <table:table-cell office:value-type="string" table:style-name="ce23">
            <text:p>ENGRASAR:</text:p>
          </table:table-cell>
          <table:table-cell table:style-name="ce20"/>
          <table:table-cell table:number-columns-repeated="16382"/>
        </table:table-row>
        <table:table-row table:style-name="ro4">
          <table:table-cell office:value-type="string" table:style-name="ce25">
            <text:p>Suspensión, articulaciones de rotula, crucetas, bujes y pasadores.</text:p>
          </table:table-cell>
          <table:table-cell office:value-type="string" table:style-name="ce26">
            <text:p>5.000Km</text:p>
          </table:table-cell>
          <table:table-cell table:number-columns-repeated="16382"/>
        </table:table-row>
        <table:table-row table:style-name="ro4">
          <table:table-cell office:value-type="string" table:style-name="ce25">
            <text:p>Rodamientos de ruedas</text:p>
          </table:table-cell>
          <table:table-cell office:value-type="string" table:style-name="ce26">
            <text:p>30.000Km</text:p>
          </table:table-cell>
          <table:table-cell table:number-columns-repeated="16382"/>
        </table:table-row>
        <table:table-row table:style-name="ro3">
          <table:table-cell table:style-name="ce25"/>
          <table:table-cell table:style-name="ce20"/>
          <table:table-cell table:number-columns-repeated="16382"/>
        </table:table-row>
        <table:table-row table:style-name="ro4">
          <table:table-cell office:value-type="string" table:style-name="ce23">
            <text:p><text:s/>OBSERVACIONES</text:p>
          </table:table-cell>
          <table:table-cell table:style-name="ce27"/>
          <table:table-cell table:number-columns-repeated="16382"/>
        </table:table-row>
        <table:table-row table:style-name="ro3">
          <table:table-cell office:value-type="string" table:style-name="ce25">
            <text:p><text:s/>C.T : Criterio tecnico</text:p>
          </table:table-cell>
          <table:table-cell table:style-name="ce27"/>
          <table:table-cell table:number-columns-repeated="16382"/>
        </table:table-row>
        <table:table-row table:style-name="ro3">
          <table:table-cell office:value-type="string" table:style-name="ce25">
            <text:p>Rutina 1- rutinas multiplos de 5<text:s text:c="18"/></text:p>
          </table:table-cell>
          <table:table-cell table:style-name="ce20"/>
          <table:table-cell table:number-columns-repeated="16382"/>
        </table:table-row>
        <table:table-row table:style-name="ro3">
          <table:table-cell office:value-type="string" table:style-name="ce25">
            <text:p>Rutina 2- rutina multiplos <text:s/>de <text:s/>10</text:p>
          </table:table-cell>
          <table:table-cell table:style-name="ce20"/>
          <table:table-cell table:number-columns-repeated="16382"/>
        </table:table-row>
        <table:table-row table:style-name="ro3">
          <table:table-cell office:value-type="string" table:style-name="ce25">
            <text:p>Rutina 3- rutina multiplos <text:s/>de <text:s/>20</text:p>
          </table:table-cell>
          <table:table-cell table:style-name="ce20"/>
          <table:table-cell table:number-columns-repeated="16382"/>
        </table:table-row>
        <table:table-row table:style-name="ro9">
          <table:table-cell office:value-type="string" table:number-columns-spanned="2" table:number-rows-spanned="2" table:style-name="ce29">
            <text:p>Dado las condiciones de trabajo de este tramo,se requiere el cambio de filtros de combustible cada 5.000 Km</text:p>
          </table:table-cell>
          <table:covered-table-cell/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number-rows-repeated="1048529" table:style-name="ro7">
          <table:table-cell table:number-columns-repeated="16384"/>
        </table:table-row>
      </table:table>
      <table:table table:name="__Parque_automotor_Lobo_Buga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30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3" table:default-cell-style-name="ce1"/>
        <table:table-column table:style-name="co8" table:default-cell-style-name="ce1"/>
        <table:table-column table:style-name="co26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2" table:default-cell-style-name="ce1"/>
        <table:table-column table:style-name="co33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3" table:default-cell-style-name="ce1"/>
        <table:table-column table:style-name="co34" table:default-cell-style-name="ce1"/>
        <table:table-column table:style-name="co39" table:default-cell-style-name="ce1"/>
        <table:table-column table:style-name="co40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6" table:default-cell-style-name="ce1"/>
        <table:table-column table:style-name="co44" table:default-cell-style-name="ce1"/>
        <table:table-column table:style-name="co45" table:default-cell-style-name="ce1"/>
        <table:table-column table:style-name="co32" table:default-cell-style-name="ce1"/>
        <table:table-column table:style-name="co6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6" table:default-cell-style-name="ce1"/>
        <table:table-column table:style-name="co36" table:default-cell-style-name="ce1"/>
        <table:table-column table:style-name="co49" table:default-cell-style-name="ce1"/>
        <table:table-column table:style-name="co50" table:default-cell-style-name="ce1"/>
        <table:table-column table:style-name="co6" table:default-cell-style-name="ce1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6" table:default-cell-style-name="ce1"/>
        <table:table-column table:style-name="co53" table:default-cell-style-name="ce1"/>
        <table:table-column table:style-name="co54" table:default-cell-style-name="ce1"/>
        <table:table-column table:style-name="co43" table:default-cell-style-name="ce1"/>
        <table:table-column table:style-name="co6" table:default-cell-style-name="ce1"/>
        <table:table-column table:style-name="co44" table:default-cell-style-name="ce1"/>
        <table:table-column table:style-name="co55" table:default-cell-style-name="ce1"/>
        <table:table-column table:style-name="co56" table:default-cell-style-name="ce1"/>
        <table:table-column table:style-name="co6" table:default-cell-style-name="ce1"/>
        <table:table-column table:style-name="co53" table:default-cell-style-name="ce1"/>
        <table:table-column table:style-name="co57" table:default-cell-style-name="ce1"/>
        <table:table-column table:style-name="co50" table:default-cell-style-name="ce1"/>
        <table:table-column table:style-name="co6" table:default-cell-style-name="ce1"/>
        <table:table-column table:style-name="co51" table:default-cell-style-name="ce1"/>
        <table:table-column table:style-name="co58" table:default-cell-style-name="ce1"/>
        <table:table-column table:style-name="co59" table:default-cell-style-name="ce1"/>
        <table:table-column table:style-name="co6" table:default-cell-style-name="ce1"/>
        <table:table-column table:style-name="co51" table:default-cell-style-name="ce1"/>
        <table:table-column table:style-name="co45" table:default-cell-style-name="ce1"/>
        <table:table-column table:style-name="co60" table:default-cell-style-name="ce1"/>
        <table:table-column table:style-name="co6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" table:default-cell-style-name="ce1"/>
        <table:table-column table:style-name="co64" table:default-cell-style-name="ce1"/>
        <table:table-column table:style-name="co45" table:default-cell-style-name="ce1"/>
        <table:table-column table:style-name="co60" table:default-cell-style-name="ce1"/>
        <table:table-column table:style-name="co6" table:default-cell-style-name="ce1"/>
        <table:table-column table:style-name="co25" table:default-cell-style-name="ce1"/>
        <table:table-column table:style-name="co65" table:default-cell-style-name="ce1"/>
        <table:table-column table:style-name="co6" table:number-columns-repeated="16292" table:default-cell-style-name="ce1"/>
        <table:table-row table:style-name="ro4">
          <table:table-cell/>
          <table:table-cell office:value-type="string" table:number-columns-spanned="5" table:number-rows-spanned="1" table:style-name="ce141">
            <text:p>PARQUE AUTOMOTOR <text:s/>LOBOGUERRERO-BUGA</text:p>
          </table:table-cell>
          <table:covered-table-cell table:number-columns-repeated="4"/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10">
          <table:table-cell/>
          <table:table-cell office:value-type="string" table:style-name="ce31">
            <text:p>PLACA</text:p>
          </table:table-cell>
          <table:table-cell office:value-type="string" table:style-name="ce31">
            <text:p>TIPO</text:p>
          </table:table-cell>
          <table:table-cell office:value-type="string" table:style-name="ce31">
            <text:p>MARCA</text:p>
          </table:table-cell>
          <table:table-cell office:value-type="string" table:style-name="ce31">
            <text:p>MODELO</text:p>
          </table:table-cell>
          <table:table-cell office:value-type="string" table:style-name="ce31">
            <text:p>Vigencia Rev Tecnomecanica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4">
          <table:table-cell/>
          <table:table-cell office:value-type="string" table:style-name="ce16">
            <text:p>SMO-128</text:p>
          </table:table-cell>
          <table:table-cell office:value-type="string" table:style-name="ce16">
            <text:p>GRUA</text:p>
          </table:table-cell>
          <table:table-cell office:value-type="string" table:style-name="ce17">
            <text:p>INTERNACIONAL</text:p>
          </table:table-cell>
          <table:table-cell office:value-type="string" table:style-name="ce18">
            <text:p>7600 6X4</text:p>
          </table:table-cell>
          <table:table-cell office:value-type="string" table:style-name="ce32">
            <text:p>Salio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7">
            <text:p>WDB-181</text:p>
          </table:table-cell>
          <table:table-cell office:value-type="string" table:style-name="ce12">
            <text:p>GRU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KODIAK</text:p>
          </table:table-cell>
          <table:table-cell office:value-type="date" office:date-value="2015-09-02T00:00:00" table:style-name="ce33">
            <text:p>02/09/2015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7">
            <text:p>DDB-883</text:p>
          </table:table-cell>
          <table:table-cell office:value-type="string" table:style-name="ce12">
            <text:p>AMBULANCIA</text:p>
          </table:table-cell>
          <table:table-cell office:value-type="string" table:style-name="ce13">
            <text:p>NISSAN</text:p>
          </table:table-cell>
          <table:table-cell office:value-type="string" table:style-name="ce14">
            <text:p>URVAN</text:p>
          </table:table-cell>
          <table:table-cell office:value-type="date" office:date-value="2014-09-25T00:00:00" table:style-name="ce33">
            <text:p>25/09/2014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DDA-286</text:p>
          </table:table-cell>
          <table:table-cell office:value-type="string" table:style-name="ce12">
            <text:p>CAMIONET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LUV D-MAX</text:p>
          </table:table-cell>
          <table:table-cell office:value-type="date" office:date-value="2014-09-18T00:00:00" table:style-name="ce33">
            <text:p>18/09/2014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DDA-221</text:p>
          </table:table-cell>
          <table:table-cell office:value-type="string" table:style-name="ce12">
            <text:p>CAMIONETA</text:p>
          </table:table-cell>
          <table:table-cell office:value-type="string" table:style-name="ce13">
            <text:p>CHEVROLET</text:p>
          </table:table-cell>
          <table:table-cell office:value-type="string" table:style-name="ce14">
            <text:p>LUV D-MAX</text:p>
          </table:table-cell>
          <table:table-cell office:value-type="date" office:date-value="2014-11-27T00:00:00" table:style-name="ce33">
            <text:p>27/11/2014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WEQ-358</text:p>
          </table:table-cell>
          <table:table-cell office:value-type="string" table:style-name="ce12">
            <text:p>POLCA CAMIONETA</text:p>
          </table:table-cell>
          <table:table-cell office:value-type="string" table:style-name="ce13">
            <text:p>RENAULT</text:p>
          </table:table-cell>
          <table:table-cell office:value-type="string" table:style-name="ce14">
            <text:p>TRAFIC</text:p>
          </table:table-cell>
          <table:table-cell office:value-type="string" table:number-columns-spanned="1" table:number-rows-spanned="2" table:style-name="ce142">
            <text:p>Modelo 2014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WEQ-403</text:p>
          </table:table-cell>
          <table:table-cell office:value-type="string" table:style-name="ce12">
            <text:p>POLCA CAMIONETA</text:p>
          </table:table-cell>
          <table:table-cell office:value-type="string" table:style-name="ce13">
            <text:p>RENAULT</text:p>
          </table:table-cell>
          <table:table-cell office:value-type="string" table:style-name="ce14">
            <text:p>TRAFIC</text:p>
          </table:table-cell>
          <table:covered-table-cell/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OQG-86B</text:p>
          </table:table-cell>
          <table:table-cell office:value-type="string" table:style-name="ce12">
            <text:p>MOTO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office:value-type="date" office:date-value="2014-09-06T00:00:00" table:style-name="ce33">
            <text:p>06/09/2014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KIH-74B</text:p>
          </table:table-cell>
          <table:table-cell office:value-type="string" table:style-name="ce12">
            <text:p>MOTO I.V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GS 500</text:p>
          </table:table-cell>
          <table:table-cell office:value-type="date" office:date-value="2015-01-29T00:00:00" table:style-name="ce33">
            <text:p>29/01/2015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11">
          <table:table-cell/>
          <table:table-cell office:value-type="string" table:style-name="ce12">
            <text:p>VZR-66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table-cell office:value-type="string" table:number-columns-spanned="1" table:number-rows-spanned="4" table:style-name="ce142">
            <text:p>Fecha de matricula 03/12/2013 (2 años para la primera revisión)</text:p>
          </table:table-cell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VZR-67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covered-table-cell/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VZR-68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covered-table-cell/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3">
          <table:table-cell/>
          <table:table-cell office:value-type="string" table:style-name="ce12">
            <text:p>VZR-70C</text:p>
          </table:table-cell>
          <table:table-cell office:value-type="string" table:style-name="ce12">
            <text:p>MOTO POLCA</text:p>
          </table:table-cell>
          <table:table-cell office:value-type="string" table:style-name="ce13">
            <text:p>SUZUKI</text:p>
          </table:table-cell>
          <table:table-cell office:value-type="string" table:style-name="ce14">
            <text:p>DR 650</text:p>
          </table:table-cell>
          <table:covered-table-cell/>
          <table:table-cell table:number-columns-repeated="8" table:style-name="ce1"/>
          <table:table-cell table:style-name="ce30"/>
          <table:table-cell table:number-columns-repeated="16369" table:style-name="ce1"/>
        </table:table-row>
        <table:table-row table:style-name="ro4">
          <table:table-cell/>
          <table:table-cell table:number-columns-repeated="8" table:style-name="ce1"/>
          <table:table-cell office:value-type="float" office:value="2014" table:number-columns-spanned="5" table:number-rows-spanned="1" table:style-name="ce143">
            <text:p>2014</text:p>
          </table:table-cell>
          <table:covered-table-cell table:number-columns-repeated="4"/>
          <table:table-cell table:style-name="ce34"/>
          <table:table-cell office:value-type="float" office:value="2015" table:number-columns-spanned="2" table:number-rows-spanned="1" table:style-name="ce144">
            <text:p>2015</text:p>
          </table:table-cell>
          <table:covered-table-cell/>
          <table:table-cell table:number-columns-repeated="16367"/>
        </table:table-row>
        <table:table-row table:style-name="ro4">
          <table:table-cell/>
          <table:table-cell office:value-type="string" table:number-columns-spanned="5" table:number-rows-spanned="1" table:style-name="ce145">
            <text:p>RUTINAS DE MTTO PREVENTIVO REALIZADAS EN EL C.C.O</text:p>
          </table:table-cell>
          <table:covered-table-cell table:number-columns-repeated="4"/>
          <table:table-cell office:value-type="string" table:style-name="ce36">
            <text:p>FILTROS</text:p>
          </table:table-cell>
          <table:table-cell office:value-type="string" table:style-name="ce36">
            <text:p>Costo Unit</text:p>
          </table:table-cell>
          <table:table-cell office:value-type="string" table:style-name="ce37">
            <text:p>Peso(lb)</text:p>
          </table:table-cell>
          <table:table-cell office:value-type="string" table:style-name="ce38">
            <text:p>Cant/junio</text:p>
          </table:table-cell>
          <table:table-cell office:value-type="string" table:style-name="ce38">
            <text:p>Totales</text:p>
          </table:table-cell>
          <table:table-cell office:value-type="string" table:style-name="ce39">
            <text:p>Cant/Diciem</text:p>
          </table:table-cell>
          <table:table-cell office:value-type="string" table:style-name="ce39">
            <text:p>Totales</text:p>
          </table:table-cell>
          <table:table-cell office:value-type="string" table:style-name="ce39">
            <text:p>Costo Total</text:p>
          </table:table-cell>
          <table:table-cell table:style-name="ce40"/>
          <table:table-cell office:value-type="string" table:style-name="ce39">
            <text:p>Cant/junio</text:p>
          </table:table-cell>
          <table:table-cell office:value-type="string" table:style-name="ce39">
            <text:p>Totales</text:p>
          </table:table-cell>
          <table:table-cell table:number-columns-repeated="16367" table:style-name="ce1"/>
        </table:table-row>
        <table:table-row table:style-name="ro3">
          <table:table-cell/>
          <table:table-cell office:value-type="string" table:number-columns-spanned="5" table:number-rows-spanned="1" table:style-name="ce146">
            <text:p><text:s/>VEHICULO: Gruas International 7600 (1), (Motor Cummins ISM)</text:p>
          </table:table-cell>
          <table:covered-table-cell table:number-columns-repeated="4"/>
          <table:table-cell office:value-type="string" table:number-columns-spanned="8" table:number-rows-spanned="1" table:style-name="ce147">
            <text:p>GRUA INTER 7600 SMO-129</text:p>
          </table:table-cell>
          <table:covered-table-cell table:number-columns-repeated="7"/>
          <table:table-cell table:style-name="ce41"/>
          <table:table-cell table:number-columns-repeated="2" table:style-name="ce42"/>
          <table:table-cell office:value-type="date" office:date-value="2014-01-22T00:00:00" table:style-name="ce43">
            <text:p>22/01/14</text:p>
          </table:table-cell>
          <table:table-cell office:value-type="string" table:style-name="ce44">
            <office:annotation draw:style-name="a0" svg:x="19.6041666666667in" svg:y="1.22916666666667in" svg:width="2.125in" svg:height="0.5625in">
              <dc:creator/>
              <text:p><text:span text:style-name="T5">Se cambio aceite rodamientos a los 160.000 km, aceite caja <text:s/>y diferencial a los 122.000 km</text:span><text:span text:style-name="T5"/></text:p>
              <text:p><text:span text:style-name="T5">Cambio de filtro y aceite dirección (15w40) a los 116.000 km</text:span></text:p>
            </office:annotation>
            <text:p>COMENTARIOS</text:p>
          </table:table-cell>
          <table:table-cell office:value-type="string" table:style-name="ce44">
            <text:p>Se realizo cambio</text:p>
          </table:table-cell>
          <table:table-cell table:style-name="ce1"/>
          <table:table-cell office:value-type="date" office:date-value="2014-03-17T00:00:00" table:style-name="ce45">
            <text:p>17/03/14</text:p>
          </table:table-cell>
          <table:table-cell office:value-type="string" table:style-name="ce44">
            <office:annotation draw:style-name="a1" svg:x="25.4479166666667in" svg:y="1.22916666666667in" svg:width="0.197916666666667in" svg:height="0.5625in">
              <dc:creator/>
              <text:p><text:span text:style-name="T5">Se cambio aceite rodamientos a los 160.000 km, aceite caja <text:s/>y diferencial a los 176.000 km</text:span><text:span text:style-name="T5"/></text:p>
              <text:p><text:span text:style-name="T5">Cambio de filtro y aceite dirección (15w40) a los 116.000 km</text:span></text:p>
            </office:annotation>
            <text:p>COMENTARIOS</text:p>
          </table:table-cell>
          <table:table-cell office:value-type="string" table:style-name="ce44">
            <text:p>Se realizo cambio</text:p>
          </table:table-cell>
          <table:table-cell table:style-name="ce1"/>
          <table:table-cell office:value-type="date" office:date-value="2014-05-22T00:00:00" table:style-name="ce45">
            <text:p>22/05/14</text:p>
          </table:table-cell>
          <table:table-cell office:value-type="string" table:style-name="ce44">
            <office:annotation draw:style-name="a2" svg:x="31.6354166666667in" svg:y="1.22916666666667in" svg:width="0.354166666666667in" svg:height="0.5625in">
              <dc:creator/>
              <text:p><text:span text:style-name="T5">Se cambio aceite rodamientos a los 160.000 km, aceite caja <text:s/>y diferencial a los 176.000 km</text:span><text:span text:style-name="T5"/></text:p>
              <text:p><text:span text:style-name="T5">Cambio de filtro y aceite dirección (15w40) a los 116.000 km</text:span></text:p>
            </office:annotation>
            <text:p>COMENTARIOS</text:p>
          </table:table-cell>
          <table:table-cell office:value-type="string" table:style-name="ce44">
            <text:p>Se realizo cambio</text:p>
          </table:table-cell>
          <table:table-cell table:number-columns-repeated="16356"/>
        </table:table-row>
        <table:table-row table:style-name="ro3">
          <table:table-cell/>
          <table:table-cell office:value-type="string" table:style-name="ce46">
            <text:p>DESCRIPCIÓN</text:p>
          </table:table-cell>
          <table:table-cell office:value-type="string" table:number-columns-spanned="2" table:number-rows-spanned="1" table:style-name="ce148">
            <text:p>MARCA-REFERENCIA</text:p>
          </table:table-cell>
          <table:covered-table-cell/>
          <table:table-cell office:value-type="string" table:number-columns-spanned="2" table:number-rows-spanned="1" table:style-name="ce149">
            <text:p>MARCA RECIBIDA</text:p>
          </table:table-cell>
          <table:covered-table-cell/>
          <table:table-cell table:number-columns-repeated="2" table:style-name="ce36"/>
          <table:table-cell table:number-columns-repeated="3" table:style-name="ce37"/>
          <table:table-cell table:number-columns-repeated="2" table:style-name="ce36"/>
          <table:table-cell table:style-name="ce42"/>
          <table:table-cell table:style-name="ce41"/>
          <table:table-cell table:number-columns-repeated="2" table:style-name="ce42"/>
          <table:table-cell office:value-type="string" table:style-name="ce47">
            <text:p>SMO-129(LB)</text:p>
          </table:table-cell>
          <table:table-cell office:value-type="string" table:style-name="ce48">
            <text:p>Marca: Grua International</text:p>
          </table:table-cell>
          <table:table-cell office:value-type="string" table:style-name="ce49">
            <text:p>5 Gal aceite hidraulico <text:s/>ISO 68</text:p>
          </table:table-cell>
          <table:table-cell table:style-name="ce1"/>
          <table:table-cell office:value-type="string" table:style-name="ce50">
            <text:p>SMO-129(LB)</text:p>
          </table:table-cell>
          <table:table-cell office:value-type="string" table:style-name="ce48">
            <text:p>Marca: Grua International</text:p>
          </table:table-cell>
          <table:table-cell office:value-type="string" table:style-name="ce49">
            <text:p>2 ½ Gal 80w90 para caja</text:p>
          </table:table-cell>
          <table:table-cell table:style-name="ce1"/>
          <table:table-cell office:value-type="string" table:style-name="ce50">
            <text:p>SMO-129(LB)</text:p>
          </table:table-cell>
          <table:table-cell office:value-type="string" table:style-name="ce48">
            <text:p>Marca: Grua International</text:p>
          </table:table-cell>
          <table:table-cell table:style-name="ce49"/>
          <table:table-cell table:number-columns-repeated="16356"/>
        </table:table-row>
        <table:table-row table:style-name="ro3">
          <table:table-cell/>
          <table:table-cell office:value-type="string" table:style-name="ce51">
            <text:p>Filtro de aceite</text:p>
          </table:table-cell>
          <table:table-cell office:value-type="string" table:number-columns-spanned="2" table:number-rows-spanned="1" table:style-name="ce150">
            <text:p>Fleetguard LF9001-<text:span text:style-name="T6">P559000</text:span></text:p>
          </table:table-cell>
          <table:covered-table-cell/>
          <table:table-cell office:value-type="string" table:number-columns-spanned="2" table:number-rows-spanned="1" table:style-name="ce151">
            <text:p>Baldwin BD7154</text:p>
          </table:table-cell>
          <table:covered-table-cell/>
          <table:table-cell office:value-type="string" table:style-name="ce36">
            <text:p>BD7154</text:p>
          </table:table-cell>
          <table:table-cell office:value-type="currency" office:value="43914" table:style-name="ce53">
            <text:p>$43.914</text:p>
          </table:table-cell>
          <table:table-cell office:value-type="float" office:value="1.6970000000000001" table:style-name="ce37">
            <text:p>1,697</text:p>
          </table:table-cell>
          <table:table-cell office:value-type="float" office:value="3" table:style-name="ce37">
            <text:p>3</text:p>
          </table:table-cell>
          <table:table-cell office:value-type="float" office:value="5.0910000000000002" table:formula="of:=([.J20]*[.I20])" table:style-name="ce37">
            <text:p>5,091</text:p>
          </table:table-cell>
          <table:table-cell table:style-name="ce36"/>
          <table:table-cell office:value-type="float" office:value="0" table:formula="of:=([.I20]*[.L20])" table:style-name="ce36">
            <text:p>0</text:p>
          </table:table-cell>
          <table:table-cell office:value-type="currency" office:value="131742" table:formula="of:=([.H20]*[.J20])" table:style-name="ce53">
            <text:p>$131.742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0]*[.P20])" table:style-name="ce36">
            <text:p>0</text:p>
          </table:table-cell>
          <table:table-cell office:value-type="float" office:value="1" table:style-name="ce55">
            <text:p>1</text:p>
          </table:table-cell>
          <table:table-cell office:value-type="string" table:style-name="ce48">
            <text:p>Horas: 8.001 (170.013 km)</text:p>
          </table:table-cell>
          <table:table-cell office:value-type="string" table:style-name="ce49">
            <text:p>1 Galon hidraulico</text:p>
          </table:table-cell>
          <table:table-cell table:style-name="ce1"/>
          <table:table-cell office:value-type="float" office:value="1" table:style-name="ce56">
            <text:p>1</text:p>
          </table:table-cell>
          <table:table-cell office:value-type="string" table:style-name="ce48">
            <text:p>Horas: 8.304(176.045 km)</text:p>
          </table:table-cell>
          <table:table-cell office:value-type="string" table:style-name="ce49">
            <text:p>10 Gal 85w40 para diferenciales</text:p>
          </table:table-cell>
          <table:table-cell table:style-name="ce1"/>
          <table:table-cell office:value-type="float" office:value="1" table:style-name="ce56">
            <text:p>1</text:p>
          </table:table-cell>
          <table:table-cell office:value-type="string" table:style-name="ce48">
            <text:p>Horas: 8.805(185.423 km)</text:p>
          </table:table-cell>
          <table:table-cell table:style-name="ce49"/>
          <table:table-cell table:number-columns-repeated="16356"/>
        </table:table-row>
        <table:table-row table:style-name="ro3">
          <table:table-cell/>
          <table:table-cell office:value-type="string" table:style-name="ce51">
            <text:p>Filtro separador combustible</text:p>
          </table:table-cell>
          <table:table-cell office:value-type="string" table:style-name="ce52">
            <text:p>Fleetguard FS19765<text:span text:style-name="T7"><text:s/></text:span><text:span text:style-name="T8">Baldwin PF7930</text:span></text:p>
          </table:table-cell>
          <table:table-cell table:style-name="ce52"/>
          <table:table-cell office:value-type="string" table:style-name="ce57">
            <text:p>Fleetguard FS19765/<text:s/><text:span text:style-name="T9">Donaldson P550851</text:span><text:span text:style-name="T10">/P550467</text:span></text:p>
          </table:table-cell>
          <table:table-cell table:style-name="ce58"/>
          <table:table-cell office:value-type="string" table:style-name="ce36">
            <text:p>PF7930</text:p>
          </table:table-cell>
          <table:table-cell office:value-type="currency" office:value="22185" table:style-name="ce53">
            <text:p>$22.185</text:p>
          </table:table-cell>
          <table:table-cell office:value-type="float" office:value="0.68" table:style-name="ce37">
            <text:p>0,68</text:p>
          </table:table-cell>
          <table:table-cell office:value-type="float" office:value="3" table:style-name="ce37">
            <text:p>3</text:p>
          </table:table-cell>
          <table:table-cell office:value-type="float" office:value="2.04" table:formula="of:=([.J21]*[.I21])" table:style-name="ce37">
            <text:p>2,04</text:p>
          </table:table-cell>
          <table:table-cell table:style-name="ce36"/>
          <table:table-cell office:value-type="float" office:value="0" table:formula="of:=([.I21]*[.L21])" table:style-name="ce36">
            <text:p>0</text:p>
          </table:table-cell>
          <table:table-cell office:value-type="currency" office:value="66555" table:formula="of:=([.H21]*[.J21])" table:style-name="ce53">
            <text:p>$66.555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1]*[.P21])" table:style-name="ce36">
            <text:p>0</text:p>
          </table:table-cell>
          <table:table-cell office:value-type="float" office:value="1" table:style-name="ce59">
            <text:p>1</text:p>
          </table:table-cell>
          <table:table-cell office:value-type="string" table:style-name="ce48">
            <text:p>Rutina:</text:p>
          </table:table-cell>
          <table:table-cell table:style-name="ce49"/>
          <table:table-cell table:style-name="ce1"/>
          <table:table-cell office:value-type="float" office:value="1" table:style-name="ce60">
            <text:p>1</text:p>
          </table:table-cell>
          <table:table-cell office:value-type="string" table:style-name="ce48">
            <text:p>Rutina:</text:p>
          </table:table-cell>
          <table:table-cell office:value-type="string" table:style-name="ce49">
            <text:p>¼ refrigerante Chevy</text:p>
          </table:table-cell>
          <table:table-cell table:style-name="ce1"/>
          <table:table-cell office:value-type="float" office:value="1" table:style-name="ce60">
            <text:p>1</text:p>
          </table:table-cell>
          <table:table-cell office:value-type="string" table:style-name="ce48">
            <text:p>Rutina:</text:p>
          </table:table-cell>
          <table:table-cell table:style-name="ce49"/>
          <table:table-cell table:number-columns-repeated="16356"/>
        </table:table-row>
        <table:table-row table:style-name="ro3">
          <table:table-cell/>
          <table:table-cell office:value-type="string" table:style-name="ce51">
            <text:p>Elemento combustible</text:p>
          </table:table-cell>
          <table:table-cell office:value-type="string" table:number-columns-spanned="2" table:number-rows-spanned="1" table:style-name="ce150">
            <text:p>Fleetguard FF5369W</text:p>
          </table:table-cell>
          <table:covered-table-cell/>
          <table:table-cell office:value-type="string" table:number-columns-spanned="2" table:number-rows-spanned="1" table:style-name="ce151">
            <text:p>Baldwin PF7680/</text:p>
          </table:table-cell>
          <table:covered-table-cell/>
          <table:table-cell table:style-name="ce36"/>
          <table:table-cell table:style-name="ce53"/>
          <table:table-cell table:number-columns-repeated="3" table:style-name="ce37"/>
          <table:table-cell table:style-name="ce36"/>
          <table:table-cell office:value-type="float" office:value="0" table:formula="of:=([.I22]*[.L22])" table:style-name="ce36">
            <text:p>0</text:p>
          </table:table-cell>
          <table:table-cell office:value-type="currency" office:value="0" table:formula="of:=([.H22]*[.J22])" table:style-name="ce53">
            <text:p>$0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2]*[.P22])" table:style-name="ce36">
            <text:p>0</text:p>
          </table:table-cell>
          <table:table-cell table:style-name="ce61"/>
          <table:table-cell office:value-type="string" table:style-name="ce62">
            <text:p>Aceite motor 15w40: 44/4</text:p>
          </table:table-cell>
          <table:table-cell office:value-type="string" table:style-name="ce44">
            <text:p>Pendiente</text:p>
          </table:table-cell>
          <table:table-cell table:style-name="ce1"/>
          <table:table-cell table:style-name="ce63"/>
          <table:table-cell office:value-type="string" table:style-name="ce62">
            <text:p>Aceite motor 15w40: 44/4</text:p>
          </table:table-cell>
          <table:table-cell office:value-type="string" table:style-name="ce49">
            <text:p>1 juego de plumillas</text:p>
          </table:table-cell>
          <table:table-cell table:style-name="ce1"/>
          <table:table-cell table:style-name="ce63"/>
          <table:table-cell office:value-type="string" table:style-name="ce62">
            <text:p>Aceite motor 15w40: 44/4</text:p>
          </table:table-cell>
          <table:table-cell table:style-name="ce49"/>
          <table:table-cell table:number-columns-repeated="16356"/>
        </table:table-row>
        <table:table-row table:style-name="ro3">
          <table:table-cell/>
          <table:table-cell office:value-type="string" table:style-name="ce51">
            <text:p>Filtro A/C(elemento)</text:p>
          </table:table-cell>
          <table:table-cell office:value-type="string" table:number-columns-spanned="2" table:number-rows-spanned="1" table:style-name="ce150">
            <text:p>2506656C1 /<text:s/><text:span text:style-name="T11">PA4985</text:span></text:p>
          </table:table-cell>
          <table:covered-table-cell/>
          <table:table-cell office:value-type="string" table:number-columns-spanned="2" table:number-rows-spanned="1" table:style-name="ce151">
            <text:p>FIL2506656C1 /<text:s/><text:span text:style-name="T9">Donaldson P614221</text:span></text:p>
          </table:table-cell>
          <table:covered-table-cell/>
          <table:table-cell office:value-type="string" table:style-name="ce36">
            <text:p>PA4985</text:p>
          </table:table-cell>
          <table:table-cell office:value-type="currency" office:value="18875" table:style-name="ce53">
            <text:p>$18.875</text:p>
          </table:table-cell>
          <table:table-cell office:value-type="float" office:value="1.2" table:style-name="ce37">
            <text:p>1,2</text:p>
          </table:table-cell>
          <table:table-cell office:value-type="float" office:value="3" table:style-name="ce37">
            <text:p>3</text:p>
          </table:table-cell>
          <table:table-cell office:value-type="float" office:value="3.5999999999999996" table:formula="of:=([.J23]*[.I23])" table:style-name="ce37">
            <text:p>3,6</text:p>
          </table:table-cell>
          <table:table-cell table:style-name="ce36"/>
          <table:table-cell office:value-type="float" office:value="0" table:formula="of:=([.I23]*[.L23])" table:style-name="ce36">
            <text:p>0</text:p>
          </table:table-cell>
          <table:table-cell office:value-type="currency" office:value="56625" table:formula="of:=([.H23]*[.J23])" table:style-name="ce53">
            <text:p>$56.625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3]*[.P23])" table:style-name="ce36">
            <text:p>0</text:p>
          </table:table-cell>
          <table:table-cell office:value-type="float" office:value="1" table:style-name="ce47">
            <text:p>1</text:p>
          </table:table-cell>
          <table:table-cell office:value-type="string" table:style-name="ce48">
            <text:p>Req: AAM-16-2014-T8</text:p>
          </table:table-cell>
          <table:table-cell office:value-type="string" table:style-name="ce48">
            <text:p>Seguimiento fuga hidraulico</text:p>
          </table:table-cell>
          <table:table-cell table:style-name="ce1"/>
          <table:table-cell office:value-type="float" office:value="1" table:style-name="ce50">
            <text:p>1</text:p>
          </table:table-cell>
          <table:table-cell office:value-type="string" table:style-name="ce48">
            <text:p>Req: AAM-42-2014-L.B</text:p>
          </table:table-cell>
          <table:table-cell table:style-name="ce48"/>
          <table:table-cell table:style-name="ce1"/>
          <table:table-cell office:value-type="float" office:value="1" table:style-name="ce50">
            <text:p>1</text:p>
          </table:table-cell>
          <table:table-cell office:value-type="string" table:style-name="ce48">
            <text:p>Req: AAM-73-2014-L.B</text:p>
          </table:table-cell>
          <table:table-cell table:style-name="ce48"/>
          <table:table-cell table:number-columns-repeated="16356"/>
        </table:table-row>
        <table:table-row table:style-name="ro3">
          <table:table-cell/>
          <table:table-cell office:value-type="string" table:style-name="ce51">
            <text:p>Elemento Filtro aire primario</text:p>
          </table:table-cell>
          <table:table-cell office:value-type="string" table:number-columns-spanned="2" table:number-rows-spanned="1" table:style-name="ce150">
            <text:p>3551814C1</text:p>
          </table:table-cell>
          <table:covered-table-cell/>
          <table:table-cell office:value-type="string" table:number-columns-spanned="2" table:number-rows-spanned="1" table:style-name="ce151">
            <text:p>Baldwin RS4862</text:p>
          </table:table-cell>
          <table:covered-table-cell/>
          <table:table-cell office:value-type="string" table:style-name="ce36">
            <text:p>RS4862</text:p>
          </table:table-cell>
          <table:table-cell office:value-type="currency" office:value="74024" table:style-name="ce53">
            <text:p>$74.024</text:p>
          </table:table-cell>
          <table:table-cell office:value-type="float" office:value="3.3109999999999999" table:style-name="ce37">
            <text:p>3,311</text:p>
          </table:table-cell>
          <table:table-cell office:value-type="float" office:value="2" table:style-name="ce37">
            <text:p>2</text:p>
          </table:table-cell>
          <table:table-cell office:value-type="float" office:value="6.6219999999999999" table:formula="of:=([.J24]*[.I24])" table:style-name="ce37">
            <text:p>6,622</text:p>
          </table:table-cell>
          <table:table-cell table:style-name="ce36"/>
          <table:table-cell office:value-type="float" office:value="0" table:formula="of:=([.I24]*[.L24])" table:style-name="ce36">
            <text:p>0</text:p>
          </table:table-cell>
          <table:table-cell office:value-type="currency" office:value="148048" table:formula="of:=([.H24]*[.J24])" table:style-name="ce53">
            <text:p>$148.048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4]*[.P24])" table:style-name="ce36">
            <text:p>0</text:p>
          </table:table-cell>
          <table:table-cell office:value-type="float" office:value="1" table:style-name="ce55">
            <text:p>1</text:p>
          </table:table-cell>
          <table:table-cell office:value-type="string" table:style-name="ce48">
            <text:p>Remisión: GIT8-002-2013</text:p>
          </table:table-cell>
          <table:table-cell office:value-type="string" table:style-name="ce48">
            <text:p>verificar rateo motor</text:p>
          </table:table-cell>
          <table:table-cell table:style-name="ce1"/>
          <table:table-cell table:style-name="ce56"/>
          <table:table-cell office:value-type="string" table:style-name="ce48">
            <text:p>Remisión: GIT8-004/5-2013</text:p>
          </table:table-cell>
          <table:table-cell table:style-name="ce48"/>
          <table:table-cell table:style-name="ce1"/>
          <table:table-cell office:value-type="float" office:value="1" table:style-name="ce56">
            <text:p>1</text:p>
          </table:table-cell>
          <table:table-cell office:value-type="string" table:style-name="ce48">
            <text:p>Remisión: GIT8-007-2013</text:p>
          </table:table-cell>
          <table:table-cell table:style-name="ce48"/>
          <table:table-cell table:number-columns-repeated="16356"/>
        </table:table-row>
        <table:table-row table:style-name="ro3">
          <table:table-cell/>
          <table:table-cell office:value-type="string" table:style-name="ce51">
            <text:p>Elemento Filtro aire secundario</text:p>
          </table:table-cell>
          <table:table-cell office:value-type="string" table:number-columns-spanned="2" table:number-rows-spanned="1" table:style-name="ce150">
            <text:p>3551815C1</text:p>
          </table:table-cell>
          <table:covered-table-cell/>
          <table:table-cell office:value-type="string" table:number-columns-spanned="2" table:number-rows-spanned="1" table:style-name="ce151">
            <text:p>Baldwin RS4863</text:p>
          </table:table-cell>
          <table:covered-table-cell/>
          <table:table-cell office:value-type="string" table:style-name="ce36">
            <text:p>RS4863</text:p>
          </table:table-cell>
          <table:table-cell office:value-type="currency" office:value="47554" table:style-name="ce53">
            <text:p>$47.554</text:p>
          </table:table-cell>
          <table:table-cell office:value-type="float" office:value="1.474" table:style-name="ce37">
            <text:p>1,474</text:p>
          </table:table-cell>
          <table:table-cell office:value-type="float" office:value="1" table:style-name="ce37">
            <text:p>1</text:p>
          </table:table-cell>
          <table:table-cell office:value-type="float" office:value="1.474" table:formula="of:=([.J25]*[.I25])" table:style-name="ce37">
            <text:p>1,474</text:p>
          </table:table-cell>
          <table:table-cell table:style-name="ce36"/>
          <table:table-cell office:value-type="float" office:value="0" table:formula="of:=([.I25]*[.L25])" table:style-name="ce36">
            <text:p>0</text:p>
          </table:table-cell>
          <table:table-cell office:value-type="currency" office:value="47554" table:formula="of:=([.H25]*[.J25])" table:style-name="ce53">
            <text:p>$47.554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5]*[.P25])" table:style-name="ce36">
            <text:p>0</text:p>
          </table:table-cell>
          <table:table-cell office:value-type="float" office:value="1" table:style-name="ce55">
            <text:p>1</text:p>
          </table:table-cell>
          <table:table-cell table:number-columns-repeated="2" table:style-name="ce48"/>
          <table:table-cell table:style-name="ce1"/>
          <table:table-cell table:style-name="ce56"/>
          <table:table-cell table:style-name="ce48"/>
          <table:table-cell office:value-type="string" table:style-name="ce44">
            <text:p>Pendiente</text:p>
          </table:table-cell>
          <table:table-cell table:style-name="ce1"/>
          <table:table-cell table:style-name="ce56"/>
          <table:table-cell table:style-name="ce48"/>
          <table:table-cell office:value-type="string" table:style-name="ce44">
            <text:p>Pendiente</text:p>
          </table:table-cell>
          <table:table-cell table:number-columns-repeated="16356"/>
        </table:table-row>
        <table:table-row table:style-name="ro3">
          <table:table-cell/>
          <table:table-cell office:value-type="string" table:style-name="ce51">
            <text:p>Filtro de agua "Neutro"</text:p>
          </table:table-cell>
          <table:table-cell office:value-type="string" table:number-columns-spanned="2" table:number-rows-spanned="1" table:style-name="ce150">
            <text:p>WF2122/<text:span text:style-name="T6"><text:s/>Donaldson ECF4085</text:span></text:p>
          </table:table-cell>
          <table:covered-table-cell/>
          <table:table-cell office:value-type="string" table:number-columns-spanned="2" table:number-rows-spanned="1" table:style-name="ce151">
            <text:p>Baldwin B5090</text:p>
          </table:table-cell>
          <table:covered-table-cell/>
          <table:table-cell table:style-name="ce36"/>
          <table:table-cell table:style-name="ce53"/>
          <table:table-cell table:number-columns-repeated="3" table:style-name="ce37"/>
          <table:table-cell table:style-name="ce36"/>
          <table:table-cell office:value-type="float" office:value="0" table:formula="of:=([.I26]*[.L26])" table:style-name="ce36">
            <text:p>0</text:p>
          </table:table-cell>
          <table:table-cell office:value-type="currency" office:value="0" table:formula="of:=([.H26]*[.J26])" table:style-name="ce53">
            <text:p>$0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6]*[.P26])" table:style-name="ce36">
            <text:p>0</text:p>
          </table:table-cell>
          <table:table-cell table:style-name="ce55"/>
          <table:table-cell office:value-type="string" table:style-name="ce48">
            <text:p>Req: AAM-22-2014-T8</text:p>
          </table:table-cell>
          <table:table-cell office:value-type="date" office:date-value="2014-01-31T00:00:00" table:style-name="ce64">
            <text:p>31/01/14</text:p>
          </table:table-cell>
          <table:table-cell table:style-name="ce1"/>
          <table:table-cell table:style-name="ce56"/>
          <table:table-cell table:style-name="ce48"/>
          <table:table-cell office:value-type="string" table:style-name="ce48">
            <text:p>Programar rev bandas trasera</text:p>
          </table:table-cell>
          <table:table-cell table:style-name="ce1"/>
          <table:table-cell table:style-name="ce56"/>
          <table:table-cell table:style-name="ce48"/>
          <table:table-cell office:value-type="string" table:style-name="ce48">
            <text:p>Programar rev bandas trasera</text:p>
          </table:table-cell>
          <table:table-cell table:number-columns-repeated="16356"/>
        </table:table-row>
        <table:table-row table:style-name="ro3">
          <table:table-cell/>
          <table:table-cell office:value-type="string" table:style-name="ce51">
            <text:p>Filtro aceite diferencial</text:p>
          </table:table-cell>
          <table:table-cell office:value-type="string" table:style-name="ce52">
            <text:p>Donaldson P550939</text:p>
          </table:table-cell>
          <table:table-cell table:style-name="ce52"/>
          <table:table-cell table:style-name="ce57"/>
          <table:table-cell table:style-name="ce58"/>
          <table:table-cell office:value-type="string" table:style-name="ce36">
            <text:p>P550939</text:p>
          </table:table-cell>
          <table:table-cell office:value-type="currency" office:value="13989" table:style-name="ce53">
            <text:p>$13.989</text:p>
          </table:table-cell>
          <table:table-cell office:value-type="float" office:value="0.85" table:style-name="ce37">
            <text:p>0,85</text:p>
          </table:table-cell>
          <table:table-cell office:value-type="float" office:value="1" table:style-name="ce37">
            <text:p>1</text:p>
          </table:table-cell>
          <table:table-cell office:value-type="float" office:value="0.85" table:formula="of:=([.J27]*[.I27])" table:style-name="ce37">
            <text:p>0,85</text:p>
          </table:table-cell>
          <table:table-cell table:style-name="ce36"/>
          <table:table-cell office:value-type="float" office:value="0" table:formula="of:=([.I27]*[.L27])" table:style-name="ce36">
            <text:p>0</text:p>
          </table:table-cell>
          <table:table-cell office:value-type="currency" office:value="13989" table:formula="of:=([.H27]*[.J27])" table:style-name="ce53">
            <text:p>$13.989</text:p>
          </table:table-cell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7]*[.P27])" table:style-name="ce36">
            <text:p>0</text:p>
          </table:table-cell>
          <table:table-cell table:style-name="ce55"/>
          <table:table-cell office:value-type="string" table:style-name="ce48">
            <text:p>Remisión: GIT8-003-2013</text:p>
          </table:table-cell>
          <table:table-cell office:value-type="string" table:style-name="ce49">
            <text:p>5 Gal aceite hidraulico <text:s/>ISO 68</text:p>
          </table:table-cell>
          <table:table-cell table:style-name="ce1"/>
          <table:table-cell office:value-type="float" office:value="1" table:style-name="ce65">
            <text:p>1</text:p>
          </table:table-cell>
          <table:table-cell table:style-name="ce48"/>
          <table:table-cell office:value-type="string" table:style-name="ce48">
            <text:p>Programar cambio alarma de reversa</text:p>
          </table:table-cell>
          <table:table-cell table:style-name="ce1"/>
          <table:table-cell table:style-name="ce65"/>
          <table:table-cell table:style-name="ce48"/>
          <table:table-cell office:value-type="string" table:style-name="ce48">
            <text:p>Programar cambio alarma de reversa</text:p>
          </table:table-cell>
          <table:table-cell table:number-columns-repeated="16356"/>
        </table:table-row>
        <table:table-row table:style-name="ro3">
          <table:table-cell/>
          <table:table-cell office:value-type="string" table:style-name="ce51">
            <text:p>Filtro hidraulico de dirección</text:p>
          </table:table-cell>
          <table:table-cell office:value-type="string" table:number-columns-spanned="2" table:number-rows-spanned="1" table:style-name="ce152">
            <text:p>2503221C1 /<text:s/><text:span text:style-name="T11">Baldwin BT9388</text:span></text:p>
          </table:table-cell>
          <table:covered-table-cell/>
          <table:table-cell office:value-type="string" table:number-columns-spanned="2" table:number-rows-spanned="1" table:style-name="ce153">
            <text:p>FIL2503221C1</text:p>
          </table:table-cell>
          <table:covered-table-cell/>
          <table:table-cell table:style-name="ce36"/>
          <table:table-cell table:style-name="ce53"/>
          <table:table-cell table:number-columns-repeated="3" table:style-name="ce37"/>
          <table:table-cell table:style-name="ce36"/>
          <table:table-cell office:value-type="float" office:value="0" table:formula="of:=([.I28]*[.L28])" table:style-name="ce36">
            <text:p>0</text:p>
          </table:table-cell>
          <table:table-cell table:style-name="ce53"/>
          <table:table-cell table:style-name="ce54"/>
          <table:table-cell office:value-type="float" office:value="0" table:style-name="ce36">
            <text:p>0</text:p>
          </table:table-cell>
          <table:table-cell office:value-type="float" office:value="0" table:formula="of:=([.K28]*[.P28])" table:style-name="ce36">
            <text:p>0</text:p>
          </table:table-cell>
          <table:table-cell table:style-name="ce47"/>
          <table:table-cell table:style-name="ce44"/>
          <table:table-cell table:style-name="ce48"/>
          <table:table-cell table:style-name="ce1"/>
          <table:table-cell table:style-name="ce50"/>
          <table:table-cell table:style-name="ce44"/>
          <table:table-cell table:style-name="ce48"/>
          <table:table-cell table:style-name="ce1"/>
          <table:table-cell table:style-name="ce50"/>
          <table:table-cell table:style-name="ce44"/>
          <table:table-cell table:style-name="ce48"/>
          <table:table-cell table:number-columns-repeated="16356"/>
        </table:table-row>
        <table:table-row table:style-name="ro3">
          <table:table-cell/>
          <table:table-cell office:value-type="string" table:style-name="ce66">
            <text:p>Agua desmineralizada</text:p>
          </table:table-cell>
          <table:table-cell office:value-type="string" table:style-name="ce67">
            <text:p>Mobil X 550 cc</text:p>
          </table:table-cell>
          <table:table-cell table:number-columns-repeated="2" table:style-name="ce68"/>
          <table:table-cell table:style-name="ce69"/>
          <table:table-cell table:number-columns-repeated="7" table:style-name="ce70"/>
          <table:table-cell table:style-name="ce53"/>
          <table:table-cell table:style-name="ce41"/>
          <table:table-cell table:number-columns-repeated="2" table:style-name="ce71"/>
          <table:table-cell table:style-name="ce61"/>
          <table:table-cell table:number-columns-repeated="2" table:style-name="ce48"/>
          <table:table-cell table:style-name="ce1"/>
          <table:table-cell table:style-name="ce63"/>
          <table:table-cell table:number-columns-repeated="2" table:style-name="ce48"/>
          <table:table-cell table:style-name="ce1"/>
          <table:table-cell table:style-name="ce63"/>
          <table:table-cell table:number-columns-repeated="2" table:style-name="ce48"/>
          <table:table-cell table:number-columns-repeated="16356"/>
        </table:table-row>
        <table:table-row table:style-name="ro3">
          <table:table-cell/>
          <table:table-cell table:style-name="ce66"/>
          <table:table-cell table:style-name="ce72"/>
          <table:table-cell table:number-columns-repeated="3" table:style-name="ce66"/>
          <table:table-cell office:value-type="string" table:style-name="ce73">
            <text:p>15W40</text:p>
          </table:table-cell>
          <table:table-cell office:value-type="currency" office:value="13648" table:style-name="ce53">
            <text:p>$13.648</text:p>
          </table:table-cell>
          <table:table-cell table:style-name="ce73"/>
          <table:table-cell office:value-type="string" table:style-name="ce74">
            <text:p>132/4=33 Gal</text:p>
          </table:table-cell>
          <table:table-cell office:value-type="float" office:value="14.586" table:formula="of:=SUM([.K21:.K29])" table:style-name="ce74">
            <text:p>14,586</text:p>
          </table:table-cell>
          <table:table-cell table:number-columns-repeated="2" table:style-name="ce74"/>
          <table:table-cell office:value-type="currency" office:value="450348" table:style-name="ce53">
            <text:p>$450.348</text:p>
          </table:table-cell>
          <table:table-cell table:style-name="ce41"/>
          <table:table-cell table:number-columns-repeated="2" table:style-name="ce71"/>
          <table:table-cell table:style-name="ce75"/>
          <table:table-cell table:number-columns-repeated="2" table:style-name="ce76"/>
          <table:table-cell table:style-name="ce1"/>
          <table:table-cell table:style-name="ce75"/>
          <table:table-cell table:number-columns-repeated="2" table:style-name="ce76"/>
          <table:table-cell table:style-name="ce1"/>
          <table:table-cell table:style-name="ce75"/>
          <table:table-cell table:number-columns-repeated="2" table:style-name="ce76"/>
          <table:table-cell table:number-columns-repeated="16356"/>
        </table:table-row>
        <table:table-row table:style-name="ro3">
          <table:table-cell/>
          <table:table-cell table:style-name="ce66"/>
          <table:table-cell table:style-name="ce72"/>
          <table:table-cell table:number-columns-repeated="3" table:style-name="ce66"/>
          <table:table-cell table:number-columns-repeated="3" table:style-name="ce1"/>
          <table:table-cell office:value-type="string" table:number-columns-spanned="4" table:number-rows-spanned="1" table:style-name="ce147">
            <text:p>Costo rutinas <text:s/>Grua <text:s/>Inter SMO-129 ( 2014 )</text:p>
          </table:table-cell>
          <table:covered-table-cell table:number-columns-repeated="3"/>
          <table:table-cell office:value-type="currency" office:value="914861" table:formula="of:=SUM([.N30]+[.N29]+[.N28]+[.N27]+[.N26]+[.N25]+[.N24]+[.N23]+[.N22]+[.N21]+[.N20])" table:style-name="ce77">
            <text:p>$914.861</text:p>
          </table:table-cell>
          <table:table-cell table:style-name="ce78"/>
          <table:table-cell table:number-columns-repeated="2" table:style-name="ce71"/>
          <table:table-cell table:style-name="ce75"/>
          <table:table-cell table:number-columns-repeated="2" table:style-name="ce76"/>
          <table:table-cell table:style-name="ce1"/>
          <table:table-cell table:style-name="ce75"/>
          <table:table-cell table:number-columns-repeated="2" table:style-name="ce76"/>
          <table:table-cell table:style-name="ce1"/>
          <table:table-cell table:style-name="ce75"/>
          <table:table-cell table:number-columns-repeated="2" table:style-name="ce76"/>
          <table:table-cell table:number-columns-repeated="16356"/>
        </table:table-row>
        <table:table-row table:style-name="ro4">
          <table:table-cell/>
          <table:table-cell table:number-columns-repeated="5" table:style-name="ce66"/>
          <table:table-cell table:number-columns-repeated="3" table:style-name="ce1"/>
          <table:table-cell office:value-type="float" office:value="2014" table:number-columns-spanned="4" table:number-rows-spanned="1" table:style-name="ce144">
            <text:p>2014</text:p>
          </table:table-cell>
          <table:covered-table-cell table:number-columns-repeated="3"/>
          <table:table-cell table:style-name="ce35"/>
          <table:table-cell table:style-name="ce79"/>
          <table:table-cell office:value-type="float" office:value="2015" table:number-columns-spanned="2" table:number-rows-spanned="1" table:style-name="ce144">
            <text:p>2015</text:p>
          </table:table-cell>
          <table:covered-table-cell/>
          <table:table-cell table:number-columns-repeated="16367" table:style-name="ce1"/>
        </table:table-row>
        <table:table-row table:style-name="ro3">
          <table:table-cell/>
          <table:table-cell office:value-type="string" table:number-columns-spanned="5" table:number-rows-spanned="1" table:style-name="ce154">
            <text:p>EQUIPO Y/O VEHICULO: Camionetas <text:s text:c="2"/>Chevrolet Luv D-max 2.5(1) Supervisor Vial</text:p>
          </table:table-cell>
          <table:covered-table-cell table:number-columns-repeated="4"/>
          <table:table-cell office:value-type="string" table:style-name="ce36">
            <text:p>FILTROS</text:p>
          </table:table-cell>
          <table:table-cell table:style-name="ce36"/>
          <table:table-cell office:value-type="string" table:style-name="ce37">
            <text:p>Peso(lb)</text:p>
          </table:table-cell>
          <table:table-cell office:value-type="string" table:style-name="ce37">
            <text:p>Cant/junio</text:p>
          </table:table-cell>
          <table:table-cell office:value-type="string" table:style-name="ce37">
            <text:p>Totales</text:p>
          </table:table-cell>
          <table:table-cell office:value-type="string" table:style-name="ce36">
            <text:p>Cant/Diciem</text:p>
          </table:table-cell>
          <table:table-cell office:value-type="string" table:style-name="ce80">
            <text:p>Totales</text:p>
          </table:table-cell>
          <table:table-cell table:style-name="ce80"/>
          <table:table-cell table:style-name="ce81"/>
          <table:table-cell office:value-type="string" table:style-name="ce36">
            <text:p>Cant/junio</text:p>
          </table:table-cell>
          <table:table-cell office:value-type="string" table:style-name="ce36">
            <text:p>Totales</text:p>
          </table:table-cell>
          <table:table-cell office:value-type="date" office:date-value="2014-01-16T00:00:00" table:style-name="ce82">
            <text:p>16/01/14</text:p>
          </table:table-cell>
          <table:table-cell office:value-type="string" table:style-name="ce83">
            <office:annotation draw:style-name="a3" svg:x="19.2604166666667in" svg:y="3.41666666666667in" svg:width="0.96875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1-29T00:00:00" table:style-name="ce84">
            <text:p>29/01/14</text:p>
          </table:table-cell>
          <table:table-cell office:value-type="string" table:style-name="ce83">
            <office:annotation draw:style-name="a4" svg:x="25.4479166666667in" svg:y="3.41666666666667in" svg:width="0.197916666666667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2-19T00:00:00" table:style-name="ce84">
            <text:p>19/02/14</text:p>
          </table:table-cell>
          <table:table-cell office:value-type="string" table:style-name="ce83">
            <office:annotation draw:style-name="a5" svg:x="31.6354166666667in" svg:y="3.41666666666667in" svg:width="3.38541666666667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string" table:style-name="ce84">
            <text:p>06/03 /2014</text:p>
          </table:table-cell>
          <table:table-cell office:value-type="string" table:style-name="ce83">
            <office:annotation draw:style-name="a6" svg:x="31.6354166666667in" svg:y="3.41666666666667in" svg:width="0.15625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3-31T00:00:00" table:style-name="ce84">
            <text:p>31/03/14</text:p>
          </table:table-cell>
          <table:table-cell office:value-type="string" table:style-name="ce83">
            <office:annotation draw:style-name="a7" svg:x="37.59375in" svg:y="3.41666666666667in" svg:width="0.15625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4-25T00:00:00" table:style-name="ce84">
            <text:p>25/04/14</text:p>
          </table:table-cell>
          <table:table-cell office:value-type="string" table:style-name="ce83">
            <office:annotation draw:style-name="a8" svg:x="37.59375in" svg:y="3.41666666666667in" svg:width="0.15625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6-03T00:00:00" table:style-name="ce84">
            <text:p>03/06/14</text:p>
          </table:table-cell>
          <table:table-cell office:value-type="string" table:style-name="ce83">
            <office:annotation draw:style-name="a9" svg:x="43.4479166666667in" svg:y="3.41666666666667in" svg:width="0.15625in" svg:height="0.604166666666667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7-11T00:00:00" table:style-name="ce84">
            <text:p>11/07/14</text:p>
          </table:table-cell>
          <table:table-cell office:value-type="string" table:style-name="ce83">
            <office:annotation draw:style-name="a10" svg:x="64.7604166666667in" svg:y="6.16666666666667in" svg:width="0.15625in" svg:height="1.13541666666667in">
              <dc:creator/>
              <text:p><text:span text:style-name="T5">Se realizo engrase de rodamientos a los 380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9-26T00:00:00" table:style-name="ce84">
            <text:p>26/09/14</text:p>
          </table:table-cell>
          <table:table-cell office:value-type="string" table:style-name="ce83">
            <office:annotation draw:style-name="a11" svg:x="70.1979166666667in" svg:y="6.44791666666667in" svg:width="0.0729166666666667in" svg:height="1.10416666666667in">
              <dc:creator/>
              <text:p><text:span text:style-name="T5">Se realizo engrase de rodamientos a los 380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10-24T00:00:00" table:style-name="ce84">
            <text:p>24/10/14</text:p>
          </table:table-cell>
          <table:table-cell office:value-type="string" table:style-name="ce83">
            <office:annotation draw:style-name="a12" svg:x="75in" svg:y="6.44791666666667in" svg:width="0.135416666666667in" svg:height="1.10416666666667in">
              <dc:creator/>
              <text:p><text:span text:style-name="T5">Se realizo engrase de rodamientos a los 380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11-25T00:00:00" table:style-name="ce84">
            <text:p>25/11/14</text:p>
          </table:table-cell>
          <table:table-cell office:value-type="string" table:style-name="ce83">
            <office:annotation draw:style-name="a13" svg:x="79.84375in" svg:y="6.44791666666667in" svg:width="0.135416666666667in" svg:height="1.10416666666667in">
              <dc:creator/>
              <text:p><text:span text:style-name="T5">Se realizo engrase de rodamientos a los 380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12-13T00:00:00" table:style-name="ce84">
            <text:p>13/12/14</text:p>
          </table:table-cell>
          <table:table-cell office:value-type="string" table:style-name="ce83">
            <office:annotation draw:style-name="a14" svg:x="85.0104166666667in" svg:y="6.44791666666667in" svg:width="0.21875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1-09T00:00:00" table:style-name="ce84">
            <text:p>09/01/15</text:p>
          </table:table-cell>
          <table:table-cell office:value-type="string" table:style-name="ce83">
            <office:annotation draw:style-name="a15" svg:x="90.3541666666667in" svg:y="6.44791666666667in" svg:width="2.44791666666667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37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1-26T00:00:00" table:style-name="ce84">
            <text:p>26/01/15</text:p>
          </table:table-cell>
          <table:table-cell office:value-type="string" table:style-name="ce83">
            <office:annotation draw:style-name="a16" svg:x="95.4791666666667in" svg:y="6.44791666666667in" svg:width="2.44791666666667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417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2-16T00:00:00" table:style-name="ce84">
            <text:p>16/02/15</text:p>
          </table:table-cell>
          <table:table-cell office:value-type="string" table:style-name="ce83">
            <office:annotation draw:style-name="a17" svg:x="100.635416666667in" svg:y="6.44791666666667in" svg:width="2.44791666666667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417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3-12T00:00:00" table:style-name="ce84">
            <text:p>12/03/15</text:p>
          </table:table-cell>
          <table:table-cell office:value-type="string" table:style-name="ce83">
            <office:annotation draw:style-name="a18" svg:x="105.75in" svg:y="6.44791666666667in" svg:width="2.44791666666667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417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4-13T00:00:00" table:style-name="ce84">
            <text:p>13/04/15</text:p>
          </table:table-cell>
          <table:table-cell office:value-type="string" table:style-name="ce83">
            <office:annotation draw:style-name="a19" svg:x="110.854166666667in" svg:y="6.44791666666667in" svg:width="2.44791666666667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417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4-29T00:00:00" table:style-name="ce84">
            <text:p>29/04/15</text:p>
          </table:table-cell>
          <table:table-cell office:value-type="string" table:style-name="ce83">
            <office:annotation draw:style-name="a20" svg:x="115.9375in" svg:y="6.44791666666667in" svg:width="2.44791666666667in" svg:height="1.10416666666667in">
              <dc:creator/>
              <text:p><text:span text:style-name="T5">Se realizo engrase de rodamientos a los 405.000 km.</text:span><text:span text:style-name="T5"/></text:p>
              <text:p><text:span text:style-name="T5">Cambio aceite caja y diferencial a los 417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6-01T00:00:00" table:style-name="ce84">
            <text:p>01/06/15</text:p>
          </table:table-cell>
          <table:table-cell office:value-type="string" table:style-name="ce83">
            <office:annotation draw:style-name="a21" svg:x="122.916666666667in" svg:y="6.44791666666667in" svg:width="2.44791666666667in" svg:height="1.10416666666667in">
              <dc:creator/>
              <text:p><text:span text:style-name="T5">Se realizo engrase de rodamientos a los 445.000 km.</text:span><text:span text:style-name="T5"/></text:p>
              <text:p><text:span text:style-name="T5">Cambio aceite caja y diferencial a los 417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number-columns-repeated="16292"/>
        </table:table-row>
        <table:table-row table:style-name="ro3">
          <table:table-cell/>
          <table:table-cell office:value-type="string" table:style-name="ce46">
            <text:p>DESCRIPCIÓN</text:p>
          </table:table-cell>
          <table:table-cell office:value-type="string" table:number-columns-spanned="2" table:number-rows-spanned="1" table:style-name="ce148">
            <text:p>MARCA-REFERENCIA</text:p>
          </table:table-cell>
          <table:covered-table-cell/>
          <table:table-cell office:value-type="string" table:number-columns-spanned="2" table:number-rows-spanned="1" table:style-name="ce149">
            <text:p>MARCA RECIBIDA</text:p>
          </table:table-cell>
          <table:covered-table-cell/>
          <table:table-cell office:value-type="string" table:number-columns-spanned="7" table:number-rows-spanned="1" table:style-name="ce147">
            <text:p>CAMIONETA CHEVROLET LUV DDA-286</text:p>
          </table:table-cell>
          <table:covered-table-cell table:number-columns-repeated="6"/>
          <table:table-cell table:style-name="ce85"/>
          <table:table-cell table:style-name="ce86"/>
          <table:table-cell table:number-columns-repeated="2" table:style-name="ce85"/>
          <table:table-cell office:value-type="string" table:style-name="ce87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Engrase de rodamientos delanteros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juego bandas <text:s/>frenos traseros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juego de pastillas Novex ref. 7943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limpiador de tanque combustible 44K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 Gal 15w40 caja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engrase de roamientos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/4 refrigerante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Engrase de rodamintos del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juego de plumillas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Cambio aceite caja <text:s/>1gal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bombillo luz stop izq ref.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bombillo luz stop izq ref.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bombillo luz stop izq ref.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2-bombillo luz stop izq ref.</text:p>
          </table:table-cell>
          <table:table-cell table:style-name="ce1"/>
          <table:table-cell office:value-type="string" table:style-name="ce90">
            <text:p>DDA-286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socke y bombillo h4(48881)</text:p>
          </table:table-cell>
          <table:table-cell table:number-columns-repeated="16292"/>
        </table:table-row>
        <table:table-row table:style-name="ro3">
          <table:table-cell/>
          <table:table-cell office:value-type="string" table:style-name="ce51">
            <text:p>Filtro de Aceite</text:p>
          </table:table-cell>
          <table:table-cell office:value-type="string" table:number-columns-spanned="2" table:number-rows-spanned="1" table:style-name="ce150">
            <text:p>Isuzu 8973099270 <text:s/>/<text:s/><text:span text:style-name="T12">Baldwin BT223</text:span></text:p>
          </table:table-cell>
          <table:covered-table-cell/>
          <table:table-cell office:value-type="string" table:number-columns-spanned="2" table:number-rows-spanned="1" table:style-name="ce155">
            <text:p>Donaldson P502015/<text:span text:style-name="T5"><text:s/>P502016 /</text:span><text:span text:style-name="T10"><text:s/>WIX 51348</text:span></text:p>
          </table:table-cell>
          <table:covered-table-cell/>
          <table:table-cell office:value-type="string" table:style-name="ce36">
            <text:p>BT223</text:p>
          </table:table-cell>
          <table:table-cell table:style-name="ce36"/>
          <table:table-cell office:value-type="float" office:value="0.28899999999999998" table:style-name="ce37">
            <text:p>0,289</text:p>
          </table:table-cell>
          <table:table-cell office:value-type="float" office:value="7" table:style-name="ce37">
            <text:p>7</text:p>
          </table:table-cell>
          <table:table-cell office:value-type="float" office:value="2.0229999999999997" table:formula="of:=([.J35]*[.I35])" table:style-name="ce37">
            <text:p>2,023</text:p>
          </table:table-cell>
          <table:table-cell office:value-type="float" office:value="5" table:style-name="ce36">
            <text:p>5</text:p>
          </table:table-cell>
          <table:table-cell office:value-type="float" office:value="1.4449999999999998" table:formula="of:=([.I35]*[.L35])" table:style-name="ce36">
            <text:p>1,445</text:p>
          </table:table-cell>
          <table:table-cell table:style-name="ce42"/>
          <table:table-cell table:style-name="ce41"/>
          <table:table-cell office:value-type="float" office:value="7" table:style-name="ce42">
            <text:p>7</text:p>
          </table:table-cell>
          <table:table-cell office:value-type="float" office:value="2.0229999999999997" table:formula="of:=([.P35]*[.I35])" table:style-name="ce36">
            <text:p>2,023</text:p>
          </table:table-cell>
          <table:table-cell office:value-type="float" office:value="1" table:style-name="ce91">
            <text:p>1</text:p>
          </table:table-cell>
          <table:table-cell office:value-type="string" table:style-name="ce88">
            <text:p>Km:346.792,rutina 1,6/4 aceite</text:p>
          </table:table-cell>
          <table:table-cell office:value-type="string" table:style-name="ce92">
            <text:p>1-bombillo H4 ref. 48881 farola del <text:s/>izq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50.325,rutina 2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57.148,rutina 1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60.308,rutina 3,6/4 aceite</text:p>
          </table:table-cell>
          <table:table-cell office:value-type="string" table:style-name="ce92">
            <text:p>1-limpiador de inyectores Diesel car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65.536,rutina 1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69.786,rutina 1,6/4 aceite</text:p>
          </table:table-cell>
          <table:table-cell office:value-type="string" table:style-name="ce92">
            <text:p>¾ LS 80w90 diferencial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75.649,rutina 1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81.076,rutina 2,6/4 aceite</text:p>
          </table:table-cell>
          <table:table-cell office:value-type="string" table:style-name="ce92">
            <text:p>(cambio rodamientos lZ)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91.136,rutina 2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395.897,rutina 2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01.152,rutina 3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06.028,rutina 3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12.587,rutina 3,6/4 aceite</text:p>
          </table:table-cell>
          <table:table-cell table:style-name="ce92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16.600,rutina 1,6/4 aceite</text:p>
          </table:table-cell>
          <table:table-cell office:value-type="string" table:style-name="ce92">
            <text:p>aceite diferencial 3/4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22.033,rutina 3,6/4 aceite</text:p>
          </table:table-cell>
          <table:table-cell office:value-type="float" office:value="17916" table:style-name="ce92">
            <text:p>17916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27.989,rutina 1,6/4 aceite</text:p>
          </table:table-cell>
          <table:table-cell office:value-type="float" office:value="17916" table:style-name="ce92">
            <text:p>17916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36.221,rutina 1,6/4 aceite</text:p>
          </table:table-cell>
          <table:table-cell office:value-type="float" office:value="17916" table:style-name="ce92">
            <text:p>17916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40.441,rutina 3,6/4 aceite</text:p>
          </table:table-cell>
          <table:table-cell office:value-type="float" office:value="17916" table:style-name="ce92">
            <text:p>17916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447.259,rutina 1,6/4 aceite</text:p>
          </table:table-cell>
          <table:table-cell office:value-type="string" table:style-name="ce92">
            <text:p>engrase de rodamientos(cambio</text:p>
          </table:table-cell>
          <table:table-cell table:number-columns-repeated="16292"/>
        </table:table-row>
        <table:table-row table:style-name="ro3">
          <table:table-cell/>
          <table:table-cell office:value-type="string" table:style-name="ce51">
            <text:p>Filtro de combustible</text:p>
          </table:table-cell>
          <table:table-cell office:value-type="string" table:number-columns-spanned="2" table:number-rows-spanned="1" table:style-name="ce150">
            <text:p>Isuzu 8944489841<text:span text:style-name="T6">(FLP-340</text:span><text:span text:style-name="T9">)<text:s/></text:span><text:span text:style-name="T11">Baldwin BF954</text:span><text:span text:style-name="T13">(97288947</text:span><text:span text:style-name="T11">)</text:span></text:p>
          </table:table-cell>
          <table:covered-table-cell/>
          <table:table-cell office:value-type="string" table:number-columns-spanned="2" table:number-rows-spanned="1" table:style-name="ce156">
            <text:p>Luber finer FP588P/<text:span text:style-name="T11"><text:s/></text:span><text:span text:style-name="T10">Donaldson P550057</text:span></text:p>
          </table:table-cell>
          <table:covered-table-cell/>
          <table:table-cell office:value-type="string" table:style-name="ce36">
            <text:p>BF954</text:p>
          </table:table-cell>
          <table:table-cell table:style-name="ce36"/>
          <table:table-cell office:value-type="float" office:value="0.33100000000000002" table:style-name="ce37">
            <text:p>0,331</text:p>
          </table:table-cell>
          <table:table-cell office:value-type="float" office:value="5" table:style-name="ce37">
            <text:p>5</text:p>
          </table:table-cell>
          <table:table-cell office:value-type="float" office:value="1.655" table:formula="of:=([.J36]*[.I36])" table:style-name="ce37">
            <text:p>1,655</text:p>
          </table:table-cell>
          <table:table-cell office:value-type="float" office:value="4" table:style-name="ce36">
            <text:p>4</text:p>
          </table:table-cell>
          <table:table-cell office:value-type="float" office:value="1.3240000000000001" table:formula="of:=([.I36]*[.L36])" table:style-name="ce36">
            <text:p>1,324</text:p>
          </table:table-cell>
          <table:table-cell table:style-name="ce42"/>
          <table:table-cell table:style-name="ce41"/>
          <table:table-cell office:value-type="float" office:value="7" table:style-name="ce42">
            <text:p>7</text:p>
          </table:table-cell>
          <table:table-cell office:value-type="float" office:value="2.3170000000000002" table:formula="of:=([.P36]*[.I36])" table:style-name="ce36">
            <text:p>2,317</text:p>
          </table:table-cell>
          <table:table-cell table:style-name="ce87"/>
          <table:table-cell office:value-type="string" table:style-name="ce88">
            <text:p>Requisición: AAM-12-2014-T8</text:p>
          </table:table-cell>
          <table:table-cell table:style-name="ce94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21-2014-T8</text:p>
          </table:table-cell>
          <table:table-cell table:style-name="ce94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30-2014-T8</text:p>
          </table:table-cell>
          <table:table-cell table:style-name="ce94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38-2014-T8</text:p>
          </table:table-cell>
          <table:table-cell office:value-type="string" table:style-name="ce92">
            <text:p>1-lubricador de bomba DFG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48-2014-T8</text:p>
          </table:table-cell>
          <table:table-cell table:style-name="ce92"/>
          <table:table-cell table:style-name="ce1"/>
          <table:table-cell table:style-name="ce90"/>
          <table:table-cell office:value-type="string" table:style-name="ce88">
            <text:p>Requisición: AAM-64-2014-T8</text:p>
          </table:table-cell>
          <table:table-cell table:style-name="ce92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79-2014-T8</text:p>
          </table:table-cell>
          <table:table-cell table:style-name="ce92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98-2014-T8</text:p>
          </table:table-cell>
          <table:table-cell office:value-type="string" table:style-name="ce92">
            <text:p>1/8 de refrigeran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144-2014-T8</text:p>
          </table:table-cell>
          <table:table-cell table:style-name="ce92"/>
          <table:table-cell table:style-name="ce1"/>
          <table:table-cell table:style-name="ce90"/>
          <table:table-cell office:value-type="string" table:style-name="ce88">
            <text:p>Requisición: AAM-163-2014-T8</text:p>
          </table:table-cell>
          <table:table-cell table:style-name="ce92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172-2014-T8</text:p>
          </table:table-cell>
          <table:table-cell table:style-name="ce92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181-2014-T8</text:p>
          </table:table-cell>
          <table:table-cell table:style-name="ce92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07-2015-L.B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19-2015-L.B</text:p>
          </table:table-cell>
          <table:table-cell office:value-type="string" table:style-name="ce89">
            <text:p>1 bobillo 176357y 17916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33-2015-L.B</text:p>
          </table:table-cell>
          <table:table-cell table:style-name="ce89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47-2015-L.B</text:p>
          </table:table-cell>
          <table:table-cell table:style-name="ce89"/>
          <table:table-cell table:style-name="ce1"/>
          <table:table-cell office:value-type="float" office:value="1" table:style-name="ce90">
            <text:p>1</text:p>
          </table:table-cell>
          <table:table-cell table:style-name="ce88"/>
          <table:table-cell table:style-name="ce89"/>
          <table:table-cell table:style-name="ce1"/>
          <table:table-cell office:value-type="float" office:value="1" table:style-name="ce90">
            <text:p>1</text:p>
          </table:table-cell>
          <table:table-cell table:style-name="ce88"/>
          <table:table-cell office:value-type="string" table:style-name="ce89">
            <text:p>limpieza de inyectores</text:p>
          </table:table-cell>
          <table:table-cell table:style-name="ce1"/>
          <table:table-cell office:value-type="float" office:value="1" table:style-name="ce90">
            <text:p>1</text:p>
          </table:table-cell>
          <table:table-cell table:style-name="ce88"/>
          <table:table-cell office:value-type="string" table:style-name="ce89">
            <text:p><text:s/>de rodamientos set 3 y set 5)</text:p>
          </table:table-cell>
          <table:table-cell table:number-columns-repeated="16292"/>
        </table:table-row>
        <table:table-row table:style-name="ro3">
          <table:table-cell/>
          <table:table-cell office:value-type="string" table:style-name="ce51">
            <text:p>Filtro sedimentador</text:p>
          </table:table-cell>
          <table:table-cell office:value-type="string" table:style-name="ce52">
            <text:p>Isuzu 8972889470</text:p>
          </table:table-cell>
          <table:table-cell office:value-type="string" table:number-columns-spanned="2" table:number-rows-spanned="1" table:style-name="ce157">
            <text:p>Donaldson P550385</text:p>
          </table:table-cell>
          <table:covered-table-cell/>
          <table:table-cell office:value-type="string" table:style-name="ce95">
            <text:p>Baldwin BF7532</text:p>
          </table:table-cell>
          <table:table-cell office:value-type="string" table:style-name="ce36">
            <text:p>BF7532</text:p>
          </table:table-cell>
          <table:table-cell table:style-name="ce36"/>
          <table:table-cell office:value-type="float" office:value="0.67700000000000005" table:style-name="ce37">
            <text:p>0,677</text:p>
          </table:table-cell>
          <table:table-cell office:value-type="float" office:value="7" table:style-name="ce37">
            <text:p>7</text:p>
          </table:table-cell>
          <table:table-cell office:value-type="float" office:value="4.7390000000000008" table:formula="of:=([.J37]*[.I37])" table:style-name="ce37">
            <text:p>4,739</text:p>
          </table:table-cell>
          <table:table-cell office:value-type="float" office:value="4" table:style-name="ce36">
            <text:p>4</text:p>
          </table:table-cell>
          <table:table-cell office:value-type="float" office:value="2.7080000000000002" table:formula="of:=([.I37]*[.L37])" table:style-name="ce36">
            <text:p>2,708</text:p>
          </table:table-cell>
          <table:table-cell table:style-name="ce42"/>
          <table:table-cell table:style-name="ce41"/>
          <table:table-cell office:value-type="float" office:value="1" table:style-name="ce42">
            <text:p>1</text:p>
          </table:table-cell>
          <table:table-cell office:value-type="float" office:value="0.67700000000000005" table:formula="of:=([.P37]*[.I37])" table:style-name="ce36">
            <text:p>0,677</text:p>
          </table:table-cell>
          <table:table-cell office:value-type="float" office:value="1" table:style-name="ce91">
            <text:p>1</text:p>
          </table:table-cell>
          <table:table-cell office:value-type="string" table:style-name="ce88">
            <text:p>Remisión:CLT8-001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3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4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5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7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8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9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11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13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14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15-2014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6"/>
          <table:table-cell office:value-type="string" table:style-name="ce88">
            <text:p>Remisión:CLT8-016-2014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1-2015</text:p>
          </table:table-cell>
          <table:table-cell office:value-type="string" table:style-name="ce88">
            <text:p>bombillo H4 LI</text:p>
          </table:table-cell>
          <table:table-cell table:style-name="ce1"/>
          <table:table-cell table:style-name="ce96"/>
          <table:table-cell office:value-type="string" table:style-name="ce88">
            <text:p>Remisión:CLT8-002-2015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6"/>
          <table:table-cell office:value-type="string" table:style-name="ce88">
            <text:p>Remisión:CLT8-003-2015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6"/>
          <table:table-cell office:value-type="string" table:style-name="ce88">
            <text:p>Remisión:CLT8-004-2015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6"/>
          <table:table-cell office:value-type="string" table:style-name="ce88">
            <text:p>Hoja de mtto: 20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6"/>
          <table:table-cell office:value-type="string" table:style-name="ce88">
            <text:p>Hoja de mtto: 68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6"/>
          <table:table-cell office:value-type="string" table:style-name="ce88">
            <text:p>Hoja de mtto: 171</text:p>
          </table:table-cell>
          <table:table-cell office:value-type="string" table:style-name="ce89">
            <text:p>cambio de pastillas</text:p>
          </table:table-cell>
          <table:table-cell table:number-columns-repeated="16292"/>
        </table:table-row>
        <table:table-row table:style-name="ro3">
          <table:table-cell/>
          <table:table-cell office:value-type="string" table:style-name="ce51">
            <text:p>Filtro aire</text:p>
          </table:table-cell>
          <table:table-cell office:value-type="string" table:number-columns-spanned="2" table:number-rows-spanned="1" table:style-name="ce152">
            <text:p>Isuzu ACD95627137 <text:s/>/<text:span text:style-name="T9"><text:s/></text:span><text:span text:style-name="T6">Pentius 8979416550 PABS076</text:span></text:p>
          </table:table-cell>
          <table:covered-table-cell/>
          <table:table-cell office:value-type="string" table:number-columns-spanned="2" table:number-rows-spanned="1" table:style-name="ce158">
            <text:p>Premiun AIP-682<text:span text:style-name="T15">(3)/<text:s/></text:span><text:span text:style-name="T16">AP-1655-0</text:span></text:p>
          </table:table-cell>
          <table:covered-table-cell/>
          <table:table-cell office:value-type="float" office:value="95627137" table:style-name="ce36">
            <text:p>95627137</text:p>
          </table:table-cell>
          <table:table-cell table:style-name="ce36"/>
          <table:table-cell table:style-name="ce37"/>
          <table:table-cell office:value-type="float" office:value="5" table:style-name="ce37">
            <text:p>5</text:p>
          </table:table-cell>
          <table:table-cell office:value-type="float" office:value="0" table:formula="of:=([.J38]*[.I38])" table:style-name="ce37">
            <text:p>0</text:p>
          </table:table-cell>
          <table:table-cell office:value-type="float" office:value="3" table:style-name="ce36">
            <text:p>3</text:p>
          </table:table-cell>
          <table:table-cell office:value-type="float" office:value="0" table:formula="of:=([.I38]*[.L38])" table:style-name="ce36">
            <text:p>0</text:p>
          </table:table-cell>
          <table:table-cell table:style-name="ce42"/>
          <table:table-cell table:style-name="ce41"/>
          <table:table-cell office:value-type="float" office:value="5" table:style-name="ce42">
            <text:p>5</text:p>
          </table:table-cell>
          <table:table-cell office:value-type="float" office:value="0" table:formula="of:=([.P38]*[.I38])" table:style-name="ce36">
            <text:p>0</text:p>
          </table:table-cell>
          <table:table-cell office:value-type="float" office:value="1" table:style-name="ce97">
            <text:p>1</text:p>
          </table:table-cell>
          <table:table-cell table:style-name="ce83"/>
          <table:table-cell table:style-name="ce88"/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office:value-type="string" table:style-name="ce88">
            <text:p>Programar mtto guayas freno de parqueo</text:p>
          </table:table-cell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office:value-type="string" table:style-name="ce88">
            <text:p>Programar mtto guayas freno de parqueo</text:p>
          </table:table-cell>
          <table:table-cell table:style-name="ce1"/>
          <table:table-cell table:style-name="ce98"/>
          <table:table-cell table:style-name="ce83"/>
          <table:table-cell office:value-type="string" table:style-name="ce88">
            <text:p>Soldar tubo de escape</text:p>
          </table:table-cell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table:style-name="ce88"/>
          <table:table-cell table:style-name="ce1"/>
          <table:table-cell table:style-name="ce98"/>
          <table:table-cell table:style-name="ce83"/>
          <table:table-cell table:style-name="ce88"/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table:style-name="ce88"/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table:style-name="ce88"/>
          <table:table-cell table:style-name="ce1"/>
          <table:table-cell table:style-name="ce98"/>
          <table:table-cell table:style-name="ce83"/>
          <table:table-cell table:style-name="ce88"/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table:style-name="ce88"/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table:style-name="ce88"/>
          <table:table-cell table:style-name="ce1"/>
          <table:table-cell table:style-name="ce98"/>
          <table:table-cell table:style-name="ce83"/>
          <table:table-cell office:value-type="string" table:style-name="ce88">
            <text:p>rev tren delantero,</text:p>
          </table:table-cell>
          <table:table-cell table:style-name="ce1"/>
          <table:table-cell office:value-type="float" office:value="1" table:style-name="ce99">
            <text:p>1</text:p>
          </table:table-cell>
          <table:table-cell table:style-name="ce83"/>
          <table:table-cell office:value-type="string" table:style-name="ce88">
            <text:p>rev tren delantero,</text:p>
          </table:table-cell>
          <table:table-cell table:style-name="ce1"/>
          <table:table-cell office:value-type="float" office:value="1" table:style-name="ce99">
            <text:p>1</text:p>
          </table:table-cell>
          <table:table-cell table:style-name="ce83"/>
          <table:table-cell office:value-type="string" table:style-name="ce88">
            <text:p>cambio pastillas</text:p>
          </table:table-cell>
          <table:table-cell table:style-name="ce1"/>
          <table:table-cell office:value-type="float" office:value="1" table:style-name="ce99">
            <text:p>1</text:p>
          </table:table-cell>
          <table:table-cell table:style-name="ce83"/>
          <table:table-cell office:value-type="string" table:style-name="ce88">
            <text:p>cambio pastillas</text:p>
          </table:table-cell>
          <table:table-cell table:style-name="ce1"/>
          <table:table-cell table:style-name="ce99"/>
          <table:table-cell table:style-name="ce83"/>
          <table:table-cell office:value-type="string" table:style-name="ce88">
            <text:p>rectificar campanas</text:p>
          </table:table-cell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table:style-name="ce88"/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office:value-type="string" table:style-name="ce88">
            <text:p>instalar base filtro sedime</text:p>
          </table:table-cell>
          <table:table-cell table:style-name="ce1"/>
          <table:table-cell office:value-type="float" office:value="1" table:style-name="ce98">
            <text:p>1</text:p>
          </table:table-cell>
          <table:table-cell table:style-name="ce83"/>
          <table:table-cell office:value-type="string" table:style-name="ce88">
            <text:p><text:span text:style-name="T11">Pend.i</text:span>nstalar base filtro sedime</text:p>
          </table:table-cell>
          <table:table-cell table:number-columns-repeated="16292"/>
        </table:table-row>
        <table:table-row table:style-name="ro3">
          <table:table-cell/>
          <table:table-cell office:value-type="string" table:style-name="ce100">
            <text:p>Agua desmineralizada</text:p>
          </table:table-cell>
          <table:table-cell office:value-type="string" table:style-name="ce101">
            <text:p>Mobil X 550 cc</text:p>
          </table:table-cell>
          <table:table-cell table:number-columns-repeated="3" table:style-name="ce102"/>
          <table:table-cell office:value-type="string" table:style-name="ce73">
            <text:p>15W40</text:p>
          </table:table-cell>
          <table:table-cell table:number-columns-repeated="2" table:style-name="ce73"/>
          <table:table-cell office:value-type="string" table:style-name="ce73">
            <text:p>42/4=10,5Gal</text:p>
          </table:table-cell>
          <table:table-cell office:value-type="float" office:value="8.4170000000000016" table:formula="of:=SUM([.K35:.K38])" table:style-name="ce73">
            <text:p>8,417</text:p>
          </table:table-cell>
          <table:table-cell office:value-type="string" table:style-name="ce73">
            <text:p>30/4=7,5Gal</text:p>
          </table:table-cell>
          <table:table-cell office:value-type="float" office:value="5.4770000000000003" table:formula="of:=SUM([.M35:.M38])" table:style-name="ce73">
            <text:p>5,477</text:p>
          </table:table-cell>
          <table:table-cell table:style-name="ce73"/>
          <table:table-cell table:style-name="ce103"/>
          <table:table-cell office:value-type="string" table:style-name="ce73">
            <text:p>42/4=10,5Gal</text:p>
          </table:table-cell>
          <table:table-cell office:value-type="float" office:value="5.0169999999999995" table:formula="of:=SUM([.Q35:.Q38])" table:style-name="ce73">
            <text:p>5,017</text:p>
          </table:table-cell>
          <table:table-cell table:style-name="ce104"/>
          <table:table-cell table:style-name="ce83"/>
          <table:table-cell table:style-name="ce89"/>
          <table:table-cell table:style-name="ce1"/>
          <table:table-cell table:style-name="ce105"/>
          <table:table-cell table:style-name="ce83"/>
          <table:table-cell office:value-type="string" table:style-name="ce88">
            <text:p>Revisar cilindro freno trasero l Izqu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Rev desajuste tren delantero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seguimiento calentamiento de campanas</text:p>
          </table:table-cell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office:value-type="string" table:style-name="ce88">
            <text:p>rodamientos eje trasero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rodamientos eje trasero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fuga bomba de vacio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fuga bomba de vacio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instalar base filtro sedime</text:p>
          </table:table-cell>
          <table:table-cell table:style-name="ce1"/>
          <table:table-cell table:style-name="ce105"/>
          <table:table-cell table:style-name="ce83"/>
          <table:table-cell office:value-type="string" table:style-name="ce88">
            <text:p>instalar base filtro sedime</text:p>
          </table:table-cell>
          <table:table-cell table:style-name="ce1"/>
          <table:table-cell table:style-name="ce105"/>
          <table:table-cell table:style-name="ce83"/>
          <table:table-cell table:style-name="ce88"/>
          <table:table-cell table:style-name="ce1"/>
          <table:table-cell table:style-name="ce105"/>
          <table:table-cell table:style-name="ce83"/>
          <table:table-cell office:value-type="string" table:style-name="ce88">
            <text:p>tren delantero</text:p>
          </table:table-cell>
          <table:table-cell table:number-columns-repeated="16292"/>
        </table:table-row>
        <table:table-row table:style-name="ro4">
          <table:table-cell/>
          <table:table-cell table:number-columns-repeated="8" table:style-name="ce1"/>
          <table:table-cell office:value-type="float" office:value="2014" table:number-columns-spanned="4" table:number-rows-spanned="1" table:style-name="ce144">
            <text:p>2014</text:p>
          </table:table-cell>
          <table:covered-table-cell table:number-columns-repeated="3"/>
          <table:table-cell table:style-name="ce35"/>
          <table:table-cell table:style-name="ce79"/>
          <table:table-cell office:value-type="float" office:value="2015" table:number-columns-spanned="2" table:number-rows-spanned="1" table:style-name="ce144">
            <text:p>2015</text:p>
          </table:table-cell>
          <table:covered-table-cell/>
          <table:table-cell table:number-columns-repeated="16367" table:style-name="ce1"/>
        </table:table-row>
        <table:table-row table:style-name="ro3">
          <table:table-cell/>
          <table:table-cell office:value-type="string" table:number-columns-spanned="5" table:number-rows-spanned="1" table:style-name="ce154">
            <text:p>EQUIPO Y/O VEHICULO: Camionetas <text:s text:c="2"/>Chevrolet Luv D-max 2.5(1) Gestión Social</text:p>
          </table:table-cell>
          <table:covered-table-cell table:number-columns-repeated="4"/>
          <table:table-cell office:value-type="string" table:style-name="ce36">
            <text:p>FILTROS</text:p>
          </table:table-cell>
          <table:table-cell table:style-name="ce36"/>
          <table:table-cell office:value-type="string" table:style-name="ce37">
            <text:p>Peso(lb)</text:p>
          </table:table-cell>
          <table:table-cell office:value-type="string" table:style-name="ce37">
            <text:p>Cant/junio</text:p>
          </table:table-cell>
          <table:table-cell office:value-type="string" table:style-name="ce37">
            <text:p>Totales</text:p>
          </table:table-cell>
          <table:table-cell office:value-type="string" table:style-name="ce36">
            <text:p>Cant/Diciem</text:p>
          </table:table-cell>
          <table:table-cell office:value-type="string" table:style-name="ce36">
            <text:p>Totales</text:p>
          </table:table-cell>
          <table:table-cell table:style-name="ce36"/>
          <table:table-cell table:style-name="ce103"/>
          <table:table-cell office:value-type="string" table:style-name="ce36">
            <text:p>Cant/junio</text:p>
          </table:table-cell>
          <table:table-cell office:value-type="string" table:style-name="ce36">
            <text:p>Totales</text:p>
          </table:table-cell>
          <table:table-cell office:value-type="date" office:date-value="2014-02-18T00:00:00" table:style-name="ce82">
            <text:p>18/02/14</text:p>
          </table:table-cell>
          <table:table-cell office:value-type="string" table:style-name="ce83">
            <office:annotation draw:style-name="a22" svg:x="19.2604166666667in" svg:y="4.21875in" svg:width="0.96875in" svg:height="0.65625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4-26T00:00:00" table:style-name="ce84">
            <text:p>26/04/14</text:p>
          </table:table-cell>
          <table:table-cell office:value-type="string" table:style-name="ce83">
            <office:annotation draw:style-name="a23" svg:x="25.4479166666667in" svg:y="4.21875in" svg:width="0.197916666666667in" svg:height="0.65625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6-19T00:00:00" table:style-name="ce84">
            <text:p>19/06/14</text:p>
          </table:table-cell>
          <table:table-cell office:value-type="string" table:style-name="ce83">
            <office:annotation draw:style-name="a24" svg:x="31.6354166666667in" svg:y="4.21875in" svg:width="3.38541666666667in" svg:height="0.65625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7-22T00:00:00" table:style-name="ce84">
            <text:p>22/07/14</text:p>
          </table:table-cell>
          <table:table-cell office:value-type="string" table:style-name="ce83">
            <office:annotation draw:style-name="a25" svg:x="43.4479166666667in" svg:y="8.01041666666667in" svg:width="0.15625in" svg:height="0.625in">
              <dc:creator/>
              <text:p><text:span text:style-name="T5">Se realizo engrase de rodamientos a los 346.000 km.</text:span><text:span text:style-name="T5"/></text:p>
              <text:p><text:span text:style-name="T5">Cambio aceite caja y diferencial a los 320.000 km.</text:span><text:span text:style-name="T5"/></text:p>
              <text:p><text:span text:style-name="T5">Cambio de bandas frenos 290.000 y liquido a los 325.000 km</text:span></text:p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09-20T00:00:00" table:style-name="ce84">
            <text:p>20/09/14</text:p>
          </table:table-cell>
          <table:table-cell office:value-type="string" table:style-name="ce83">
            <office:annotation draw:style-name="a26" svg:x="49.3229166666667in" svg:y="8.01041666666667in" svg:width="0.15625in" svg:height="0.71875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1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10-18T00:00:00" table:style-name="ce84">
            <text:p>18/10/14</text:p>
          </table:table-cell>
          <table:table-cell office:value-type="string" table:style-name="ce83">
            <office:annotation draw:style-name="a27" svg:x="54.3854166666667in" svg:y="8.01041666666667in" svg:width="0.21875in" svg:height="0.71875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1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4-11-25T00:00:00" table:style-name="ce84">
            <text:p>25/11/14</text:p>
          </table:table-cell>
          <table:table-cell office:value-type="string" table:style-name="ce83">
            <office:annotation draw:style-name="a28" svg:x="59.5416666666667in" svg:y="8.8125in" svg:width="1.94791666666667in" svg:height="1.10416666666667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5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1-17T00:00:00" table:style-name="ce84">
            <text:p>17/01/15</text:p>
          </table:table-cell>
          <table:table-cell office:value-type="string" table:style-name="ce83">
            <office:annotation draw:style-name="a29" svg:x="64.7604166666667in" svg:y="8.79166666666667in" svg:width="1.94791666666667in" svg:height="1.10416666666667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5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2-07T00:00:00" table:style-name="ce84">
            <text:p>07/02/15</text:p>
          </table:table-cell>
          <table:table-cell office:value-type="string" table:style-name="ce83">
            <office:annotation draw:style-name="a30" svg:x="70.1979166666667in" svg:y="8.01041666666667in" svg:width="1.94791666666667in" svg:height="0.947916666666667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5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3-10T00:00:00" table:style-name="ce84">
            <text:p>10/03/15</text:p>
          </table:table-cell>
          <table:table-cell office:value-type="string" table:style-name="ce83">
            <office:annotation draw:style-name="a31" svg:x="75in" svg:y="8.01041666666667in" svg:width="1.94791666666667in" svg:height="0.947916666666667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5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4-09T00:00:00" table:style-name="ce84">
            <text:p>09/04/15</text:p>
          </table:table-cell>
          <table:table-cell office:value-type="string" table:style-name="ce83">
            <office:annotation draw:style-name="a32" svg:x="79.84375in" svg:y="8.01041666666667in" svg:width="1.94791666666667in" svg:height="0.947916666666667in">
              <dc:creator/>
              <text:p><text:span text:style-name="T5">Se realizo engrase de rodamientos a los 745.000 km.</text:span><text:span text:style-name="T5"/></text:p>
              <text:p><text:span text:style-name="T5">Cambio aceite caja y diferencial a los 75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5-02T00:00:00" table:style-name="ce84">
            <text:p>02/05/15</text:p>
          </table:table-cell>
          <table:table-cell office:value-type="string" table:style-name="ce83">
            <office:annotation draw:style-name="a33" svg:x="85.0104166666667in" svg:y="8.01041666666667in" svg:width="1.94791666666667in" svg:height="0.947916666666667in">
              <dc:creator/>
              <text:p><text:span text:style-name="T5">Se realizo engrase de rodamientos a los 780.000 km.</text:span><text:span text:style-name="T5"/></text:p>
              <text:p><text:span text:style-name="T5">Cambio aceite caja y diferencial a los 755.000 km.</text:span><text:span text:style-name="T5"/></text:p>
              <text:p/>
            </office:annotation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number-columns-repeated="16320" table:style-name="ce1"/>
        </table:table-row>
        <table:table-row table:style-name="ro3">
          <table:table-cell/>
          <table:table-cell office:value-type="string" table:style-name="ce46">
            <text:p>DESCRIPCIÓN</text:p>
          </table:table-cell>
          <table:table-cell office:value-type="string" table:number-columns-spanned="2" table:number-rows-spanned="1" table:style-name="ce148">
            <text:p>MARCA-REFERENCIA</text:p>
          </table:table-cell>
          <table:covered-table-cell/>
          <table:table-cell office:value-type="string" table:number-columns-spanned="2" table:number-rows-spanned="1" table:style-name="ce149">
            <text:p>MARCA RECIBIDA</text:p>
          </table:table-cell>
          <table:covered-table-cell/>
          <table:table-cell office:value-type="string" table:number-columns-spanned="7" table:number-rows-spanned="1" table:style-name="ce159">
            <text:p>CAMIONETA CHEVROLET LUV DDA-221</text:p>
          </table:table-cell>
          <table:covered-table-cell table:number-columns-repeated="6"/>
          <table:table-cell table:style-name="ce42"/>
          <table:table-cell table:style-name="ce41"/>
          <table:table-cell table:number-columns-repeated="2" table:style-name="ce42"/>
          <table:table-cell office:value-type="string" table:style-name="ce87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/16 aceite caja de dirección</text:p>
          </table:table-cell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/4 refrigerante</text:p>
          </table:table-cell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Engrase de rodamientos</text:p>
          </table:table-cell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3/4 15w40 caja</text:p>
          </table:table-cell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table:style-name="ce89"/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bombillo 17177</text:p>
          </table:table-cell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1-bombillo H4 48881</text:p>
          </table:table-cell>
          <table:table-cell table:style-name="ce1"/>
          <table:table-cell office:value-type="string" table:style-name="ce90">
            <text:p>DDA-221</text:p>
          </table:table-cell>
          <table:table-cell office:value-type="string" table:style-name="ce88">
            <text:p>Marca: Camioneta luv D-max</text:p>
          </table:table-cell>
          <table:table-cell office:value-type="string" table:style-name="ce89">
            <text:p>engrase de rodamientos</text:p>
          </table:table-cell>
          <table:table-cell table:number-columns-repeated="16320" table:style-name="ce1"/>
        </table:table-row>
        <table:table-row table:style-name="ro3">
          <table:table-cell/>
          <table:table-cell office:value-type="string" table:style-name="ce51">
            <text:p>Filtro de Aceite</text:p>
          </table:table-cell>
          <table:table-cell office:value-type="string" table:number-columns-spanned="2" table:number-rows-spanned="1" table:style-name="ce150">
            <text:p>Isuzu 8973099270 <text:s/>/<text:s/><text:span text:style-name="T12">Baldwin BT223</text:span></text:p>
          </table:table-cell>
          <table:covered-table-cell/>
          <table:table-cell office:value-type="string" table:number-columns-spanned="2" table:number-rows-spanned="1" table:style-name="ce155">
            <text:p>Donaldson P502015/<text:span text:style-name="T5"><text:s/>P502016 /</text:span><text:span text:style-name="T10"><text:s/>WIX 51348</text:span></text:p>
          </table:table-cell>
          <table:covered-table-cell/>
          <table:table-cell office:value-type="string" table:style-name="ce36">
            <text:p>BT223</text:p>
          </table:table-cell>
          <table:table-cell table:style-name="ce36"/>
          <table:table-cell office:value-type="float" office:value="0.28899999999999998" table:style-name="ce37">
            <text:p>0,289</text:p>
          </table:table-cell>
          <table:table-cell office:value-type="float" office:value="3" table:style-name="ce37">
            <text:p>3</text:p>
          </table:table-cell>
          <table:table-cell office:value-type="float" office:value="0.86699999999999999" table:formula="of:=([.J43]*[.I43])" table:style-name="ce37">
            <text:p>0,867</text:p>
          </table:table-cell>
          <table:table-cell office:value-type="float" office:value="4" table:style-name="ce36">
            <text:p>4</text:p>
          </table:table-cell>
          <table:table-cell office:value-type="float" office:value="1.1559999999999999" table:formula="of:=([.I43]*[.L43])" table:style-name="ce36">
            <text:p>1,156</text:p>
          </table:table-cell>
          <table:table-cell table:style-name="ce42"/>
          <table:table-cell table:style-name="ce41"/>
          <table:table-cell office:value-type="float" office:value="5" table:style-name="ce42">
            <text:p>5</text:p>
          </table:table-cell>
          <table:table-cell office:value-type="float" office:value="1.4449999999999998" table:formula="of:=([.P43]*[.I43])" table:style-name="ce36">
            <text:p>1,445</text:p>
          </table:table-cell>
          <table:table-cell office:value-type="float" office:value="1" table:style-name="ce106">
            <text:p>1</text:p>
          </table:table-cell>
          <table:table-cell office:value-type="string" table:style-name="ce88">
            <text:p>Km:719.878,rutina 3,6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25.572,rutina 3,6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31.767,rutina 3,6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35.655,rutina 1,6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46.080,rutina 1,6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50.136,rutina 1,6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55.157,rutina 1,6/4 aceite</text:p>
          </table:table-cell>
          <table:table-cell office:value-type="string" table:style-name="ce89">
            <text:p>1 Gal 80w90 difrerencial</text:p>
          </table:table-cell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60.826,rutina 3,6/4 aceite</text:p>
          </table:table-cell>
          <table:table-cell table:style-name="ce89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65.273,rutina 1,6/4 aceite</text:p>
          </table:table-cell>
          <table:table-cell table:style-name="ce89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70.741,rutina 2,6/4 aceite</text:p>
          </table:table-cell>
          <table:table-cell table:style-name="ce89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76.048,rutina 1,6/4 aceite</text:p>
          </table:table-cell>
          <table:table-cell table:style-name="ce89"/>
          <table:table-cell table:style-name="ce1"/>
          <table:table-cell office:value-type="float" office:value="1" table:style-name="ce93">
            <text:p>1</text:p>
          </table:table-cell>
          <table:table-cell office:value-type="string" table:style-name="ce88">
            <text:p>Km:779.587,rutina 3,6/4 aceite</text:p>
          </table:table-cell>
          <table:table-cell table:style-name="ce89"/>
          <table:table-cell table:number-columns-repeated="16320" table:style-name="ce1"/>
        </table:table-row>
        <table:table-row table:style-name="ro3">
          <table:table-cell/>
          <table:table-cell office:value-type="string" table:style-name="ce51">
            <text:p>Filtro de combustible</text:p>
          </table:table-cell>
          <table:table-cell office:value-type="string" table:number-columns-spanned="2" table:number-rows-spanned="1" table:style-name="ce150">
            <text:p>Isuzu 8944489841<text:span text:style-name="T6">(FLP-340</text:span><text:span text:style-name="T9">)<text:s/></text:span><text:span text:style-name="T11">Baldwin BF954</text:span><text:span text:style-name="T13">(97288947</text:span><text:span text:style-name="T11">)</text:span></text:p>
          </table:table-cell>
          <table:covered-table-cell/>
          <table:table-cell office:value-type="string" table:number-columns-spanned="2" table:number-rows-spanned="1" table:style-name="ce156">
            <text:p>Luber finer FP588P/<text:span text:style-name="T11"><text:s/></text:span><text:span text:style-name="T10">Donaldson P550057</text:span></text:p>
          </table:table-cell>
          <table:covered-table-cell/>
          <table:table-cell office:value-type="string" table:style-name="ce36">
            <text:p>BF954</text:p>
          </table:table-cell>
          <table:table-cell table:style-name="ce36"/>
          <table:table-cell office:value-type="float" office:value="0.33100000000000002" table:style-name="ce37">
            <text:p>0,331</text:p>
          </table:table-cell>
          <table:table-cell office:value-type="float" office:value="2" table:style-name="ce37">
            <text:p>2</text:p>
          </table:table-cell>
          <table:table-cell office:value-type="float" office:value="0.66200000000000003" table:formula="of:=([.J44]*[.I44])" table:style-name="ce37">
            <text:p>0,662</text:p>
          </table:table-cell>
          <table:table-cell office:value-type="float" office:value="3" table:style-name="ce36">
            <text:p>3</text:p>
          </table:table-cell>
          <table:table-cell office:value-type="float" office:value="0.9930000000000001" table:formula="of:=([.I44]*[.L44])" table:style-name="ce36">
            <text:p>0,993</text:p>
          </table:table-cell>
          <table:table-cell table:style-name="ce42"/>
          <table:table-cell table:style-name="ce41"/>
          <table:table-cell office:value-type="float" office:value="4" table:style-name="ce42">
            <text:p>4</text:p>
          </table:table-cell>
          <table:table-cell office:value-type="float" office:value="1.3240000000000001" table:formula="of:=([.P44]*[.I44])" table:style-name="ce36">
            <text:p>1,324</text:p>
          </table:table-cell>
          <table:table-cell office:value-type="float" office:value="1" table:style-name="ce87">
            <text:p>1</text:p>
          </table:table-cell>
          <table:table-cell office:value-type="string" table:style-name="ce88">
            <text:p>Requisición: AAM-28-2014-L.B</text:p>
          </table:table-cell>
          <table:table-cell office:value-type="string" table:style-name="ce88">
            <text:p>Programar fugas varias parte baja</text:p>
          </table:table-cell>
          <table:table-cell table:style-name="ce1"/>
          <table:table-cell table:style-name="ce90"/>
          <table:table-cell office:value-type="string" table:style-name="ce88">
            <text:p>Requisición: AAM-65-2014-L.B</text:p>
          </table:table-cell>
          <table:table-cell office:value-type="string" table:style-name="ce88">
            <text:p>Programar fugas varias parte baja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85-2014-L.B</text:p>
          </table:table-cell>
          <table:table-cell office:value-type="string" table:style-name="ce88">
            <text:p>Programar fugas varias parte baja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85-2014-L.B</text:p>
          </table:table-cell>
          <table:table-cell office:value-type="string" table:style-name="ce88">
            <text:p>desfogue tapa valvulas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85-2014-L.B</text:p>
          </table:table-cell>
          <table:table-cell table:style-name="ce88"/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160-2014-L.B</text:p>
          </table:table-cell>
          <table:table-cell office:value-type="string" table:style-name="ce88">
            <text:p>fuga caja direccion</text:p>
          </table:table-cell>
          <table:table-cell table:style-name="ce1"/>
          <table:table-cell table:style-name="ce90"/>
          <table:table-cell office:value-type="string" table:style-name="ce88">
            <text:p>Requisición: AAM-171-2014-L.B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15-2015-L.B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28-2015-L.B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88">
            <text:p>Requisición: AAM-46-2015-L.B</text:p>
          </table:table-cell>
          <table:table-cell office:value-type="string" table:style-name="ce83">
            <text:p>Pendiente</text:p>
          </table:table-cell>
          <table:table-cell table:style-name="ce1"/>
          <table:table-cell table:style-name="ce90"/>
          <table:table-cell table:style-name="ce88"/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table:style-name="ce88"/>
          <table:table-cell office:value-type="string" table:style-name="ce83">
            <text:p>Pendiente</text:p>
          </table:table-cell>
          <table:table-cell table:number-columns-repeated="16320" table:style-name="ce1"/>
        </table:table-row>
        <table:table-row table:style-name="ro3">
          <table:table-cell/>
          <table:table-cell office:value-type="string" table:style-name="ce51">
            <text:p>Filtro sedimentador</text:p>
          </table:table-cell>
          <table:table-cell office:value-type="string" table:style-name="ce52">
            <text:p>Isuzu 8972889470</text:p>
          </table:table-cell>
          <table:table-cell office:value-type="string" table:number-columns-spanned="2" table:number-rows-spanned="1" table:style-name="ce157">
            <text:p>Donaldson P550385</text:p>
          </table:table-cell>
          <table:covered-table-cell/>
          <table:table-cell office:value-type="string" table:style-name="ce95">
            <text:p>Baldwin BF7532</text:p>
          </table:table-cell>
          <table:table-cell office:value-type="string" table:style-name="ce36">
            <text:p>BF7532</text:p>
          </table:table-cell>
          <table:table-cell table:style-name="ce36"/>
          <table:table-cell office:value-type="float" office:value="0.67700000000000005" table:style-name="ce37">
            <text:p>0,677</text:p>
          </table:table-cell>
          <table:table-cell office:value-type="float" office:value="2" table:style-name="ce37">
            <text:p>2</text:p>
          </table:table-cell>
          <table:table-cell office:value-type="float" office:value="1.3540000000000001" table:formula="of:=([.J45]*[.I45])" table:style-name="ce37">
            <text:p>1,354</text:p>
          </table:table-cell>
          <table:table-cell office:value-type="float" office:value="3" table:style-name="ce36">
            <text:p>3</text:p>
          </table:table-cell>
          <table:table-cell office:value-type="float" office:value="2.0310000000000001" table:formula="of:=([.I45]*[.L45])" table:style-name="ce36">
            <text:p>2,031</text:p>
          </table:table-cell>
          <table:table-cell table:style-name="ce42"/>
          <table:table-cell table:style-name="ce41"/>
          <table:table-cell office:value-type="float" office:value="5" table:style-name="ce42">
            <text:p>5</text:p>
          </table:table-cell>
          <table:table-cell office:value-type="float" office:value="3.3850000000000002" table:formula="of:=([.P45]*[.I45])" table:style-name="ce36">
            <text:p>3,385</text:p>
          </table:table-cell>
          <table:table-cell office:value-type="float" office:value="1" table:style-name="ce91">
            <text:p>1</text:p>
          </table:table-cell>
          <table:table-cell office:value-type="string" table:style-name="ce88">
            <text:p>Remisión:CLT8-001-2014</text:p>
          </table:table-cell>
          <table:table-cell office:value-type="string" table:style-name="ce88">
            <text:p>motor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4-2014</text:p>
          </table:table-cell>
          <table:table-cell office:value-type="string" table:style-name="ce88">
            <text:p>motor</text:p>
          </table:table-cell>
          <table:table-cell table:style-name="ce1"/>
          <table:table-cell table:style-name="ce96"/>
          <table:table-cell office:value-type="string" table:style-name="ce88">
            <text:p>Remisión:CLT8-007-2014</text:p>
          </table:table-cell>
          <table:table-cell office:value-type="string" table:style-name="ce88">
            <text:p>motor</text:p>
          </table:table-cell>
          <table:table-cell table:style-name="ce1"/>
          <table:table-cell table:style-name="ce96"/>
          <table:table-cell office:value-type="string" table:style-name="ce88">
            <text:p>Remisión:CLT8-009-2014</text:p>
          </table:table-cell>
          <table:table-cell office:value-type="string" table:style-name="ce88">
            <text:p>fuga hacia turbo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9-2014</text:p>
          </table:table-cell>
          <table:table-cell table:style-name="ce88"/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16-2014</text:p>
          </table:table-cell>
          <table:table-cell office:value-type="string" table:style-name="ce88">
            <text:p>cauchos servo dirección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17-2014</text:p>
          </table:table-cell>
          <table:table-cell office:value-type="string" table:style-name="ce88">
            <text:p>fuga caja direccion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1-2015</text:p>
          </table:table-cell>
          <table:table-cell table:style-name="ce88"/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002-2015</text:p>
          </table:table-cell>
          <table:table-cell table:style-name="ce88"/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Remisión:CLT8-2-003-2015</text:p>
          </table:table-cell>
          <table:table-cell office:value-type="string" table:style-name="ce88">
            <text:p>amortiguadores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Hoja de Mtto: 4</text:p>
          </table:table-cell>
          <table:table-cell office:value-type="string" table:style-name="ce88">
            <text:p>amortiguadores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88">
            <text:p>Hoja de Mtto: 74</text:p>
          </table:table-cell>
          <table:table-cell office:value-type="string" table:style-name="ce88">
            <text:p>codigo tablero,fuga motor</text:p>
          </table:table-cell>
          <table:table-cell table:number-columns-repeated="16320" table:style-name="ce1"/>
        </table:table-row>
        <table:table-row table:style-name="ro3">
          <table:table-cell/>
          <table:table-cell office:value-type="string" table:style-name="ce51">
            <text:p>Filtro aire</text:p>
          </table:table-cell>
          <table:table-cell office:value-type="string" table:number-columns-spanned="2" table:number-rows-spanned="1" table:style-name="ce152">
            <text:p>Isuzu 95627137 <text:s/>/<text:span text:style-name="T9"><text:s/></text:span><text:span text:style-name="T6">Pentius 8979416550 PABS076</text:span></text:p>
          </table:table-cell>
          <table:covered-table-cell/>
          <table:table-cell office:value-type="string" table:number-columns-spanned="2" table:number-rows-spanned="1" table:style-name="ce158">
            <text:p>Premiun AIP-682<text:span text:style-name="T15">(3)</text:span><text:span text:style-name="T16">/ AP-1655-0</text:span></text:p>
          </table:table-cell>
          <table:covered-table-cell/>
          <table:table-cell office:value-type="float" office:value="95627137" table:style-name="ce36">
            <text:p>95627137</text:p>
          </table:table-cell>
          <table:table-cell table:style-name="ce36"/>
          <table:table-cell table:style-name="ce37"/>
          <table:table-cell office:value-type="float" office:value="1" table:style-name="ce37">
            <text:p>1</text:p>
          </table:table-cell>
          <table:table-cell office:value-type="float" office:value="0" table:formula="of:=([.J46]*[.I46])" table:style-name="ce37">
            <text:p>0</text:p>
          </table:table-cell>
          <table:table-cell office:value-type="float" office:value="3" table:style-name="ce36">
            <text:p>3</text:p>
          </table:table-cell>
          <table:table-cell office:value-type="float" office:value="0" table:formula="of:=([.I46]*[.L46])" table:style-name="ce36">
            <text:p>0</text:p>
          </table:table-cell>
          <table:table-cell table:style-name="ce42"/>
          <table:table-cell table:style-name="ce41"/>
          <table:table-cell office:value-type="float" office:value="3" table:style-name="ce42">
            <text:p>3</text:p>
          </table:table-cell>
          <table:table-cell office:value-type="float" office:value="0" table:formula="of:=([.P46]*[.I46])" table:style-name="ce36">
            <text:p>0</text:p>
          </table:table-cell>
          <table:table-cell office:value-type="float" office:value="1" table:style-name="ce97">
            <text:p>1</text:p>
          </table:table-cell>
          <table:table-cell office:value-type="string" table:style-name="ce88">
            <text:p>Requisición: AAM-44-2014-L.B</text:p>
          </table:table-cell>
          <table:table-cell office:value-type="string" table:style-name="ce89">
            <text:p>22/03/2014 Km: 722.964</text:p>
          </table:table-cell>
          <table:table-cell table:style-name="ce1"/>
          <table:table-cell table:style-name="ce98"/>
          <table:table-cell table:style-name="ce88"/>
          <table:table-cell table:style-name="ce89"/>
          <table:table-cell table:style-name="ce1"/>
          <table:table-cell table:style-name="ce98"/>
          <table:table-cell table:style-name="ce88"/>
          <table:table-cell office:value-type="string" table:style-name="ce88">
            <text:p>bandas traseras(verificar campanas)</text:p>
          </table:table-cell>
          <table:table-cell table:style-name="ce1"/>
          <table:table-cell office:value-type="float" office:value="1" table:style-name="ce98">
            <text:p>1</text:p>
          </table:table-cell>
          <table:table-cell table:style-name="ce88"/>
          <table:table-cell office:value-type="string" table:style-name="ce88">
            <text:p>rectificar disos delanteros</text:p>
          </table:table-cell>
          <table:table-cell table:style-name="ce1"/>
          <table:table-cell office:value-type="float" office:value="1" table:style-name="ce98">
            <text:p>1</text:p>
          </table:table-cell>
          <table:table-cell office:value-type="string" table:style-name="ce88">
            <text:p>Requisición: AAM-136-2014-L.B</text:p>
          </table:table-cell>
          <table:table-cell office:value-type="string" table:style-name="ce88">
            <text:p>09/09/2014 Km: 743.585</text:p>
          </table:table-cell>
          <table:table-cell table:style-name="ce1"/>
          <table:table-cell office:value-type="float" office:value="1" table:style-name="ce98">
            <text:p>1</text:p>
          </table:table-cell>
          <table:table-cell office:value-type="string" table:style-name="ce88">
            <text:p>Requisición: AAM-153-2014-L.B</text:p>
          </table:table-cell>
          <table:table-cell office:value-type="string" table:style-name="ce88">
            <text:p>08/10/2014 Km: 749.212</text:p>
          </table:table-cell>
          <table:table-cell table:style-name="ce1"/>
          <table:table-cell table:style-name="ce98"/>
          <table:table-cell table:style-name="ce88"/>
          <table:table-cell office:value-type="string" table:style-name="ce88">
            <text:p>cauchos servo dirección</text:p>
          </table:table-cell>
          <table:table-cell table:style-name="ce1"/>
          <table:table-cell office:value-type="float" office:value="1" table:style-name="ce99">
            <text:p>1</text:p>
          </table:table-cell>
          <table:table-cell table:number-columns-repeated="2" table:style-name="ce88"/>
          <table:table-cell table:style-name="ce1"/>
          <table:table-cell table:style-name="ce99"/>
          <table:table-cell table:number-columns-repeated="2" table:style-name="ce88"/>
          <table:table-cell table:style-name="ce1"/>
          <table:table-cell office:value-type="float" office:value="1" table:style-name="ce99">
            <text:p>1</text:p>
          </table:table-cell>
          <table:table-cell table:style-name="ce88"/>
          <table:table-cell office:value-type="string" table:style-name="ce88">
            <text:p>soportes bomper</text:p>
          </table:table-cell>
          <table:table-cell table:style-name="ce1"/>
          <table:table-cell office:value-type="string" table:style-name="ce107">
            <text:p>(09/04/2015)</text:p>
          </table:table-cell>
          <table:table-cell office:value-type="string" table:style-name="ce89">
            <text:p>Hoja de Mtto6 ( Km 776.068)</text:p>
          </table:table-cell>
          <table:table-cell office:value-type="string" table:style-name="ce88">
            <text:p>soportes bomper</text:p>
          </table:table-cell>
          <table:table-cell table:style-name="ce1"/>
          <table:table-cell office:value-type="float" office:value="1" table:style-name="ce98">
            <text:p>1</text:p>
          </table:table-cell>
          <table:table-cell office:value-type="string" table:style-name="ce89">
            <text:p>Hoja de Mtto185 ( Km 782.842)</text:p>
          </table:table-cell>
          <table:table-cell office:value-type="string" table:style-name="ce88">
            <text:p>rosca tapon carter,cilinfros</text:p>
          </table:table-cell>
          <table:table-cell table:number-columns-repeated="16320" table:style-name="ce1"/>
        </table:table-row>
        <table:table-row table:style-name="ro1">
          <table:table-cell/>
          <table:table-cell office:value-type="string" table:style-name="ce100">
            <text:p>Agua desmineralizada</text:p>
          </table:table-cell>
          <table:table-cell office:value-type="string" table:style-name="ce101">
            <text:p>Mobil X 550 cc</text:p>
          </table:table-cell>
          <table:table-cell table:number-columns-repeated="3" table:style-name="ce102"/>
          <table:table-cell office:value-type="string" table:style-name="ce73">
            <text:p>15W40</text:p>
          </table:table-cell>
          <table:table-cell table:number-columns-repeated="2" table:style-name="ce73"/>
          <table:table-cell office:value-type="string" table:style-name="ce73">
            <text:p>18/4=4,5Gal</text:p>
          </table:table-cell>
          <table:table-cell office:value-type="float" office:value="2.883" table:formula="of:=SUM([.K43:.K46])" table:style-name="ce73">
            <text:p>2,883</text:p>
          </table:table-cell>
          <table:table-cell office:value-type="string" table:style-name="ce73">
            <text:p>24/4=6Gal</text:p>
          </table:table-cell>
          <table:table-cell office:value-type="float" office:value="4.18" table:formula="of:=SUM([.M43:.M46])" table:style-name="ce73">
            <text:p>4,18</text:p>
          </table:table-cell>
          <table:table-cell table:style-name="ce71"/>
          <table:table-cell table:style-name="ce41"/>
          <table:table-cell office:value-type="string" table:style-name="ce71">
            <text:p>30/4=7.5 Gal</text:p>
          </table:table-cell>
          <table:table-cell office:value-type="float" office:value="6.1539999999999999" table:formula="of:=SUM([.Q43:.Q46])" table:style-name="ce73">
            <text:p>6,154</text:p>
          </table:table-cell>
          <table:table-cell table:style-name="ce104"/>
          <table:table-cell office:value-type="string" table:style-name="ce88">
            <text:p>Remisión:CLT8-002-2014</text:p>
          </table:table-cell>
          <table:table-cell office:value-type="string" table:style-name="ce89">
            <text:p>Cambio 1-espejo retrovisor izquierdo</text:p>
          </table:table-cell>
          <table:table-cell table:style-name="ce1"/>
          <table:table-cell table:style-name="ce105"/>
          <table:table-cell table:style-name="ce88"/>
          <table:table-cell table:style-name="ce89"/>
          <table:table-cell table:style-name="ce1"/>
          <table:table-cell office:value-type="float" office:value="1" table:style-name="ce105">
            <text:p>1</text:p>
          </table:table-cell>
          <table:table-cell table:style-name="ce88"/>
          <table:table-cell table:style-name="ce89"/>
          <table:table-cell table:style-name="ce1"/>
          <table:table-cell table:style-name="ce105"/>
          <table:table-cell table:style-name="ce88"/>
          <table:table-cell table:style-name="ce89"/>
          <table:table-cell table:style-name="ce1"/>
          <table:table-cell table:style-name="ce105"/>
          <table:table-cell office:value-type="string" table:style-name="ce88">
            <text:p>Remisión:CLT8-013-2014</text:p>
          </table:table-cell>
          <table:table-cell office:value-type="string" table:style-name="ce89">
            <text:p>cambio de plumillas</text:p>
          </table:table-cell>
          <table:table-cell table:style-name="ce1"/>
          <table:table-cell table:style-name="ce105"/>
          <table:table-cell office:value-type="string" table:style-name="ce88">
            <text:p>Remisión:CLT8-015-2014</text:p>
          </table:table-cell>
          <table:table-cell office:value-type="string" table:style-name="ce89">
            <text:p>(2) liquido de frenos</text:p>
          </table:table-cell>
          <table:table-cell table:style-name="ce1"/>
          <table:table-cell table:style-name="ce105"/>
          <table:table-cell table:style-name="ce88"/>
          <table:table-cell table:style-name="ce89"/>
          <table:table-cell table:style-name="ce1"/>
          <table:table-cell table:style-name="ce105"/>
          <table:table-cell table:style-name="ce88"/>
          <table:table-cell table:style-name="ce89"/>
          <table:table-cell table:style-name="ce1"/>
          <table:table-cell table:style-name="ce105"/>
          <table:table-cell table:style-name="ce88"/>
          <table:table-cell table:style-name="ce89"/>
          <table:table-cell table:style-name="ce1"/>
          <table:table-cell table:style-name="ce105"/>
          <table:table-cell table:style-name="ce88"/>
          <table:table-cell office:value-type="string" table:style-name="ce88">
            <text:p>rev crucetas</text:p>
          </table:table-cell>
          <table:table-cell table:style-name="ce1"/>
          <table:table-cell table:style-name="ce105"/>
          <table:table-cell office:value-type="string" table:style-name="ce89">
            <text:p>1-bombillo H4 48881</text:p>
          </table:table-cell>
          <table:table-cell office:value-type="string" table:style-name="ce88">
            <text:p>rev crucetas</text:p>
          </table:table-cell>
          <table:table-cell table:style-name="ce1"/>
          <table:table-cell office:value-type="string" table:style-name="ce105">
            <text:p>(05/6/2015)</text:p>
          </table:table-cell>
          <table:table-cell office:value-type="string" table:style-name="ce89">
            <text:p>1/4 15w40,1/8 refrigerante</text:p>
          </table:table-cell>
          <table:table-cell office:value-type="string" table:style-name="ce88">
            <text:p>frenos traseros</text:p>
          </table:table-cell>
          <table:table-cell table:number-columns-repeated="16320" table:style-name="ce1"/>
        </table:table-row>
        <table:table-row table:style-name="ro4">
          <table:table-cell/>
          <table:table-cell table:style-name="ce1"/>
          <table:table-cell table:style-name="ce108"/>
          <table:table-cell table:number-columns-repeated="6" table:style-name="ce1"/>
          <table:table-cell office:value-type="float" office:value="2014" table:number-columns-spanned="4" table:number-rows-spanned="1" table:style-name="ce144">
            <text:p>2014</text:p>
          </table:table-cell>
          <table:covered-table-cell table:number-columns-repeated="3"/>
          <table:table-cell table:style-name="ce35"/>
          <table:table-cell table:style-name="ce79"/>
          <table:table-cell office:value-type="float" office:value="2015" table:number-columns-spanned="2" table:number-rows-spanned="1" table:style-name="ce144">
            <text:p>2015</text:p>
          </table:table-cell>
          <table:covered-table-cell/>
          <table:table-cell table:number-columns-repeated="16367" table:style-name="ce1"/>
        </table:table-row>
        <table:table-row table:style-name="ro3">
          <table:table-cell/>
          <table:table-cell office:value-type="string" table:number-columns-spanned="5" table:number-rows-spanned="1" table:style-name="ce160">
            <text:p>VEHICULOS: Grua Chevrolet Kodiak 157 (1), Motor Cat 3126E</text:p>
          </table:table-cell>
          <table:covered-table-cell table:number-columns-repeated="4"/>
          <table:table-cell office:value-type="string" table:style-name="ce36">
            <text:p>FILTROS</text:p>
          </table:table-cell>
          <table:table-cell table:style-name="ce36"/>
          <table:table-cell office:value-type="string" table:style-name="ce37">
            <text:p>Peso(lb)</text:p>
          </table:table-cell>
          <table:table-cell office:value-type="string" table:style-name="ce37">
            <text:p>Cant/junio</text:p>
          </table:table-cell>
          <table:table-cell office:value-type="string" table:style-name="ce37">
            <text:p>Totales</text:p>
          </table:table-cell>
          <table:table-cell office:value-type="string" table:style-name="ce36">
            <text:p>Cant/Diciem</text:p>
          </table:table-cell>
          <table:table-cell office:value-type="string" table:style-name="ce36">
            <text:p>Totales</text:p>
          </table:table-cell>
          <table:table-cell table:style-name="ce36"/>
          <table:table-cell table:style-name="ce103"/>
          <table:table-cell office:value-type="string" table:style-name="ce36">
            <text:p>Cant/junio</text:p>
          </table:table-cell>
          <table:table-cell office:value-type="string" table:style-name="ce36">
            <text:p>Totales</text:p>
          </table:table-cell>
          <table:table-cell office:value-type="date" office:date-value="2014-10-16T00:00:00" table:style-name="ce82">
            <text:p>16/10/14</text:p>
          </table:table-cell>
          <table:table-cell office:value-type="string" table:style-name="ce83"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style-name="ce1"/>
          <table:table-cell office:value-type="date" office:date-value="2015-04-15T00:00:00" table:style-name="ce84">
            <text:p>15/04/15</text:p>
          </table:table-cell>
          <table:table-cell office:value-type="string" table:style-name="ce109">
            <text:p>COMENTARIOS</text:p>
          </table:table-cell>
          <table:table-cell office:value-type="string" table:style-name="ce83">
            <text:p>Se <text:s/>realizo <text:s/>cambio</text:p>
          </table:table-cell>
          <table:table-cell table:number-columns-repeated="16360"/>
        </table:table-row>
        <table:table-row table:style-name="ro3">
          <table:table-cell/>
          <table:table-cell office:value-type="string" table:style-name="ce110">
            <text:p>DESCRIPCIÓN</text:p>
          </table:table-cell>
          <table:table-cell office:value-type="string" table:number-columns-spanned="2" table:number-rows-spanned="1" table:style-name="ce161">
            <text:p>MARCA-REFERENCIA</text:p>
          </table:table-cell>
          <table:covered-table-cell/>
          <table:table-cell office:value-type="string" table:number-columns-spanned="2" table:number-rows-spanned="1" table:style-name="ce162">
            <text:p>MARCA RECIBIDA</text:p>
          </table:table-cell>
          <table:covered-table-cell/>
          <table:table-cell office:value-type="string" table:number-columns-spanned="7" table:number-rows-spanned="1" table:style-name="ce159">
            <text:p>GRUA CHEVROLET KODIAK WDB-181</text:p>
          </table:table-cell>
          <table:covered-table-cell table:number-columns-repeated="6"/>
          <table:table-cell table:style-name="ce42"/>
          <table:table-cell table:style-name="ce41"/>
          <table:table-cell table:number-columns-repeated="2" table:style-name="ce42"/>
          <table:table-cell office:value-type="string" table:style-name="ce87">
            <text:p>WDB-181</text:p>
          </table:table-cell>
          <table:table-cell office:value-type="string" table:style-name="ce88">
            <text:p>Marca: Grua Chevrolet Kodiak</text:p>
          </table:table-cell>
          <table:table-cell office:value-type="string" table:style-name="ce89">
            <text:p>cambio bombillo stop lado izq</text:p>
          </table:table-cell>
          <table:table-cell table:style-name="ce1"/>
          <table:table-cell office:value-type="string" table:style-name="ce90">
            <text:p>WDB-181</text:p>
          </table:table-cell>
          <table:table-cell office:value-type="string" table:style-name="ce111">
            <text:p>Marca: Grua Chevrolet Kodiak</text:p>
          </table:table-cell>
          <table:table-cell office:value-type="string" table:style-name="ce89">
            <text:p>cambio bombillo stop lado izq</text:p>
          </table:table-cell>
          <table:table-cell table:number-columns-repeated="16360"/>
        </table:table-row>
        <table:table-row table:style-name="ro3">
          <table:table-cell/>
          <table:table-cell office:value-type="string" table:style-name="ce112">
            <text:p>Filtro de aceite</text:p>
          </table:table-cell>
          <table:table-cell office:value-type="string" table:number-columns-spanned="2" table:number-rows-spanned="1" table:style-name="ce163">
            <text:p>Caterpillar 1R-1807 /<text:s/><text:span text:style-name="T18">P551807/</text:span><text:span text:style-name="T19"><text:s/>P554004</text:span></text:p>
          </table:table-cell>
          <table:covered-table-cell/>
          <table:table-cell office:value-type="string" table:number-columns-spanned="2" table:number-rows-spanned="1" table:style-name="ce164">
            <text:p>Baldwin B7700</text:p>
          </table:table-cell>
          <table:covered-table-cell/>
          <table:table-cell office:value-type="string" table:style-name="ce113">
            <text:p>B7700</text:p>
          </table:table-cell>
          <table:table-cell table:style-name="ce113"/>
          <table:table-cell office:value-type="float" office:value="1.089" table:style-name="ce114">
            <text:p>1,089</text:p>
          </table:table-cell>
          <table:table-cell office:value-type="float" office:value="0" table:style-name="ce114">
            <text:p>0</text:p>
          </table:table-cell>
          <table:table-cell office:value-type="float" office:value="0" table:formula="of:=([.J51]*[.I51])" table:style-name="ce114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1.089" table:formula="of:=([.I51]*[.L51])" table:style-name="ce36">
            <text:p>1,089</text:p>
          </table:table-cell>
          <table:table-cell table:style-name="ce42"/>
          <table:table-cell table:style-name="ce41"/>
          <table:table-cell office:value-type="float" office:value="1" table:style-name="ce42">
            <text:p>1</text:p>
          </table:table-cell>
          <table:table-cell office:value-type="float" office:value="1.089" table:formula="of:=([.P51]*[.I51])" table:style-name="ce36">
            <text:p>1,089</text:p>
          </table:table-cell>
          <table:table-cell office:value-type="float" office:value="1" table:style-name="ce91">
            <text:p>1</text:p>
          </table:table-cell>
          <table:table-cell office:value-type="string" table:style-name="ce88">
            <text:p>Km:59.617,rutina 3,28/4 aceite</text:p>
          </table:table-cell>
          <table:table-cell office:value-type="string" table:style-name="ce83">
            <text:p>Pendiente</text:p>
          </table:table-cell>
          <table:table-cell table:style-name="ce1"/>
          <table:table-cell office:value-type="float" office:value="1" table:style-name="ce96">
            <text:p>1</text:p>
          </table:table-cell>
          <table:table-cell office:value-type="string" table:style-name="ce111">
            <text:p>Km:64.544,rutina 1,28/4 aceite</text:p>
          </table:table-cell>
          <table:table-cell office:value-type="string" table:style-name="ce83">
            <text:p>Pendiente</text:p>
          </table:table-cell>
          <table:table-cell table:number-columns-repeated="16360"/>
        </table:table-row>
        <table:table-row table:style-name="ro3">
          <table:table-cell/>
          <table:table-cell office:value-type="string" table:style-name="ce115">
            <text:p>Filtro de combustible</text:p>
          </table:table-cell>
          <table:table-cell office:value-type="string" table:number-columns-spanned="2" table:number-rows-spanned="1" table:style-name="ce165">
            <text:p>Caterpillar 1R-0751/<text:s/><text:span text:style-name="T20">P551315</text:span></text:p>
          </table:table-cell>
          <table:covered-table-cell/>
          <table:table-cell office:value-type="string" table:number-columns-spanned="2" table:number-rows-spanned="1" table:style-name="ce164">
            <text:p>Baldwin BF7634</text:p>
          </table:table-cell>
          <table:covered-table-cell/>
          <table:table-cell office:value-type="string" table:style-name="ce113">
            <text:p>BF7634</text:p>
          </table:table-cell>
          <table:table-cell table:style-name="ce113"/>
          <table:table-cell office:value-type="float" office:value="0.54400000000000004" table:style-name="ce114">
            <text:p>0,544</text:p>
          </table:table-cell>
          <table:table-cell office:value-type="float" office:value="0" table:style-name="ce114">
            <text:p>0</text:p>
          </table:table-cell>
          <table:table-cell office:value-type="float" office:value="0" table:formula="of:=([.J52]*[.I52])" table:style-name="ce114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.54400000000000004" table:formula="of:=([.I52]*[.L52])" table:style-name="ce36">
            <text:p>0,544</text:p>
          </table:table-cell>
          <table:table-cell table:style-name="ce42"/>
          <table:table-cell table:style-name="ce41"/>
          <table:table-cell office:value-type="float" office:value="1" table:style-name="ce42">
            <text:p>1</text:p>
          </table:table-cell>
          <table:table-cell office:value-type="float" office:value="0.54400000000000004" table:formula="of:=([.P52]*[.I52])" table:style-name="ce36">
            <text:p>0,544</text:p>
          </table:table-cell>
          <table:table-cell office:value-type="float" office:value="1" table:style-name="ce91">
            <text:p>1</text:p>
          </table:table-cell>
          <table:table-cell office:value-type="string" table:style-name="ce88">
            <text:p>Requisición: AAM-159-2014-L.B</text:p>
          </table:table-cell>
          <table:table-cell office:value-type="string" table:style-name="ce88">
            <text:p>Programar fugas varias</text:p>
          </table:table-cell>
          <table:table-cell table:style-name="ce1"/>
          <table:table-cell office:value-type="float" office:value="1" table:style-name="ce96">
            <text:p>1</text:p>
          </table:table-cell>
          <table:table-cell table:style-name="ce111"/>
          <table:table-cell office:value-type="string" table:style-name="ce88">
            <text:p>Programar fugas varias</text:p>
          </table:table-cell>
          <table:table-cell table:number-columns-repeated="16360"/>
        </table:table-row>
        <table:table-row table:style-name="ro3">
          <table:table-cell/>
          <table:table-cell office:value-type="string" table:style-name="ce112">
            <text:p>Filtro separador combustible</text:p>
          </table:table-cell>
          <table:table-cell office:value-type="string" table:number-columns-spanned="2" table:number-rows-spanned="1" table:style-name="ce165">
            <text:p>Donaldson <text:s/>P555020/<text:span text:style-name="T20">P558010</text:span></text:p>
          </table:table-cell>
          <table:covered-table-cell/>
          <table:table-cell office:value-type="string" table:number-columns-spanned="2" table:number-rows-spanned="1" table:style-name="ce164">
            <text:p>Baldwin BF5813</text:p>
          </table:table-cell>
          <table:covered-table-cell/>
          <table:table-cell office:value-type="string" table:style-name="ce113">
            <text:p>P558010</text:p>
          </table:table-cell>
          <table:table-cell table:style-name="ce113"/>
          <table:table-cell office:value-type="float" office:value="0.69" table:style-name="ce114">
            <text:p>0,69</text:p>
          </table:table-cell>
          <table:table-cell office:value-type="float" office:value="0" table:style-name="ce114">
            <text:p>0</text:p>
          </table:table-cell>
          <table:table-cell office:value-type="float" office:value="0" table:formula="of:=([.J53]*[.I53])" table:style-name="ce114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0.69" table:formula="of:=([.I53]*[.L53])" table:style-name="ce36">
            <text:p>0,69</text:p>
          </table:table-cell>
          <table:table-cell table:style-name="ce42"/>
          <table:table-cell table:style-name="ce41"/>
          <table:table-cell office:value-type="float" office:value="1" table:style-name="ce42">
            <text:p>1</text:p>
          </table:table-cell>
          <table:table-cell office:value-type="float" office:value="0.69" table:formula="of:=([.P53]*[.I53])" table:style-name="ce36">
            <text:p>0,69</text:p>
          </table:table-cell>
          <table:table-cell office:value-type="float" office:value="1" table:style-name="ce87">
            <text:p>1</text:p>
          </table:table-cell>
          <table:table-cell office:value-type="string" table:style-name="ce88">
            <text:p>Remisión:GCKT3--003-2014</text:p>
          </table:table-cell>
          <table:table-cell office:value-type="string" table:style-name="ce88">
            <text:p>cambio varilla medidora aceite</text:p>
          </table:table-cell>
          <table:table-cell table:style-name="ce1"/>
          <table:table-cell office:value-type="float" office:value="1" table:style-name="ce90">
            <text:p>1</text:p>
          </table:table-cell>
          <table:table-cell office:value-type="string" table:style-name="ce111">
            <text:p>Hoja de Mtto: 28</text:p>
          </table:table-cell>
          <table:table-cell office:value-type="string" table:style-name="ce88">
            <text:p>cambio varilla medidora aceite</text:p>
          </table:table-cell>
          <table:table-cell table:number-columns-repeated="16360"/>
        </table:table-row>
        <table:table-row table:style-name="ro1">
          <table:table-cell/>
          <table:table-cell office:value-type="string" table:style-name="ce112">
            <text:p>Filtro enfriador de aceite</text:p>
          </table:table-cell>
          <table:table-cell table:number-columns-spanned="2" table:number-rows-spanned="1" table:style-name="ce166"/>
          <table:covered-table-cell/>
          <table:table-cell table:number-columns-spanned="2" table:number-rows-spanned="1" table:style-name="ce167"/>
          <table:covered-table-cell/>
          <table:table-cell table:number-columns-repeated="2" table:style-name="ce113"/>
          <table:table-cell table:style-name="ce114"/>
          <table:table-cell office:value-type="float" office:value="0" table:style-name="ce114">
            <text:p>0</text:p>
          </table:table-cell>
          <table:table-cell office:value-type="float" office:value="0" table:formula="of:=([.J54]*[.I54])" table:style-name="ce114">
            <text:p>0</text:p>
          </table:table-cell>
          <table:table-cell table:style-name="ce36"/>
          <table:table-cell office:value-type="float" office:value="0" table:formula="of:=([.I54]*[.L54])" table:style-name="ce36">
            <text:p>0</text:p>
          </table:table-cell>
          <table:table-cell table:style-name="ce42"/>
          <table:table-cell table:style-name="ce41"/>
          <table:table-cell table:style-name="ce42"/>
          <table:table-cell office:value-type="float" office:value="0" table:formula="of:=([.P54]*[.I54])" table:style-name="ce36">
            <text:p>0</text:p>
          </table:table-cell>
          <table:table-cell table:style-name="ce97"/>
          <table:table-cell table:style-name="ce88"/>
          <table:table-cell table:style-name="ce89"/>
          <table:table-cell table:style-name="ce1"/>
          <table:table-cell table:style-name="ce98"/>
          <table:table-cell table:style-name="ce111"/>
          <table:table-cell table:style-name="ce89"/>
          <table:table-cell table:number-columns-repeated="16360"/>
        </table:table-row>
        <table:table-row table:style-name="ro1">
          <table:table-cell/>
          <table:table-cell office:value-type="string" table:style-name="ce112">
            <text:p>Filtro primario aire</text:p>
          </table:table-cell>
          <table:table-cell office:value-type="string" table:number-columns-spanned="2" table:number-rows-spanned="1" table:style-name="ce165">
            <text:p>Donaldson P527484<text:span text:style-name="T17"><text:s/>(4)</text:span></text:p>
          </table:table-cell>
          <table:covered-table-cell/>
          <table:table-cell office:value-type="string" table:number-columns-spanned="2" table:number-rows-spanned="1" table:style-name="ce164">
            <text:p>Baldwin RS2863</text:p>
          </table:table-cell>
          <table:covered-table-cell/>
          <table:table-cell table:number-columns-repeated="2" table:style-name="ce113"/>
          <table:table-cell table:style-name="ce114"/>
          <table:table-cell office:value-type="float" office:value="0" table:style-name="ce114">
            <text:p>0</text:p>
          </table:table-cell>
          <table:table-cell office:value-type="float" office:value="0" table:formula="of:=([.J55]*[.I55])" table:style-name="ce114">
            <text:p>0</text:p>
          </table:table-cell>
          <table:table-cell table:style-name="ce36"/>
          <table:table-cell office:value-type="float" office:value="0" table:formula="of:=([.I55]*[.L55])" table:style-name="ce36">
            <text:p>0</text:p>
          </table:table-cell>
          <table:table-cell table:style-name="ce116"/>
          <table:table-cell table:style-name="ce117"/>
          <table:table-cell office:value-type="float" office:value="1" table:style-name="ce116">
            <text:p>1</text:p>
          </table:table-cell>
          <table:table-cell office:value-type="float" office:value="0" table:formula="of:=([.P55]*[.I55])" table:style-name="ce36">
            <text:p>0</text:p>
          </table:table-cell>
          <table:table-cell table:style-name="ce118"/>
          <table:table-cell table:style-name="ce119"/>
          <table:table-cell table:style-name="ce120"/>
          <table:table-cell table:style-name="ce1"/>
          <table:table-cell office:value-type="float" office:value="1" table:style-name="ce121">
            <text:p>1</text:p>
          </table:table-cell>
          <table:table-cell table:style-name="ce122"/>
          <table:table-cell table:style-name="ce120"/>
          <table:table-cell table:number-columns-repeated="16360"/>
        </table:table-row>
        <table:table-row table:style-name="ro1">
          <table:table-cell/>
          <table:table-cell office:value-type="string" table:style-name="ce112">
            <text:p>filtro secundario aire</text:p>
          </table:table-cell>
          <table:table-cell office:value-type="string" table:number-columns-spanned="2" table:number-rows-spanned="1" table:style-name="ce168">
            <text:p>Donaldson -P527680<text:s/><text:span text:style-name="T17">(4)</text:span></text:p>
          </table:table-cell>
          <table:covered-table-cell/>
          <table:table-cell office:value-type="string" table:number-columns-spanned="2" table:number-rows-spanned="1" table:style-name="ce164">
            <text:p>Baldwin RS3501</text:p>
          </table:table-cell>
          <table:covered-table-cell/>
          <table:table-cell table:number-columns-repeated="2" table:style-name="ce113"/>
          <table:table-cell table:style-name="ce114"/>
          <table:table-cell office:value-type="float" office:value="0" table:style-name="ce114">
            <text:p>0</text:p>
          </table:table-cell>
          <table:table-cell office:value-type="float" office:value="0" table:formula="of:=([.J56]*[.I56])" table:style-name="ce114">
            <text:p>0</text:p>
          </table:table-cell>
          <table:table-cell table:style-name="ce36"/>
          <table:table-cell office:value-type="float" office:value="0" table:formula="of:=([.I56]*[.L56])" table:style-name="ce36">
            <text:p>0</text:p>
          </table:table-cell>
          <table:table-cell table:style-name="ce42"/>
          <table:table-cell table:style-name="ce41"/>
          <table:table-cell office:value-type="float" office:value="1" table:style-name="ce42">
            <text:p>1</text:p>
          </table:table-cell>
          <table:table-cell office:value-type="float" office:value="0" table:formula="of:=([.P56]*[.I56])" table:style-name="ce36">
            <text:p>0</text:p>
          </table:table-cell>
          <table:table-cell table:style-name="ce123"/>
          <table:table-cell table:number-columns-repeated="2" table:style-name="ce124"/>
          <table:table-cell table:style-name="ce1"/>
          <table:table-cell office:value-type="float" office:value="1" table:style-name="ce125">
            <text:p>1</text:p>
          </table:table-cell>
          <table:table-cell office:value-type="string" table:style-name="ce126">
            <text:p>Hoja de Mtto: 82 ( km:65.204)</text:p>
          </table:table-cell>
          <table:table-cell table:style-name="ce124"/>
          <table:table-cell table:number-columns-repeated="16360"/>
        </table:table-row>
        <table:table-row table:style-name="ro1">
          <table:table-cell/>
          <table:table-cell office:value-type="string" table:style-name="ce24">
            <text:p>Agua desmineralizada</text:p>
          </table:table-cell>
          <table:table-cell office:value-type="string" table:number-columns-spanned="2" table:number-rows-spanned="1" table:style-name="ce169">
            <text:p>Mobil X 550 CC</text:p>
          </table:table-cell>
          <table:covered-table-cell/>
          <table:table-cell table:number-columns-spanned="2" table:number-rows-spanned="1" table:style-name="ce167"/>
          <table:covered-table-cell/>
          <table:table-cell office:value-type="string" table:style-name="ce127">
            <text:p>15W40</text:p>
          </table:table-cell>
          <table:table-cell table:number-columns-repeated="2" table:style-name="ce127"/>
          <table:table-cell table:style-name="ce73"/>
          <table:table-cell table:style-name="ce127"/>
          <table:table-cell office:value-type="string" table:style-name="ce73">
            <text:p>28/4=7Gal</text:p>
          </table:table-cell>
          <table:table-cell office:value-type="float" office:value="2.323" table:formula="of:=SUM([.M51:.M56])" table:style-name="ce73">
            <text:p>2,323</text:p>
          </table:table-cell>
          <table:table-cell table:style-name="ce73"/>
          <table:table-cell table:style-name="ce103"/>
          <table:table-cell office:value-type="string" table:style-name="ce73">
            <text:p>28/4=7Gal</text:p>
          </table:table-cell>
          <table:table-cell table:style-name="ce71"/>
          <table:table-cell table:style-name="ce123"/>
          <table:table-cell table:number-columns-repeated="2" table:style-name="ce124"/>
          <table:table-cell table:style-name="ce1"/>
          <table:table-cell office:value-type="string" table:style-name="ce128">
            <text:p>(06/05/2015)</text:p>
          </table:table-cell>
          <table:table-cell office:value-type="string" table:style-name="ce126">
            <text:p>2 Gal de hidraulico 68</text:p>
          </table:table-cell>
          <table:table-cell table:style-name="ce124"/>
          <table:table-cell table:number-columns-repeated="16360"/>
        </table:table-row>
        <table:table-row table:style-name="ro3">
          <table:table-cell/>
          <table:table-cell table:number-columns-repeated="8" table:style-name="ce1"/>
          <table:table-cell office:value-type="string" table:number-columns-spanned="2" table:number-rows-spanned="1" table:style-name="ce170">
            <text:p>Total Enero-Junio</text:p>
          </table:table-cell>
          <table:covered-table-cell/>
          <table:table-cell office:value-type="string" table:number-columns-spanned="2" table:number-rows-spanned="1" table:style-name="ce170">
            <text:p>Total julio-Diciembre</text:p>
          </table:table-cell>
          <table:covered-table-cell/>
          <table:table-cell table:style-name="ce129"/>
          <table:table-cell table:style-name="ce130"/>
          <table:table-cell office:value-type="string" table:number-columns-spanned="2" table:number-rows-spanned="1" table:style-name="ce170">
            <text:p>Total Enero-Junio</text:p>
          </table:table-cell>
          <table:covered-table-cell/>
          <table:table-cell table:number-columns-repeated="16367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31">
            <text:p>Filtros</text:p>
          </table:table-cell>
          <table:table-cell office:value-type="float" office:value="45" table:style-name="ce131">
            <text:p>45</text:p>
          </table:table-cell>
          <table:table-cell office:value-type="string" table:style-name="ce131">
            <text:p>Filtros</text:p>
          </table:table-cell>
          <table:table-cell office:value-type="float" office:value="32" table:style-name="ce131">
            <text:p>32</text:p>
          </table:table-cell>
          <table:table-cell table:style-name="ce131"/>
          <table:table-cell table:style-name="ce103"/>
          <table:table-cell office:value-type="string" table:style-name="ce131">
            <text:p>Filtros</text:p>
          </table:table-cell>
          <table:table-cell office:value-type="float" office:value="42" table:style-name="ce131">
            <text:p>42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31">
            <text:p>Peso lbs</text:p>
          </table:table-cell>
          <table:table-cell office:value-type="float" office:value="7.9809999999999999" table:formula="of:=SUM([.K43]+[.K35]+[.K20])" table:style-name="ce131">
            <text:p>7,981</text:p>
          </table:table-cell>
          <table:table-cell office:value-type="string" table:style-name="ce131">
            <text:p>Peso</text:p>
          </table:table-cell>
          <table:table-cell office:value-type="float" office:value="3.69" table:formula="of:=SUM([.M51]+[.M43]+[.M35])" table:style-name="ce131">
            <text:p>3,69</text:p>
          </table:table-cell>
          <table:table-cell table:style-name="ce131"/>
          <table:table-cell table:style-name="ce103"/>
          <table:table-cell office:value-type="string" table:style-name="ce131">
            <text:p>Peso lbs</text:p>
          </table:table-cell>
          <table:table-cell office:value-type="float" office:value="4.5569999999999995" table:formula="of:=SUM([.Q51]+[.Q43]+[.Q35])" table:style-name="ce131">
            <text:p>4,557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8" table:style-name="ce1"/>
          <table:table-cell office:value-type="string" table:style-name="ce131">
            <text:p>Aceite motor</text:p>
          </table:table-cell>
          <table:table-cell office:value-type="string" table:style-name="ce131">
            <text:p>48 Gal</text:p>
          </table:table-cell>
          <table:table-cell office:value-type="string" table:style-name="ce131">
            <text:p>Aceite</text:p>
          </table:table-cell>
          <table:table-cell office:value-type="string" table:style-name="ce131">
            <text:p>20,5 Gal</text:p>
          </table:table-cell>
          <table:table-cell table:style-name="ce131"/>
          <table:table-cell table:style-name="ce103"/>
          <table:table-cell office:value-type="string" table:style-name="ce131">
            <text:p>Aceite motor</text:p>
          </table:table-cell>
          <table:table-cell office:value-type="string" table:style-name="ce131">
            <text:p>25 Gal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24">
            <text:p>Grua SMO-129</text:p>
          </table:table-cell>
          <table:table-cell office:value-type="date" office:date-value="2014-05-08T00:00:00" table:style-name="ce132">
            <text:p>08/05/2014</text:p>
          </table:table-cell>
          <table:table-cell table:style-name="ce132"/>
          <table:table-cell office:value-type="string" table:style-name="ce133">
            <text:p>ref.31T1100M</text:p>
          </table:table-cell>
          <table:table-cell office:value-type="string" table:style-name="ce134">
            <text:p>3-Bateria</text:p>
          </table:table-cell>
          <table:table-cell office:value-type="string" table:style-name="ce124">
            <text:p>70,68Kg</text:p>
          </table:table-cell>
          <table:table-cell table:number-columns-repeated="3" table:style-name="ce1"/>
          <table:table-cell table:style-name="ce30"/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24">
            <text:p>Camioneta DDA-286</text:p>
          </table:table-cell>
          <table:table-cell office:value-type="date" office:date-value="2014-05-07T00:00:00" table:style-name="ce132">
            <text:p>07/05/2014</text:p>
          </table:table-cell>
          <table:table-cell table:style-name="ce132"/>
          <table:table-cell office:value-type="string" table:style-name="ce132">
            <text:p>ref.271000M</text:p>
          </table:table-cell>
          <table:table-cell office:value-type="string" table:style-name="ce134">
            <text:p>Bateria</text:p>
          </table:table-cell>
          <table:table-cell office:value-type="string" table:style-name="ce124">
            <text:p>21,08Kg</text:p>
          </table:table-cell>
          <table:table-cell table:number-columns-repeated="3" table:style-name="ce1"/>
          <table:table-cell table:style-name="ce30"/>
          <table:table-cell table:number-columns-repeated="16369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24">
            <text:p>Ambulancia DDB-883</text:p>
          </table:table-cell>
          <table:table-cell office:value-type="date" office:date-value="2015-01-15T00:00:00" table:style-name="ce132">
            <text:p>15/01/2015</text:p>
          </table:table-cell>
          <table:table-cell table:style-name="ce135"/>
          <table:table-cell table:number-columns-repeated="4" table:style-name="ce1"/>
          <table:table-cell office:value-type="string" table:style-name="ce132">
            <text:p>ref.271000M</text:p>
          </table:table-cell>
          <table:table-cell table:style-name="ce136"/>
          <table:table-cell table:style-name="ce137"/>
          <table:table-cell office:value-type="string" table:style-name="ce134">
            <text:p>Bateria</text:p>
          </table:table-cell>
          <table:table-cell office:value-type="string" table:style-name="ce124">
            <text:p>21,08Kg</text:p>
          </table:table-cell>
          <table:table-cell table:number-columns-repeated="16367" table:style-name="ce1"/>
        </table:table-row>
        <table:table-row table:style-name="ro12">
          <table:table-cell table:number-columns-repeated="5"/>
          <table:table-cell office:value-type="string" table:style-name="ce124">
            <text:p>Moto GS500 OQG-86B</text:p>
          </table:table-cell>
          <table:table-cell office:value-type="date" office:date-value="2015-03-10T00:00:00" table:style-name="ce132">
            <text:p>10/03/2015</text:p>
          </table:table-cell>
          <table:table-cell table:style-name="ce135"/>
          <table:table-cell table:number-columns-repeated="4" table:style-name="ce1"/>
          <table:table-cell office:value-type="string" table:style-name="ce138">
            <text:p>ref. Yuasa yb10l-b2</text:p>
          </table:table-cell>
          <table:table-cell table:style-name="ce139"/>
          <table:table-cell table:style-name="ce140"/>
          <table:table-cell office:value-type="string" table:style-name="ce134">
            <text:p>Bateria</text:p>
          </table:table-cell>
          <table:table-cell table:style-name="ce124"/>
          <table:table-cell table:number-columns-repeated="16367"/>
        </table:table-row>
        <table:table-row table:number-rows-repeated="1048511" table:style-name="ro1">
          <table:table-cell table:number-columns-repeated="16384"/>
        </table:table-row>
      </table:table>
      <table:table table:name="___Grua_SMO-129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55" table:default-cell-style-name="ce1"/>
        <table:table-column table:style-name="co70" table:default-cell-style-name="ce1"/>
        <table:table-column table:style-name="co71" table:default-cell-style-name="ce1"/>
        <table:table-column table:style-name="co33" table:number-columns-repeated="4" table:default-cell-style-name="ce1"/>
        <table:table-column table:style-name="co6" table:number-columns-repeated="16373" table:default-cell-style-name="ce1"/>
        <table:table-row table:style-name="ro4">
          <table:table-cell table:style-name="ce171"/>
          <table:table-cell table:style-name="ce172"/>
          <table:table-cell table:style-name="ce173"/>
          <table:table-cell table:content-validation-name="val1" table:style-name="ce174"/>
          <table:table-cell table:content-validation-name="val1" table:style-name="ce175"/>
          <table:table-cell table:style-name="ce176"/>
          <table:table-cell table:style-name="ce177"/>
          <table:table-cell table:style-name="ce176"/>
          <table:table-cell table:style-name="ce178"/>
          <table:table-cell office:value-type="string" table:style-name="ce179">
            <text:p><text:s/></text:p>
          </table:table-cell>
          <table:table-cell table:style-name="ce180"/>
          <table:table-cell table:number-columns-repeated="16373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" table:style-name="ce183"/>
          <table:table-cell office:value-type="string" table:content-validation-name="val1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13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" table:style-name="ce189">
            <text:p>CONCEPTO</text:p>
          </table:table-cell>
          <table:table-cell office:value-type="string" table:content-validation-name="val1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216">
            <text:p>COSTOS <text:s/>2014 GRUA INTER SMO-129</text:p>
          </table:table-cell>
          <table:covered-table-cell table:number-columns-repeated="10"/>
          <table:table-cell table:number-columns-repeated="16373"/>
        </table:table-row>
        <table:table-row table:style-name="ro14">
          <table:table-cell office:value-type="date" office:date-value="2014-01-21T00:00:00" table:style-name="ce195">
            <text:p>21/1/14</text:p>
          </table:table-cell>
          <table:table-cell office:value-type="string" table:style-name="ce196">
            <text:p>FC 17572</text:p>
          </table:table-cell>
          <table:table-cell office:value-type="string" table:style-name="ce197">
            <text:p>REHIMAC S.A.</text:p>
          </table:table-cell>
          <table:table-cell office:value-type="string" table:style-name="ce198">
            <text:p>CAMBIO DE CABLE PRINCIPAL Y AUXILIAR, FABRICACION DE POLEA GUIA DEL WINCHE, MANTENIMIENTO DEL WINCHE AUXILIAR Y MANTENIMIENTO DEL MOTO REDUCTOR (INCLUYE AJUSTE FRENO Y CALIBRACION DE BANDA), GRUA INTER 7600 SMO-129 KM 161.950</text:p>
          </table:table-cell>
          <table:table-cell office:value-type="string" table:style-name="ce199">
            <text:p>ORDEN DE COMPRA 1995</text:p>
          </table:table-cell>
          <table:table-cell office:value-type="float" office:value="4525000" table:style-name="ce200">
            <text:p>4.525.000</text:p>
          </table:table-cell>
          <table:table-cell table:style-name="ce201"/>
          <table:table-cell office:value-type="float" office:value="4525000" table:formula="of:=([.F5]-[.G5])" table:style-name="ce202">
            <text:p>4.52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4000" table:formula="of:=[.H5]*[.I5]" table:content-validation-name="val1" table:style-name="ce204">
            <text:p>724000<text:s/></text:p>
          </table:table-cell>
          <table:table-cell office:value-type="float" office:value="5249000" table:formula="of:=SUM(([.F5]+[.J5])-[.G5])" table:style-name="ce205">
            <text:p>5249000<text:s/></text:p>
          </table:table-cell>
          <table:table-cell table:number-columns-repeated="16373"/>
        </table:table-row>
        <table:table-row table:style-name="ro15">
          <table:table-cell office:value-type="date" office:date-value="2014-01-21T00:00:00" table:style-name="ce195">
            <text:p>21/1/14</text:p>
          </table:table-cell>
          <table:table-cell office:value-type="string" table:style-name="ce196">
            <text:p>FC 17573</text:p>
          </table:table-cell>
          <table:table-cell office:value-type="string" table:style-name="ce197">
            <text:p>REHIMAC S.A.</text:p>
          </table:table-cell>
          <table:table-cell office:value-type="string" table:style-name="ce198">
            <text:p>CAMBIO Y REUBICACION TUBERIA DEL YUGO Y REPARACION DE TOMA FUERZA, GRUA INTER 7600 SMO-129 KM 161.950</text:p>
          </table:table-cell>
          <table:table-cell office:value-type="string" table:style-name="ce199">
            <text:p>ORDEN DE COMPRA 1993</text:p>
          </table:table-cell>
          <table:table-cell office:value-type="float" office:value="1606000" table:style-name="ce200">
            <text:p>1.606.000</text:p>
          </table:table-cell>
          <table:table-cell table:style-name="ce201"/>
          <table:table-cell office:value-type="float" office:value="1606000" table:formula="of:=([.F6]-[.G6])" table:style-name="ce202">
            <text:p>1.606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256960" table:formula="of:=[.H6]*[.I6]" table:content-validation-name="val1" table:style-name="ce204">
            <text:p>256960<text:s/></text:p>
          </table:table-cell>
          <table:table-cell office:value-type="float" office:value="1862960" table:formula="of:=SUM(([.F6]+[.J6])-[.G6])" table:style-name="ce205">
            <text:p>186296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ENERO 2014</text:p>
          </table:table-cell>
          <table:covered-table-cell table:number-columns-repeated="3"/>
          <table:table-cell table:content-validation-name="val1" table:style-name="ce206"/>
          <table:table-cell office:value-type="float" office:value="6131000" table:formula="of:=SUM([.F6]+[.F5])" table:style-name="ce207">
            <text:p>6131000<text:s/></text:p>
          </table:table-cell>
          <table:table-cell table:style-name="ce207"/>
          <table:table-cell office:value-type="float" office:value="6131000" table:formula="of:=SUM([.H6]+[.H5])" table:style-name="ce207">
            <text:p>6131000<text:s/></text:p>
          </table:table-cell>
          <table:table-cell table:style-name="ce208"/>
          <table:table-cell office:value-type="float" office:value="980960" table:formula="of:=SUM([.J6]+[.J5])" table:style-name="ce207">
            <text:p>980960<text:s/></text:p>
          </table:table-cell>
          <table:table-cell office:value-type="float" office:value="7111960" table:formula="of:=SUM([.K6]+[.K5])" table:style-name="ce207">
            <text:p>7111960<text:s/></text:p>
          </table:table-cell>
          <table:table-cell table:number-columns-repeated="16373"/>
        </table:table-row>
        <table:table-row table:style-name="ro12">
          <table:table-cell office:value-type="date" office:date-value="2014-02-13T00:00:00" table:style-name="ce195">
            <text:p>13/2/14</text:p>
          </table:table-cell>
          <table:table-cell office:value-type="float" office:value="3913" table:style-name="ce196">
            <text:p>3913</text:p>
          </table:table-cell>
          <table:table-cell office:value-type="string" table:style-name="ce209">
            <text:p>LLANTAS LA ESTACION</text:p>
          </table:table-cell>
          <table:table-cell office:value-type="string" table:style-name="ce198">
            <text:p>ROTACION DE LLANTAS DELANTERAS A PARTE TRASERA INTERNA, GRUA INTER SMO-129 KM 171.872</text:p>
          </table:table-cell>
          <table:table-cell office:value-type="string" table:style-name="ce199">
            <text:p>AAM-24-2014-L.B</text:p>
          </table:table-cell>
          <table:table-cell office:value-type="float" office:value="41379" table:style-name="ce200">
            <text:p>41.379</text:p>
          </table:table-cell>
          <table:table-cell table:style-name="ce201"/>
          <table:table-cell office:value-type="float" office:value="41379" table:formula="of:=([.F8]-[.G8])" table:style-name="ce202">
            <text:p>41.379</text:p>
          </table:table-cell>
          <table:table-cell office:value-type="percentage" office:value="0.16" table:style-name="ce203">
            <text:p>16%</text:p>
          </table:table-cell>
          <table:table-cell office:value-type="float" office:value="6620.64" table:formula="of:=[.H8]*[.I8]" table:content-validation-name="val1" table:style-name="ce204">
            <text:p>6621<text:s/></text:p>
          </table:table-cell>
          <table:table-cell office:value-type="float" office:value="47999.64" table:formula="of:=SUM(([.F8]+[.J8])-[.G8])" table:style-name="ce205">
            <text:p>48000<text:s/></text:p>
          </table:table-cell>
          <table:table-cell table:number-columns-repeated="16373"/>
        </table:table-row>
        <table:table-row table:style-name="ro12">
          <table:table-cell office:value-type="date" office:date-value="2014-02-17T00:00:00" table:style-name="ce195">
            <text:p>17/2/14</text:p>
          </table:table-cell>
          <table:table-cell office:value-type="string" table:style-name="ce196">
            <text:p>FC 17738</text:p>
          </table:table-cell>
          <table:table-cell office:value-type="string" table:style-name="ce209">
            <text:p>REHIMAC S.A.</text:p>
          </table:table-cell>
          <table:table-cell office:value-type="string" table:style-name="ce198">
            <text:p>REPARAR GATOS ESTABILIZADORES DELANTEROS (2) Y CAMBIO DE MANGUERAS R2 3/8 X 1,10, GRUA INTER SMO-129</text:p>
          </table:table-cell>
          <table:table-cell office:value-type="string" table:style-name="ce199">
            <text:p>ORDEN DE COMPRA 4</text:p>
          </table:table-cell>
          <table:table-cell office:value-type="float" office:value="1850000" table:style-name="ce200">
            <text:p>1.850.000</text:p>
          </table:table-cell>
          <table:table-cell table:style-name="ce201"/>
          <table:table-cell office:value-type="float" office:value="1850000" table:formula="of:=([.F9]-[.G9])" table:style-name="ce202">
            <text:p>1.850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296000" table:formula="of:=[.H9]*[.I9]" table:content-validation-name="val1" table:style-name="ce204">
            <text:p>296000<text:s/></text:p>
          </table:table-cell>
          <table:table-cell office:value-type="float" office:value="2146000" table:formula="of:=SUM(([.F9]+[.J9])-[.G9])" table:style-name="ce205">
            <text:p>2146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2014</text:p>
          </table:table-cell>
          <table:covered-table-cell table:number-columns-repeated="3"/>
          <table:table-cell table:content-validation-name="val1" table:style-name="ce206"/>
          <table:table-cell office:value-type="float" office:value="1891379" table:formula="of:=SUM([.F8:.F9])" table:style-name="ce207">
            <text:p>1891379<text:s/></text:p>
          </table:table-cell>
          <table:table-cell office:value-type="float" office:value="0" table:formula="of:=SUM([.G8:.G9])" table:style-name="ce207">
            <text:p><text:s/>-<text:s/></text:p>
          </table:table-cell>
          <table:table-cell office:value-type="float" office:value="1891379" table:formula="of:=SUM([.H8:.H9])" table:style-name="ce207">
            <text:p>1891379<text:s/></text:p>
          </table:table-cell>
          <table:table-cell table:style-name="ce208"/>
          <table:table-cell office:value-type="float" office:value="302620.64" table:formula="of:=SUM([.J8:.J9])" table:style-name="ce207">
            <text:p>302621<text:s/></text:p>
          </table:table-cell>
          <table:table-cell office:value-type="float" office:value="2193999.64" table:formula="of:=SUM([.K8:.K9])" table:style-name="ce207">
            <text:p>2194000<text:s/></text:p>
          </table:table-cell>
          <table:table-cell table:number-columns-repeated="16373"/>
        </table:table-row>
        <table:table-row table:style-name="ro16">
          <table:table-cell office:value-type="date" office:date-value="2014-03-15T00:00:00" table:style-name="ce195">
            <text:p>15/3/14</text:p>
          </table:table-cell>
          <table:table-cell office:value-type="string" table:style-name="ce196">
            <text:p>FC 17863</text:p>
          </table:table-cell>
          <table:table-cell office:value-type="string" table:style-name="ce209">
            <text:p>REHIMAC S.A.</text:p>
          </table:table-cell>
          <table:table-cell office:value-type="string" table:style-name="ce198">
            <text:p>MANTENIMIENTO GENERAL AL SISTEMA NEUMATICO DEL EMBRAGUE DEL WINCHE, CAMBIO DE 1 MANGUERA R2 3/8 X 3.5 MT, CAMBIO DE 2 MANGUERAS R2 ¾ X 6.2 MT Y CAMBIO DE 1 MANGUERA R2 3/8 X 0,62, GRUA INTER 7600 SMO-129</text:p>
          </table:table-cell>
          <table:table-cell office:value-type="string" table:style-name="ce199">
            <text:p>ORDEN DE COMPRA 10</text:p>
          </table:table-cell>
          <table:table-cell office:value-type="float" office:value="2037800" table:style-name="ce200">
            <text:p>2.037.800</text:p>
          </table:table-cell>
          <table:table-cell table:style-name="ce201"/>
          <table:table-cell office:value-type="float" office:value="2037800" table:formula="of:=([.F11]-[.G11])" table:style-name="ce202">
            <text:p>2.037.800</text:p>
          </table:table-cell>
          <table:table-cell office:value-type="percentage" office:value="0.16" table:style-name="ce203">
            <text:p>16%</text:p>
          </table:table-cell>
          <table:table-cell office:value-type="float" office:value="326048" table:formula="of:=[.H11]*[.I11]" table:content-validation-name="val1" table:style-name="ce204">
            <text:p>326048<text:s/></text:p>
          </table:table-cell>
          <table:table-cell office:value-type="float" office:value="2363848" table:formula="of:=SUM(([.F11]+[.J11])-[.G11])" table:style-name="ce205">
            <text:p>2363848<text:s/></text:p>
          </table:table-cell>
          <table:table-cell table:number-columns-repeated="16373"/>
        </table:table-row>
        <table:table-row table:style-name="ro17">
          <table:table-cell office:value-type="date" office:date-value="2014-03-15T00:00:00" table:style-name="ce195">
            <text:p>15/3/14</text:p>
          </table:table-cell>
          <table:table-cell office:value-type="string" table:style-name="ce196">
            <text:p>FC 17860</text:p>
          </table:table-cell>
          <table:table-cell office:value-type="string" table:style-name="ce209">
            <text:p>REHIMAC S.A.</text:p>
          </table:table-cell>
          <table:table-cell office:value-type="string" table:style-name="ce198">
            <text:p>DAÑO EN OPERACION (CAMBIO DE CONTROL HIDRAULICO DE CONTRA BALANCEO Y RETENCION DE SISTEMA DE LEVANTE DEL BOOM), GRUA INTER 7600 SMO-129</text:p>
          </table:table-cell>
          <table:table-cell office:value-type="string" table:style-name="ce199">
            <text:p>ORDEN DE COMPRA 8</text:p>
          </table:table-cell>
          <table:table-cell office:value-type="float" office:value="580000" table:style-name="ce200">
            <text:p>580.000</text:p>
          </table:table-cell>
          <table:table-cell table:style-name="ce201"/>
          <table:table-cell office:value-type="float" office:value="580000" table:formula="of:=([.F12]-[.G12])" table:style-name="ce202">
            <text:p>580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92800" table:formula="of:=[.H12]*[.I12]" table:content-validation-name="val1" table:style-name="ce204">
            <text:p>92800<text:s/></text:p>
          </table:table-cell>
          <table:table-cell office:value-type="float" office:value="672800" table:formula="of:=SUM(([.F12]+[.J12])-[.G12])" table:style-name="ce205">
            <text:p>6728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1" table:style-name="ce206"/>
          <table:table-cell office:value-type="float" office:value="2617800" table:formula="of:=SUM([.F11:.F12])" table:style-name="ce207">
            <text:p>2617800<text:s/></text:p>
          </table:table-cell>
          <table:table-cell office:value-type="float" office:value="0" table:formula="of:=SUM([.G11:.G12])" table:style-name="ce207">
            <text:p><text:s/>-<text:s/></text:p>
          </table:table-cell>
          <table:table-cell office:value-type="float" office:value="2617800" table:formula="of:=SUM([.H11:.H12])" table:style-name="ce207">
            <text:p>2617800<text:s/></text:p>
          </table:table-cell>
          <table:table-cell table:style-name="ce208"/>
          <table:table-cell office:value-type="float" office:value="418848" table:formula="of:=SUM([.J11:.J12])" table:style-name="ce207">
            <text:p>418848<text:s/></text:p>
          </table:table-cell>
          <table:table-cell office:value-type="float" office:value="3036648" table:formula="of:=SUM([.K11:.K12])" table:style-name="ce207">
            <text:p>3036648<text:s/></text:p>
          </table:table-cell>
          <table:table-cell table:number-columns-repeated="16373"/>
        </table:table-row>
        <table:table-row table:style-name="ro17">
          <table:table-cell office:value-type="date" office:date-value="2014-05-02T00:00:00" table:style-name="ce195">
            <text:p>2/5/14</text:p>
          </table:table-cell>
          <table:table-cell office:value-type="float" office:value="2425" table:style-name="ce196">
            <text:p>2425</text:p>
          </table:table-cell>
          <table:table-cell office:value-type="string" table:style-name="ce209">
            <text:p>NACIONAL DE EMBRAGUES SAS</text:p>
          </table:table-cell>
          <table:table-cell office:value-type="string" table:style-name="ce198">
            <text:p>MANTENIMIENTO CORRECTIVO CAMBIO KIT DE EMBRAGUE (INCLUYE PRENSA, DOS DISCOS CON TACOS Y SEPARADOR), GRUA INTER 7600 SMO-129 KM 178.809 HORAS 8.458</text:p>
          </table:table-cell>
          <table:table-cell office:value-type="string" table:style-name="ce199">
            <text:p>ORDEN DE COMPRA 37</text:p>
          </table:table-cell>
          <table:table-cell office:value-type="float" office:value="1300000" table:style-name="ce200">
            <text:p>1.300.000</text:p>
          </table:table-cell>
          <table:table-cell table:style-name="ce201"/>
          <table:table-cell office:value-type="float" office:value="1300000" table:formula="of:=([.F14]-[.G14])" table:style-name="ce202">
            <text:p>1.300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208000" table:formula="of:=[.H14]*[.I14]" table:content-validation-name="val1" table:style-name="ce204">
            <text:p>208000<text:s/></text:p>
          </table:table-cell>
          <table:table-cell office:value-type="float" office:value="1508000" table:formula="of:=SUM(([.F14]+[.J14])-[.G14])" table:style-name="ce205">
            <text:p>1508000<text:s/></text:p>
          </table:table-cell>
          <table:table-cell table:number-columns-repeated="16373"/>
        </table:table-row>
        <table:table-row table:style-name="ro16">
          <table:table-cell office:value-type="date" office:date-value="2014-05-05T00:00:00" table:style-name="ce195">
            <text:p>5/5/14</text:p>
          </table:table-cell>
          <table:table-cell office:value-type="string" table:style-name="ce196">
            <text:p>CC1 3771</text:p>
          </table:table-cell>
          <table:table-cell office:value-type="string" table:style-name="ce209">
            <text:p>FRENOPARTES DE OCCIDENTE SAS</text:p>
          </table:table-cell>
          <table:table-cell office:value-type="string" table:style-name="ce198">
            <text:p>MANTENIMIENTO FRENOS RUEDAS DELANTERAS Y TRASERAS (INCLUYE CAMBIO DE RODAJAS) Y ADAPTAR ACOPLE RAPIDO PARA SUMINISTRO DE AIRE EN TROQUE TRASERO, GRUA INTER SMO-129 KM 176.045 HORAS 8.304</text:p>
          </table:table-cell>
          <table:table-cell office:value-type="string" table:style-name="ce199">
            <text:p>ORDEN DE COMPRA 38</text:p>
          </table:table-cell>
          <table:table-cell office:value-type="float" office:value="468500" table:style-name="ce200">
            <text:p>468.500</text:p>
          </table:table-cell>
          <table:table-cell table:style-name="ce201"/>
          <table:table-cell office:value-type="float" office:value="468500" table:formula="of:=([.F15]-[.G15])" table:style-name="ce202">
            <text:p>468.500</text:p>
          </table:table-cell>
          <table:table-cell office:value-type="percentage" office:value="0.16" table:style-name="ce203">
            <text:p>16%</text:p>
          </table:table-cell>
          <table:table-cell office:value-type="float" office:value="74960" table:formula="of:=[.H15]*[.I15]" table:content-validation-name="val1" table:style-name="ce204">
            <text:p>74960<text:s/></text:p>
          </table:table-cell>
          <table:table-cell office:value-type="float" office:value="543460" table:formula="of:=SUM(([.F15]+[.J15])-[.G15])" table:style-name="ce205">
            <text:p>543460<text:s/></text:p>
          </table:table-cell>
          <table:table-cell table:number-columns-repeated="16373"/>
        </table:table-row>
        <table:table-row table:style-name="ro16">
          <table:table-cell office:value-type="date" office:date-value="2014-05-05T00:00:00" table:style-name="ce195">
            <text:p>5/5/14</text:p>
          </table:table-cell>
          <table:table-cell office:value-type="string" table:style-name="ce196">
            <text:p>CC1 3770</text:p>
          </table:table-cell>
          <table:table-cell office:value-type="string" table:style-name="ce209">
            <text:p>FRENOPARTES DE OCCIDENTE SAS</text:p>
          </table:table-cell>
          <table:table-cell office:value-type="string" table:style-name="ce198">
            <text:p>MANTENIMIENTO CORRECTIVO FRENOS RUEDAS TRASERAS (INCLUYE CAMBIO DE 2 RATCHES DE RUEDAS 5 Y 6, Y MODIFICAR POSICION DE CAMARAS DE FRENOS DE RUEDAS 5 Y 6), GRUA INTER 7600 SMO-129 KM 180.613</text:p>
          </table:table-cell>
          <table:table-cell office:value-type="string" table:style-name="ce199">
            <text:p>ORDEN DE COMPRA 39</text:p>
          </table:table-cell>
          <table:table-cell office:value-type="float" office:value="420000" table:style-name="ce200">
            <text:p>420.000</text:p>
          </table:table-cell>
          <table:table-cell table:style-name="ce201"/>
          <table:table-cell office:value-type="float" office:value="420000" table:formula="of:=([.F16]-[.G16])" table:style-name="ce202">
            <text:p>420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67200" table:formula="of:=[.H16]*[.I16]" table:content-validation-name="val1" table:style-name="ce204">
            <text:p>67200<text:s/></text:p>
          </table:table-cell>
          <table:table-cell office:value-type="float" office:value="487200" table:formula="of:=SUM(([.F16]+[.J16])-[.G16])" table:style-name="ce205">
            <text:p>487200<text:s/></text:p>
          </table:table-cell>
          <table:table-cell table:number-columns-repeated="16373"/>
        </table:table-row>
        <table:table-row table:style-name="ro16">
          <table:table-cell office:value-type="date" office:date-value="2014-05-08T00:00:00" table:style-name="ce195">
            <text:p>8/5/14</text:p>
          </table:table-cell>
          <table:table-cell office:value-type="string" table:style-name="ce210">
            <text:p>NOTA CREDITO</text:p>
            <text:p>10 AC-00003221</text:p>
          </table:table-cell>
          <table:table-cell office:value-type="string" table:style-name="ce209">
            <text:p>COEXITO S.A.S.</text:p>
          </table:table-cell>
          <table:table-cell office:value-type="string" table:style-name="ce198">
            <text:p>RETOMA DE 3 BATERIAS USADAS, GRUA INTER 7600 SMO-129 KM 167.755</text:p>
          </table:table-cell>
          <table:table-cell office:value-type="string" table:style-name="ce199">
            <text:p>ORDEN DE COMPRA 1989</text:p>
          </table:table-cell>
          <table:table-cell office:value-type="float" office:value="-51724" table:style-name="ce200">
            <text:p>-51.724</text:p>
          </table:table-cell>
          <table:table-cell table:style-name="ce201"/>
          <table:table-cell office:value-type="float" office:value="-51724" table:formula="of:=([.F17]-[.G17])" table:style-name="ce202">
            <text:p>-51.724</text:p>
          </table:table-cell>
          <table:table-cell office:value-type="percentage" office:value="0.16" table:style-name="ce203">
            <text:p>16%</text:p>
          </table:table-cell>
          <table:table-cell office:value-type="float" office:value="-8275.84" table:formula="of:=[.H17]*[.I17]" table:content-validation-name="val1" table:style-name="ce204">
            <text:p><text:s/>(8276)</text:p>
          </table:table-cell>
          <table:table-cell office:value-type="float" office:value="-59999.839999999997" table:formula="of:=SUM(([.F17]+[.J17])-[.G17])" table:style-name="ce205">
            <text:p><text:s/>(60000)</text:p>
          </table:table-cell>
          <table:table-cell table:number-columns-repeated="16373"/>
        </table:table-row>
        <table:table-row table:style-name="ro17">
          <table:table-cell office:value-type="date" office:date-value="2014-05-08T00:00:00" table:style-name="ce195">
            <text:p>8/5/14</text:p>
          </table:table-cell>
          <table:table-cell office:value-type="float" office:value="10577135" table:style-name="ce196">
            <text:p>10577135</text:p>
          </table:table-cell>
          <table:table-cell office:value-type="string" table:style-name="ce209">
            <text:p>COEXITO S.A.S.</text:p>
          </table:table-cell>
          <table:table-cell office:value-type="string" table:style-name="ce198">
            <text:p>REVISAR SISTEMA DE CARGA (INCLUYE CAMBIO DE 3 BATERIAS AUTO MAC 1100 AMP REF. 31T1100M CON T.G. JUB479723 – JUB479823 – JUB467022), GRUA INTER 7600 SMO-129 KM 167.755</text:p>
          </table:table-cell>
          <table:table-cell office:value-type="string" table:style-name="ce199">
            <text:p>ORDEN DE COMPRA 1989</text:p>
          </table:table-cell>
          <table:table-cell office:value-type="float" office:value="827586" table:style-name="ce200">
            <text:p>827.586</text:p>
          </table:table-cell>
          <table:table-cell table:style-name="ce201"/>
          <table:table-cell office:value-type="float" office:value="827586" table:formula="of:=([.F18]-[.G18])" table:style-name="ce202">
            <text:p>827.586</text:p>
          </table:table-cell>
          <table:table-cell office:value-type="percentage" office:value="0.16" table:style-name="ce203">
            <text:p>16%</text:p>
          </table:table-cell>
          <table:table-cell office:value-type="float" office:value="132413.76000000001" table:formula="of:=[.H18]*[.I18]" table:content-validation-name="val1" table:style-name="ce204">
            <text:p>132414<text:s/></text:p>
          </table:table-cell>
          <table:table-cell office:value-type="float" office:value="959999.76" table:formula="of:=SUM(([.F18]+[.J18])-[.G18])" table:style-name="ce205">
            <text:p>960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1" table:style-name="ce211"/>
          <table:table-cell office:value-type="float" office:value="2964362" table:formula="of:=SUM([.F18]+[.F17]+[.F16]+[.F15]+[.F14])" table:style-name="ce212">
            <text:p>2964362<text:s/></text:p>
          </table:table-cell>
          <table:table-cell office:value-type="float" office:value="0" table:formula="of:=SUM([.G17:.G18])" table:style-name="ce212">
            <text:p><text:s/>-<text:s/></text:p>
          </table:table-cell>
          <table:table-cell office:value-type="float" office:value="2964362" table:formula="of:=SUM([.H18]+[.H17]+[.H16]+[.H15]+[.H14])" table:style-name="ce212">
            <text:p>2964362<text:s/></text:p>
          </table:table-cell>
          <table:table-cell table:style-name="ce213"/>
          <table:table-cell office:value-type="float" office:value="474297.92000000004" table:formula="of:=SUM([.J18]+[.J17]+[.J16]+[.J15]+[.J14])" table:style-name="ce212">
            <text:p>474298<text:s/></text:p>
          </table:table-cell>
          <table:table-cell office:value-type="float" office:value="3438659.92" table:formula="of:=SUM([.K18]+[.K17]+[.K16]+[.K15]+[.K14])" table:style-name="ce212">
            <text:p>343866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GRUA INTER SMO-129</text:p>
          </table:table-cell>
          <table:covered-table-cell table:number-columns-repeated="9"/>
          <table:table-cell office:value-type="currency" office:value="15781267.560000001" table:formula="of:=SUM([.K7]+[.K10]+[.K13]+[.K19])" table:style-name="ce214">
            <text:p>$15.781.268</text:p>
          </table:table-cell>
          <table:table-cell table:number-columns-repeated="16373"/>
        </table:table-row>
        <table:table-row table:number-rows-repeated="1048556" table:style-name="ro7">
          <table:table-cell table:number-columns-repeated="16384"/>
        </table:table-row>
      </table:table>
      <table:table table:name="Grua_Kodiak_WDB-181" table:style-name="ta3">
        <table:table-column table:style-name="co6" table:number-columns-repeated="2" table:default-cell-style-name="ce1"/>
        <table:table-column table:style-name="co72" table:default-cell-style-name="ce1"/>
        <table:table-column table:style-name="co73" table:default-cell-style-name="ce1"/>
        <table:table-column table:style-name="co6" table:number-columns-repeated="16380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2" table:style-name="ce183"/>
          <table:table-cell office:value-type="string" table:content-validation-name="val2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219">
            <text:p>FECHA</text:p>
          </table:table-cell>
          <table:table-cell office:value-type="string" table:style-name="ce219">
            <text:p>No.</text:p>
          </table:table-cell>
          <table:table-cell office:value-type="string" table:style-name="ce220">
            <text:p>PROVEEDOR</text:p>
          </table:table-cell>
          <table:table-cell office:value-type="string" table:content-validation-name="val2" table:style-name="ce220">
            <text:p>CONCEPTO</text:p>
          </table:table-cell>
          <table:table-cell office:value-type="string" table:content-validation-name="val2" table:style-name="ce220">
            <text:p>No.</text:p>
          </table:table-cell>
          <table:table-cell office:value-type="string" table:style-name="ce221">
            <text:p>SUBTOTAL</text:p>
          </table:table-cell>
          <table:table-cell office:value-type="string" table:style-name="ce222">
            <text:p>VALOR</text:p>
          </table:table-cell>
          <table:table-cell office:value-type="string" table:style-name="ce223">
            <text:p>BASE</text:p>
          </table:table-cell>
          <table:table-cell office:value-type="string" table:style-name="ce224">
            <text:p>%</text:p>
          </table:table-cell>
          <table:table-cell office:value-type="string" table:style-name="ce223">
            <text:p>VALOR</text:p>
          </table:table-cell>
          <table:table-cell office:value-type="string" table:style-name="ce225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<text:s/>2014 GRUA CHEVROLET KODIAK WDB-181</text:p>
          </table:table-cell>
          <table:covered-table-cell table:number-columns-repeated="10"/>
          <table:table-cell table:number-columns-repeated="16373"/>
        </table:table-row>
        <table:table-row table:style-name="ro18">
          <table:table-cell office:value-type="date" office:date-value="2014-12-09T00:00:00" table:style-name="ce226">
            <text:p>09/12/2014</text:p>
          </table:table-cell>
          <table:table-cell office:value-type="string" table:style-name="ce227">
            <text:p>CC1 5738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CAMBIO CABLE LADO DERECHO CON GRILLETES, GRUA CHEVROLET KODIAK WDB-181 KM 59.263</text:p>
          </table:table-cell>
          <table:table-cell office:value-type="string" table:style-name="ce227">
            <text:p>ORDEN DE COMPRA 175</text:p>
          </table:table-cell>
          <table:table-cell office:value-type="float" office:value="729000" table:style-name="ce229">
            <text:p>729.000</text:p>
          </table:table-cell>
          <table:table-cell table:style-name="ce227"/>
          <table:table-cell office:value-type="float" office:value="729000" table:style-name="ce229">
            <text:p>729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16640" table:style-name="ce229">
            <text:p>116.640</text:p>
          </table:table-cell>
          <table:table-cell office:value-type="float" office:value="845640" table:style-name="ce231">
            <text:p>845.640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GRUA CHEVOLET KODIAK WDB-181</text:p>
          </table:table-cell>
          <table:covered-table-cell table:number-columns-repeated="9"/>
          <table:table-cell office:value-type="currency" office:value="845640" table:formula="of:=SUM([.K5])" table:style-name="ce232">
            <text:p>$845.640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<text:s/>2015 GRUA CHEVROLET KODIAK WDB-181</text:p>
          </table:table-cell>
          <table:covered-table-cell table:number-columns-repeated="10"/>
          <table:table-cell table:number-columns-repeated="16373"/>
        </table:table-row>
        <table:table-row table:style-name="ro16">
          <table:table-cell office:value-type="date" office:date-value="2015-02-12T00:00:00" table:style-name="ce226">
            <text:p>12/02/2015</text:p>
          </table:table-cell>
          <table:table-cell office:value-type="float" office:value="1632" table:style-name="ce227">
            <text:p>1632</text:p>
          </table:table-cell>
          <table:table-cell office:value-type="string" table:style-name="ce227">
            <text:p>HERMAR INGENIERIA S.A.S.</text:p>
          </table:table-cell>
          <table:table-cell office:value-type="string" table:style-name="ce228">
            <text:p><text:span text:style-name="T21">REPARACION GATO HIDRAULICO TIPO BOTELLA DE 20 TON</text:span>, COLOR ROJO Y MANTENIMIENTO GENERAL (DOTACION EQUIPO), GRUA CHEVROLET KODIAK WDB-181 KM 61.260</text:p>
          </table:table-cell>
          <table:table-cell office:value-type="string" table:style-name="ce227">
            <text:p>ORDEN DE COMPRA 192</text:p>
          </table:table-cell>
          <table:table-cell office:value-type="float" office:value="110000" table:style-name="ce229">
            <text:p>110.000</text:p>
          </table:table-cell>
          <table:table-cell table:style-name="ce227"/>
          <table:table-cell office:value-type="float" office:value="110000" table:style-name="ce229">
            <text:p>11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7600" table:style-name="ce229">
            <text:p>17.600</text:p>
          </table:table-cell>
          <table:table-cell office:value-type="float" office:value="127600" table:style-name="ce229">
            <text:p>127.6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5</text:p>
          </table:table-cell>
          <table:covered-table-cell table:number-columns-repeated="3"/>
          <table:table-cell table:content-validation-name="val2" table:style-name="ce206"/>
          <table:table-cell office:value-type="float" office:value="110000" table:formula="of:=SUM([.F9])" table:style-name="ce207">
            <text:p>110000<text:s/></text:p>
          </table:table-cell>
          <table:table-cell office:value-type="float" office:value="0" table:formula="of:=SUM([.G8:.G9])" table:style-name="ce207">
            <text:p><text:s/>-<text:s/></text:p>
          </table:table-cell>
          <table:table-cell office:value-type="float" office:value="110000" table:formula="of:=SUM([.H9])" table:style-name="ce207">
            <text:p>110000<text:s/></text:p>
          </table:table-cell>
          <table:table-cell table:style-name="ce208"/>
          <table:table-cell office:value-type="float" office:value="17600" table:formula="of:=SUM([.J9])" table:style-name="ce207">
            <text:p>17600<text:s/></text:p>
          </table:table-cell>
          <table:table-cell office:value-type="float" office:value="127600" table:formula="of:=SUM([.K9])" table:style-name="ce207">
            <text:p>127600<text:s/></text:p>
          </table:table-cell>
          <table:table-cell table:number-columns-repeated="16373"/>
        </table:table-row>
        <table:table-row table:style-name="ro17">
          <table:table-cell office:value-type="date" office:date-value="2015-03-16T00:00:00" table:style-name="ce233">
            <text:p>16/03/2015</text:p>
          </table:table-cell>
          <table:table-cell office:value-type="float" office:value="1718" table:style-name="ce234">
            <text:p>1718</text:p>
          </table:table-cell>
          <table:table-cell office:value-type="string" table:style-name="ce234">
            <text:p>HERMAR INGENIERIA S.A.S</text:p>
          </table:table-cell>
          <table:table-cell office:value-type="string" table:style-name="ce235">
            <text:p>ASEGURAR GUAYA A CILINDRO E INSTALACION BASE EXTINTORES, GRUA CHEVROLET KODIAK WDB-181 KM 61.266</text:p>
          </table:table-cell>
          <table:table-cell office:value-type="string" table:style-name="ce234">
            <text:p>ORDEN DE COMPRA 216</text:p>
          </table:table-cell>
          <table:table-cell office:value-type="float" office:value="500000" table:style-name="ce236">
            <text:p>500.000</text:p>
          </table:table-cell>
          <table:table-cell table:style-name="ce234"/>
          <table:table-cell office:value-type="float" office:value="500000" table:style-name="ce236">
            <text:p>500.000</text:p>
          </table:table-cell>
          <table:table-cell office:value-type="percentage" office:value="0.16" table:style-name="ce237">
            <text:p>16%</text:p>
          </table:table-cell>
          <table:table-cell office:value-type="float" office:value="80000" table:style-name="ce236">
            <text:p>80.000</text:p>
          </table:table-cell>
          <table:table-cell office:value-type="float" office:value="580000" table:style-name="ce236">
            <text:p>580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5</text:p>
          </table:table-cell>
          <table:covered-table-cell table:number-columns-repeated="3"/>
          <table:table-cell table:content-validation-name="val2" table:style-name="ce206"/>
          <table:table-cell office:value-type="float" office:value="500000" table:formula="of:=SUM([.F11])" table:style-name="ce207">
            <text:p>500000<text:s/></text:p>
          </table:table-cell>
          <table:table-cell office:value-type="float" office:value="0" table:formula="of:=SUM([.G10:.G11])" table:style-name="ce207">
            <text:p><text:s/>-<text:s/></text:p>
          </table:table-cell>
          <table:table-cell office:value-type="float" office:value="500000" table:formula="of:=SUM([.H11])" table:style-name="ce207">
            <text:p>500000<text:s/></text:p>
          </table:table-cell>
          <table:table-cell table:style-name="ce208"/>
          <table:table-cell office:value-type="float" office:value="80000" table:formula="of:=SUM([.J11])" table:style-name="ce207">
            <text:p>80000<text:s/></text:p>
          </table:table-cell>
          <table:table-cell office:value-type="float" office:value="580000" table:formula="of:=SUM([.K11])" table:style-name="ce207">
            <text:p>580000<text:s/></text:p>
          </table:table-cell>
          <table:table-cell table:number-columns-repeated="16373"/>
        </table:table-row>
        <table:table-row table:style-name="ro17">
          <table:table-cell office:value-type="date" office:date-value="2015-05-16T00:00:00" table:style-name="ce238">
            <text:p>16/5/15</text:p>
          </table:table-cell>
          <table:table-cell office:value-type="float" office:value="1832" table:style-name="ce114">
            <text:p>1832</text:p>
          </table:table-cell>
          <table:table-cell office:value-type="string" table:style-name="ce239">
            <text:p>HERMAR INGENIERIA S.A.S.</text:p>
          </table:table-cell>
          <table:table-cell office:value-type="string" table:style-name="ce240">
            <text:p>MANTENIMIENTO CORRECTIVO DESMONTAR CAJA REDUCTORA Y SOLDAR FISURA, GRUA CHEVROLET KODIAK WDB-181</text:p>
          </table:table-cell>
          <table:table-cell office:value-type="string" table:style-name="ce234">
            <text:p>ORDEN DE COMPRA 238</text:p>
          </table:table-cell>
          <table:table-cell office:value-type="float" office:value="250000" table:style-name="ce236">
            <text:p>250.000</text:p>
          </table:table-cell>
          <table:table-cell table:style-name="ce241"/>
          <table:table-cell office:value-type="float" office:value="250000" table:formula="of:=([.F13]-[.G13])" table:style-name="ce229">
            <text:p>250.000</text:p>
          </table:table-cell>
          <table:table-cell office:value-type="percentage" office:value="0.16" table:style-name="ce242">
            <text:p>16%</text:p>
          </table:table-cell>
          <table:table-cell office:value-type="float" office:value="40000" table:formula="of:=[.H13]*[.I13]" table:content-validation-name="val2" table:style-name="ce243">
            <text:p>40000<text:s/></text:p>
          </table:table-cell>
          <table:table-cell office:value-type="float" office:value="290000" table:formula="of:=SUM(([.F13]+[.J13])-[.G13])" table:style-name="ce244">
            <text:p>290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5</text:p>
          </table:table-cell>
          <table:covered-table-cell table:number-columns-repeated="3"/>
          <table:table-cell table:content-validation-name="val2" table:style-name="ce206"/>
          <table:table-cell office:value-type="float" office:value="250000" table:formula="of:=SUM([.F13])" table:style-name="ce207">
            <text:p>250000<text:s/></text:p>
          </table:table-cell>
          <table:table-cell office:value-type="float" office:value="0" table:formula="of:=SUM([.G12:.G13])" table:style-name="ce207">
            <text:p><text:s/>-<text:s/></text:p>
          </table:table-cell>
          <table:table-cell office:value-type="float" office:value="250000" table:formula="of:=SUM([.H13])" table:style-name="ce207">
            <text:p>250000<text:s/></text:p>
          </table:table-cell>
          <table:table-cell table:style-name="ce208"/>
          <table:table-cell office:value-type="float" office:value="40000" table:formula="of:=SUM([.J13])" table:style-name="ce207">
            <text:p>40000<text:s/></text:p>
          </table:table-cell>
          <table:table-cell office:value-type="float" office:value="290000" table:formula="of:=SUM([.K13])" table:style-name="ce207">
            <text:p>290000<text:s/></text:p>
          </table:table-cell>
          <table:table-cell table:number-columns-repeated="16373"/>
        </table:table-row>
        <table:table-row table:number-rows-repeated="1048562" table:style-name="ro7">
          <table:table-cell table:number-columns-repeated="16384"/>
        </table:table-row>
      </table:table>
      <table:table table:name="Ambulancia_DDB-883" table:style-name="ta3">
        <table:table-column table:style-name="co6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6" table:number-columns-repeated="6" table:default-cell-style-name="ce1"/>
        <table:table-column table:style-name="co77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3" table:style-name="ce183"/>
          <table:table-cell office:value-type="string" table:content-validation-name="val3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219">
            <text:p>FECHA</text:p>
          </table:table-cell>
          <table:table-cell office:value-type="string" table:style-name="ce219">
            <text:p>No.</text:p>
          </table:table-cell>
          <table:table-cell office:value-type="string" table:style-name="ce220">
            <text:p>PROVEEDOR</text:p>
          </table:table-cell>
          <table:table-cell office:value-type="string" table:content-validation-name="val3" table:style-name="ce220">
            <text:p>CONCEPTO</text:p>
          </table:table-cell>
          <table:table-cell office:value-type="string" table:content-validation-name="val3" table:style-name="ce220">
            <text:p>No.</text:p>
          </table:table-cell>
          <table:table-cell office:value-type="string" table:style-name="ce221">
            <text:p>SUBTOTAL</text:p>
          </table:table-cell>
          <table:table-cell office:value-type="string" table:style-name="ce222">
            <text:p>VALOR</text:p>
          </table:table-cell>
          <table:table-cell office:value-type="string" table:style-name="ce223">
            <text:p>BASE</text:p>
          </table:table-cell>
          <table:table-cell office:value-type="string" table:style-name="ce224">
            <text:p>%</text:p>
          </table:table-cell>
          <table:table-cell office:value-type="string" table:style-name="ce223">
            <text:p>VALOR</text:p>
          </table:table-cell>
          <table:table-cell office:value-type="string" table:style-name="ce225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<text:s/>2015 AMBULANCIA NISSAN URVAN <text:s/>DDB-883</text:p>
          </table:table-cell>
          <table:covered-table-cell table:number-columns-repeated="10"/>
          <table:table-cell table:number-columns-repeated="16373"/>
        </table:table-row>
        <table:table-row table:style-name="ro19">
          <table:table-cell office:value-type="date" office:date-value="2015-01-16T00:00:00" table:style-name="ce238">
            <text:p>16/1/15</text:p>
          </table:table-cell>
          <table:table-cell office:value-type="string" table:style-name="ce246">
            <text:p>NOTA CREDITO</text:p>
            <text:p>48 03-00008031</text:p>
          </table:table-cell>
          <table:table-cell office:value-type="string" table:style-name="ce239">
            <text:p>COEXITO S.A.S</text:p>
          </table:table-cell>
          <table:table-cell office:value-type="string" table:style-name="ce240">
            <text:p>RETOMA DE UNA BATERIA USADA, AMBULANCIA NISSAN URVAN DDB-883 KM 418.263</text:p>
          </table:table-cell>
          <table:table-cell office:value-type="string" table:style-name="ce227">
            <text:p>ORDEN DE COMPRA 185</text:p>
          </table:table-cell>
          <table:table-cell office:value-type="float" office:value="-12931" table:style-name="ce229">
            <text:p>-12.931</text:p>
          </table:table-cell>
          <table:table-cell table:style-name="ce241"/>
          <table:table-cell office:value-type="float" office:value="-12931" table:formula="of:=([.F5]-[.G5])" table:style-name="ce229">
            <text:p>-12.931</text:p>
          </table:table-cell>
          <table:table-cell office:value-type="percentage" office:value="0.16" table:style-name="ce247">
            <text:p>16%</text:p>
          </table:table-cell>
          <table:table-cell office:value-type="float" office:value="-2068.96" table:formula="of:=[.H5]*[.I5]" table:content-validation-name="val3" table:style-name="ce243">
            <text:p><text:s/>(2069)</text:p>
          </table:table-cell>
          <table:table-cell office:value-type="float" office:value="-14999.96" table:formula="of:=SUM(([.F5]+[.J5])-[.G5])" table:style-name="ce243">
            <text:p><text:s/>(15000)</text:p>
          </table:table-cell>
          <table:table-cell table:number-columns-repeated="16373"/>
        </table:table-row>
        <table:table-row table:style-name="ro20">
          <table:table-cell office:value-type="date" office:date-value="2015-01-15T00:00:00" table:style-name="ce248">
            <text:p>15/01/2015</text:p>
          </table:table-cell>
          <table:table-cell office:value-type="float" office:value="11029885" table:style-name="ce249">
            <text:p>11029885</text:p>
          </table:table-cell>
          <table:table-cell office:value-type="string" table:style-name="ce249">
            <text:p>COEXITO S.A.S</text:p>
          </table:table-cell>
          <table:table-cell office:value-type="string" table:style-name="ce250">
            <text:p>REVISAR SISTEMA DE CARGA (INCLUYE<text:span text:style-name="T22"><text:s/>CAMBIO DE UNA<text:s/></text:span><text:span text:style-name="T22">BATERIA<text:s/></text:span>AUTO MAC GOLD 792 AMP REF. 27R1100MG CON T.G 2FK418723), AMBULANCIA NISSAN URVAN DDB-883 KM 418.263</text:p>
          </table:table-cell>
          <table:table-cell office:value-type="string" table:style-name="ce249">
            <text:p>ORDEN DE COMPRA 185</text:p>
          </table:table-cell>
          <table:table-cell office:value-type="float" office:value="307328" table:style-name="ce231">
            <text:p>307.328</text:p>
          </table:table-cell>
          <table:table-cell table:style-name="ce249"/>
          <table:table-cell office:value-type="float" office:value="307328" table:style-name="ce231">
            <text:p>307.328</text:p>
          </table:table-cell>
          <table:table-cell office:value-type="percentage" office:value="0.16" table:style-name="ce251">
            <text:p>16%</text:p>
          </table:table-cell>
          <table:table-cell office:value-type="float" office:value="49172" table:style-name="ce231">
            <text:p>49.172</text:p>
          </table:table-cell>
          <table:table-cell office:value-type="float" office:value="356500" table:style-name="ce231">
            <text:p>356.5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60">
            <text:p>TOTAL ENERO <text:s/>2015</text:p>
          </table:table-cell>
          <table:covered-table-cell table:number-columns-repeated="3"/>
          <table:table-cell table:content-validation-name="val3" table:style-name="ce252"/>
          <table:table-cell office:value-type="float" office:value="294397" table:formula="of:=SUM([.F6]+[.F5])" table:style-name="ce253">
            <text:p>294397<text:s/></text:p>
          </table:table-cell>
          <table:table-cell office:value-type="float" office:value="0" table:formula="of:=SUM([.G3:.G6])" table:style-name="ce253">
            <text:p><text:s/>-<text:s/></text:p>
          </table:table-cell>
          <table:table-cell office:value-type="float" office:value="294397" table:formula="of:=SUM([.H6]+[.H5])" table:style-name="ce253">
            <text:p>294397<text:s/></text:p>
          </table:table-cell>
          <table:table-cell table:style-name="ce254"/>
          <table:table-cell office:value-type="float" office:value="47103.040000000001" table:formula="of:=SUM([.J6]+[.J5])" table:style-name="ce253">
            <text:p>47103<text:s/></text:p>
          </table:table-cell>
          <table:table-cell office:value-type="float" office:value="341500.04" table:formula="of:=SUM([.K6]+[.K5])" table:style-name="ce253">
            <text:p>341500<text:s/></text:p>
          </table:table-cell>
          <table:table-cell table:number-columns-repeated="16373"/>
        </table:table-row>
        <table:table-row table:style-name="ro21">
          <table:table-cell office:value-type="date" office:date-value="2015-02-17T00:00:00" table:style-name="ce226">
            <text:p>17/02/2015</text:p>
          </table:table-cell>
          <table:table-cell office:value-type="string" table:style-name="ce227">
            <text:p>CC1 6322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<text:span text:style-name="T22">MANTENIMIENTO TREN DELANTERO</text:span><text:s/>(INCLUYE CAMBIO CAUCHOS BARRA ESTABILIZADORA Y PASTILLAS) Y CAMBIO CRUCETAS CARDAN, AMBULANCIA NISSAN URVAN DDB-883 KM 419.756</text:p>
          </table:table-cell>
          <table:table-cell office:value-type="string" table:style-name="ce227">
            <text:p>ORDEN DE COMPRA 196</text:p>
          </table:table-cell>
          <table:table-cell office:value-type="float" office:value="406000" table:style-name="ce229">
            <text:p>406.000</text:p>
          </table:table-cell>
          <table:table-cell table:style-name="ce227"/>
          <table:table-cell office:value-type="float" office:value="406000" table:style-name="ce229">
            <text:p>406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64960" table:style-name="ce229">
            <text:p>64.960</text:p>
          </table:table-cell>
          <table:table-cell office:value-type="float" office:value="470960" table:style-name="ce229">
            <text:p>470.96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5</text:p>
          </table:table-cell>
          <table:covered-table-cell table:number-columns-repeated="3"/>
          <table:table-cell table:content-validation-name="val3" table:style-name="ce206"/>
          <table:table-cell office:value-type="float" office:value="406000" table:formula="of:=SUM([.F8])" table:style-name="ce207">
            <text:p>406000<text:s/></text:p>
          </table:table-cell>
          <table:table-cell office:value-type="float" office:value="0" table:formula="of:=SUM([.G8:.G8])" table:style-name="ce207">
            <text:p><text:s/>-<text:s/></text:p>
          </table:table-cell>
          <table:table-cell office:value-type="float" office:value="406000" table:formula="of:=SUM([.H8])" table:style-name="ce207">
            <text:p>406000<text:s/></text:p>
          </table:table-cell>
          <table:table-cell table:style-name="ce208"/>
          <table:table-cell office:value-type="float" office:value="64960" table:formula="of:=SUM([.J8])" table:style-name="ce207">
            <text:p>64960<text:s/></text:p>
          </table:table-cell>
          <table:table-cell office:value-type="float" office:value="470960" table:formula="of:=SUM([.K8])" table:style-name="ce207">
            <text:p>470960<text:s/></text:p>
          </table:table-cell>
          <table:table-cell table:number-columns-repeated="16373"/>
        </table:table-row>
        <table:table-row table:style-name="ro17">
          <table:table-cell office:value-type="date" office:date-value="2015-03-06T00:00:00" table:style-name="ce226">
            <text:p>06/03/2015</text:p>
          </table:table-cell>
          <table:table-cell office:value-type="float" office:value="360514" table:style-name="ce227">
            <text:p>360514</text:p>
          </table:table-cell>
          <table:table-cell office:value-type="string" table:style-name="ce227">
            <text:p>VIDRIOS Y ACCESORIOS</text:p>
          </table:table-cell>
          <table:table-cell office:value-type="string" table:style-name="ce228">
            <text:p><text:span text:style-name="T22">MANTENIMIENTO DE 4 CHAPAS Y CUADRAR RECIBIDOR</text:span><text:span text:style-name="T21">,</text:span><text:s/>AMBULANCIA NISSAN URVAN DDB-883 KM 423.464</text:p>
          </table:table-cell>
          <table:table-cell office:value-type="string" table:style-name="ce227">
            <text:p>ORDEN DE COMPRA 205</text:p>
          </table:table-cell>
          <table:table-cell office:value-type="float" office:value="165000" table:style-name="ce229">
            <text:p>165.000</text:p>
          </table:table-cell>
          <table:table-cell table:style-name="ce227"/>
          <table:table-cell office:value-type="float" office:value="165000" table:style-name="ce229">
            <text:p>16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6400" table:style-name="ce229">
            <text:p>26.400</text:p>
          </table:table-cell>
          <table:table-cell office:value-type="float" office:value="191400" table:style-name="ce229">
            <text:p>191.400</text:p>
          </table:table-cell>
          <table:table-cell table:number-columns-repeated="16373"/>
        </table:table-row>
        <table:table-row table:style-name="ro17">
          <table:table-cell office:value-type="date" office:date-value="2015-03-16T00:00:00" table:style-name="ce226">
            <text:p>16/03/2015</text:p>
          </table:table-cell>
          <table:table-cell office:value-type="float" office:value="18989" table:style-name="ce227">
            <text:p>18989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MANTENIMIENTO CORRECTIVO RUIDO ANORMAL RUEDAS DELANTERAS, AMBULANCIA NISSAN URVAN DDB-883 KM 423.763</text:p>
          </table:table-cell>
          <table:table-cell office:value-type="string" table:style-name="ce227">
            <text:p>ORDEN DE COMPRA 219</text:p>
          </table:table-cell>
          <table:table-cell office:value-type="float" office:value="50000" table:style-name="ce229">
            <text:p>50.000</text:p>
          </table:table-cell>
          <table:table-cell table:style-name="ce227"/>
          <table:table-cell office:value-type="float" office:value="50000" table:style-name="ce229">
            <text:p>5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8000" table:style-name="ce229">
            <text:p>8.000</text:p>
          </table:table-cell>
          <table:table-cell office:value-type="float" office:value="58000" table:style-name="ce229">
            <text:p>58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5</text:p>
          </table:table-cell>
          <table:covered-table-cell table:number-columns-repeated="3"/>
          <table:table-cell table:content-validation-name="val3" table:style-name="ce211"/>
          <table:table-cell office:value-type="float" office:value="215000" table:formula="of:=SUM([.F11]+[.F10])" table:style-name="ce212">
            <text:p>215000<text:s/></text:p>
          </table:table-cell>
          <table:table-cell office:value-type="float" office:value="0" table:formula="of:=SUM([.G10:.G11])" table:style-name="ce212">
            <text:p><text:s/>-<text:s/></text:p>
          </table:table-cell>
          <table:table-cell office:value-type="float" office:value="215000" table:formula="of:=SUM([.H11]+[.H10])" table:style-name="ce212">
            <text:p>215000<text:s/></text:p>
          </table:table-cell>
          <table:table-cell table:style-name="ce213"/>
          <table:table-cell office:value-type="float" office:value="34400" table:formula="of:=SUM([.J11]+[.J10])" table:style-name="ce212">
            <text:p>34400<text:s/></text:p>
          </table:table-cell>
          <table:table-cell office:value-type="float" office:value="249400" table:formula="of:=SUM([.K11]+[.K10])" table:style-name="ce212">
            <text:p>249400<text:s/></text:p>
          </table:table-cell>
          <table:table-cell table:number-columns-repeated="16373"/>
        </table:table-row>
        <table:table-row table:style-name="ro16">
          <table:table-cell office:value-type="date" office:date-value="2015-06-02T00:00:00" table:style-name="ce238">
            <text:p>2/6/15</text:p>
          </table:table-cell>
          <table:table-cell office:value-type="string" table:style-name="ce114">
            <text:p>S37-12805</text:p>
          </table:table-cell>
          <table:table-cell office:value-type="string" table:style-name="ce239">
            <text:p>TALLERES AUTORIZADOS S.A.</text:p>
          </table:table-cell>
          <table:table-cell office:value-type="string" table:style-name="ce240">
            <text:p>MANTENIMIENTO CORRECTIVO VARIOS (CAMBIO DE 2 TOPES COMPUERTA Y ESPEJO LATERAL IZQUIERDO), AMBULANCIA NISSAN URVAN DDB-883 KM 429.496</text:p>
          </table:table-cell>
          <table:table-cell office:value-type="string" table:style-name="ce227">
            <text:p>ORDEN DE COMPRA 257</text:p>
          </table:table-cell>
          <table:table-cell office:value-type="float" office:value="441420" table:style-name="ce229">
            <text:p>441.420</text:p>
          </table:table-cell>
          <table:table-cell office:value-type="float" office:value="44142" table:style-name="ce241">
            <text:p>44.142</text:p>
          </table:table-cell>
          <table:table-cell office:value-type="float" office:value="397278" table:formula="of:=[.F13]-[.G13]" table:style-name="ce229">
            <text:p>397.278</text:p>
          </table:table-cell>
          <table:table-cell office:value-type="percentage" office:value="0.16" table:style-name="ce247">
            <text:p>16%</text:p>
          </table:table-cell>
          <table:table-cell office:value-type="float" office:value="63564.480000000003" table:formula="of:=[.H13]*[.I13]" table:content-validation-name="val3" table:style-name="ce243">
            <text:p>63564<text:s/></text:p>
          </table:table-cell>
          <table:table-cell office:value-type="float" office:value="460842.48" table:formula="of:=SUM(([.F13]+[.J13])-[.G13])" table:style-name="ce243">
            <text:p>460842<text:s/></text:p>
          </table:table-cell>
          <table:table-cell table:number-columns-repeated="16373"/>
        </table:table-row>
        <table:table-row table:style-name="ro16">
          <table:table-cell office:value-type="date" office:date-value="2015-06-02T00:00:00" table:style-name="ce238">
            <text:p>2/6/15</text:p>
          </table:table-cell>
          <table:table-cell office:value-type="string" table:style-name="ce114">
            <text:p>S37-12804</text:p>
          </table:table-cell>
          <table:table-cell office:value-type="string" table:style-name="ce239">
            <text:p>TALLERES AUTORIZADOS S.A.</text:p>
          </table:table-cell>
          <table:table-cell office:value-type="string" table:style-name="ce240">
            <text:p>MANTENIMIENTO CORRECTIVO (<text:span text:style-name="T22">CAMBIO RODAMIENTOS<text:s/></text:span><text:span text:style-name="T22">RUEDAS DELANTERAS<text:s/></text:span>Y 2 TUERCAS CACHO DIRECCION), AMBULANCIA NISSAN URVAN DDB-883 KM 431.274</text:p>
          </table:table-cell>
          <table:table-cell office:value-type="string" table:style-name="ce227">
            <text:p>ORDEN DE COMPRA 254</text:p>
          </table:table-cell>
          <table:table-cell office:value-type="float" office:value="673034" table:style-name="ce229">
            <text:p>673.034</text:p>
          </table:table-cell>
          <table:table-cell office:value-type="float" office:value="67304" table:style-name="ce241">
            <text:p>67.304</text:p>
          </table:table-cell>
          <table:table-cell office:value-type="float" office:value="605730" table:formula="of:=[.F14]-[.G14]" table:style-name="ce229">
            <text:p>605.730</text:p>
          </table:table-cell>
          <table:table-cell office:value-type="percentage" office:value="0.16" table:style-name="ce247">
            <text:p>16%</text:p>
          </table:table-cell>
          <table:table-cell office:value-type="float" office:value="96916.800000000003" table:formula="of:=[.H14]*[.I14]" table:content-validation-name="val3" table:style-name="ce243">
            <text:p>96917<text:s/></text:p>
          </table:table-cell>
          <table:table-cell office:value-type="float" office:value="702646.8" table:formula="of:=SUM(([.F14]+[.J14])-[.G14])" table:style-name="ce243">
            <text:p>702647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<text:s/>2015</text:p>
          </table:table-cell>
          <table:covered-table-cell table:number-columns-repeated="3"/>
          <table:table-cell table:content-validation-name="val3" table:style-name="ce211"/>
          <table:table-cell office:value-type="float" office:value="1114454" table:formula="of:=SUM([.F14]+[.F13])" table:style-name="ce212">
            <text:p>1114454<text:s/></text:p>
          </table:table-cell>
          <table:table-cell office:value-type="float" office:value="111446" table:formula="of:=SUM([.G13:.G14])" table:style-name="ce212">
            <text:p>111446<text:s/></text:p>
          </table:table-cell>
          <table:table-cell office:value-type="float" office:value="1003008" table:formula="of:=SUM([.H14]+[.H13])" table:style-name="ce212">
            <text:p>1003008<text:s/></text:p>
          </table:table-cell>
          <table:table-cell table:style-name="ce213"/>
          <table:table-cell office:value-type="float" office:value="160481.28" table:formula="of:=SUM([.J14]+[.J13])" table:style-name="ce212">
            <text:p>160481<text:s/></text:p>
          </table:table-cell>
          <table:table-cell office:value-type="float" office:value="1163489.28" table:formula="of:=SUM([.K14]+[.K13])" table:style-name="ce212">
            <text:p>1163489<text:s/></text:p>
          </table:table-cell>
          <table:table-cell table:number-columns-repeated="16373"/>
        </table:table-row>
        <table:table-row table:style-name="ro16">
          <table:table-cell office:value-type="date" office:date-value="2015-07-02T00:00:00" table:style-name="ce238">
            <text:p>2/7/15</text:p>
          </table:table-cell>
          <table:table-cell office:value-type="float" office:value="15940" table:style-name="ce255">
            <text:p>15940</text:p>
          </table:table-cell>
          <table:table-cell office:value-type="string" table:style-name="ce239">
            <text:p>CENTRO DE DIAGNOSTICO AUTOMOTOR DEL VALLE LTDA</text:p>
          </table:table-cell>
          <table:table-cell office:value-type="string" table:style-name="ce240">
            <text:p><text:span text:style-name="T14">REVISION TECNOMECANICA</text:span>, AMBULANCIA NISSAN URVAN DDB-883 KM 419.213</text:p>
          </table:table-cell>
          <table:table-cell office:value-type="string" table:style-name="ce227">
            <text:p>ORDEN DE COMPRA 276</text:p>
          </table:table-cell>
          <table:table-cell office:value-type="float" office:value="111607" table:style-name="ce229">
            <text:p>111.607</text:p>
          </table:table-cell>
          <table:table-cell table:style-name="ce241"/>
          <table:table-cell office:value-type="float" office:value="108707" table:style-name="ce229">
            <text:p>108.707</text:p>
          </table:table-cell>
          <table:table-cell office:value-type="percentage" office:value="0.16" table:style-name="ce256">
            <text:p>16%</text:p>
          </table:table-cell>
          <table:table-cell office:value-type="float" office:value="17393.12" table:formula="of:=[.H16]*[.I16]" table:style-name="ce257">
            <text:p>17.393<text:s/></text:p>
          </table:table-cell>
          <table:table-cell office:value-type="float" office:value="129000.12" table:formula="of:=SUM(([.F16]+[.J16])-[.G16])" table:style-name="ce257">
            <text:p>129.000<text:s/></text:p>
          </table:table-cell>
          <table:table-cell table:number-columns-repeated="16373"/>
        </table:table-row>
        <table:table-row table:style-name="ro17">
          <table:table-cell office:value-type="date" office:date-value="2015-07-11T00:00:00" table:style-name="ce238">
            <text:p>11/7/15</text:p>
          </table:table-cell>
          <table:table-cell office:value-type="string" table:style-name="ce255">
            <text:p>CC1 – 7707</text:p>
          </table:table-cell>
          <table:table-cell office:value-type="string" table:style-name="ce239">
            <text:p>FRENOPARTES DE OCCIDENTE SAS</text:p>
          </table:table-cell>
          <table:table-cell office:value-type="string" table:style-name="ce240">
            <text:p>MANTENIMIENTO DE FRENOS RUEDAS DELANTERAS Y TRASERAS, AMBULANCIA NISSAN URVAN DDB-883 KM 429.280</text:p>
          </table:table-cell>
          <table:table-cell office:value-type="string" table:style-name="ce234">
            <text:p>ORDEN DE COMPRA 291</text:p>
          </table:table-cell>
          <table:table-cell office:value-type="float" office:value="141500" table:style-name="ce236">
            <text:p>141.500</text:p>
          </table:table-cell>
          <table:table-cell table:style-name="ce241"/>
          <table:table-cell office:value-type="float" office:value="141500" table:formula="of:=([.F17]-[.G17])" table:style-name="ce229">
            <text:p>141.500</text:p>
          </table:table-cell>
          <table:table-cell office:value-type="percentage" office:value="0.16" table:style-name="ce258">
            <text:p>16%</text:p>
          </table:table-cell>
          <table:table-cell office:value-type="float" office:value="22640" table:formula="of:=[.H17]*[.I17]" table:style-name="ce257">
            <text:p>22.640<text:s/></text:p>
          </table:table-cell>
          <table:table-cell office:value-type="float" office:value="164140" table:formula="of:=SUM(([.F17]+[.J17])-[.G17])" table:style-name="ce259">
            <text:p>164.1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61">
            <text:p>TOTAL <text:s/>JULIO 2015</text:p>
          </table:table-cell>
          <table:covered-table-cell table:number-columns-repeated="3"/>
          <table:table-cell table:content-validation-name="val3" table:style-name="ce211"/>
          <table:table-cell office:value-type="float" office:value="253107" table:formula="of:=SUM([.F17]+[.F16])" table:style-name="ce212">
            <text:p>253107<text:s/></text:p>
          </table:table-cell>
          <table:table-cell office:value-type="float" office:value="0" table:formula="of:=SUM([.G16:.G17])" table:style-name="ce212">
            <text:p><text:s/>-<text:s/></text:p>
          </table:table-cell>
          <table:table-cell office:value-type="float" office:value="250207" table:formula="of:=SUM([.H17]+[.H16])" table:style-name="ce212">
            <text:p>250207<text:s/></text:p>
          </table:table-cell>
          <table:table-cell table:style-name="ce213"/>
          <table:table-cell office:value-type="float" office:value="40033.119999999995" table:formula="of:=SUM([.J17]+[.J16])" table:style-name="ce212">
            <text:p>40033<text:s/></text:p>
          </table:table-cell>
          <table:table-cell office:value-type="float" office:value="293140.12" table:formula="of:=SUM([.K17]+[.K16])" table:style-name="ce212">
            <text:p>293140<text:s/></text:p>
          </table:table-cell>
          <table:table-cell table:number-columns-repeated="16373"/>
        </table:table-row>
        <table:table-row table:number-rows-repeated="1048558" table:style-name="ro7">
          <table:table-cell table:number-columns-repeated="16384"/>
        </table:table-row>
      </table:table>
      <table:table table:name="__Camioneta_DDA-286" table:style-name="ta4">
        <table:table-column table:style-name="co33" table:number-columns-repeated="2" table:default-cell-style-name="ce1"/>
        <table:table-column table:style-name="co78" table:default-cell-style-name="ce1"/>
        <table:table-column table:style-name="co79" table:default-cell-style-name="ce1"/>
        <table:table-column table:style-name="co10" table:default-cell-style-name="ce1"/>
        <table:table-column table:style-name="co33" table:default-cell-style-name="ce1"/>
        <table:table-column table:style-name="co80" table:default-cell-style-name="ce1"/>
        <table:table-column table:style-name="co33" table:number-columns-repeated="3" table:default-cell-style-name="ce1"/>
        <table:table-column table:style-name="co75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4" table:style-name="ce183"/>
          <table:table-cell office:value-type="string" table:content-validation-name="val4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4" table:style-name="ce189">
            <text:p>CONCEPTO</text:p>
          </table:table-cell>
          <table:table-cell office:value-type="string" table:content-validation-name="val4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CAMIONETA CHEVROLET LUV D-MAX DDA-286</text:p>
          </table:table-cell>
          <table:covered-table-cell table:number-columns-repeated="10"/>
          <table:table-cell table:number-columns-repeated="16373"/>
        </table:table-row>
        <table:table-row table:style-name="ro2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FD 35192</text:p>
          </table:table-cell>
          <table:table-cell office:value-type="string" table:style-name="ce209">
            <text:p>AUTOPACIFICO</text:p>
          </table:table-cell>
          <table:table-cell office:value-type="string" table:style-name="ce198">
            <text:p>CAMBIO GUAYAS DE EMERGENCIA FRENOS TRASEROS Y MANTENIMIENTO FRENOS TRASEROS (INCLUYE CAMBIO DE 1 CILINDRO Y VULCANIZAR <text:s/>BANDAS), CAMIONETA CHEVROLET LUV D-MAX DDA-286 KM 359.294</text:p>
          </table:table-cell>
          <table:table-cell office:value-type="string" table:style-name="ce199">
            <text:p>ORDEN DE COMPRA 14</text:p>
          </table:table-cell>
          <table:table-cell office:value-type="float" office:value="714192" table:style-name="ce200">
            <text:p>714.192</text:p>
          </table:table-cell>
          <table:table-cell office:value-type="float" office:value="90377" table:style-name="ce201">
            <text:p>90.377</text:p>
          </table:table-cell>
          <table:table-cell office:value-type="float" office:value="623815" table:formula="of:=([.F5]-[.G5])" table:style-name="ce202">
            <text:p>623.815</text:p>
          </table:table-cell>
          <table:table-cell office:value-type="percentage" office:value="0.16" table:style-name="ce203">
            <text:p>16%</text:p>
          </table:table-cell>
          <table:table-cell office:value-type="float" office:value="99810.400000000009" table:formula="of:=[.H5]*[.I5]" table:content-validation-name="val4" table:style-name="ce204">
            <text:p>99810<text:s/></text:p>
          </table:table-cell>
          <table:table-cell office:value-type="float" office:value="723625.4" table:formula="of:=SUM(([.F5]+[.J5])-[.G5])" table:style-name="ce205">
            <text:p>723625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4" table:style-name="ce206"/>
          <table:table-cell office:value-type="float" office:value="714192" table:formula="of:=SUM([.F5])" table:style-name="ce207">
            <text:p>714192<text:s/></text:p>
          </table:table-cell>
          <table:table-cell office:value-type="float" office:value="90377" table:formula="of:=SUM([.G5])" table:style-name="ce207">
            <text:p>90377<text:s/></text:p>
          </table:table-cell>
          <table:table-cell office:value-type="float" office:value="623815" table:formula="of:=SUM([.H5])" table:style-name="ce207">
            <text:p>623815<text:s/></text:p>
          </table:table-cell>
          <table:table-cell table:style-name="ce208"/>
          <table:table-cell office:value-type="float" office:value="99810.400000000009" table:formula="of:=SUM([.J5])" table:style-name="ce207">
            <text:p>99810<text:s/></text:p>
          </table:table-cell>
          <table:table-cell office:value-type="float" office:value="723625.4" table:formula="of:=SUM([.K5])" table:style-name="ce207">
            <text:p>723625<text:s/></text:p>
          </table:table-cell>
          <table:table-cell table:number-columns-repeated="16373"/>
        </table:table-row>
        <table:table-row table:style-name="ro12">
          <table:table-cell office:value-type="date" office:date-value="2014-05-07T00:00:00" table:style-name="ce195">
            <text:p>7/5/14</text:p>
          </table:table-cell>
          <table:table-cell office:value-type="float" office:value="10577117" table:style-name="ce196">
            <text:p>10577117</text:p>
          </table:table-cell>
          <table:table-cell office:value-type="string" table:style-name="ce209">
            <text:p>COEXITO S.A.S</text:p>
          </table:table-cell>
          <table:table-cell office:value-type="string" table:style-name="ce198">
            <text:p>ALINEACION DE DIRECCION, CAMIONETA CHEVROLET LUV D-MAX DDA-286 KM 342.794</text:p>
          </table:table-cell>
          <table:table-cell office:value-type="string" table:style-name="ce199">
            <text:p>AAM-02-2014-T8</text:p>
          </table:table-cell>
          <table:table-cell office:value-type="float" office:value="25862" table:style-name="ce200">
            <text:p>25.862</text:p>
          </table:table-cell>
          <table:table-cell table:style-name="ce201"/>
          <table:table-cell office:value-type="float" office:value="25862" table:formula="of:=([.F7]-[.G7])" table:style-name="ce202">
            <text:p>25.862</text:p>
          </table:table-cell>
          <table:table-cell office:value-type="percentage" office:value="0.16" table:style-name="ce203">
            <text:p>16%</text:p>
          </table:table-cell>
          <table:table-cell office:value-type="float" office:value="4137.92" table:formula="of:=[.H7]*[.I7]" table:content-validation-name="val4" table:style-name="ce204">
            <text:p>4138<text:s/></text:p>
          </table:table-cell>
          <table:table-cell office:value-type="float" office:value="29999.919999999998" table:formula="of:=SUM(([.F7]+[.J7])-[.G7])" table:style-name="ce205">
            <text:p>30000<text:s/></text:p>
          </table:table-cell>
          <table:table-cell table:number-columns-repeated="16373"/>
        </table:table-row>
        <table:table-row table:style-name="ro16">
          <table:table-cell office:value-type="date" office:date-value="2014-05-07T00:00:00" table:style-name="ce195">
            <text:p>7/5/14</text:p>
          </table:table-cell>
          <table:table-cell office:value-type="string" table:style-name="ce210">
            <text:p>NOTA CREDITO</text:p>
            <text:p>48 03-00007837</text:p>
          </table:table-cell>
          <table:table-cell office:value-type="string" table:style-name="ce209">
            <text:p>COEXITO S.A.S</text:p>
          </table:table-cell>
          <table:table-cell office:value-type="string" table:style-name="ce198">
            <text:p>RETOMA DE UNA BATERIA USADA, CAMIONETA CHEVROLET LUV D-MAX DDA-286 KM 357.148</text:p>
          </table:table-cell>
          <table:table-cell office:value-type="string" table:style-name="ce199">
            <text:p>ORDEN DE COMPRA 13</text:p>
          </table:table-cell>
          <table:table-cell office:value-type="float" office:value="-12931" table:style-name="ce200">
            <text:p>-12.931</text:p>
          </table:table-cell>
          <table:table-cell table:style-name="ce201"/>
          <table:table-cell office:value-type="float" office:value="-12931" table:formula="of:=([.F8]-[.G8])" table:style-name="ce202">
            <text:p>-12.931</text:p>
          </table:table-cell>
          <table:table-cell office:value-type="percentage" office:value="0.16" table:style-name="ce203">
            <text:p>16%</text:p>
          </table:table-cell>
          <table:table-cell office:value-type="float" office:value="-2068.96" table:formula="of:=[.H8]*[.I8]" table:content-validation-name="val4" table:style-name="ce204">
            <text:p><text:s/>(2069)</text:p>
          </table:table-cell>
          <table:table-cell office:value-type="float" office:value="-14999.96" table:formula="of:=SUM(([.F8]+[.J8])-[.G8])" table:style-name="ce205">
            <text:p><text:s/>(15000)</text:p>
          </table:table-cell>
          <table:table-cell table:number-columns-repeated="16373"/>
        </table:table-row>
        <table:table-row table:style-name="ro16">
          <table:table-cell office:value-type="date" office:date-value="2014-05-07T00:00:00" table:style-name="ce195">
            <text:p>7/5/14</text:p>
          </table:table-cell>
          <table:table-cell office:value-type="float" office:value="10577116" table:style-name="ce196">
            <text:p>10577116</text:p>
          </table:table-cell>
          <table:table-cell office:value-type="string" table:style-name="ce209">
            <text:p>COEXITO S.A.S</text:p>
          </table:table-cell>
          <table:table-cell office:value-type="string" table:style-name="ce198">
            <text:p>REVISAR SISTEMA DE CARGA (INCLUYE<text:span text:style-name="T23"><text:s/>CAMBIO DE UNA<text:s/></text:span><text:span text:style-name="T23">BATERIA AUTO MAC 1000 AMP REF. 271000M</text:span><text:s/>CON T.G. 2RB041013), CAMIONETA CHEVROLET LUV D-MAX DDA-286 KM 357.148</text:p>
          </table:table-cell>
          <table:table-cell office:value-type="string" table:style-name="ce199">
            <text:p>ORDEN DE COMPRA 13</text:p>
          </table:table-cell>
          <table:table-cell office:value-type="float" office:value="265259" table:style-name="ce200">
            <text:p>265.259</text:p>
          </table:table-cell>
          <table:table-cell table:style-name="ce201"/>
          <table:table-cell office:value-type="float" office:value="265259" table:formula="of:=([.F9]-[.G9])" table:style-name="ce202">
            <text:p>265.259</text:p>
          </table:table-cell>
          <table:table-cell office:value-type="percentage" office:value="0.16" table:style-name="ce203">
            <text:p>16%</text:p>
          </table:table-cell>
          <table:table-cell office:value-type="float" office:value="42441.440000000002" table:formula="of:=[.H9]*[.I9]" table:content-validation-name="val4" table:style-name="ce204">
            <text:p>42441<text:s/></text:p>
          </table:table-cell>
          <table:table-cell office:value-type="float" office:value="307700.44" table:formula="of:=SUM(([.F9]+[.J9])-[.G9])" table:style-name="ce205">
            <text:p>307700<text:s/></text:p>
          </table:table-cell>
          <table:table-cell table:number-columns-repeated="16373"/>
        </table:table-row>
        <table:table-row table:style-name="ro17">
          <table:table-cell office:value-type="date" office:date-value="2014-05-07T00:00:00" table:style-name="ce195">
            <text:p>7/5/14</text:p>
          </table:table-cell>
          <table:table-cell office:value-type="float" office:value="10577113" table:style-name="ce196">
            <text:p>10577113</text:p>
          </table:table-cell>
          <table:table-cell office:value-type="string" table:style-name="ce209">
            <text:p>COEXITO S.A.S</text:p>
          </table:table-cell>
          <table:table-cell office:value-type="string" table:style-name="ce198">
            <text:p>INSTALACION DE 2 LLANTAS DE SEGUNDA (INCLUYE BALANCEO DE RUEDAS DELANTERAS), CAMIONETA CHEVROLET LUV D-MAX DDA-286 KM 361.864</text:p>
          </table:table-cell>
          <table:table-cell office:value-type="string" table:style-name="ce199">
            <text:p>AAM-39-2014-L.B</text:p>
          </table:table-cell>
          <table:table-cell office:value-type="float" office:value="30172" table:style-name="ce200">
            <text:p>30.172</text:p>
          </table:table-cell>
          <table:table-cell table:style-name="ce201"/>
          <table:table-cell office:value-type="float" office:value="30172" table:formula="of:=([.F10]-[.G10])" table:style-name="ce202">
            <text:p>30.172</text:p>
          </table:table-cell>
          <table:table-cell office:value-type="percentage" office:value="0.16" table:style-name="ce203">
            <text:p>16%</text:p>
          </table:table-cell>
          <table:table-cell office:value-type="float" office:value="4827.5200000000004" table:formula="of:=[.H10]*[.I10]" table:content-validation-name="val4" table:style-name="ce204">
            <text:p>4828<text:s/></text:p>
          </table:table-cell>
          <table:table-cell office:value-type="float" office:value="34999.520000000004" table:formula="of:=SUM(([.F10]+[.J10])-[.G10])" table:style-name="ce205">
            <text:p>35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4" table:style-name="ce206"/>
          <table:table-cell office:value-type="float" office:value="308362" table:formula="of:=SUM([.F10]+[.F9]+[.F8]+[.F7])" table:style-name="ce207">
            <text:p>308362<text:s/></text:p>
          </table:table-cell>
          <table:table-cell office:value-type="float" office:value="0" table:formula="of:=SUM([.G10])" table:style-name="ce207">
            <text:p><text:s/>-<text:s/></text:p>
          </table:table-cell>
          <table:table-cell office:value-type="float" office:value="308362" table:formula="of:=SUM([.H10]+[.H9]+[.H8]+[.H7])" table:style-name="ce207">
            <text:p>308362<text:s/></text:p>
          </table:table-cell>
          <table:table-cell table:style-name="ce208"/>
          <table:table-cell office:value-type="float" office:value="49337.920000000006" table:formula="of:=SUM([.J10]+[.J9]+[.J8]+[.J7])" table:style-name="ce207">
            <text:p>49338<text:s/></text:p>
          </table:table-cell>
          <table:table-cell office:value-type="float" office:value="357699.92" table:formula="of:=SUM([.K10]+[.K9]+[.K8]+[.K7])" table:style-name="ce207">
            <text:p>357700<text:s/></text:p>
          </table:table-cell>
          <table:table-cell table:number-columns-repeated="16373"/>
        </table:table-row>
        <table:table-row table:style-name="ro16">
          <table:table-cell office:value-type="date" office:date-value="2014-06-16T00:00:00" table:style-name="ce195">
            <text:p>16/6/14</text:p>
          </table:table-cell>
          <table:table-cell office:value-type="float" office:value="4308" table:style-name="ce196">
            <text:p>4308</text:p>
          </table:table-cell>
          <table:table-cell office:value-type="string" table:style-name="ce209">
            <text:p>LLANTAS LA ESTACION</text:p>
          </table:table-cell>
          <table:table-cell office:value-type="string" table:style-name="ce198">
            <text:p><text:span text:style-name="T23">INSTALACION Y SUMINISTRO DE 4 LLANTAS REF 225/70<text:s/></text:span><text:span text:style-name="T23">R15C</text:span><text:s/>(INCLUYE ALINEACION DIRECCION Y BALANCEO DE 4 RUEDAS), CAMIONETA CHEVROLET LUV D-MAX DDA-286</text:p>
          </table:table-cell>
          <table:table-cell office:value-type="string" table:style-name="ce199">
            <text:p>CLB-AAO-091-2014</text:p>
          </table:table-cell>
          <table:table-cell office:value-type="float" office:value="1078806" table:style-name="ce200">
            <text:p>1.078.806</text:p>
          </table:table-cell>
          <table:table-cell table:style-name="ce201"/>
          <table:table-cell office:value-type="float" office:value="1078806" table:formula="of:=([.F12]-[.G12])" table:style-name="ce202">
            <text:p>1.078.806</text:p>
          </table:table-cell>
          <table:table-cell office:value-type="percentage" office:value="0.16" table:style-name="ce203">
            <text:p>16%</text:p>
          </table:table-cell>
          <table:table-cell office:value-type="float" office:value="172608.96" table:formula="of:=[.H12]*[.I12]" table:content-validation-name="val4" table:style-name="ce204">
            <text:p>172609<text:s/></text:p>
          </table:table-cell>
          <table:table-cell office:value-type="float" office:value="1251414.96" table:formula="of:=SUM(([.F12]+[.J12])-[.G12])" table:style-name="ce205">
            <text:p>1251415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4" table:style-name="ce211"/>
          <table:table-cell office:value-type="float" office:value="1078806" table:formula="of:=SUM([.F12])" table:style-name="ce212">
            <text:p>1078806<text:s/></text:p>
          </table:table-cell>
          <table:table-cell office:value-type="float" office:value="0" table:formula="of:=SUM([.G12])" table:style-name="ce212">
            <text:p><text:s/>-<text:s/></text:p>
          </table:table-cell>
          <table:table-cell office:value-type="float" office:value="1078806" table:formula="of:=SUM([.H12])" table:style-name="ce212">
            <text:p>1078806<text:s/></text:p>
          </table:table-cell>
          <table:table-cell table:style-name="ce213"/>
          <table:table-cell office:value-type="float" office:value="172608.96" table:formula="of:=SUM([.J12])" table:style-name="ce212">
            <text:p>172609<text:s/></text:p>
          </table:table-cell>
          <table:table-cell office:value-type="float" office:value="1251414.96" table:formula="of:=SUM([.K12])" table:style-name="ce212">
            <text:p>1251415<text:s/></text:p>
          </table:table-cell>
          <table:table-cell table:number-columns-repeated="16373"/>
        </table:table-row>
        <table:table-row table:style-name="ro17">
          <table:table-cell office:value-type="date" office:date-value="2014-07-16T00:00:00" table:style-name="ce226">
            <text:p>16/07/2014</text:p>
          </table:table-cell>
          <table:table-cell office:value-type="float" office:value="348887" table:style-name="ce227">
            <text:p>348887</text:p>
          </table:table-cell>
          <table:table-cell office:value-type="string" table:style-name="ce227">
            <text:p>VIDRIOS Y ACCESORIOS</text:p>
          </table:table-cell>
          <table:table-cell office:value-type="string" table:style-name="ce228">
            <text:p>REPARAR CREMALLERA ELEVAVIDRIO PUERTA IZQUIERDA, CAMIONETA CHEVROLET LUV D-MAX DDA-286 KM 375.584</text:p>
          </table:table-cell>
          <table:table-cell office:value-type="string" table:style-name="ce227">
            <text:p>AAM-81-2014-L.B</text:p>
          </table:table-cell>
          <table:table-cell office:value-type="float" office:value="43103" table:style-name="ce229">
            <text:p>43.103</text:p>
          </table:table-cell>
          <table:table-cell table:style-name="ce227"/>
          <table:table-cell office:value-type="float" office:value="43103" table:style-name="ce229">
            <text:p>43.103</text:p>
          </table:table-cell>
          <table:table-cell office:value-type="percentage" office:value="0.16" table:style-name="ce230">
            <text:p>16%</text:p>
          </table:table-cell>
          <table:table-cell office:value-type="float" office:value="6896" table:style-name="ce229">
            <text:p>6.896</text:p>
          </table:table-cell>
          <table:table-cell office:value-type="float" office:value="49999" table:style-name="ce229">
            <text:p>49.999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LIO <text:s/>2014</text:p>
          </table:table-cell>
          <table:covered-table-cell table:number-columns-repeated="3"/>
          <table:table-cell table:content-validation-name="val4" table:style-name="ce211"/>
          <table:table-cell office:value-type="float" office:value="43103" table:formula="of:=SUM([.F14])" table:style-name="ce212">
            <text:p>43103<text:s/></text:p>
          </table:table-cell>
          <table:table-cell office:value-type="float" office:value="0" table:formula="of:=SUM([.G14])" table:style-name="ce212">
            <text:p><text:s/>-<text:s/></text:p>
          </table:table-cell>
          <table:table-cell office:value-type="float" office:value="43103" table:formula="of:=SUM([.H14])" table:style-name="ce212">
            <text:p>43103<text:s/></text:p>
          </table:table-cell>
          <table:table-cell table:style-name="ce213"/>
          <table:table-cell office:value-type="float" office:value="6896" table:formula="of:=SUM([.J14])" table:style-name="ce212">
            <text:p>6896<text:s/></text:p>
          </table:table-cell>
          <table:table-cell office:value-type="float" office:value="49999" table:formula="of:=SUM([.K14])" table:style-name="ce212">
            <text:p>49999<text:s/></text:p>
          </table:table-cell>
          <table:table-cell table:number-columns-repeated="16373"/>
        </table:table-row>
        <table:table-row table:style-name="ro21">
          <table:table-cell office:value-type="date" office:date-value="2014-10-09T00:00:00" table:style-name="ce226">
            <text:p>09/10/2014</text:p>
          </table:table-cell>
          <table:table-cell office:value-type="float" office:value="3552" table:style-name="ce227">
            <text:p>3552</text:p>
          </table:table-cell>
          <table:table-cell office:value-type="string" table:style-name="ce227">
            <text:p>NACIONAL DE EMBRAGUES SAS</text:p>
          </table:table-cell>
          <table:table-cell office:value-type="string" table:style-name="ce228">
            <text:p>MANTENIMIENTO CORRECTIVO<text:span text:style-name="T22"><text:s/>SISTEMA EMBRAGUE<text:s/></text:span><text:span text:style-name="T22">(INCLUYE CAMBIO DE PRENSA, DISCO, BALINERA<text:s/></text:span><text:span text:style-name="T22">EMBRAGUE, BALINERA DE VOLANTE Y HORQUILLA)</text:span>, CAMIONETA CHEVROLET LUV D-MAX DDA-286 KM 390.460</text:p>
          </table:table-cell>
          <table:table-cell office:value-type="string" table:style-name="ce227">
            <text:p>ORDEN DE COMPRA 149</text:p>
          </table:table-cell>
          <table:table-cell office:value-type="float" office:value="370000" table:style-name="ce229">
            <text:p>370.000</text:p>
          </table:table-cell>
          <table:table-cell table:style-name="ce227"/>
          <table:table-cell office:value-type="float" office:value="370000" table:style-name="ce229">
            <text:p>37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59200" table:style-name="ce229">
            <text:p>59.200</text:p>
          </table:table-cell>
          <table:table-cell office:value-type="float" office:value="429200" table:style-name="ce229">
            <text:p>429.200</text:p>
          </table:table-cell>
          <table:table-cell table:number-columns-repeated="16373"/>
        </table:table-row>
        <table:table-row table:style-name="ro23">
          <table:table-cell office:value-type="date" office:date-value="2014-10-01T00:00:00" table:style-name="ce248">
            <text:p>01/10/2014</text:p>
          </table:table-cell>
          <table:table-cell office:value-type="string" table:style-name="ce249">
            <text:p>FD 37918</text:p>
          </table:table-cell>
          <table:table-cell office:value-type="string" table:style-name="ce249">
            <text:p>AUTOPACIFICO</text:p>
          </table:table-cell>
          <table:table-cell office:value-type="string" table:style-name="ce250">
            <text:p>MANTENIMIENTO CORRECTIVO (PERDIDA FUERZA MOTOR), SE REALIZO PRUEBA DE COMPRESION DE MOTOR Y SE PROCEDIO A<text:s/><text:span text:style-name="T22">MANTENIMIENTO SISTEMA DE INYECCION<text:s/></text:span><text:span text:style-name="T22">(MANTENIMIENTO BOMBA Y CAMBIO TOBERAS<text:s/></text:span><text:span text:style-name="T22">INYECTORES)</text:span><text:s/>Y CAMBIO FILTROS COMBUSTIBLE Y AIRE, CAMIONETA CHEVROLET LUV D-MAX DDA-286 KM 388.524</text:p>
          </table:table-cell>
          <table:table-cell office:value-type="string" table:style-name="ce249">
            <text:p>ORDEN DE COMPRA 141</text:p>
          </table:table-cell>
          <table:table-cell office:value-type="float" office:value="1981542" table:style-name="ce231">
            <text:p>1.981.542</text:p>
          </table:table-cell>
          <table:table-cell office:value-type="float" office:value="6354" table:style-name="ce231">
            <text:p>6.354</text:p>
          </table:table-cell>
          <table:table-cell office:value-type="float" office:value="1975188" table:style-name="ce231">
            <text:p>1.975.188</text:p>
          </table:table-cell>
          <table:table-cell office:value-type="percentage" office:value="0.16" table:style-name="ce251">
            <text:p>16%</text:p>
          </table:table-cell>
          <table:table-cell office:value-type="float" office:value="316030" table:style-name="ce231">
            <text:p>316.030</text:p>
          </table:table-cell>
          <table:table-cell office:value-type="float" office:value="2291218" table:style-name="ce231">
            <text:p>2.291.218</text:p>
          </table:table-cell>
          <table:table-cell table:number-columns-repeated="16373"/>
        </table:table-row>
        <table:table-row table:style-name="ro17">
          <table:table-cell office:value-type="date" office:date-value="2014-10-15T00:00:00" table:style-name="ce248">
            <text:p>15/10/2014</text:p>
          </table:table-cell>
          <table:table-cell office:value-type="float" office:value="54245" table:style-name="ce249">
            <text:p>54245</text:p>
          </table:table-cell>
          <table:table-cell office:value-type="string" table:style-name="ce249">
            <text:p>ESTACION DE SERVICIO ESSO “LAS PALMERAS”</text:p>
          </table:table-cell>
          <table:table-cell office:value-type="string" table:style-name="ce250">
            <text:p>LAVADO GENERAL (INCLUYE MOTOR), CAMIONETA CHEVROLET DDA-286 KM 391.136</text:p>
          </table:table-cell>
          <table:table-cell office:value-type="string" table:style-name="ce249">
            <text:p>AAM-146-2014-L.B</text:p>
          </table:table-cell>
          <table:table-cell office:value-type="float" office:value="22000" table:style-name="ce231">
            <text:p>22.000</text:p>
          </table:table-cell>
          <table:table-cell table:style-name="ce249"/>
          <table:table-cell office:value-type="float" office:value="22000" table:style-name="ce231">
            <text:p>22.000</text:p>
          </table:table-cell>
          <table:table-cell office:value-type="percentage" office:value="0.16" table:style-name="ce251">
            <text:p>16%</text:p>
          </table:table-cell>
          <table:table-cell office:value-type="float" office:value="3520" table:style-name="ce231">
            <text:p>3.520</text:p>
          </table:table-cell>
          <table:table-cell office:value-type="float" office:value="25520" table:style-name="ce231">
            <text:p>25.520</text:p>
          </table:table-cell>
          <table:table-cell table:number-columns-repeated="16373"/>
        </table:table-row>
        <table:table-row table:style-name="ro21">
          <table:table-cell office:value-type="date" office:date-value="2014-10-09T00:00:00" table:style-name="ce226">
            <text:p>09/10/2014</text:p>
          </table:table-cell>
          <table:table-cell office:value-type="string" table:style-name="ce227">
            <text:p>CC1 5187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MANTENIMIENTO CORRECTIVO<text:span text:style-name="T22"><text:s/>FRENOS</text:span><text:s/>(<text:span text:style-name="T22">INCLUYE<text:s/></text:span><text:span text:style-name="T22">REPARAR BOMBA DE FRENOS, MANTENIMIENTO<text:s/></text:span><text:span text:style-name="T22">MORDAZAS, VULCANIZAR BANDAS TRASERAS Y CAMBIO<text:s/></text:span><text:span text:style-name="T22">LIQUIDO DE FRENOS</text:span>), CAMIONETA CHEVROLET LUV D-MAX DDA-286 KM 385.875</text:p>
          </table:table-cell>
          <table:table-cell office:value-type="string" table:style-name="ce227">
            <text:p>ORDEN DE COMPRA 142</text:p>
          </table:table-cell>
          <table:table-cell office:value-type="float" office:value="262000" table:style-name="ce229">
            <text:p>262.000</text:p>
          </table:table-cell>
          <table:table-cell table:style-name="ce227"/>
          <table:table-cell office:value-type="float" office:value="262000" table:style-name="ce229">
            <text:p>262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41920" table:style-name="ce229">
            <text:p>41.920</text:p>
          </table:table-cell>
          <table:table-cell office:value-type="float" office:value="303920" table:style-name="ce229">
            <text:p>303.9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OCTUBRE <text:s/>2014</text:p>
          </table:table-cell>
          <table:covered-table-cell table:number-columns-repeated="3"/>
          <table:table-cell table:content-validation-name="val4" table:style-name="ce206"/>
          <table:table-cell office:value-type="float" office:value="2635542" table:formula="of:=SUM([.F19]+[.F18]+[.F17]+[.F16])" table:style-name="ce207">
            <text:p>2635542<text:s/></text:p>
          </table:table-cell>
          <table:table-cell office:value-type="float" office:value="0" table:formula="of:=SUM([.G19])" table:style-name="ce207">
            <text:p><text:s/>-<text:s/></text:p>
          </table:table-cell>
          <table:table-cell office:value-type="float" office:value="2629188" table:formula="of:=SUM([.H19]+[.H18]+[.H17]+[.H16])" table:style-name="ce207">
            <text:p>2629188<text:s/></text:p>
          </table:table-cell>
          <table:table-cell table:style-name="ce208"/>
          <table:table-cell office:value-type="float" office:value="420670" table:formula="of:=SUM([.J19]+[.J18]+[.J17]+[.J16])" table:style-name="ce207">
            <text:p>420670<text:s/></text:p>
          </table:table-cell>
          <table:table-cell office:value-type="float" office:value="3049858" table:formula="of:=SUM([.K19]+[.K18]+[.K17]+[.K16])" table:style-name="ce207">
            <text:p>3049858<text:s/></text:p>
          </table:table-cell>
          <table:table-cell table:number-columns-repeated="16373"/>
        </table:table-row>
        <table:table-row table:style-name="ro17">
          <table:table-cell office:value-type="date" office:date-value="2014-12-06T00:00:00" table:style-name="ce226">
            <text:p>06/12/2014</text:p>
          </table:table-cell>
          <table:table-cell office:value-type="string" table:style-name="ce227">
            <text:p>M-6379</text:p>
          </table:table-cell>
          <table:table-cell office:value-type="string" table:style-name="ce227">
            <text:p>TECNIMARCANT</text:p>
          </table:table-cell>
          <table:table-cell office:value-type="string" table:style-name="ce228">
            <text:p>REALIZAR PRUEBA CON BOMBA PRESURIZADORA (INCLUYE CAMBIO TAPA RADIADOR), CAMIONETA CHEVROLET LUV D-MAX DDA-286 KM 335.415</text:p>
          </table:table-cell>
          <table:table-cell office:value-type="string" table:style-name="ce227">
            <text:p>AAM-035-2013-T8</text:p>
          </table:table-cell>
          <table:table-cell office:value-type="float" office:value="12000" table:style-name="ce229">
            <text:p>12.000</text:p>
          </table:table-cell>
          <table:table-cell table:style-name="ce227"/>
          <table:table-cell office:value-type="float" office:value="12000" table:style-name="ce229">
            <text:p>12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920" table:style-name="ce229">
            <text:p>1.920</text:p>
          </table:table-cell>
          <table:table-cell office:value-type="float" office:value="13920" table:style-name="ce229">
            <text:p>13.9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2014</text:p>
          </table:table-cell>
          <table:covered-table-cell table:number-columns-repeated="3"/>
          <table:table-cell table:content-validation-name="val4" table:style-name="ce211"/>
          <table:table-cell office:value-type="float" office:value="12000" table:formula="of:=SUM([.F21])" table:style-name="ce212">
            <text:p>12000<text:s/></text:p>
          </table:table-cell>
          <table:table-cell office:value-type="float" office:value="0" table:formula="of:=SUM([.G21])" table:style-name="ce212">
            <text:p><text:s/>-<text:s/></text:p>
          </table:table-cell>
          <table:table-cell office:value-type="float" office:value="12000" table:formula="of:=SUM([.H21])" table:style-name="ce212">
            <text:p>12000<text:s/></text:p>
          </table:table-cell>
          <table:table-cell table:style-name="ce213"/>
          <table:table-cell office:value-type="float" office:value="1920" table:formula="of:=SUM([.J21])" table:style-name="ce212">
            <text:p>1920<text:s/></text:p>
          </table:table-cell>
          <table:table-cell office:value-type="float" office:value="13920" table:formula="of:=SUM([.K21])" table:style-name="ce212">
            <text:p>139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CAMIONETA CHEVROLET LUV D-MAX DDA-286</text:p>
          </table:table-cell>
          <table:covered-table-cell table:number-columns-repeated="9"/>
          <table:table-cell office:value-type="currency" office:value="5446517.2800000003" table:formula="of:=SUM([.K6]+[.K11]+[.K13]+[.K15]+[.K20]+[.K22])" table:style-name="ce262">
            <text:p>$5.446.517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CAMIONETA CHEVROLET LUV D-MAX DDA-286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5-01-15T00:00:00" table:style-name="ce226">
            <text:p>15/01/2015</text:p>
          </table:table-cell>
          <table:table-cell office:value-type="float" office:value="357800" table:style-name="ce227">
            <text:p>357800</text:p>
          </table:table-cell>
          <table:table-cell office:value-type="string" table:style-name="ce227">
            <text:p>VIDRIOS Y ACCESORIOS</text:p>
          </table:table-cell>
          <table:table-cell office:value-type="string" table:style-name="ce228">
            <text:p>REPARACION CREMALLERA PUERTA IZQUIERDA, CAMIONETA CHEVROLET LUV D-MAX DDA-286 KM 412.587</text:p>
          </table:table-cell>
          <table:table-cell office:value-type="string" table:style-name="ce227">
            <text:p>AAM-08-2015-L.B</text:p>
          </table:table-cell>
          <table:table-cell office:value-type="float" office:value="30000" table:style-name="ce229">
            <text:p>30.000</text:p>
          </table:table-cell>
          <table:table-cell table:style-name="ce227"/>
          <table:table-cell office:value-type="float" office:value="30000" table:style-name="ce229">
            <text:p>3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4800" table:style-name="ce229">
            <text:p>4.800</text:p>
          </table:table-cell>
          <table:table-cell office:value-type="float" office:value="34800" table:style-name="ce229">
            <text:p>34.8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ENERO <text:s text:c="2"/>2015</text:p>
          </table:table-cell>
          <table:covered-table-cell table:number-columns-repeated="3"/>
          <table:table-cell table:content-validation-name="val4" table:style-name="ce211"/>
          <table:table-cell office:value-type="float" office:value="30000" table:formula="of:=SUM([.F26])" table:style-name="ce212">
            <text:p>30000<text:s/></text:p>
          </table:table-cell>
          <table:table-cell office:value-type="float" office:value="0" table:formula="of:=SUM([.G26])" table:style-name="ce212">
            <text:p><text:s/>-<text:s/></text:p>
          </table:table-cell>
          <table:table-cell office:value-type="float" office:value="30000" table:formula="of:=SUM([.H26])" table:style-name="ce212">
            <text:p>30000<text:s/></text:p>
          </table:table-cell>
          <table:table-cell table:style-name="ce213"/>
          <table:table-cell office:value-type="float" office:value="4800" table:formula="of:=SUM([.J26])" table:style-name="ce212">
            <text:p>4800<text:s/></text:p>
          </table:table-cell>
          <table:table-cell office:value-type="float" office:value="34800" table:formula="of:=SUM([.K26])" table:style-name="ce212">
            <text:p>34800<text:s/></text:p>
          </table:table-cell>
          <table:table-cell table:number-columns-repeated="16373"/>
        </table:table-row>
        <table:table-row table:style-name="ro21">
          <table:table-cell office:value-type="date" office:date-value="2015-02-17T00:00:00" table:style-name="ce226">
            <text:p>17/02/2015</text:p>
          </table:table-cell>
          <table:table-cell office:value-type="string" table:style-name="ce227">
            <text:p>CC1 6323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MANTENIMIENTO CORRECTIVO<text:s/><text:span text:style-name="T22">FRENOS</text:span><text:s/>(<text:span text:style-name="T22">DESMONTAR<text:s/></text:span><text:span text:style-name="T22">MORDAZAS PARA SUAVIZAR PISTONES DEL CALIPER) Y<text:s/></text:span><text:span text:style-name="T22">CAMBIO DE PASTILLAS DELANTERAS</text:span>, CAMIONETA CHEVROLET LUV D-MAX DDA-286 KM 417.777</text:p>
          </table:table-cell>
          <table:table-cell office:value-type="string" table:style-name="ce227">
            <text:p>ORDEN DE COMPRA 197</text:p>
          </table:table-cell>
          <table:table-cell office:value-type="float" office:value="126000" table:style-name="ce229">
            <text:p>126.000</text:p>
          </table:table-cell>
          <table:table-cell table:style-name="ce227"/>
          <table:table-cell office:value-type="float" office:value="126000" table:style-name="ce229">
            <text:p>126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0160" table:style-name="ce229">
            <text:p>20.160</text:p>
          </table:table-cell>
          <table:table-cell office:value-type="float" office:value="146160" table:style-name="ce229">
            <text:p>146.16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 text:c="2"/>2015</text:p>
          </table:table-cell>
          <table:covered-table-cell table:number-columns-repeated="3"/>
          <table:table-cell table:content-validation-name="val4" table:style-name="ce211"/>
          <table:table-cell office:value-type="float" office:value="126000" table:formula="of:=SUM([.F28])" table:style-name="ce212">
            <text:p>126000<text:s/></text:p>
          </table:table-cell>
          <table:table-cell office:value-type="float" office:value="0" table:formula="of:=SUM([.G28])" table:style-name="ce212">
            <text:p><text:s/>-<text:s/></text:p>
          </table:table-cell>
          <table:table-cell office:value-type="float" office:value="126000" table:formula="of:=SUM([.H28])" table:style-name="ce212">
            <text:p>126000<text:s/></text:p>
          </table:table-cell>
          <table:table-cell table:style-name="ce213"/>
          <table:table-cell office:value-type="float" office:value="20160" table:formula="of:=SUM([.J28])" table:style-name="ce212">
            <text:p>20160<text:s/></text:p>
          </table:table-cell>
          <table:table-cell office:value-type="float" office:value="146160" table:formula="of:=SUM([.K28])" table:style-name="ce212">
            <text:p>146160<text:s/></text:p>
          </table:table-cell>
          <table:table-cell table:number-columns-repeated="16373"/>
        </table:table-row>
        <table:table-row table:style-name="ro21">
          <table:table-cell office:value-type="date" office:date-value="2015-03-16T00:00:00" table:style-name="ce226">
            <text:p>16/03/2015</text:p>
          </table:table-cell>
          <table:table-cell office:value-type="string" table:style-name="ce227">
            <text:p>CC1 6559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MANTENIMIENTO CORRECTIVO<text:s/><text:span text:style-name="T22">FRENOS RUEDAS<text:s/></text:span><text:span text:style-name="T22">TRASERAS</text:span><text:s/>(<text:span text:style-name="T22">CAMBIO DE BANDAS) Y CAMBIO DE CAUCHOS<text:s/></text:span><text:span text:style-name="T22">BALANCIN DE MUELLES TRASEROS</text:span>, CAMIONETA CHEVROLET LUV D-MAX DDA-286 KM 422.033</text:p>
          </table:table-cell>
          <table:table-cell office:value-type="string" table:style-name="ce227">
            <text:p>ORDEN DE COMPRA 218</text:p>
          </table:table-cell>
          <table:table-cell office:value-type="float" office:value="150000" table:style-name="ce229">
            <text:p>150.000</text:p>
          </table:table-cell>
          <table:table-cell table:style-name="ce227"/>
          <table:table-cell office:value-type="float" office:value="150000" table:style-name="ce229">
            <text:p>15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4000" table:style-name="ce229">
            <text:p>24.000</text:p>
          </table:table-cell>
          <table:table-cell office:value-type="float" office:value="174000" table:style-name="ce229">
            <text:p>174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 text:c="2"/>2015</text:p>
          </table:table-cell>
          <table:covered-table-cell table:number-columns-repeated="3"/>
          <table:table-cell table:content-validation-name="val4" table:style-name="ce211"/>
          <table:table-cell office:value-type="float" office:value="150000" table:formula="of:=SUM([.F30])" table:style-name="ce212">
            <text:p>150000<text:s/></text:p>
          </table:table-cell>
          <table:table-cell office:value-type="float" office:value="0" table:formula="of:=SUM([.G30])" table:style-name="ce212">
            <text:p><text:s/>-<text:s/></text:p>
          </table:table-cell>
          <table:table-cell office:value-type="float" office:value="150000" table:formula="of:=SUM([.H30])" table:style-name="ce212">
            <text:p>150000<text:s/></text:p>
          </table:table-cell>
          <table:table-cell table:style-name="ce213"/>
          <table:table-cell office:value-type="float" office:value="24000" table:formula="of:=SUM([.J30])" table:style-name="ce212">
            <text:p>24000<text:s/></text:p>
          </table:table-cell>
          <table:table-cell office:value-type="float" office:value="174000" table:formula="of:=SUM([.K30])" table:style-name="ce212">
            <text:p>174000<text:s/></text:p>
          </table:table-cell>
          <table:table-cell table:number-columns-repeated="16373"/>
        </table:table-row>
        <table:table-row table:style-name="ro24">
          <table:table-cell office:value-type="date" office:date-value="2015-06-16T00:00:00" table:style-name="ce238">
            <text:p>16/6/15</text:p>
          </table:table-cell>
          <table:table-cell office:value-type="string" table:style-name="ce114">
            <text:p>FD 41191</text:p>
          </table:table-cell>
          <table:table-cell office:value-type="string" table:style-name="ce239">
            <text:p>AUTOPACIFICO</text:p>
          </table:table-cell>
          <table:table-cell office:value-type="string" table:style-name="ce240">
            <text:p>REVISION GENERAL D<text:span text:style-name="T22">E FRENOS (INCLUYE VULCANIZAR<text:s/></text:span><text:span text:style-name="T22">BANDAS Y CAMBIO DE PASTILLAS DELANTERAS),</text:span><text:s/>MANTENIMIENTO CORRECTIVO<text:span text:style-name="T22"><text:s/>SISTEMA DE INYECCION<text:s/></text:span><text:span text:style-name="T22">(CAMBIO EMPAQUETADURA BOMBA Y CAMBIO CONJUNTO<text:s/></text:span><text:span text:style-name="T22">TRANSFERENCIA</text:span>), CAMBIO CAUCHOS SILENCIADOR Y REPARAR TUBO COLA, CAMIONETA CHEVROLET LUV D-MAX DDA-286 KM 440.441</text:p>
          </table:table-cell>
          <table:table-cell office:value-type="string" table:style-name="ce227">
            <text:p>ORDEN DE COMPRA 279</text:p>
          </table:table-cell>
          <table:table-cell office:value-type="float" office:value="1138219" table:style-name="ce229">
            <text:p>1.138.219</text:p>
          </table:table-cell>
          <table:table-cell office:value-type="float" office:value="28037" table:style-name="ce241">
            <text:p>28.037</text:p>
          </table:table-cell>
          <table:table-cell office:value-type="float" office:value="1110182" table:formula="of:=[.F32]-[.G32]" table:style-name="ce229">
            <text:p>1.110.182</text:p>
          </table:table-cell>
          <table:table-cell office:value-type="percentage" office:value="0.16" table:style-name="ce247">
            <text:p>16%</text:p>
          </table:table-cell>
          <table:table-cell office:value-type="float" office:value="177629.12" table:formula="of:=[.H32]*[.I32]" table:content-validation-name="val4" table:style-name="ce243">
            <text:p>177629<text:s/></text:p>
          </table:table-cell>
          <table:table-cell office:value-type="float" office:value="1287811.1200000001" table:formula="of:=SUM(([.F32]+[.J32])-[.G32])" table:style-name="ce243">
            <text:p>1287811<text:s/></text:p>
          </table:table-cell>
          <table:table-cell table:number-columns-repeated="16373"/>
        </table:table-row>
        <table:table-row table:style-name="ro12">
          <table:table-cell office:value-type="date" office:date-value="2015-06-12T00:00:00" table:style-name="ce238">
            <text:p>12/6/15</text:p>
          </table:table-cell>
          <table:table-cell office:value-type="float" office:value="25449" table:style-name="ce114">
            <text:p>25449</text:p>
          </table:table-cell>
          <table:table-cell office:value-type="string" table:style-name="ce239">
            <text:p>EMBOBINADOS RENZO NIETO</text:p>
          </table:table-cell>
          <table:table-cell office:value-type="string" table:style-name="ce240">
            <text:p><text:span text:style-name="T22">REPARACION ALTERNADOR</text:span>, CAMIONETA CHEVROLET LUV D-MAX DDA-286 KM 447.259</text:p>
          </table:table-cell>
          <table:table-cell office:value-type="string" table:style-name="ce227">
            <text:p>ORDEN DE COMPRA 266</text:p>
          </table:table-cell>
          <table:table-cell office:value-type="float" office:value="175000" table:style-name="ce229">
            <text:p>175.000</text:p>
          </table:table-cell>
          <table:table-cell table:style-name="ce241"/>
          <table:table-cell table:style-name="ce229"/>
          <table:table-cell table:style-name="ce247"/>
          <table:table-cell table:content-validation-name="val4" table:style-name="ce243"/>
          <table:table-cell office:value-type="float" office:value="175000" table:formula="of:=SUM(([.F33]+[.J33])-[.G33])" table:style-name="ce243">
            <text:p>175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61">
            <text:p>TOTAL <text:s/>JUNIO <text:s text:c="2"/>2015</text:p>
          </table:table-cell>
          <table:covered-table-cell table:number-columns-repeated="3"/>
          <table:table-cell table:content-validation-name="val4" table:style-name="ce211"/>
          <table:table-cell office:value-type="float" office:value="1313219" table:formula="of:=SUM([.F33]+[.F32])" table:style-name="ce212">
            <text:p>1313219<text:s/></text:p>
          </table:table-cell>
          <table:table-cell office:value-type="float" office:value="28037" table:formula="of:=SUM([.G33]+[.G32])" table:style-name="ce212">
            <text:p>28037<text:s/></text:p>
          </table:table-cell>
          <table:table-cell office:value-type="float" office:value="1110182" table:formula="of:=SUM([.H33]+[.H32])" table:style-name="ce212">
            <text:p>1110182<text:s/></text:p>
          </table:table-cell>
          <table:table-cell table:style-name="ce213"/>
          <table:table-cell office:value-type="float" office:value="177629.12" table:formula="of:=SUM([.J33]+[.J32])" table:style-name="ce212">
            <text:p>177629<text:s/></text:p>
          </table:table-cell>
          <table:table-cell office:value-type="float" office:value="1462811.12" table:formula="of:=SUM([.K33]+[.K32])" table:style-name="ce212">
            <text:p>1462811<text:s/></text:p>
          </table:table-cell>
          <table:table-cell table:number-columns-repeated="16373"/>
        </table:table-row>
        <table:table-row table:number-rows-repeated="1048542" table:style-name="ro7">
          <table:table-cell table:number-columns-repeated="16384"/>
        </table:table-row>
      </table:table>
      <table:table table:name="___Camioneta_DDA-221" table:style-name="ta4"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33" table:default-cell-style-name="ce1"/>
        <table:table-column table:style-name="co86" table:default-cell-style-name="ce1"/>
        <table:table-column table:style-name="co33" table:number-columns-repeated="3" table:default-cell-style-name="ce1"/>
        <table:table-column table:style-name="co86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5" table:style-name="ce183"/>
          <table:table-cell office:value-type="string" table:content-validation-name="val5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5" table:style-name="ce189">
            <text:p>CONCEPTO</text:p>
          </table:table-cell>
          <table:table-cell office:value-type="string" table:content-validation-name="val5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CAMIONETA CHEVROLET LUV D-MAX DDA-221</text:p>
          </table:table-cell>
          <table:covered-table-cell table:number-columns-repeated="10"/>
          <table:table-cell table:number-columns-repeated="16373"/>
        </table:table-row>
        <table:table-row table:style-name="ro25">
          <table:table-cell office:value-type="date" office:date-value="2014-02-03T00:00:00" table:style-name="ce195">
            <text:p>3/2/14</text:p>
          </table:table-cell>
          <table:table-cell office:value-type="float" office:value="51227" table:style-name="ce196">
            <text:p>51227</text:p>
          </table:table-cell>
          <table:table-cell office:value-type="string" table:style-name="ce209">
            <text:p>ESTACION DE SERVICIO</text:p>
            <text:p><text:s/>ESSO “LAS PALMERAS”</text:p>
          </table:table-cell>
          <table:table-cell office:value-type="string" table:style-name="ce198">
            <text:p>DESPINCHAR LLANTA DE REPUESTO, CAMIONETA CHEVROLET LUV D-MAX DDA-221 KM 716.432</text:p>
          </table:table-cell>
          <table:table-cell office:value-type="string" table:style-name="ce199">
            <text:p>AAM-05-2014-T8</text:p>
          </table:table-cell>
          <table:table-cell office:value-type="float" office:value="9200" table:style-name="ce200">
            <text:p>9.200</text:p>
          </table:table-cell>
          <table:table-cell table:style-name="ce201"/>
          <table:table-cell office:value-type="float" office:value="9200" table:formula="of:=([.F5]-[.G5])" table:style-name="ce202">
            <text:p>9.200</text:p>
          </table:table-cell>
          <table:table-cell office:value-type="percentage" office:value="0.16" table:style-name="ce203">
            <text:p>16%</text:p>
          </table:table-cell>
          <table:table-cell office:value-type="float" office:value="1472" table:formula="of:=[.H5]*[.I5]" table:content-validation-name="val5" table:style-name="ce204">
            <text:p>1472<text:s/></text:p>
          </table:table-cell>
          <table:table-cell office:value-type="float" office:value="10672" table:formula="of:=SUM(([.F5]+[.J5])-[.G5])" table:style-name="ce205">
            <text:p>10672<text:s/></text:p>
          </table:table-cell>
          <table:table-cell table:number-columns-repeated="16373"/>
        </table:table-row>
        <table:table-row table:style-name="ro17">
          <table:table-cell office:value-type="date" office:date-value="2014-02-11T00:00:00" table:style-name="ce195">
            <text:p>11/2/14</text:p>
          </table:table-cell>
          <table:table-cell office:value-type="string" table:style-name="ce196">
            <text:p>FD 34800</text:p>
          </table:table-cell>
          <table:table-cell office:value-type="string" table:style-name="ce209">
            <text:p>AUTOPACIFICO</text:p>
          </table:table-cell>
          <table:table-cell office:value-type="string" table:style-name="ce198">
            <text:p>DESMONTAR TANQUE PARA CAMBIO FLOTADOR Y CORREGIR FUGA DE COMBUSTIBLE, CAMIONETA CHEVROLET LUV D-MAX DDA-221 KM 717.397</text:p>
          </table:table-cell>
          <table:table-cell office:value-type="string" table:style-name="ce199">
            <text:p>ORDEN DE COMPRA 1933</text:p>
          </table:table-cell>
          <table:table-cell office:value-type="float" office:value="324962" table:style-name="ce200">
            <text:p>324.962</text:p>
          </table:table-cell>
          <table:table-cell office:value-type="float" office:value="34193" table:style-name="ce201">
            <text:p>34.193</text:p>
          </table:table-cell>
          <table:table-cell office:value-type="float" office:value="290769" table:formula="of:=([.F6]-[.G6])" table:style-name="ce202">
            <text:p>290.769</text:p>
          </table:table-cell>
          <table:table-cell office:value-type="percentage" office:value="0.16" table:style-name="ce203">
            <text:p>16%</text:p>
          </table:table-cell>
          <table:table-cell office:value-type="float" office:value="46523.040000000001" table:formula="of:=[.H6]*[.I6]" table:content-validation-name="val5" table:style-name="ce204">
            <text:p>46523<text:s/></text:p>
          </table:table-cell>
          <table:table-cell office:value-type="float" office:value="337292.04" table:formula="of:=SUM(([.F6]+[.J6])-[.G6])" table:style-name="ce205">
            <text:p>337292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BRERO <text:s/>2014</text:p>
          </table:table-cell>
          <table:covered-table-cell table:number-columns-repeated="3"/>
          <table:table-cell table:content-validation-name="val5" table:style-name="ce206"/>
          <table:table-cell office:value-type="float" office:value="334162" table:formula="of:=SUM([.F6]+[.F5])" table:style-name="ce207">
            <text:p>334162<text:s/></text:p>
          </table:table-cell>
          <table:table-cell office:value-type="float" office:value="34193" table:formula="of:=SUM([.G6]+[.G5])" table:style-name="ce207">
            <text:p>34193<text:s/></text:p>
          </table:table-cell>
          <table:table-cell office:value-type="float" office:value="299969" table:formula="of:=SUM([.H6]+[.H5])" table:style-name="ce207">
            <text:p>299969<text:s/></text:p>
          </table:table-cell>
          <table:table-cell table:style-name="ce208"/>
          <table:table-cell office:value-type="float" office:value="47995.040000000001" table:formula="of:=SUM([.J6]+[.J5])" table:style-name="ce207">
            <text:p>47995<text:s/></text:p>
          </table:table-cell>
          <table:table-cell office:value-type="float" office:value="347964.04" table:formula="of:=SUM([.K6]+[.K5])" table:style-name="ce207">
            <text:p>347964<text:s/></text:p>
          </table:table-cell>
          <table:table-cell table:number-columns-repeated="16373"/>
        </table:table-row>
        <table:table-row table:style-name="ro16">
          <table:table-cell office:value-type="date" office:date-value="2014-03-14T00:00:00" table:style-name="ce195">
            <text:p>14/3/14</text:p>
          </table:table-cell>
          <table:table-cell office:value-type="string" table:style-name="ce196">
            <text:p>FD 35275</text:p>
          </table:table-cell>
          <table:table-cell office:value-type="string" table:style-name="ce209">
            <text:p>AUTOPACIFICO</text:p>
          </table:table-cell>
          <table:table-cell office:value-type="string" table:style-name="ce198">
            <text:p>MANTENIMIENTO CORRECTIVO RUIDO ANORMAL RUEDAS DELANTERAS (EMBUJAR MORDAZAS FRENOS), CAMIONETA CHEVROLET LUV D-MAX DDA-221 KM 751.008</text:p>
          </table:table-cell>
          <table:table-cell office:value-type="string" table:style-name="ce199">
            <text:p>ORDEN DE COMPRA 11</text:p>
          </table:table-cell>
          <table:table-cell office:value-type="float" office:value="84500" table:style-name="ce200">
            <text:p>84.500</text:p>
          </table:table-cell>
          <table:table-cell table:style-name="ce201"/>
          <table:table-cell office:value-type="float" office:value="84500" table:formula="of:=([.F8]-[.G8])" table:style-name="ce202">
            <text:p>84.500</text:p>
          </table:table-cell>
          <table:table-cell office:value-type="percentage" office:value="0.16" table:style-name="ce203">
            <text:p>16%</text:p>
          </table:table-cell>
          <table:table-cell office:value-type="float" office:value="13520" table:formula="of:=[.H8]*[.I8]" table:content-validation-name="val5" table:style-name="ce204">
            <text:p>13520<text:s/></text:p>
          </table:table-cell>
          <table:table-cell office:value-type="float" office:value="98020" table:formula="of:=SUM(([.F8]+[.J8])-[.G8])" table:style-name="ce205">
            <text:p>98020<text:s/></text:p>
          </table:table-cell>
          <table:table-cell table:number-columns-repeated="16373"/>
        </table:table-row>
        <table:table-row table:style-name="ro17">
          <table:table-cell office:value-type="date" office:date-value="2014-03-12T00:00:00" table:style-name="ce195">
            <text:p>12/3/14</text:p>
          </table:table-cell>
          <table:table-cell office:value-type="string" table:style-name="ce196">
            <text:p>FR 249817</text:p>
          </table:table-cell>
          <table:table-cell office:value-type="string" table:style-name="ce209">
            <text:p>AUTOPACIFICO</text:p>
          </table:table-cell>
          <table:table-cell office:value-type="string" table:style-name="ce198">
            <text:p>ESPEJO RETROVISOR LADO IZQUIERDO, CAMIONETA CHEVROLET LUV D-MAX DDA-221. NOTA: SE ENCONTRABA BASE FISURADA DESDE LA ENTREGA</text:p>
          </table:table-cell>
          <table:table-cell office:value-type="string" table:style-name="ce199">
            <text:p>ORDEN DE COMPRA 12</text:p>
          </table:table-cell>
          <table:table-cell office:value-type="float" office:value="337557" table:style-name="ce200">
            <text:p>337.557</text:p>
          </table:table-cell>
          <table:table-cell office:value-type="float" office:value="60761" table:style-name="ce201">
            <text:p>60.761</text:p>
          </table:table-cell>
          <table:table-cell office:value-type="float" office:value="276796" table:formula="of:=([.F9]-[.G9])" table:style-name="ce202">
            <text:p>276.796</text:p>
          </table:table-cell>
          <table:table-cell office:value-type="percentage" office:value="0.16" table:style-name="ce203">
            <text:p>16%</text:p>
          </table:table-cell>
          <table:table-cell office:value-type="float" office:value="44287.360000000001" table:formula="of:=[.H9]*[.I9]" table:content-validation-name="val5" table:style-name="ce204">
            <text:p>44287<text:s/></text:p>
          </table:table-cell>
          <table:table-cell office:value-type="float" office:value="321083.36" table:formula="of:=SUM(([.F9]+[.J9])-[.G9])" table:style-name="ce205">
            <text:p>321083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5" table:style-name="ce206"/>
          <table:table-cell office:value-type="float" office:value="422057" table:formula="of:=SUM([.F9]+[.F8])" table:style-name="ce207">
            <text:p>422057<text:s/></text:p>
          </table:table-cell>
          <table:table-cell office:value-type="float" office:value="60761" table:formula="of:=SUM([.G9]+[.G8])" table:style-name="ce207">
            <text:p>60761<text:s/></text:p>
          </table:table-cell>
          <table:table-cell office:value-type="float" office:value="361296" table:formula="of:=SUM([.H9]+[.H8])" table:style-name="ce207">
            <text:p>361296<text:s/></text:p>
          </table:table-cell>
          <table:table-cell table:style-name="ce208"/>
          <table:table-cell office:value-type="float" office:value="57807.360000000001" table:formula="of:=SUM([.J9]+[.J8])" table:style-name="ce207">
            <text:p>57807<text:s/></text:p>
          </table:table-cell>
          <table:table-cell office:value-type="float" office:value="419103.36" table:formula="of:=SUM([.K9]+[.K8])" table:style-name="ce207">
            <text:p>419103<text:s/></text:p>
          </table:table-cell>
          <table:table-cell table:number-columns-repeated="16373"/>
        </table:table-row>
        <table:table-row table:style-name="ro21">
          <table:table-cell office:value-type="date" office:date-value="2014-05-12T00:00:00" table:style-name="ce195">
            <text:p>12/5/14</text:p>
          </table:table-cell>
          <table:table-cell office:value-type="string" table:style-name="ce196">
            <text:p>FD 36004</text:p>
          </table:table-cell>
          <table:table-cell office:value-type="string" table:style-name="ce209">
            <text:p>AUTOPACIFICO</text:p>
          </table:table-cell>
          <table:table-cell office:value-type="string" table:style-name="ce198">
            <text:p>MANTENIMIENTO CORRECTIVO FUGAS POR CAJA DE DIRECCION, CAJA DE CAMBIOS CARTER DE MOTOR, RETEN DELANTERO Y TRASERO DE CIGUEÑAL EMPAQUE FRONTAL MOTOR, CAMIONETA CHEVROLET LUV D-MAX DDA-221 KM 722.990</text:p>
          </table:table-cell>
          <table:table-cell office:value-type="string" table:style-name="ce199">
            <text:p>ORDEN DE COMPRA 40</text:p>
          </table:table-cell>
          <table:table-cell office:value-type="float" office:value="998196" table:style-name="ce200">
            <text:p>998.196</text:p>
          </table:table-cell>
          <table:table-cell office:value-type="float" office:value="48315" table:style-name="ce201">
            <text:p>48.315</text:p>
          </table:table-cell>
          <table:table-cell office:value-type="float" office:value="919099" table:style-name="ce202">
            <text:p>919.099</text:p>
          </table:table-cell>
          <table:table-cell office:value-type="percentage" office:value="0.16" table:style-name="ce203">
            <text:p>16%</text:p>
          </table:table-cell>
          <table:table-cell office:value-type="float" office:value="147055.84" table:formula="of:=[.H11]*[.I11]" table:content-validation-name="val5" table:style-name="ce204">
            <text:p>147056<text:s/></text:p>
          </table:table-cell>
          <table:table-cell office:value-type="float" office:value="1096936.8400000001" table:formula="of:=SUM(([.F11]+[.J11])-[.G11])" table:style-name="ce205">
            <text:p>1096937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5" table:style-name="ce206"/>
          <table:table-cell office:value-type="float" office:value="998196" table:formula="of:=SUM([.F11])" table:style-name="ce207">
            <text:p>998196<text:s/></text:p>
          </table:table-cell>
          <table:table-cell office:value-type="float" office:value="48315" table:formula="of:=SUM([.G11])" table:style-name="ce207">
            <text:p>48315<text:s/></text:p>
          </table:table-cell>
          <table:table-cell office:value-type="float" office:value="919099" table:formula="of:=SUM([.H11])" table:style-name="ce207">
            <text:p>919099<text:s/></text:p>
          </table:table-cell>
          <table:table-cell table:style-name="ce208"/>
          <table:table-cell office:value-type="float" office:value="147055.84" table:formula="of:=SUM([.J11])" table:style-name="ce207">
            <text:p>147056<text:s/></text:p>
          </table:table-cell>
          <table:table-cell office:value-type="float" office:value="1096936.8400000001" table:formula="of:=SUM([.K11])" table:style-name="ce207">
            <text:p>1096937<text:s/></text:p>
          </table:table-cell>
          <table:table-cell table:number-columns-repeated="16373"/>
        </table:table-row>
        <table:table-row table:style-name="ro17">
          <table:table-cell office:value-type="date" office:date-value="2014-06-05T00:00:00" table:style-name="ce195">
            <text:p>5/6/14</text:p>
          </table:table-cell>
          <table:table-cell office:value-type="string" table:style-name="ce196">
            <text:p>CC1 4073</text:p>
          </table:table-cell>
          <table:table-cell office:value-type="string" table:style-name="ce209">
            <text:p>FRENOPARTES DE OCCIDENTE SAS</text:p>
          </table:table-cell>
          <table:table-cell office:value-type="string" table:style-name="ce198">
            <text:p>MANTENIMIENTO CORRECTIVO CAMBIO DE CALIPER RUEDA DELANTERA IZQUIERDA, CAMIONETA CHEVROLET LUV D-MAX DDA-221 KM 724.916</text:p>
          </table:table-cell>
          <table:table-cell office:value-type="string" table:style-name="ce199">
            <text:p>ORDEN DE COMPRA 66</text:p>
          </table:table-cell>
          <table:table-cell office:value-type="float" office:value="148000" table:style-name="ce200">
            <text:p>148.000</text:p>
          </table:table-cell>
          <table:table-cell table:style-name="ce201"/>
          <table:table-cell office:value-type="float" office:value="148000" table:formula="of:=([.F13]-[.G13])" table:style-name="ce202">
            <text:p>148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23680" table:formula="of:=[.H13]*[.I13]" table:content-validation-name="val5" table:style-name="ce204">
            <text:p>23680<text:s/></text:p>
          </table:table-cell>
          <table:table-cell office:value-type="float" office:value="171680" table:formula="of:=SUM(([.F13]+[.J13])-[.G13])" table:style-name="ce205">
            <text:p>171680<text:s/></text:p>
          </table:table-cell>
          <table:table-cell table:number-columns-repeated="16373"/>
        </table:table-row>
        <table:table-row table:style-name="ro12">
          <table:table-cell office:value-type="date" office:date-value="2014-06-16T00:00:00" table:style-name="ce195">
            <text:p>16/6/14</text:p>
          </table:table-cell>
          <table:table-cell office:value-type="string" table:style-name="ce196">
            <text:p>P1-07887</text:p>
          </table:table-cell>
          <table:table-cell office:value-type="string" table:style-name="ce209">
            <text:p>MANGUERAS INDUSTRIALES LTDA</text:p>
          </table:table-cell>
          <table:table-cell office:value-type="string" table:style-name="ce198">
            <text:p>MANGUERA PARKER CON ABRAZADERAS, CAMIONETA CHEVROLET LUV D-MAX DDA-221</text:p>
          </table:table-cell>
          <table:table-cell office:value-type="string" table:style-name="ce199">
            <text:p>REQ-86</text:p>
          </table:table-cell>
          <table:table-cell office:value-type="float" office:value="8780" table:style-name="ce200">
            <text:p>8.780</text:p>
          </table:table-cell>
          <table:table-cell table:style-name="ce201"/>
          <table:table-cell office:value-type="float" office:value="8780" table:formula="of:=([.F14]-[.G14])" table:style-name="ce202">
            <text:p>8.780</text:p>
          </table:table-cell>
          <table:table-cell office:value-type="percentage" office:value="0.16" table:style-name="ce203">
            <text:p>16%</text:p>
          </table:table-cell>
          <table:table-cell office:value-type="float" office:value="1404.8" table:formula="of:=[.H14]*[.I14]" table:content-validation-name="val5" table:style-name="ce204">
            <text:p>1405<text:s/></text:p>
          </table:table-cell>
          <table:table-cell office:value-type="float" office:value="10184.799999999999" table:formula="of:=SUM(([.F14]+[.J14])-[.G14])" table:style-name="ce205">
            <text:p>10185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5" table:style-name="ce211"/>
          <table:table-cell office:value-type="float" office:value="156780" table:formula="of:=SUM([.F14]+[.F13])" table:style-name="ce212">
            <text:p>156780<text:s/></text:p>
          </table:table-cell>
          <table:table-cell office:value-type="float" office:value="0" table:formula="of:=SUM([.G14])" table:style-name="ce212">
            <text:p><text:s/>-<text:s/></text:p>
          </table:table-cell>
          <table:table-cell office:value-type="float" office:value="156780" table:formula="of:=SUM([.H14]+[.H13])" table:style-name="ce212">
            <text:p>156780<text:s/></text:p>
          </table:table-cell>
          <table:table-cell table:style-name="ce213"/>
          <table:table-cell office:value-type="float" office:value="25084.799999999999" table:formula="of:=SUM([.J14]+[.J13])" table:style-name="ce212">
            <text:p>25085<text:s/></text:p>
          </table:table-cell>
          <table:table-cell office:value-type="float" office:value="181864.8" table:formula="of:=SUM([.K14]+[.K13])" table:style-name="ce212">
            <text:p>181865<text:s/></text:p>
          </table:table-cell>
          <table:table-cell table:number-columns-repeated="16373"/>
        </table:table-row>
        <table:table-row table:style-name="ro16">
          <table:table-cell office:value-type="date" office:date-value="2014-07-01T00:00:00" table:style-name="ce248">
            <text:p>01/07/2014</text:p>
          </table:table-cell>
          <table:table-cell office:value-type="string" table:style-name="ce249">
            <text:p>FD 36625</text:p>
          </table:table-cell>
          <table:table-cell office:value-type="string" table:style-name="ce249">
            <text:p>AUTOPACIFICO</text:p>
          </table:table-cell>
          <table:table-cell office:value-type="string" table:style-name="ce250">
            <text:p>CORREGIR FUGA RETEN CAJA POR GARANTIA, MANTENIMIENTO PUERTA TRASERA DERECHA Y CERRADURA Y AJUSTAR GUAYA CAPOT, CAMIONETA CHEVROLET LUV D-MAX DDA-221 KM 727.429</text:p>
          </table:table-cell>
          <table:table-cell office:value-type="string" table:style-name="ce249">
            <text:p>ORDEN DE COMPRA 80</text:p>
          </table:table-cell>
          <table:table-cell office:value-type="float" office:value="103774" table:style-name="ce231">
            <text:p>103.774</text:p>
          </table:table-cell>
          <table:table-cell office:value-type="float" office:value="18538" table:style-name="ce231">
            <text:p>18.538</text:p>
          </table:table-cell>
          <table:table-cell office:value-type="float" office:value="67499" table:style-name="ce231">
            <text:p>67.499</text:p>
          </table:table-cell>
          <table:table-cell office:value-type="percentage" office:value="0.16" table:style-name="ce251">
            <text:p>16%</text:p>
          </table:table-cell>
          <table:table-cell office:value-type="float" office:value="10800" table:style-name="ce231">
            <text:p>10.800</text:p>
          </table:table-cell>
          <table:table-cell office:value-type="float" office:value="96036" table:style-name="ce231">
            <text:p>96.036</text:p>
          </table:table-cell>
          <table:table-cell table:number-columns-repeated="16373"/>
        </table:table-row>
        <table:table-row table:style-name="ro17">
          <table:table-cell office:value-type="date" office:date-value="2014-07-15T00:00:00" table:style-name="ce226">
            <text:p>15/07/2014</text:p>
          </table:table-cell>
          <table:table-cell office:value-type="float" office:value="24588" table:style-name="ce227">
            <text:p>24588</text:p>
          </table:table-cell>
          <table:table-cell office:value-type="string" table:style-name="ce227">
            <text:p>EMBOBINADOS RENZO NIETO</text:p>
          </table:table-cell>
          <table:table-cell office:value-type="string" table:style-name="ce228">
            <text:p>MANTENIMIENTO ALTERNADOR (CAMBIO DE BOMBA DE VACIO), CAMIONETA CHEVROLET LUV D-MAX DDA-221 KM 732.789</text:p>
          </table:table-cell>
          <table:table-cell office:value-type="string" table:style-name="ce227">
            <text:p>ORDEN DE COMPRA 96</text:p>
          </table:table-cell>
          <table:table-cell office:value-type="float" office:value="195000" table:style-name="ce229">
            <text:p>195.000</text:p>
          </table:table-cell>
          <table:table-cell table:number-columns-repeated="4" table:style-name="ce227"/>
          <table:table-cell office:value-type="float" office:value="195000" table:style-name="ce229">
            <text:p>195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LIO <text:s/>2014</text:p>
          </table:table-cell>
          <table:covered-table-cell table:number-columns-repeated="3"/>
          <table:table-cell table:content-validation-name="val5" table:style-name="ce211"/>
          <table:table-cell office:value-type="float" office:value="298774" table:formula="of:=SUM([.F17]+[.F16])" table:style-name="ce212">
            <text:p>298774<text:s/></text:p>
          </table:table-cell>
          <table:table-cell office:value-type="float" office:value="0" table:formula="of:=SUM([.G17])" table:style-name="ce212">
            <text:p><text:s/>-<text:s/></text:p>
          </table:table-cell>
          <table:table-cell office:value-type="float" office:value="67499" table:formula="of:=SUM([.H17]+[.H16])" table:style-name="ce212">
            <text:p>67499<text:s/></text:p>
          </table:table-cell>
          <table:table-cell table:style-name="ce213"/>
          <table:table-cell office:value-type="float" office:value="10800" table:formula="of:=SUM([.J17]+[.J16])" table:style-name="ce212">
            <text:p>10800<text:s/></text:p>
          </table:table-cell>
          <table:table-cell office:value-type="float" office:value="291036" table:formula="of:=SUM([.K17]+[.K16])" table:style-name="ce212">
            <text:p>291036<text:s/></text:p>
          </table:table-cell>
          <table:table-cell table:number-columns-repeated="16373"/>
        </table:table-row>
        <table:table-row table:style-name="ro17">
          <table:table-cell office:value-type="date" office:date-value="2014-12-09T00:00:00" table:style-name="ce226">
            <text:p>09/12/2014</text:p>
          </table:table-cell>
          <table:table-cell office:value-type="string" table:style-name="ce227">
            <text:p>CC1 5739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REPARACION BOSTER (INCLUYE CAMBIO LIQUIDO DE FRENOS), CAMIONETA CHEVROLET DDA-221 KM 749.504 – GESTION SOCIAL</text:p>
          </table:table-cell>
          <table:table-cell office:value-type="string" table:style-name="ce227">
            <text:p>ORDEN DE COMPRA 177</text:p>
          </table:table-cell>
          <table:table-cell office:value-type="float" office:value="140000" table:style-name="ce229">
            <text:p>140.000</text:p>
          </table:table-cell>
          <table:table-cell table:style-name="ce227"/>
          <table:table-cell office:value-type="float" office:value="140000" table:style-name="ce229">
            <text:p>14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2400" table:style-name="ce229">
            <text:p>22.400</text:p>
          </table:table-cell>
          <table:table-cell office:value-type="float" office:value="162400" table:style-name="ce229">
            <text:p>162.400</text:p>
          </table:table-cell>
          <table:table-cell table:number-columns-repeated="16373"/>
        </table:table-row>
        <table:table-row table:style-name="ro21">
          <table:table-cell office:value-type="date" office:date-value="2014-12-09T00:00:00" table:style-name="ce226">
            <text:p>09/12/2014</text:p>
          </table:table-cell>
          <table:table-cell office:value-type="string" table:style-name="ce227">
            <text:p>CC1 5741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MANTENIMIENTO CORRECTIVO FRENOS RUEDAS TRASERAS (INCLUYE RECTIFICADA DE CAMPANAS, VULCANIZAR BANDAS Y MANTENIMIENTO CILINDROS), CAMIONETA CHEVROLET LUV D-MAX DDA-221 KM 749.205 – GESTION SOCIAL</text:p>
          </table:table-cell>
          <table:table-cell office:value-type="string" table:style-name="ce227">
            <text:p>ORDEN DE COMPRA 176</text:p>
          </table:table-cell>
          <table:table-cell office:value-type="float" office:value="147000" table:style-name="ce229">
            <text:p>147.000</text:p>
          </table:table-cell>
          <table:table-cell table:style-name="ce227"/>
          <table:table-cell office:value-type="float" office:value="147000" table:style-name="ce229">
            <text:p>147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3520" table:style-name="ce229">
            <text:p>23.520</text:p>
          </table:table-cell>
          <table:table-cell office:value-type="float" office:value="170520" table:style-name="ce229">
            <text:p>170.5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<text:s/>2014</text:p>
          </table:table-cell>
          <table:covered-table-cell table:number-columns-repeated="3"/>
          <table:table-cell table:content-validation-name="val5" table:style-name="ce211"/>
          <table:table-cell office:value-type="float" office:value="287000" table:formula="of:=SUM([.F20]+[.F19])" table:style-name="ce212">
            <text:p>287000<text:s/></text:p>
          </table:table-cell>
          <table:table-cell office:value-type="float" office:value="0" table:formula="of:=SUM([.G20])" table:style-name="ce212">
            <text:p><text:s/>-<text:s/></text:p>
          </table:table-cell>
          <table:table-cell office:value-type="float" office:value="287000" table:formula="of:=SUM([.H20]+[.H19])" table:style-name="ce212">
            <text:p>287000<text:s/></text:p>
          </table:table-cell>
          <table:table-cell table:style-name="ce213"/>
          <table:table-cell office:value-type="float" office:value="45920" table:formula="of:=SUM([.J20]+[.J19])" table:style-name="ce212">
            <text:p>45920<text:s/></text:p>
          </table:table-cell>
          <table:table-cell office:value-type="float" office:value="332920" table:formula="of:=SUM([.K20]+[.K19])" table:style-name="ce212">
            <text:p>3329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CAMIONETA CHEVROLET LUV D-MAX DDA-221</text:p>
          </table:table-cell>
          <table:covered-table-cell table:number-columns-repeated="9"/>
          <table:table-cell office:value-type="currency" office:value="2669825.04" table:formula="of:=SUM([.K7]+[.K10]+[.K12]+[.K15]+[.K18]+[.K21])" table:style-name="ce262">
            <text:p>$2.669.825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CAMIONETA CHEVROLET LUV D-MAX DDA-221</text:p>
          </table:table-cell>
          <table:covered-table-cell table:number-columns-repeated="10"/>
          <table:table-cell table:number-columns-repeated="16373"/>
        </table:table-row>
        <table:table-row table:style-name="ro16">
          <table:table-cell office:value-type="date" office:date-value="2015-02-11T00:00:00" table:style-name="ce226">
            <text:p>11/02/2015</text:p>
          </table:table-cell>
          <table:table-cell office:value-type="string" table:style-name="ce227">
            <text:p>FD 39664</text:p>
          </table:table-cell>
          <table:table-cell office:value-type="string" table:style-name="ce227">
            <text:p>AUTOPACIFICO</text:p>
          </table:table-cell>
          <table:table-cell office:value-type="string" table:style-name="ce228">
            <text:p>HERRAMIENTA DOTACION (LLAVE DE PERNOS, EXTENSION COMPLETA MALACATE LLANTA DE REPUESTO), CAMIONETA CHEVROLET LUV D-MAX DDA-221 KM 757.700</text:p>
          </table:table-cell>
          <table:table-cell office:value-type="string" table:style-name="ce227">
            <text:p>ORDEN DE COMPRA 171</text:p>
          </table:table-cell>
          <table:table-cell office:value-type="float" office:value="177750" table:style-name="ce229">
            <text:p>177.750</text:p>
          </table:table-cell>
          <table:table-cell office:value-type="float" office:value="31995" table:style-name="ce229">
            <text:p>31.995</text:p>
          </table:table-cell>
          <table:table-cell office:value-type="float" office:value="145755" table:style-name="ce229">
            <text:p>145.755</text:p>
          </table:table-cell>
          <table:table-cell office:value-type="percentage" office:value="0.16" table:style-name="ce230">
            <text:p>16%</text:p>
          </table:table-cell>
          <table:table-cell office:value-type="float" office:value="23321" table:style-name="ce229">
            <text:p>23.321</text:p>
          </table:table-cell>
          <table:table-cell office:value-type="float" office:value="169076" table:style-name="ce229">
            <text:p>169.076</text:p>
          </table:table-cell>
          <table:table-cell table:number-columns-repeated="16373"/>
        </table:table-row>
        <table:table-row table:style-name="ro17">
          <table:table-cell office:value-type="date" office:date-value="2015-02-11T00:00:00" table:style-name="ce226">
            <text:p>11/02/2015</text:p>
          </table:table-cell>
          <table:table-cell office:value-type="string" table:style-name="ce227">
            <text:p>FD 39665</text:p>
          </table:table-cell>
          <table:table-cell office:value-type="string" table:style-name="ce227">
            <text:p>AUTOPACIFICO</text:p>
          </table:table-cell>
          <table:table-cell office:value-type="string" table:style-name="ce228">
            <text:p>CREMALLERA VIDRIO PUERTA TRASERA IZQUIERDA, CAMIONETA CHEVROLET LUV D-MAX DDA-221 KM 757.701</text:p>
          </table:table-cell>
          <table:table-cell office:value-type="string" table:style-name="ce227">
            <text:p>ORDEN DE COMPRA 172</text:p>
          </table:table-cell>
          <table:table-cell office:value-type="float" office:value="242633" table:style-name="ce229">
            <text:p>242.633</text:p>
          </table:table-cell>
          <table:table-cell office:value-type="float" office:value="43674" table:style-name="ce229">
            <text:p>43.674</text:p>
          </table:table-cell>
          <table:table-cell office:value-type="float" office:value="198959" table:style-name="ce229">
            <text:p>198.959</text:p>
          </table:table-cell>
          <table:table-cell office:value-type="percentage" office:value="0.16" table:style-name="ce230">
            <text:p>16%</text:p>
          </table:table-cell>
          <table:table-cell office:value-type="float" office:value="31833" table:style-name="ce229">
            <text:p>31.833</text:p>
          </table:table-cell>
          <table:table-cell office:value-type="float" office:value="230792" table:style-name="ce229">
            <text:p>230.792</text:p>
          </table:table-cell>
          <table:table-cell table:number-columns-repeated="16373"/>
        </table:table-row>
        <table:table-row table:style-name="ro17">
          <table:table-cell office:value-type="date" office:date-value="2015-02-11T00:00:00" table:style-name="ce226">
            <text:p>11/02/2015</text:p>
          </table:table-cell>
          <table:table-cell office:value-type="string" table:style-name="ce227">
            <text:p>FD 39666</text:p>
          </table:table-cell>
          <table:table-cell office:value-type="string" table:style-name="ce227">
            <text:p>AUTOPACIFICO</text:p>
          </table:table-cell>
          <table:table-cell office:value-type="string" table:style-name="ce228">
            <text:p>MANTENIMIENTO CORRECTIVO CAMBIO GUAYA CAPOT, CAMIONETA CHEVROLET LUV D-MAX DDA-221 KM 754.686</text:p>
          </table:table-cell>
          <table:table-cell office:value-type="string" table:style-name="ce227">
            <text:p>ORDEN DE COMPRA 186</text:p>
          </table:table-cell>
          <table:table-cell office:value-type="float" office:value="104107" table:style-name="ce229">
            <text:p>104.107</text:p>
          </table:table-cell>
          <table:table-cell office:value-type="float" office:value="10639" table:style-name="ce229">
            <text:p>10.639</text:p>
          </table:table-cell>
          <table:table-cell office:value-type="float" office:value="93468" table:style-name="ce229">
            <text:p>93.468</text:p>
          </table:table-cell>
          <table:table-cell office:value-type="percentage" office:value="0.16" table:style-name="ce230">
            <text:p>16%</text:p>
          </table:table-cell>
          <table:table-cell office:value-type="float" office:value="14955" table:style-name="ce229">
            <text:p>14.955</text:p>
          </table:table-cell>
          <table:table-cell office:value-type="float" office:value="108423" table:style-name="ce229">
            <text:p>108.423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FEBRERO <text:s/>2015</text:p>
          </table:table-cell>
          <table:covered-table-cell table:number-columns-repeated="3"/>
          <table:table-cell table:content-validation-name="val5" table:style-name="ce211"/>
          <table:table-cell office:value-type="float" office:value="524490" table:formula="of:=SUM([.F27]+[.F26]+[.F25])" table:style-name="ce212">
            <text:p>524490<text:s/></text:p>
          </table:table-cell>
          <table:table-cell office:value-type="float" office:value="86308" table:formula="of:=SUM([.G27]+[.G26]+[.G25])" table:style-name="ce212">
            <text:p>86308<text:s/></text:p>
          </table:table-cell>
          <table:table-cell office:value-type="float" office:value="438182" table:formula="of:=SUM([.H27]+[.H26]+[.H25])" table:style-name="ce212">
            <text:p>438182<text:s/></text:p>
          </table:table-cell>
          <table:table-cell table:style-name="ce213"/>
          <table:table-cell office:value-type="float" office:value="70109" table:formula="of:=SUM([.J27]+[.J26]+[.J25])" table:style-name="ce212">
            <text:p>70109<text:s/></text:p>
          </table:table-cell>
          <table:table-cell office:value-type="float" office:value="508291" table:formula="of:=SUM([.K27]+[.K26]+[.K25])" table:style-name="ce212">
            <text:p>508291<text:s/></text:p>
          </table:table-cell>
          <table:table-cell table:number-columns-repeated="16373"/>
        </table:table-row>
        <table:table-row table:style-name="ro12">
          <table:table-cell office:value-type="date" office:date-value="2015-03-17T00:00:00" table:style-name="ce226">
            <text:p>17/03/2015</text:p>
          </table:table-cell>
          <table:table-cell office:value-type="float" office:value="24958" table:style-name="ce227">
            <text:p>24958</text:p>
          </table:table-cell>
          <table:table-cell office:value-type="string" table:style-name="ce227">
            <text:p>EMBOBINADOS RENZO NIETO</text:p>
          </table:table-cell>
          <table:table-cell office:value-type="string" table:style-name="ce228">
            <text:p><text:span text:style-name="T22">REPARACION ALTERNADOR</text:span>, CAMIONETA CHEVROLET LUV D-MAX DDA-221 KM 770.216</text:p>
          </table:table-cell>
          <table:table-cell office:value-type="string" table:style-name="ce227">
            <text:p>ORDEN DE COMPRA 213</text:p>
          </table:table-cell>
          <table:table-cell office:value-type="float" office:value="155000" table:style-name="ce229">
            <text:p>155.000</text:p>
          </table:table-cell>
          <table:table-cell table:number-columns-repeated="4" table:style-name="ce227"/>
          <table:table-cell office:value-type="float" office:value="155000" table:style-name="ce229">
            <text:p>155.000</text:p>
          </table:table-cell>
          <table:table-cell table:number-columns-repeated="16373"/>
        </table:table-row>
        <table:table-row table:style-name="ro16">
          <table:table-cell office:value-type="date" office:date-value="2015-03-17T00:00:00" table:style-name="ce226">
            <text:p>17/03/2015</text:p>
          </table:table-cell>
          <table:table-cell office:value-type="string" table:style-name="ce227">
            <text:p>FD 40089</text:p>
          </table:table-cell>
          <table:table-cell office:value-type="string" table:style-name="ce227">
            <text:p>AUTOPACIFICO</text:p>
          </table:table-cell>
          <table:table-cell office:value-type="string" table:style-name="ce228">
            <text:p>DESMONTAR Y MONTAR TAPIZADO PUERTA IZQUIERDA PARA CAMBIO DE CREMALLERA, CAMIONETA CHEVROLET LUV D-MAX DDA-221 KM 765.037</text:p>
          </table:table-cell>
          <table:table-cell office:value-type="string" table:style-name="ce227">
            <text:p>ORDEN DE COMPRA 214</text:p>
          </table:table-cell>
          <table:table-cell office:value-type="float" office:value="90000" table:style-name="ce229">
            <text:p>90.000</text:p>
          </table:table-cell>
          <table:table-cell table:style-name="ce227"/>
          <table:table-cell office:value-type="float" office:value="90000" table:style-name="ce229">
            <text:p>9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4400" table:style-name="ce229">
            <text:p>14.400</text:p>
          </table:table-cell>
          <table:table-cell office:value-type="float" office:value="104400" table:style-name="ce229">
            <text:p>104.4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5</text:p>
          </table:table-cell>
          <table:covered-table-cell table:number-columns-repeated="3"/>
          <table:table-cell table:content-validation-name="val5" table:style-name="ce211"/>
          <table:table-cell office:value-type="float" office:value="245000" table:formula="of:=SUM([.F30]+[.F29])" table:style-name="ce212">
            <text:p>245000<text:s/></text:p>
          </table:table-cell>
          <table:table-cell office:value-type="float" office:value="0" table:formula="of:=SUM([.G30])" table:style-name="ce212">
            <text:p><text:s/>-<text:s/></text:p>
          </table:table-cell>
          <table:table-cell office:value-type="float" office:value="90000" table:formula="of:=SUM([.H30]+[.H29])" table:style-name="ce212">
            <text:p>90000<text:s/></text:p>
          </table:table-cell>
          <table:table-cell table:style-name="ce213"/>
          <table:table-cell office:value-type="float" office:value="14400" table:formula="of:=SUM([.J30]+[.J29])" table:style-name="ce212">
            <text:p>14400<text:s/></text:p>
          </table:table-cell>
          <table:table-cell office:value-type="float" office:value="259400" table:formula="of:=SUM([.K30]+[.K29])" table:style-name="ce212">
            <text:p>259400<text:s/></text:p>
          </table:table-cell>
          <table:table-cell table:number-columns-repeated="16373"/>
        </table:table-row>
        <table:table-row table:style-name="ro26">
          <table:table-cell office:value-type="date" office:date-value="2015-05-02T00:00:00" table:style-name="ce238">
            <text:p>2/5/15</text:p>
          </table:table-cell>
          <table:table-cell office:value-type="string" table:style-name="ce114">
            <text:p>CC1 6937</text:p>
          </table:table-cell>
          <table:table-cell office:value-type="string" table:style-name="ce239">
            <text:p>FRENOPARTES DE OCCIDENTE SAS</text:p>
          </table:table-cell>
          <table:table-cell office:value-type="string" table:style-name="ce240">
            <text:p>MANTENIMIENTO CORRECTIVO SISTEMA<text:s/><text:span text:style-name="T22">SUSPENSION<text:s/></text:span><text:span text:style-name="T22">DELANTERA (INCLUYE CAMBIO DE AMORTIGUADORES<text:s/></text:span><text:span text:style-name="T22">DELANTEROS)</text:span>, MANTENIMIENTO DE FRENOS RUEDAS DELANTERAS Y<text:span text:style-name="T22"><text:s/>DESMONTAR CARDAN PARA CAMBIO DE<text:s/></text:span><text:span text:style-name="T22">CRUCETAS,</text:span><text:s/>CAMIONETA CHEVROLET LUV D-MAX DDA-221 KM 776.048</text:p>
          </table:table-cell>
          <table:table-cell office:value-type="string" table:style-name="ce227">
            <text:p>ORDEN DE COMPRA 227</text:p>
          </table:table-cell>
          <table:table-cell office:value-type="float" office:value="704500" table:style-name="ce229">
            <text:p>704.500</text:p>
          </table:table-cell>
          <table:table-cell table:style-name="ce241"/>
          <table:table-cell office:value-type="float" office:value="704500" table:formula="of:=([.F32]-[.G32])" table:style-name="ce229">
            <text:p>704.500</text:p>
          </table:table-cell>
          <table:table-cell office:value-type="percentage" office:value="0.16" table:style-name="ce247">
            <text:p>16%</text:p>
          </table:table-cell>
          <table:table-cell office:value-type="float" office:value="112720" table:formula="of:=[.H32]*[.I32]" table:content-validation-name="val5" table:style-name="ce243">
            <text:p>112720<text:s/></text:p>
          </table:table-cell>
          <table:table-cell office:value-type="float" office:value="817220" table:formula="of:=SUM(([.F32]+[.J32])-[.G32])" table:style-name="ce243">
            <text:p>8172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5</text:p>
          </table:table-cell>
          <table:covered-table-cell table:number-columns-repeated="3"/>
          <table:table-cell table:content-validation-name="val5" table:style-name="ce211"/>
          <table:table-cell office:value-type="float" office:value="704500" table:formula="of:=SUM([.F32])" table:style-name="ce212">
            <text:p>704500<text:s/></text:p>
          </table:table-cell>
          <table:table-cell office:value-type="float" office:value="0" table:formula="of:=SUM([.G32])" table:style-name="ce212">
            <text:p><text:s/>-<text:s/></text:p>
          </table:table-cell>
          <table:table-cell office:value-type="float" office:value="704500" table:formula="of:=SUM([.H32])" table:style-name="ce212">
            <text:p>704500<text:s/></text:p>
          </table:table-cell>
          <table:table-cell table:style-name="ce213"/>
          <table:table-cell office:value-type="float" office:value="112720" table:formula="of:=SUM([.J32])" table:style-name="ce212">
            <text:p>112720<text:s/></text:p>
          </table:table-cell>
          <table:table-cell office:value-type="float" office:value="817220" table:formula="of:=SUM([.K32])" table:style-name="ce212">
            <text:p>817220<text:s/></text:p>
          </table:table-cell>
          <table:table-cell table:number-columns-repeated="16373"/>
        </table:table-row>
        <table:table-row table:style-name="ro12">
          <table:table-cell office:value-type="date" office:date-value="2015-07-10T00:00:00" table:style-name="ce238">
            <text:p>10/7/15</text:p>
          </table:table-cell>
          <table:table-cell office:value-type="string" table:style-name="ce227">
            <text:p>NOTA CREDITO</text:p>
            <text:p>48 03-00008168</text:p>
          </table:table-cell>
          <table:table-cell office:value-type="string" table:style-name="ce239">
            <text:p>COEXITO S.A.S</text:p>
          </table:table-cell>
          <table:table-cell office:value-type="string" table:style-name="ce240">
            <text:p>RETOMA DE UNA BATERIA USADA, CAMIONETA CHEVROLET LUV D-MAX DDA-221 KM 786.241</text:p>
          </table:table-cell>
          <table:table-cell office:value-type="string" table:style-name="ce227">
            <text:p>ORDEN DE COMPRA 286</text:p>
          </table:table-cell>
          <table:table-cell office:value-type="float" office:value="-11207" table:style-name="ce229">
            <text:p>-11.207</text:p>
          </table:table-cell>
          <table:table-cell table:style-name="ce241"/>
          <table:table-cell office:value-type="float" office:value="-11207" table:formula="of:=([.F34]-[.G34])" table:style-name="ce229">
            <text:p>-11.207</text:p>
          </table:table-cell>
          <table:table-cell office:value-type="percentage" office:value="0.16" table:style-name="ce256">
            <text:p>16%</text:p>
          </table:table-cell>
          <table:table-cell office:value-type="float" office:value="-1793.1200000000001" table:formula="of:=[.H34]*[.I34]" table:style-name="ce257">
            <text:p><text:s/>(1.793)</text:p>
          </table:table-cell>
          <table:table-cell office:value-type="float" office:value="-13000.12" table:formula="of:=SUM(([.F34]+[.J34])-[.G34])" table:style-name="ce257">
            <text:p><text:s/>(13.000)</text:p>
          </table:table-cell>
          <table:table-cell table:number-columns-repeated="16373"/>
        </table:table-row>
        <table:table-row table:style-name="ro16">
          <table:table-cell office:value-type="date" office:date-value="2015-07-09T00:00:00" table:style-name="ce238">
            <text:p>9/7/15</text:p>
          </table:table-cell>
          <table:table-cell office:value-type="float" office:value="11387781" table:style-name="ce227">
            <text:p>11387781</text:p>
          </table:table-cell>
          <table:table-cell office:value-type="string" table:style-name="ce239">
            <text:p>COEXITO S.A.S</text:p>
          </table:table-cell>
          <table:table-cell office:value-type="string" table:style-name="ce240">
            <text:p>REVISAR SISTEMA DE CARGA (INCLUYE CAMBIO DE UNA BATERIA AUTO MAC 930 AMP REF. 34R950M CON T.G. 7RI497423), CAMIONETA CHEVROLET LUV D-MAX DDA-221 KM 786.241</text:p>
          </table:table-cell>
          <table:table-cell office:value-type="string" table:style-name="ce227">
            <text:p>ORDEN DE COMPRA 286</text:p>
          </table:table-cell>
          <table:table-cell office:value-type="float" office:value="249741" table:style-name="ce229">
            <text:p>249.741</text:p>
          </table:table-cell>
          <table:table-cell table:style-name="ce241"/>
          <table:table-cell office:value-type="float" office:value="249741" table:formula="of:=([.F35]-[.G35])" table:style-name="ce229">
            <text:p>249.741</text:p>
          </table:table-cell>
          <table:table-cell office:value-type="percentage" office:value="0.16" table:style-name="ce256">
            <text:p>16%</text:p>
          </table:table-cell>
          <table:table-cell office:value-type="float" office:value="39958.559999999998" table:formula="of:=[.H35]*[.I35]" table:style-name="ce257">
            <text:p>39.959<text:s/></text:p>
          </table:table-cell>
          <table:table-cell office:value-type="float" office:value="289699.56" table:formula="of:=SUM(([.F35]+[.J35])-[.G35])" table:style-name="ce257">
            <text:p>289.700<text:s/></text:p>
          </table:table-cell>
          <table:table-cell table:number-columns-repeated="16373"/>
        </table:table-row>
        <table:table-row table:style-name="ro16">
          <table:table-cell office:value-type="date" office:date-value="2015-07-13T00:00:00" table:style-name="ce238">
            <text:p>13/7/15</text:p>
          </table:table-cell>
          <table:table-cell office:value-type="string" table:style-name="ce227">
            <text:p>CC1 – 7714</text:p>
          </table:table-cell>
          <table:table-cell office:value-type="string" table:style-name="ce239">
            <text:p>FRENOPARTES DE OCCIDENTE SAS</text:p>
          </table:table-cell>
          <table:table-cell office:value-type="string" table:style-name="ce240">
            <text:p>MANTENIMIENTO CORRECTIVO FRENOS DE RUEDAS DELANTERAS (DESMONTAR MORDAZAS Y CAMBIO EMPAQUETADURA CALIPER), CAMIONETA CHEVROLET LUV D-MAX DDA-221 KM 757.656</text:p>
          </table:table-cell>
          <table:table-cell office:value-type="string" table:style-name="ce227">
            <text:p>ORDEN DE COMPRA 292</text:p>
          </table:table-cell>
          <table:table-cell office:value-type="float" office:value="232000" table:style-name="ce229">
            <text:p>232.000</text:p>
          </table:table-cell>
          <table:table-cell table:style-name="ce241"/>
          <table:table-cell office:value-type="float" office:value="232000" table:formula="of:=([.F36]-[.G36])" table:style-name="ce229">
            <text:p>232.000</text:p>
          </table:table-cell>
          <table:table-cell office:value-type="percentage" office:value="0.16" table:style-name="ce256">
            <text:p>16%</text:p>
          </table:table-cell>
          <table:table-cell office:value-type="float" office:value="37120" table:formula="of:=[.H36]*[.I36]" table:style-name="ce257">
            <text:p>37.120<text:s/></text:p>
          </table:table-cell>
          <table:table-cell office:value-type="float" office:value="269120" table:formula="of:=SUM(([.F36]+[.J36])-[.G36])" table:style-name="ce257">
            <text:p>269.1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LIO <text:s/>2015</text:p>
          </table:table-cell>
          <table:covered-table-cell table:number-columns-repeated="3"/>
          <table:table-cell table:content-validation-name="val5" table:style-name="ce206"/>
          <table:table-cell office:value-type="float" office:value="470534" table:formula="of:=SUM([.F36]+[.F35]+[.F34])" table:style-name="ce207">
            <text:p>470534<text:s/></text:p>
          </table:table-cell>
          <table:table-cell office:value-type="float" office:value="0" table:formula="of:=SUM([.G36]+[.G35]+[.G34])" table:style-name="ce207">
            <text:p><text:s/>-<text:s/></text:p>
          </table:table-cell>
          <table:table-cell office:value-type="float" office:value="470534" table:formula="of:=SUM([.H36]+[.H35]+[.H34])" table:style-name="ce207">
            <text:p>470534<text:s/></text:p>
          </table:table-cell>
          <table:table-cell table:style-name="ce208"/>
          <table:table-cell office:value-type="float" office:value="75285.440000000002" table:formula="of:=SUM([.J36]+[.J35]+[.J34])" table:style-name="ce207">
            <text:p>75285<text:s/></text:p>
          </table:table-cell>
          <table:table-cell office:value-type="float" office:value="545819.44000000006" table:formula="of:=SUM([.K36]+[.K35]+[.K34])" table:style-name="ce207">
            <text:p>545819<text:s/></text:p>
          </table:table-cell>
          <table:table-cell table:number-columns-repeated="16373"/>
        </table:table-row>
        <table:table-row table:number-rows-repeated="1048539" table:style-name="ro7">
          <table:table-cell table:number-columns-repeated="16384"/>
        </table:table-row>
      </table:table>
      <table:table table:name="Polca_WEQ-358" table:style-name="ta5">
        <table:table-column table:style-name="co6" table:number-columns-repeated="2" table:default-cell-style-name="ce1"/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6" table:number-columns-repeated="5" table:default-cell-style-name="ce1"/>
        <table:table-column table:style-name="co77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6" table:style-name="ce183"/>
          <table:table-cell office:value-type="string" table:content-validation-name="val6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219">
            <text:p>FECHA</text:p>
          </table:table-cell>
          <table:table-cell office:value-type="string" table:style-name="ce219">
            <text:p>No.</text:p>
          </table:table-cell>
          <table:table-cell office:value-type="string" table:style-name="ce220">
            <text:p>PROVEEDOR</text:p>
          </table:table-cell>
          <table:table-cell office:value-type="string" table:content-validation-name="val6" table:style-name="ce220">
            <text:p>CONCEPTO</text:p>
          </table:table-cell>
          <table:table-cell office:value-type="string" table:content-validation-name="val6" table:style-name="ce220">
            <text:p>No.</text:p>
          </table:table-cell>
          <table:table-cell office:value-type="string" table:style-name="ce221">
            <text:p>SUBTOTAL</text:p>
          </table:table-cell>
          <table:table-cell office:value-type="string" table:style-name="ce222">
            <text:p>VALOR</text:p>
          </table:table-cell>
          <table:table-cell office:value-type="string" table:style-name="ce223">
            <text:p>BASE</text:p>
          </table:table-cell>
          <table:table-cell office:value-type="string" table:style-name="ce224">
            <text:p>%</text:p>
          </table:table-cell>
          <table:table-cell office:value-type="string" table:style-name="ce223">
            <text:p>VALOR</text:p>
          </table:table-cell>
          <table:table-cell office:value-type="string" table:style-name="ce225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POLCA RENAULT TRAFIC WEQ-358</text:p>
          </table:table-cell>
          <table:covered-table-cell table:number-columns-repeated="10"/>
          <table:table-cell table:number-columns-repeated="16373"/>
        </table:table-row>
        <table:table-row table:style-name="ro27">
          <table:table-cell office:value-type="date" office:date-value="2014-10-14T00:00:00" table:style-name="ce226">
            <text:p>14/10/2014</text:p>
          </table:table-cell>
          <table:table-cell office:value-type="string" table:style-name="ce227">
            <text:p>VAL 62335</text:p>
          </table:table-cell>
          <table:table-cell office:value-type="string" table:style-name="ce227">
            <text:p>CAR &amp; CO S.A.</text:p>
          </table:table-cell>
          <table:table-cell office:value-type="string" table:style-name="ce228">
            <text:p>UNA LLANTA NUEVA REF. 205/65R16 MARCA CONTINENTAL, CAMIONETA POLCA RENAULT TRAFIC WEQ-358</text:p>
          </table:table-cell>
          <table:table-cell office:value-type="string" table:style-name="ce227">
            <text:p>CLB-AAO-143-2014</text:p>
          </table:table-cell>
          <table:table-cell office:value-type="float" office:value="328900" table:style-name="ce229">
            <text:p>328.900</text:p>
          </table:table-cell>
          <table:table-cell table:style-name="ce227"/>
          <table:table-cell office:value-type="float" office:value="328900" table:style-name="ce229">
            <text:p>328.900</text:p>
          </table:table-cell>
          <table:table-cell office:value-type="percentage" office:value="0.16" table:style-name="ce230">
            <text:p>16%</text:p>
          </table:table-cell>
          <table:table-cell office:value-type="float" office:value="52624" table:style-name="ce229">
            <text:p>52.624</text:p>
          </table:table-cell>
          <table:table-cell office:value-type="float" office:value="381524" table:style-name="ce229">
            <text:p>381.524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OCTUBRE <text:s/>2014</text:p>
          </table:table-cell>
          <table:covered-table-cell table:number-columns-repeated="3"/>
          <table:table-cell table:content-validation-name="val6" table:style-name="ce206"/>
          <table:table-cell office:value-type="float" office:value="328900" table:formula="of:=SUM([.F5])" table:style-name="ce207">
            <text:p>328900<text:s/></text:p>
          </table:table-cell>
          <table:table-cell office:value-type="float" office:value="0" table:formula="of:=SUM([.G5])" table:style-name="ce207">
            <text:p><text:s/>-<text:s/></text:p>
          </table:table-cell>
          <table:table-cell office:value-type="float" office:value="328900" table:formula="of:=SUM([.H5])" table:style-name="ce207">
            <text:p>328900<text:s/></text:p>
          </table:table-cell>
          <table:table-cell table:style-name="ce208"/>
          <table:table-cell office:value-type="float" office:value="52624" table:formula="of:=SUM([.J5])" table:style-name="ce207">
            <text:p>52624<text:s/></text:p>
          </table:table-cell>
          <table:table-cell office:value-type="float" office:value="381524" table:formula="of:=SUM([.K5])" table:style-name="ce207">
            <text:p>381524<text:s/></text:p>
          </table:table-cell>
          <table:table-cell table:number-columns-repeated="16373"/>
        </table:table-row>
        <table:table-row table:style-name="ro28">
          <table:table-cell office:value-type="date" office:date-value="2014-12-02T00:00:00" table:style-name="ce226">
            <text:p>02/12/2014</text:p>
          </table:table-cell>
          <table:table-cell office:value-type="string" table:style-name="ce227">
            <text:p>TRM 3596</text:p>
          </table:table-cell>
          <table:table-cell office:value-type="string" table:style-name="ce227">
            <text:p>AUTOMOTORES FARALLONES S.A.S</text:p>
          </table:table-cell>
          <table:table-cell office:value-type="string" table:style-name="ce228">
            <text:p>MANTENIMIENTO<text:s/><text:span text:style-name="T22">RUTINA DE LOS 20.000 KMS<text:s/></text:span>(INCLUYE ALINEACION DIRECCION Y BALANCEO DE 4 RUEDAS), CAMIONETA POLCA RENAULT TRAFIC WEQ-358 KM 19.942</text:p>
          </table:table-cell>
          <table:table-cell office:value-type="string" table:style-name="ce227">
            <text:p>D.O</text:p>
          </table:table-cell>
          <table:table-cell office:value-type="float" office:value="431362" table:style-name="ce229">
            <text:p>431.362</text:p>
          </table:table-cell>
          <table:table-cell table:style-name="ce227"/>
          <table:table-cell office:value-type="float" office:value="347362" table:style-name="ce229">
            <text:p>347.362</text:p>
          </table:table-cell>
          <table:table-cell office:value-type="percentage" office:value="0.16" table:style-name="ce230">
            <text:p>16%</text:p>
          </table:table-cell>
          <table:table-cell office:value-type="float" office:value="55578" table:style-name="ce229">
            <text:p>55.578</text:p>
          </table:table-cell>
          <table:table-cell office:value-type="float" office:value="486940" table:style-name="ce229">
            <text:p>486.94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<text:s/>2014</text:p>
          </table:table-cell>
          <table:covered-table-cell table:number-columns-repeated="3"/>
          <table:table-cell table:content-validation-name="val6" table:style-name="ce206"/>
          <table:table-cell office:value-type="float" office:value="431362" table:formula="of:=SUM([.F7])" table:style-name="ce207">
            <text:p>431362<text:s/></text:p>
          </table:table-cell>
          <table:table-cell office:value-type="float" office:value="0" table:formula="of:=SUM([.G7])" table:style-name="ce207">
            <text:p><text:s/>-<text:s/></text:p>
          </table:table-cell>
          <table:table-cell office:value-type="float" office:value="347362" table:formula="of:=SUM([.H7])" table:style-name="ce207">
            <text:p>347362<text:s/></text:p>
          </table:table-cell>
          <table:table-cell table:style-name="ce208"/>
          <table:table-cell office:value-type="float" office:value="55578" table:formula="of:=SUM([.J7])" table:style-name="ce207">
            <text:p>55578<text:s/></text:p>
          </table:table-cell>
          <table:table-cell office:value-type="float" office:value="486940" table:formula="of:=SUM([.K7])" table:style-name="ce207">
            <text:p>4869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POLCA RENAULT TRAFIC WEQ-358</text:p>
          </table:table-cell>
          <table:covered-table-cell table:number-columns-repeated="9"/>
          <table:table-cell office:value-type="currency" office:value="868464" table:formula="of:=SUM([.K8]+[.K6])" table:style-name="ce262">
            <text:p>$868.464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POLCA RENAULT TRAFIC WEQ-358</text:p>
          </table:table-cell>
          <table:covered-table-cell table:number-columns-repeated="10"/>
          <table:table-cell table:number-columns-repeated="16373"/>
        </table:table-row>
        <table:table-row table:style-name="ro21">
          <table:table-cell office:value-type="date" office:date-value="2015-06-01T00:00:00" table:style-name="ce238">
            <text:p>1/6/15</text:p>
          </table:table-cell>
          <table:table-cell office:value-type="string" table:style-name="ce114">
            <text:p>TRM 4952</text:p>
          </table:table-cell>
          <table:table-cell office:value-type="string" table:style-name="ce239">
            <text:p>AUTOMOTORES FARALLONES S.A.S.</text:p>
          </table:table-cell>
          <table:table-cell office:value-type="string" table:style-name="ce240">
            <text:p>MANTENIMIENTO<text:span text:style-name="T22"><text:s/>RUTINA DE LOS 30.000 KMS</text:span><text:s/>(INCLUYE ALINEACION DIRECCION Y BALANCEO DE RUEDAS), CAMIONETA POLCA RENAULT TRAFIC WEQ-358 KM 30.411</text:p>
          </table:table-cell>
          <table:table-cell office:value-type="string" table:style-name="ce227">
            <text:p>ORDEN DE COMPRA 187</text:p>
          </table:table-cell>
          <table:table-cell office:value-type="float" office:value="419580" table:style-name="ce229">
            <text:p>419.580</text:p>
          </table:table-cell>
          <table:table-cell table:style-name="ce241"/>
          <table:table-cell office:value-type="float" office:value="339780" table:style-name="ce229">
            <text:p>339.780</text:p>
          </table:table-cell>
          <table:table-cell office:value-type="percentage" office:value="0.16" table:style-name="ce247">
            <text:p>16%</text:p>
          </table:table-cell>
          <table:table-cell office:value-type="float" office:value="54364.800000000003" table:formula="of:=[.H12]*[.I12]" table:content-validation-name="val6" table:style-name="ce243">
            <text:p>54365<text:s/></text:p>
          </table:table-cell>
          <table:table-cell office:value-type="float" office:value="473944.8" table:formula="of:=SUM(([.F12]+[.J12])-[.G12])" table:style-name="ce243">
            <text:p>473945<text:s/></text:p>
          </table:table-cell>
          <table:table-cell table:number-columns-repeated="16373"/>
        </table:table-row>
        <table:table-row table:style-name="ro23">
          <table:table-cell office:value-type="date" office:date-value="2015-06-10T00:00:00" table:style-name="ce238">
            <text:p>10/6/15</text:p>
          </table:table-cell>
          <table:table-cell office:value-type="string" table:style-name="ce114">
            <text:p>TRM 5056</text:p>
          </table:table-cell>
          <table:table-cell office:value-type="string" table:style-name="ce239">
            <text:p>AUTOMOTORES FARALLONES S.A.S.</text:p>
          </table:table-cell>
          <table:table-cell office:value-type="string" table:style-name="ce240">
            <text:p>MANTENIMIENTO<text:span text:style-name="T22"><text:s/>RUTINA DE LOS 50.000 KMS (INCLUYE<text:s/></text:span><text:span text:style-name="T22">CAMBIO KIT DE DISTRIBUCION, PASTILLAS DELANTERAS,<text:s/></text:span>ALINEACION DIRECCION Y BALANCEO DE RUEDAS), CAMIONETA POLCA RENAULT TRAFIC WEQ-358 KM 49.993</text:p>
          </table:table-cell>
          <table:table-cell office:value-type="string" table:style-name="ce227">
            <text:p>ORDEN DE COMPRA 268</text:p>
          </table:table-cell>
          <table:table-cell office:value-type="float" office:value="1531855" table:style-name="ce229">
            <text:p>1.531.855</text:p>
          </table:table-cell>
          <table:table-cell table:style-name="ce241"/>
          <table:table-cell office:value-type="float" office:value="1456255" table:style-name="ce229">
            <text:p>1.456.255</text:p>
          </table:table-cell>
          <table:table-cell office:value-type="percentage" office:value="0.16" table:style-name="ce247">
            <text:p>16%</text:p>
          </table:table-cell>
          <table:table-cell office:value-type="float" office:value="233000.80000000002" table:formula="of:=[.H13]*[.I13]" table:content-validation-name="val6" table:style-name="ce243">
            <text:p>233001<text:s/></text:p>
          </table:table-cell>
          <table:table-cell office:value-type="float" office:value="1764855.8" table:formula="of:=SUM(([.F13]+[.J13])-[.G13])" table:style-name="ce243">
            <text:p>1764856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5</text:p>
          </table:table-cell>
          <table:covered-table-cell table:number-columns-repeated="3"/>
          <table:table-cell table:content-validation-name="val6" table:style-name="ce206"/>
          <table:table-cell office:value-type="float" office:value="1951435" table:formula="of:=SUM([.F13]+[.F12])" table:style-name="ce207">
            <text:p>1951435<text:s/></text:p>
          </table:table-cell>
          <table:table-cell office:value-type="float" office:value="0" table:formula="of:=SUM([.G13])" table:style-name="ce207">
            <text:p><text:s/>-<text:s/></text:p>
          </table:table-cell>
          <table:table-cell office:value-type="float" office:value="1796035" table:formula="of:=SUM([.H13]+[.H12])" table:style-name="ce207">
            <text:p>1796035<text:s/></text:p>
          </table:table-cell>
          <table:table-cell table:style-name="ce208"/>
          <table:table-cell office:value-type="float" office:value="287365.60000000003" table:formula="of:=SUM([.J13]+[.J12])" table:style-name="ce207">
            <text:p>287366<text:s/></text:p>
          </table:table-cell>
          <table:table-cell office:value-type="float" office:value="2238800.6" table:formula="of:=SUM([.K13]+[.K12])" table:style-name="ce207">
            <text:p>2238801<text:s/></text:p>
          </table:table-cell>
          <table:table-cell table:number-columns-repeated="16373"/>
        </table:table-row>
        <table:table-row table:number-rows-repeated="1048562" table:style-name="ro7">
          <table:table-cell table:number-columns-repeated="16384"/>
        </table:table-row>
      </table:table>
      <table:table table:name="Polca_WEQ-403" table:style-name="ta5">
        <table:table-column table:style-name="co6" table:number-columns-repeated="2" table:default-cell-style-name="ce1"/>
        <table:table-column table:style-name="co90" table:default-cell-style-name="ce1"/>
        <table:table-column table:style-name="co91" table:default-cell-style-name="ce1"/>
        <table:table-column table:style-name="co87" table:default-cell-style-name="ce1"/>
        <table:table-column table:style-name="co6" table:number-columns-repeated="5" table:default-cell-style-name="ce1"/>
        <table:table-column table:style-name="co92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7" table:style-name="ce183"/>
          <table:table-cell office:value-type="string" table:content-validation-name="val7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219">
            <text:p>FECHA</text:p>
          </table:table-cell>
          <table:table-cell office:value-type="string" table:style-name="ce219">
            <text:p>No.</text:p>
          </table:table-cell>
          <table:table-cell office:value-type="string" table:style-name="ce220">
            <text:p>PROVEEDOR</text:p>
          </table:table-cell>
          <table:table-cell office:value-type="string" table:content-validation-name="val7" table:style-name="ce220">
            <text:p>CONCEPTO</text:p>
          </table:table-cell>
          <table:table-cell office:value-type="string" table:content-validation-name="val7" table:style-name="ce220">
            <text:p>No.</text:p>
          </table:table-cell>
          <table:table-cell office:value-type="string" table:style-name="ce221">
            <text:p>SUBTOTAL</text:p>
          </table:table-cell>
          <table:table-cell office:value-type="string" table:style-name="ce222">
            <text:p>VALOR</text:p>
          </table:table-cell>
          <table:table-cell office:value-type="string" table:style-name="ce223">
            <text:p>BASE</text:p>
          </table:table-cell>
          <table:table-cell office:value-type="string" table:style-name="ce224">
            <text:p>%</text:p>
          </table:table-cell>
          <table:table-cell office:value-type="string" table:style-name="ce223">
            <text:p>VALOR</text:p>
          </table:table-cell>
          <table:table-cell office:value-type="string" table:style-name="ce225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POLCA RENAULT TRAFIC WEQ-403</text:p>
          </table:table-cell>
          <table:covered-table-cell table:number-columns-repeated="10"/>
          <table:table-cell table:number-columns-repeated="16373"/>
        </table:table-row>
        <table:table-row table:style-name="ro29">
          <table:table-cell office:value-type="date" office:date-value="2014-10-08T00:00:00" table:style-name="ce226">
            <text:p>08/10/2014</text:p>
          </table:table-cell>
          <table:table-cell office:value-type="string" table:style-name="ce227">
            <text:p>TRM 3270</text:p>
          </table:table-cell>
          <table:table-cell office:value-type="string" table:style-name="ce227">
            <text:p>AUTOMOTORES FARALLONES S.A.S.</text:p>
          </table:table-cell>
          <table:table-cell office:value-type="string" table:style-name="ce228">
            <text:p>MANTENIMIENTO<text:s/><text:span text:style-name="T22">RUTINA DE LOS 10.000 KMS</text:span>, CAMIONETA POLCA WEQ-403 KM 9.900</text:p>
          </table:table-cell>
          <table:table-cell office:value-type="string" table:style-name="ce227">
            <text:p>AAM-138-2014-L.B</text:p>
          </table:table-cell>
          <table:table-cell office:value-type="float" office:value="431362" table:style-name="ce229">
            <text:p>431.362</text:p>
          </table:table-cell>
          <table:table-cell table:style-name="ce227"/>
          <table:table-cell office:value-type="float" office:value="347362" table:style-name="ce229">
            <text:p>347.362</text:p>
          </table:table-cell>
          <table:table-cell office:value-type="percentage" office:value="0.16" table:style-name="ce230">
            <text:p>16%</text:p>
          </table:table-cell>
          <table:table-cell office:value-type="float" office:value="55578" table:style-name="ce229">
            <text:p>55.578</text:p>
          </table:table-cell>
          <table:table-cell office:value-type="float" office:value="486940" table:style-name="ce229">
            <text:p>486.94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OCTUBRE <text:s/>2014</text:p>
          </table:table-cell>
          <table:covered-table-cell table:number-columns-repeated="3"/>
          <table:table-cell table:content-validation-name="val7" table:style-name="ce206"/>
          <table:table-cell office:value-type="float" office:value="431362" table:formula="of:=SUM([.F5])" table:style-name="ce207">
            <text:p>431362<text:s/></text:p>
          </table:table-cell>
          <table:table-cell office:value-type="float" office:value="0" table:formula="of:=SUM([.G5])" table:style-name="ce207">
            <text:p><text:s/>-<text:s/></text:p>
          </table:table-cell>
          <table:table-cell office:value-type="float" office:value="347362" table:formula="of:=SUM([.H5])" table:style-name="ce207">
            <text:p>347362<text:s/></text:p>
          </table:table-cell>
          <table:table-cell table:style-name="ce208"/>
          <table:table-cell office:value-type="float" office:value="55578" table:formula="of:=SUM([.J5])" table:style-name="ce207">
            <text:p>55578<text:s/></text:p>
          </table:table-cell>
          <table:table-cell office:value-type="float" office:value="486940" table:formula="of:=SUM([.K5])" table:style-name="ce207">
            <text:p>486940<text:s/></text:p>
          </table:table-cell>
          <table:table-cell table:number-columns-repeated="16373"/>
        </table:table-row>
        <table:table-row table:style-name="ro16">
          <table:table-cell office:value-type="date" office:date-value="2014-12-09T00:00:00" table:style-name="ce226">
            <text:p>09/12/2014</text:p>
          </table:table-cell>
          <table:table-cell office:value-type="float" office:value="4839" table:style-name="ce227">
            <text:p>4839</text:p>
          </table:table-cell>
          <table:table-cell office:value-type="string" table:style-name="ce227">
            <text:p>LLANTAS LA ESTACION</text:p>
          </table:table-cell>
          <table:table-cell office:value-type="string" table:style-name="ce228">
            <text:p>ALINEACION DIRECCION Y BALANCEO DE 4 RUEDAS, CAMIONETA POLCA RENAULT WEQ-403 KM 20.290</text:p>
          </table:table-cell>
          <table:table-cell office:value-type="string" table:style-name="ce227">
            <text:p>AAM-170-2014-L.B</text:p>
          </table:table-cell>
          <table:table-cell office:value-type="float" office:value="42242" table:style-name="ce229">
            <text:p>42.242</text:p>
          </table:table-cell>
          <table:table-cell table:style-name="ce227"/>
          <table:table-cell office:value-type="float" office:value="42242" table:style-name="ce229">
            <text:p>42.242</text:p>
          </table:table-cell>
          <table:table-cell office:value-type="percentage" office:value="0.16" table:style-name="ce230">
            <text:p>16%</text:p>
          </table:table-cell>
          <table:table-cell office:value-type="float" office:value="6759" table:style-name="ce229">
            <text:p>6.759</text:p>
          </table:table-cell>
          <table:table-cell office:value-type="float" office:value="49001" table:style-name="ce229">
            <text:p>49.001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<text:s/>2014</text:p>
          </table:table-cell>
          <table:covered-table-cell table:number-columns-repeated="3"/>
          <table:table-cell table:content-validation-name="val7" table:style-name="ce206"/>
          <table:table-cell office:value-type="float" office:value="42242" table:formula="of:=SUM([.F7])" table:style-name="ce207">
            <text:p>42242<text:s/></text:p>
          </table:table-cell>
          <table:table-cell office:value-type="float" office:value="0" table:formula="of:=SUM([.G7])" table:style-name="ce207">
            <text:p><text:s/>-<text:s/></text:p>
          </table:table-cell>
          <table:table-cell office:value-type="float" office:value="42242" table:formula="of:=SUM([.H7])" table:style-name="ce207">
            <text:p>42242<text:s/></text:p>
          </table:table-cell>
          <table:table-cell table:style-name="ce208"/>
          <table:table-cell office:value-type="float" office:value="6759" table:formula="of:=SUM([.J7])" table:style-name="ce207">
            <text:p>6759<text:s/></text:p>
          </table:table-cell>
          <table:table-cell office:value-type="float" office:value="49001" table:formula="of:=SUM([.K7])" table:style-name="ce207">
            <text:p>49001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POLCA RENAULT TRAFIC WEQ-403</text:p>
          </table:table-cell>
          <table:covered-table-cell table:number-columns-repeated="9"/>
          <table:table-cell office:value-type="currency" office:value="535941" table:formula="of:=SUM([.K8]+[.K6])" table:style-name="ce262">
            <text:p>$535.941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POLCA RENAULT TRAFIC WEQ-403</text:p>
          </table:table-cell>
          <table:covered-table-cell table:number-columns-repeated="10"/>
          <table:table-cell table:number-columns-repeated="16373"/>
        </table:table-row>
        <table:table-row table:style-name="ro23">
          <table:table-cell office:value-type="date" office:date-value="2015-06-10T00:00:00" table:style-name="ce238">
            <text:p>10/6/15</text:p>
          </table:table-cell>
          <table:table-cell office:value-type="string" table:style-name="ce114">
            <text:p>TRM 5052</text:p>
          </table:table-cell>
          <table:table-cell office:value-type="string" table:style-name="ce239">
            <text:p>AUTOMOTORES FARALLONES S.A.S.</text:p>
          </table:table-cell>
          <table:table-cell office:value-type="string" table:style-name="ce240">
            <text:p>MANTENIMIENTO<text:s/><text:span text:style-name="T22">RUTINA DE LOS 20.000 KMS</text:span><text:s/>(INCLUYE CAMBIO DE PASTILLAS DELANTERAS, ALINEACION DIRECCION Y BALANCEO DE RUEDAS), CAMIONETA POLCA RENAULT TRAFIC WEQ-403 KM 20.287</text:p>
          </table:table-cell>
          <table:table-cell office:value-type="string" table:style-name="ce227">
            <text:p>ORDEN DE COMPRA 269</text:p>
          </table:table-cell>
          <table:table-cell office:value-type="float" office:value="763592" table:style-name="ce229">
            <text:p>763.592</text:p>
          </table:table-cell>
          <table:table-cell table:style-name="ce241"/>
          <table:table-cell office:value-type="float" office:value="687992" table:style-name="ce229">
            <text:p>687.992</text:p>
          </table:table-cell>
          <table:table-cell office:value-type="percentage" office:value="0.16" table:style-name="ce247">
            <text:p>16%</text:p>
          </table:table-cell>
          <table:table-cell office:value-type="float" office:value="110078.72" table:formula="of:=[.H12]*[.I12]" table:content-validation-name="val7" table:style-name="ce243">
            <text:p>110079<text:s/></text:p>
          </table:table-cell>
          <table:table-cell office:value-type="float" office:value="873670.72" table:formula="of:=SUM(([.F12]+[.J12])-[.G12])" table:style-name="ce243">
            <text:p>873671<text:s/></text:p>
          </table:table-cell>
          <table:table-cell table:number-columns-repeated="16373"/>
        </table:table-row>
        <table:table-row table:style-name="ro23">
          <table:table-cell office:value-type="date" office:date-value="2015-06-01T00:00:00" table:style-name="ce238">
            <text:p>1/6/15</text:p>
          </table:table-cell>
          <table:table-cell office:value-type="string" table:style-name="ce114">
            <text:p>TRM 4951</text:p>
          </table:table-cell>
          <table:table-cell office:value-type="string" table:style-name="ce239">
            <text:p>AUTOMOTORES FARALLONES S.A.S.</text:p>
          </table:table-cell>
          <table:table-cell office:value-type="string" table:style-name="ce240">
            <text:p>MANTENIMIENTO<text:s/><text:span text:style-name="T22">RUTINA DE LOS 30.000 KMS<text:s/></text:span>(INCLUYE ALINEACION DIRECCION, BALANCEO DE RUEDAS Y<text:span text:style-name="T22"><text:s/>CAMBIO<text:s/></text:span><text:span text:style-name="T22">DE PASTILLAS DELANTERAS</text:span>), CAMIONETA POLCA RENAULT TRAFIC WEQ-403 KM 29.994</text:p>
          </table:table-cell>
          <table:table-cell office:value-type="string" table:style-name="ce227">
            <text:p>ORDEN DE COMPRA 223</text:p>
          </table:table-cell>
          <table:table-cell office:value-type="float" office:value="641301" table:style-name="ce229">
            <text:p>641.301</text:p>
          </table:table-cell>
          <table:table-cell table:style-name="ce241"/>
          <table:table-cell office:value-type="float" office:value="565701" table:style-name="ce229">
            <text:p>565.701</text:p>
          </table:table-cell>
          <table:table-cell office:value-type="percentage" office:value="0.16" table:style-name="ce247">
            <text:p>16%</text:p>
          </table:table-cell>
          <table:table-cell office:value-type="float" office:value="90512.16" table:formula="of:=[.H13]*[.I13]" table:content-validation-name="val7" table:style-name="ce243">
            <text:p>90512<text:s/></text:p>
          </table:table-cell>
          <table:table-cell office:value-type="float" office:value="731813.16" table:formula="of:=SUM(([.F13]+[.J13])-[.G13])" table:style-name="ce243">
            <text:p>731813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<text:s/>2015</text:p>
          </table:table-cell>
          <table:covered-table-cell table:number-columns-repeated="3"/>
          <table:table-cell table:content-validation-name="val7" table:style-name="ce206"/>
          <table:table-cell office:value-type="float" office:value="1404893" table:formula="of:=SUM([.F13]+[.F12])" table:style-name="ce207">
            <text:p>1404893<text:s/></text:p>
          </table:table-cell>
          <table:table-cell office:value-type="float" office:value="0" table:formula="of:=SUM([.G13])" table:style-name="ce207">
            <text:p><text:s/>-<text:s/></text:p>
          </table:table-cell>
          <table:table-cell office:value-type="float" office:value="1253693" table:formula="of:=SUM([.H13]+[.H12])" table:style-name="ce207">
            <text:p>1253693<text:s/></text:p>
          </table:table-cell>
          <table:table-cell table:style-name="ce208"/>
          <table:table-cell office:value-type="float" office:value="200590.88" table:formula="of:=SUM([.J13]+[.J12])" table:style-name="ce207">
            <text:p>200591<text:s/></text:p>
          </table:table-cell>
          <table:table-cell office:value-type="float" office:value="1605483.88" table:formula="of:=SUM([.K13]+[.K12])" table:style-name="ce207">
            <text:p>1605484<text:s/></text:p>
          </table:table-cell>
          <table:table-cell table:number-columns-repeated="16373"/>
        </table:table-row>
        <table:table-row table:number-rows-repeated="1048562" table:style-name="ro7">
          <table:table-cell table:number-columns-repeated="16384"/>
        </table:table-row>
      </table:table>
      <table:table table:name="Carrotaller_USE-393" table:style-name="ta5">
        <table:table-column table:style-name="co6" table:number-columns-repeated="2" table:default-cell-style-name="ce1"/>
        <table:table-column table:style-name="co93" table:default-cell-style-name="ce1"/>
        <table:table-column table:style-name="co94" table:default-cell-style-name="ce1"/>
        <table:table-column table:style-name="co6" table:number-columns-repeated="6" table:default-cell-style-name="ce1"/>
        <table:table-column table:style-name="co95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8" table:style-name="ce183"/>
          <table:table-cell office:value-type="string" table:content-validation-name="val8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219">
            <text:p>FECHA</text:p>
          </table:table-cell>
          <table:table-cell office:value-type="string" table:style-name="ce219">
            <text:p>No.</text:p>
          </table:table-cell>
          <table:table-cell office:value-type="string" table:style-name="ce220">
            <text:p>PROVEEDOR</text:p>
          </table:table-cell>
          <table:table-cell office:value-type="string" table:content-validation-name="val8" table:style-name="ce220">
            <text:p>CONCEPTO</text:p>
          </table:table-cell>
          <table:table-cell office:value-type="string" table:content-validation-name="val8" table:style-name="ce220">
            <text:p>No.</text:p>
          </table:table-cell>
          <table:table-cell office:value-type="string" table:style-name="ce221">
            <text:p>SUBTOTAL</text:p>
          </table:table-cell>
          <table:table-cell office:value-type="string" table:style-name="ce222">
            <text:p>VALOR</text:p>
          </table:table-cell>
          <table:table-cell office:value-type="string" table:style-name="ce223">
            <text:p>BASE</text:p>
          </table:table-cell>
          <table:table-cell office:value-type="string" table:style-name="ce224">
            <text:p>%</text:p>
          </table:table-cell>
          <table:table-cell office:value-type="string" table:style-name="ce223">
            <text:p>VALOR</text:p>
          </table:table-cell>
          <table:table-cell office:value-type="string" table:style-name="ce225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PLANCHON NISSAN T5U41 USE-393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4-07-08T00:00:00" table:style-name="ce248">
            <text:p>08/07/2014</text:p>
          </table:table-cell>
          <table:table-cell office:value-type="float" office:value="2851" table:style-name="ce249">
            <text:p>2851</text:p>
          </table:table-cell>
          <table:table-cell office:value-type="string" table:style-name="ce249">
            <text:p>NACIONAL DE EMBRAGUES SAS</text:p>
          </table:table-cell>
          <table:table-cell office:value-type="string" table:style-name="ce250">
            <text:p>CAMBIO KIT DE EMBRAGUE, CARRO TALLER NISSAN T5U41 USE-393 KM 445.271</text:p>
          </table:table-cell>
          <table:table-cell office:value-type="string" table:style-name="ce249">
            <text:p>ORDEN DE COMPRA 92</text:p>
          </table:table-cell>
          <table:table-cell office:value-type="float" office:value="430000" table:style-name="ce231">
            <text:p>430.000</text:p>
          </table:table-cell>
          <table:table-cell table:style-name="ce249"/>
          <table:table-cell office:value-type="float" office:value="430000" table:style-name="ce231">
            <text:p>430.000</text:p>
          </table:table-cell>
          <table:table-cell office:value-type="percentage" office:value="0.16" table:style-name="ce251">
            <text:p>16%</text:p>
          </table:table-cell>
          <table:table-cell office:value-type="float" office:value="68800" table:style-name="ce231">
            <text:p>68.800</text:p>
          </table:table-cell>
          <table:table-cell office:value-type="float" office:value="498800" table:style-name="ce231">
            <text:p>498.800</text:p>
          </table:table-cell>
          <table:table-cell table:number-columns-repeated="16373"/>
        </table:table-row>
        <table:table-row table:style-name="ro17">
          <table:table-cell office:value-type="date" office:date-value="2014-07-15T00:00:00" table:style-name="ce226">
            <text:p>15/07/2014</text:p>
          </table:table-cell>
          <table:table-cell office:value-type="float" office:value="24587" table:style-name="ce227">
            <text:p>24587</text:p>
          </table:table-cell>
          <table:table-cell office:value-type="string" table:style-name="ce227">
            <text:p>EMBOBINADOS RENZO NIETO</text:p>
          </table:table-cell>
          <table:table-cell office:value-type="string" table:style-name="ce228">
            <text:p>REPARACION MOTOR DE ARRANQUE, CARRO TALLER NISSAN USE-393 KM 446.122</text:p>
          </table:table-cell>
          <table:table-cell office:value-type="string" table:style-name="ce227">
            <text:p>ORDEN DE COMPRA 100</text:p>
          </table:table-cell>
          <table:table-cell office:value-type="float" office:value="125000" table:style-name="ce231">
            <text:p>125.000</text:p>
          </table:table-cell>
          <table:table-cell table:number-columns-repeated="4" table:style-name="ce249"/>
          <table:table-cell office:value-type="float" office:value="125000" table:style-name="ce231">
            <text:p>125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LIO <text:s/>2014</text:p>
          </table:table-cell>
          <table:covered-table-cell table:number-columns-repeated="3"/>
          <table:table-cell table:content-validation-name="val8" table:style-name="ce263"/>
          <table:table-cell office:value-type="float" office:value="555000" table:formula="of:=SUM([.F6]+[.F5])" table:style-name="ce264">
            <text:p>555.000</text:p>
          </table:table-cell>
          <table:table-cell table:style-name="ce265"/>
          <table:table-cell office:value-type="float" office:value="430000" table:formula="of:=SUM([.H6]+[.H5])" table:style-name="ce264">
            <text:p>430.000</text:p>
          </table:table-cell>
          <table:table-cell table:style-name="ce265"/>
          <table:table-cell office:value-type="float" office:value="68800" table:formula="of:=SUM([.J6]+[.J5])" table:style-name="ce264">
            <text:p>68.800</text:p>
          </table:table-cell>
          <table:table-cell office:value-type="float" office:value="623800" table:formula="of:=SUM([.K6]+[.K5])" table:style-name="ce264">
            <text:p>623.800</text:p>
          </table:table-cell>
          <table:table-cell table:number-columns-repeated="16373"/>
        </table:table-row>
        <table:table-row table:style-name="ro17">
          <table:table-cell office:value-type="date" office:date-value="2014-08-04T00:00:00" table:style-name="ce248">
            <text:p>04/08/2014</text:p>
          </table:table-cell>
          <table:table-cell office:value-type="float" office:value="1099" table:style-name="ce249">
            <text:p>1099</text:p>
          </table:table-cell>
          <table:table-cell office:value-type="string" table:style-name="ce249">
            <text:p>HERMAR INGENIERIA S.A.S</text:p>
          </table:table-cell>
          <table:table-cell office:value-type="string" table:style-name="ce250">
            <text:p>MANTENIMIENTO CORRECTIVO SOLDAR SILENCIADOR, CARRO TALLER USE-393 KM 446.122</text:p>
          </table:table-cell>
          <table:table-cell office:value-type="string" table:style-name="ce249">
            <text:p>ORDEN DE COMPRA 105</text:p>
          </table:table-cell>
          <table:table-cell office:value-type="float" office:value="165000" table:style-name="ce266">
            <text:p>165.000</text:p>
          </table:table-cell>
          <table:table-cell table:style-name="ce267"/>
          <table:table-cell office:value-type="float" office:value="165000" table:style-name="ce266">
            <text:p>165.000</text:p>
          </table:table-cell>
          <table:table-cell office:value-type="percentage" office:value="0.16" table:style-name="ce268">
            <text:p>16%</text:p>
          </table:table-cell>
          <table:table-cell office:value-type="float" office:value="26400" table:style-name="ce266">
            <text:p>26.400</text:p>
          </table:table-cell>
          <table:table-cell office:value-type="float" office:value="191400" table:style-name="ce266">
            <text:p>191.400</text:p>
          </table:table-cell>
          <table:table-cell table:number-columns-repeated="16373"/>
        </table:table-row>
        <table:table-row table:style-name="ro16">
          <table:table-cell office:value-type="date" office:date-value="2014-08-09T00:00:00" table:style-name="ce226">
            <text:p>09/08/2014</text:p>
          </table:table-cell>
          <table:table-cell office:value-type="float" office:value="10711577" table:style-name="ce227">
            <text:p>10711577</text:p>
          </table:table-cell>
          <table:table-cell office:value-type="string" table:style-name="ce227">
            <text:p>COEXITO S.A.S</text:p>
          </table:table-cell>
          <table:table-cell office:value-type="string" table:style-name="ce228">
            <text:p>ALINEACION DIRECCION, BALANCEO DE RUEDAS DELANTERAS Y TRASERAS (INCLUYE ROTACION DE LLANTAS), CARRO TALLER NISSAN T5U41 USE-393 KM 449.546</text:p>
          </table:table-cell>
          <table:table-cell office:value-type="string" table:style-name="ce227">
            <text:p>ORDEN DE COMPRA 120</text:p>
          </table:table-cell>
          <table:table-cell office:value-type="float" office:value="56033" table:style-name="ce229">
            <text:p>56.033</text:p>
          </table:table-cell>
          <table:table-cell table:style-name="ce227"/>
          <table:table-cell office:value-type="float" office:value="56033" table:style-name="ce229">
            <text:p>56.033</text:p>
          </table:table-cell>
          <table:table-cell office:value-type="percentage" office:value="0.16" table:style-name="ce230">
            <text:p>16%</text:p>
          </table:table-cell>
          <table:table-cell office:value-type="float" office:value="8965" table:style-name="ce229">
            <text:p>8.965</text:p>
          </table:table-cell>
          <table:table-cell office:value-type="float" office:value="64998" table:style-name="ce229">
            <text:p>64.998</text:p>
          </table:table-cell>
          <table:table-cell table:number-columns-repeated="16373"/>
        </table:table-row>
        <table:table-row table:style-name="ro30">
          <table:table-cell office:value-type="date" office:date-value="2014-08-06T00:00:00" table:style-name="ce226">
            <text:p>06/08/2014</text:p>
          </table:table-cell>
          <table:table-cell office:value-type="float" office:value="10711452" table:style-name="ce227">
            <text:p>10711452</text:p>
          </table:table-cell>
          <table:table-cell office:value-type="string" table:style-name="ce227">
            <text:p>COEXITO S.A.S</text:p>
          </table:table-cell>
          <table:table-cell office:value-type="string" table:style-name="ce228">
            <text:p>DESPINCHAR DOS LLANTAS DEL TROQUE TRASERO LADO IZQUIERDO (INCLUYE CAMBIO DE 2 NEUMATICOS), CARRO TALLER NISSAN T5U41 USE-393 KM 448.394</text:p>
          </table:table-cell>
          <table:table-cell office:value-type="string" table:style-name="ce227">
            <text:p>ORDEN DE COMPRA 104</text:p>
          </table:table-cell>
          <table:table-cell office:value-type="float" office:value="78620" table:style-name="ce229">
            <text:p>78.620</text:p>
          </table:table-cell>
          <table:table-cell table:style-name="ce227"/>
          <table:table-cell office:value-type="float" office:value="78620" table:style-name="ce229">
            <text:p>78.620</text:p>
          </table:table-cell>
          <table:table-cell office:value-type="percentage" office:value="0.16" table:style-name="ce230">
            <text:p>16%</text:p>
          </table:table-cell>
          <table:table-cell office:value-type="float" office:value="12579" table:style-name="ce229">
            <text:p>12.579</text:p>
          </table:table-cell>
          <table:table-cell office:value-type="float" office:value="91199" table:style-name="ce229">
            <text:p>91.199</text:p>
          </table:table-cell>
          <table:table-cell table:number-columns-repeated="16373"/>
        </table:table-row>
        <table:table-row table:style-name="ro31">
          <table:table-cell office:value-type="date" office:date-value="2014-08-06T00:00:00" table:style-name="ce226">
            <text:p>06/08/2014</text:p>
          </table:table-cell>
          <table:table-cell office:value-type="float" office:value="10711451" table:style-name="ce227">
            <text:p>10711451</text:p>
          </table:table-cell>
          <table:table-cell office:value-type="string" table:style-name="ce227">
            <text:p>COEXITO S.A.S</text:p>
          </table:table-cell>
          <table:table-cell office:value-type="string" table:style-name="ce228">
            <text:p>DESPINCHAR LLANTA TRASERA INTERNA DERECHA (INCLUYE CAMBIO DE NEUMATICO), CARRO TALLER NISSAN T5U41 USE-393 KM 451.030</text:p>
          </table:table-cell>
          <table:table-cell office:value-type="string" table:style-name="ce227">
            <text:p>AAM-114-2014-L.B</text:p>
          </table:table-cell>
          <table:table-cell office:value-type="float" office:value="39310" table:style-name="ce229">
            <text:p>39.310</text:p>
          </table:table-cell>
          <table:table-cell table:style-name="ce227"/>
          <table:table-cell office:value-type="float" office:value="39310" table:style-name="ce229">
            <text:p>39.310</text:p>
          </table:table-cell>
          <table:table-cell office:value-type="percentage" office:value="0.16" table:style-name="ce230">
            <text:p>16%</text:p>
          </table:table-cell>
          <table:table-cell office:value-type="float" office:value="6290" table:style-name="ce229">
            <text:p>6.290</text:p>
          </table:table-cell>
          <table:table-cell office:value-type="float" office:value="45600" table:style-name="ce229">
            <text:p>45.600</text:p>
          </table:table-cell>
          <table:table-cell table:number-columns-repeated="16373"/>
        </table:table-row>
        <table:table-row table:style-name="ro19">
          <table:table-cell office:value-type="date" office:date-value="2014-08-04T00:00:00" table:style-name="ce226">
            <text:p>04/08/2014</text:p>
          </table:table-cell>
          <table:table-cell office:value-type="string" table:style-name="ce227">
            <text:p>CC1 4607</text:p>
          </table:table-cell>
          <table:table-cell office:value-type="string" table:style-name="ce227">
            <text:p>FRENOPARTES DE OCCIDENTE SAS</text:p>
          </table:table-cell>
          <table:table-cell office:value-type="string" table:style-name="ce228">
            <text:p>REVISION SOPORTE CAUCHO CARDAN Y RECORTAR GUAYA DEL WINCHE (INSTALAR GRILLETES), CARRO TALLER NISSAN T5U41 USE-393 KM 446.122</text:p>
          </table:table-cell>
          <table:table-cell office:value-type="string" table:style-name="ce227">
            <text:p>ORDEN DE COMPRA 106</text:p>
          </table:table-cell>
          <table:table-cell office:value-type="float" office:value="156000" table:style-name="ce229">
            <text:p>156.000</text:p>
          </table:table-cell>
          <table:table-cell table:style-name="ce227"/>
          <table:table-cell office:value-type="float" office:value="156000" table:style-name="ce229">
            <text:p>156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4960" table:style-name="ce229">
            <text:p>24.960</text:p>
          </table:table-cell>
          <table:table-cell office:value-type="float" office:value="180960" table:style-name="ce229">
            <text:p>180.960</text:p>
          </table:table-cell>
          <table:table-cell table:number-columns-repeated="16373"/>
        </table:table-row>
        <table:table-row table:style-name="ro32">
          <table:table-cell office:value-type="date" office:date-value="2014-08-15T00:00:00" table:style-name="ce226">
            <text:p>15/08/2014</text:p>
          </table:table-cell>
          <table:table-cell office:value-type="float" office:value="1132" table:style-name="ce227">
            <text:p>1132</text:p>
          </table:table-cell>
          <table:table-cell office:value-type="string" table:style-name="ce227">
            <text:p>HERMAR INGENIERIA S.A.S</text:p>
          </table:table-cell>
          <table:table-cell office:value-type="string" table:style-name="ce228">
            <text:p>RECONSTRUIR REFUERZO Y SOLDADURA A BASE SOPORTE DE GATOS LATERALES, SUMINISTRO, INSTALACION Y SOLDADURA DE DOS PIEDEAMIGO EN LAMINA DE ½, CAMBIO DE TORNILLO ½ X 2” CON TUERCA, ALINEACION, ENDEREZAMIENTO BASE DE GATOS HIDRAULICOS Y PINTURA, CARRO TALLER USE-393</text:p>
          </table:table-cell>
          <table:table-cell office:value-type="string" table:style-name="ce227">
            <text:p>ORDEN DE COMPRA 116</text:p>
          </table:table-cell>
          <table:table-cell office:value-type="float" office:value="638000" table:style-name="ce229">
            <text:p>638.000</text:p>
          </table:table-cell>
          <table:table-cell table:style-name="ce227"/>
          <table:table-cell office:value-type="float" office:value="638000" table:style-name="ce229">
            <text:p>638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02080" table:style-name="ce229">
            <text:p>102.080</text:p>
          </table:table-cell>
          <table:table-cell office:value-type="float" office:value="740080" table:style-name="ce229">
            <text:p>740.08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AGOSTO <text:s/>2014</text:p>
          </table:table-cell>
          <table:covered-table-cell table:number-columns-repeated="3"/>
          <table:table-cell table:content-validation-name="val8" table:style-name="ce263"/>
          <table:table-cell office:value-type="float" office:value="1132963" table:formula="of:=SUM([.F13]+[.F12]+[.F11]+[.F10]+[.F9]+[.F8])" table:style-name="ce264">
            <text:p>1.132.963</text:p>
          </table:table-cell>
          <table:table-cell table:style-name="ce265"/>
          <table:table-cell office:value-type="float" office:value="1132963" table:formula="of:=SUM([.H13]+[.H12]+[.H11]+[.H10]+[.H9]+[.H8])" table:style-name="ce264">
            <text:p>1.132.963</text:p>
          </table:table-cell>
          <table:table-cell table:style-name="ce265"/>
          <table:table-cell office:value-type="float" office:value="181274" table:formula="of:=SUM([.J13]+[.J12]+[.J11]+[.J10]+[.J9]+[.J8])" table:style-name="ce264">
            <text:p>181.274</text:p>
          </table:table-cell>
          <table:table-cell office:value-type="float" office:value="1314237" table:formula="of:=SUM([.K13]+[.K12]+[.K11]+[.K10]+[.K9]+[.K8])" table:style-name="ce264">
            <text:p>1.314.237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PLANCHON NISSAN T5U41 USE-393</text:p>
          </table:table-cell>
          <table:covered-table-cell table:number-columns-repeated="9"/>
          <table:table-cell office:value-type="currency" office:value="1938037" table:formula="of:=SUM([.K14]+[.K7])" table:style-name="ce262">
            <text:p>$1.938.037</text:p>
          </table:table-cell>
          <table:table-cell table:number-columns-repeated="16373"/>
        </table:table-row>
        <table:table-row table:number-rows-repeated="1048561" table:style-name="ro7">
          <table:table-cell table:number-columns-repeated="16384"/>
        </table:table-row>
      </table:table>
      <table:table table:name="__Moto_KIH-74B" table:style-name="ta4">
        <table:table-column table:style-name="co33" table:number-columns-repeated="2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28" table:default-cell-style-name="ce1"/>
        <table:table-column table:style-name="co90" table:default-cell-style-name="ce1"/>
        <table:table-column table:style-name="co33" table:number-columns-repeated="3" table:default-cell-style-name="ce1"/>
        <table:table-column table:style-name="co96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9" table:style-name="ce183"/>
          <table:table-cell office:value-type="string" table:content-validation-name="val9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9" table:style-name="ce189">
            <text:p>CONCEPTO</text:p>
          </table:table-cell>
          <table:table-cell office:value-type="string" table:content-validation-name="val9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GS 500 KIH-74B</text:p>
          </table:table-cell>
          <table:covered-table-cell table:number-columns-repeated="10"/>
          <table:table-cell table:number-columns-repeated="16373"/>
        </table:table-row>
        <table:table-row table:style-name="ro33">
          <table:table-cell office:value-type="date" office:date-value="2014-02-07T00:00:00" table:style-name="ce195">
            <text:p>7/2/14</text:p>
          </table:table-cell>
          <table:table-cell office:value-type="string" table:style-name="ce196">
            <text:p>SE 22826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CORRECTIVO (REVISAR SISTEMA DE CARGA), MOTO GS500 KIH-74B KM 48.201</text:p>
          </table:table-cell>
          <table:table-cell office:value-type="string" table:style-name="ce199">
            <text:p>AAM-025-2013-T7</text:p>
          </table:table-cell>
          <table:table-cell office:value-type="float" office:value="25862" table:style-name="ce200">
            <text:p>25.862</text:p>
          </table:table-cell>
          <table:table-cell table:style-name="ce201"/>
          <table:table-cell office:value-type="float" office:value="25862" table:formula="of:=([.F5]-[.G5])" table:style-name="ce202">
            <text:p>25.862</text:p>
          </table:table-cell>
          <table:table-cell office:value-type="percentage" office:value="0.16" table:style-name="ce203">
            <text:p>16%</text:p>
          </table:table-cell>
          <table:table-cell office:value-type="float" office:value="4137.92" table:formula="of:=[.H5]*[.I5]" table:content-validation-name="val9" table:style-name="ce204">
            <text:p>4138<text:s/></text:p>
          </table:table-cell>
          <table:table-cell office:value-type="float" office:value="29999.919999999998" table:formula="of:=SUM(([.F5]+[.J5])-[.G5])" table:style-name="ce205">
            <text:p>30000<text:s/></text:p>
          </table:table-cell>
          <table:table-cell table:number-columns-repeated="16373"/>
        </table:table-row>
        <table:table-row table:style-name="ro34">
          <table:table-cell office:value-type="date" office:date-value="2014-02-07T00:00:00" table:style-name="ce195">
            <text:p>7/2/14</text:p>
          </table:table-cell>
          <table:table-cell office:value-type="string" table:style-name="ce196">
            <text:p>SE 228251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SINCRONIZAR (CAMBIO DE SUPRESORES DE BUJIA), MOTO GS500 KIH-74B KM 53.133</text:p>
          </table:table-cell>
          <table:table-cell office:value-type="string" table:style-name="ce199">
            <text:p>AAM-15-2014-T8</text:p>
          </table:table-cell>
          <table:table-cell office:value-type="float" office:value="68966" table:style-name="ce200">
            <text:p>68.966</text:p>
          </table:table-cell>
          <table:table-cell table:style-name="ce201"/>
          <table:table-cell office:value-type="float" office:value="68966" table:formula="of:=([.F6]-[.G6])" table:style-name="ce202">
            <text:p>68.966</text:p>
          </table:table-cell>
          <table:table-cell office:value-type="percentage" office:value="0.16" table:style-name="ce203">
            <text:p>16%</text:p>
          </table:table-cell>
          <table:table-cell office:value-type="float" office:value="11034.56" table:formula="of:=[.H6]*[.I6]" table:content-validation-name="val9" table:style-name="ce204">
            <text:p>11035<text:s/></text:p>
          </table:table-cell>
          <table:table-cell office:value-type="float" office:value="80000.56" table:formula="of:=SUM(([.F6]+[.J6])-[.G6])" table:style-name="ce205">
            <text:p>80001<text:s/></text:p>
          </table:table-cell>
          <table:table-cell table:number-columns-repeated="16373"/>
        </table:table-row>
        <table:table-row table:style-name="ro35">
          <table:table-cell office:value-type="date" office:date-value="2014-02-06T00:00:00" table:style-name="ce195">
            <text:p>6/2/14</text:p>
          </table:table-cell>
          <table:table-cell office:value-type="string" table:style-name="ce196">
            <text:p>RP 12152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SINCRONIZAR (CAMBIO DE SUPRESORES DE BUJIA), MOTO GS500 KIH-74B KM 53.133</text:p>
          </table:table-cell>
          <table:table-cell office:value-type="string" table:style-name="ce199">
            <text:p>AAM-15-2014-T8</text:p>
          </table:table-cell>
          <table:table-cell office:value-type="float" office:value="5344" table:style-name="ce200">
            <text:p>5.344</text:p>
          </table:table-cell>
          <table:table-cell table:style-name="ce201"/>
          <table:table-cell office:value-type="float" office:value="5344" table:formula="of:=([.F7]-[.G7])" table:style-name="ce202">
            <text:p>5.344</text:p>
          </table:table-cell>
          <table:table-cell office:value-type="percentage" office:value="0.16" table:style-name="ce203">
            <text:p>16%</text:p>
          </table:table-cell>
          <table:table-cell office:value-type="float" office:value="855.04" table:formula="of:=[.H7]*[.I7]" table:content-validation-name="val9" table:style-name="ce204">
            <text:p>855<text:s/></text:p>
          </table:table-cell>
          <table:table-cell office:value-type="float" office:value="6199.04" table:formula="of:=SUM(([.F7]+[.J7])-[.G7])" table:style-name="ce205">
            <text:p>61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9" table:style-name="ce206"/>
          <table:table-cell office:value-type="float" office:value="100172" table:formula="of:=SUM([.F7]+[.F6]+[.F5])" table:style-name="ce207">
            <text:p>100172<text:s/></text:p>
          </table:table-cell>
          <table:table-cell office:value-type="float" office:value="0" table:formula="of:=SUM([.G7]+[.G6])" table:style-name="ce207">
            <text:p><text:s/>-<text:s/></text:p>
          </table:table-cell>
          <table:table-cell office:value-type="float" office:value="100172" table:formula="of:=SUM([.H7]+[.H6]+[.H5])" table:style-name="ce207">
            <text:p>100172<text:s/></text:p>
          </table:table-cell>
          <table:table-cell table:style-name="ce208"/>
          <table:table-cell office:value-type="float" office:value="16027.519999999999" table:formula="of:=SUM([.J7]+[.J6]+[.J5])" table:style-name="ce207">
            <text:p>16028<text:s/></text:p>
          </table:table-cell>
          <table:table-cell office:value-type="float" office:value="116199.51999999999" table:formula="of:=SUM([.K7]+[.K6]+[.K5])" table:style-name="ce207">
            <text:p>116200<text:s/></text:p>
          </table:table-cell>
          <table:table-cell table:number-columns-repeated="16373"/>
        </table:table-row>
        <table:table-row table:style-name="ro12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0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SUMINISTRO E INSTALACION LLANTA TRASERA, MOTO GS 500 KIH-74B KM 48.354</text:p>
          </table:table-cell>
          <table:table-cell office:value-type="string" table:style-name="ce199">
            <text:p>AAM-026-2013-T7</text:p>
          </table:table-cell>
          <table:table-cell office:value-type="float" office:value="2500" table:style-name="ce200">
            <text:p>2.500</text:p>
          </table:table-cell>
          <table:table-cell table:style-name="ce201"/>
          <table:table-cell office:value-type="float" office:value="2500" table:formula="of:=([.F9]-[.G9])" table:style-name="ce202">
            <text:p>2.500</text:p>
          </table:table-cell>
          <table:table-cell office:value-type="percentage" office:value="0.16" table:style-name="ce203">
            <text:p>16%</text:p>
          </table:table-cell>
          <table:table-cell office:value-type="float" office:value="400" table:formula="of:=[.H9]*[.I9]" table:content-validation-name="val9" table:style-name="ce204">
            <text:p>400<text:s/></text:p>
          </table:table-cell>
          <table:table-cell office:value-type="float" office:value="2900" table:formula="of:=SUM(([.F9]+[.J9])-[.G9])" table:style-name="ce205">
            <text:p>2900<text:s/></text:p>
          </table:table-cell>
          <table:table-cell table:number-columns-repeated="16373"/>
        </table:table-row>
        <table:table-row table:style-name="ro1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8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SUMINISTRO E INSTALACION LLANTA TRASERA, MOTO GS 500 KIH-74B KM 48.354</text:p>
          </table:table-cell>
          <table:table-cell office:value-type="string" table:style-name="ce199">
            <text:p>AAM-026-2013-T7</text:p>
          </table:table-cell>
          <table:table-cell office:value-type="float" office:value="118017" table:style-name="ce200">
            <text:p>118.017</text:p>
          </table:table-cell>
          <table:table-cell office:value-type="float" office:value="23603" table:style-name="ce201">
            <text:p>23.603</text:p>
          </table:table-cell>
          <table:table-cell office:value-type="float" office:value="94414" table:formula="of:=([.F10]-[.G10])" table:style-name="ce202">
            <text:p>94.414</text:p>
          </table:table-cell>
          <table:table-cell office:value-type="percentage" office:value="0.16" table:style-name="ce203">
            <text:p>16%</text:p>
          </table:table-cell>
          <table:table-cell office:value-type="float" office:value="15106.24" table:formula="of:=[.H10]*[.I10]" table:content-validation-name="val9" table:style-name="ce204">
            <text:p>15106<text:s/></text:p>
          </table:table-cell>
          <table:table-cell office:value-type="float" office:value="109520.23999999999" table:formula="of:=SUM(([.F10]+[.J10])-[.G10])" table:style-name="ce205">
            <text:p>109520<text:s/></text:p>
          </table:table-cell>
          <table:table-cell table:number-columns-repeated="16373"/>
        </table:table-row>
        <table:table-row table:style-name="ro12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9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SUMINISTRO E INSTALACION DE MONOSHOCK, MOTO GS 500 KIH-74B KM 52.680</text:p>
          </table:table-cell>
          <table:table-cell office:value-type="string" table:style-name="ce199">
            <text:p>AAM-044-2013-T8</text:p>
          </table:table-cell>
          <table:table-cell office:value-type="float" office:value="60345" table:style-name="ce200">
            <text:p>60.345</text:p>
          </table:table-cell>
          <table:table-cell table:style-name="ce201"/>
          <table:table-cell office:value-type="float" office:value="60345" table:formula="of:=([.F11]-[.G11])" table:style-name="ce202">
            <text:p>60.345</text:p>
          </table:table-cell>
          <table:table-cell office:value-type="percentage" office:value="0.16" table:style-name="ce203">
            <text:p>16%</text:p>
          </table:table-cell>
          <table:table-cell office:value-type="float" office:value="9655.2000000000007" table:formula="of:=[.H11]*[.I11]" table:content-validation-name="val9" table:style-name="ce204">
            <text:p>9655<text:s/></text:p>
          </table:table-cell>
          <table:table-cell office:value-type="float" office:value="70000.2" table:formula="of:=SUM(([.F11]+[.J11])-[.G11])" table:style-name="ce205">
            <text:p>70000<text:s/></text:p>
          </table:table-cell>
          <table:table-cell table:number-columns-repeated="16373"/>
        </table:table-row>
        <table:table-row table:style-name="ro1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821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SUMINISTRO E INSTALACION DE MONOSHOCK, MOTO GS 500 KIH-74B KM 52.680</text:p>
          </table:table-cell>
          <table:table-cell office:value-type="string" table:style-name="ce199">
            <text:p>AAM-044-2013-T8</text:p>
          </table:table-cell>
          <table:table-cell office:value-type="float" office:value="670086" table:style-name="ce200">
            <text:p>670.086</text:p>
          </table:table-cell>
          <table:table-cell office:value-type="float" office:value="134017" table:style-name="ce201">
            <text:p>134.017</text:p>
          </table:table-cell>
          <table:table-cell office:value-type="float" office:value="536069" table:formula="of:=([.F12]-[.G12])" table:style-name="ce202">
            <text:p>536.069</text:p>
          </table:table-cell>
          <table:table-cell office:value-type="percentage" office:value="0.16" table:style-name="ce203">
            <text:p>16%</text:p>
          </table:table-cell>
          <table:table-cell office:value-type="float" office:value="85771.040000000008" table:formula="of:=[.H12]*[.I12]" table:content-validation-name="val9" table:style-name="ce204">
            <text:p>85771<text:s/></text:p>
          </table:table-cell>
          <table:table-cell office:value-type="float" office:value="621840.04" table:formula="of:=SUM(([.F12]+[.J12])-[.G12])" table:style-name="ce205">
            <text:p>621840<text:s/></text:p>
          </table:table-cell>
          <table:table-cell table:number-columns-repeated="16373"/>
        </table:table-row>
        <table:table-row table:style-name="ro16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1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TRASERAS Y DESMONTAR TIJERA PARA REFORZAR, MOTO GS 500 KIH-74B KM 51.128</text:p>
          </table:table-cell>
          <table:table-cell office:value-type="string" table:style-name="ce199">
            <text:p>AAM-041-2013-T8</text:p>
          </table:table-cell>
          <table:table-cell office:value-type="float" office:value="88103" table:style-name="ce200">
            <text:p>88.103</text:p>
          </table:table-cell>
          <table:table-cell table:style-name="ce201"/>
          <table:table-cell office:value-type="float" office:value="88103" table:formula="of:=([.F13]-[.G13])" table:style-name="ce202">
            <text:p>88.103</text:p>
          </table:table-cell>
          <table:table-cell office:value-type="percentage" office:value="0.16" table:style-name="ce203">
            <text:p>16%</text:p>
          </table:table-cell>
          <table:table-cell office:value-type="float" office:value="14096.48" table:formula="of:=[.H13]*[.I13]" table:content-validation-name="val9" table:style-name="ce204">
            <text:p>14096<text:s/></text:p>
          </table:table-cell>
          <table:table-cell office:value-type="float" office:value="102199.48" table:formula="of:=SUM(([.F13]+[.J13])-[.G13])" table:style-name="ce205">
            <text:p>102199<text:s/></text:p>
          </table:table-cell>
          <table:table-cell table:number-columns-repeated="16373"/>
        </table:table-row>
        <table:table-row table:style-name="ro16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8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TRASERAS Y DESMONTAR TIJERA PARA REFORZAR, MOTO GS 500 KIH-74B KM 51.128</text:p>
          </table:table-cell>
          <table:table-cell office:value-type="string" table:style-name="ce199">
            <text:p>AAM-041-2013-T8</text:p>
          </table:table-cell>
          <table:table-cell office:value-type="float" office:value="178307" table:style-name="ce200">
            <text:p>178.307</text:p>
          </table:table-cell>
          <table:table-cell office:value-type="float" office:value="20069" table:style-name="ce201">
            <text:p>20.069</text:p>
          </table:table-cell>
          <table:table-cell office:value-type="float" office:value="98638" table:style-name="ce202">
            <text:p>98.638</text:p>
          </table:table-cell>
          <table:table-cell office:value-type="percentage" office:value="0.16" table:style-name="ce203">
            <text:p>16%</text:p>
          </table:table-cell>
          <table:table-cell office:value-type="float" office:value="15782.08" table:formula="of:=[.H14]*[.I14]" table:content-validation-name="val9" table:style-name="ce204">
            <text:p>15782<text:s/></text:p>
          </table:table-cell>
          <table:table-cell office:value-type="float" office:value="174020.08" table:formula="of:=SUM(([.F14]+[.J14])-[.G14])" table:style-name="ce205">
            <text:p>174020<text:s/></text:p>
          </table:table-cell>
          <table:table-cell table:number-columns-repeated="16373"/>
        </table:table-row>
        <table:table-row table:style-name="ro12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REFORZAR TIJERA, MOTO GS 500 KIH-74B KM 51.128</text:p>
          </table:table-cell>
          <table:table-cell office:value-type="string" table:style-name="ce199">
            <text:p>AAM-041-2013-T8</text:p>
          </table:table-cell>
          <table:table-cell office:value-type="float" office:value="350000" table:style-name="ce200">
            <text:p>350.000</text:p>
          </table:table-cell>
          <table:table-cell table:style-name="ce201"/>
          <table:table-cell office:value-type="float" office:value="350000" table:formula="of:=([.F15]-[.G15])" table:style-name="ce202">
            <text:p>350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56000" table:formula="of:=[.H15]*[.I15]" table:content-validation-name="val9" table:style-name="ce204">
            <text:p>56000<text:s/></text:p>
          </table:table-cell>
          <table:table-cell office:value-type="float" office:value="406000" table:formula="of:=SUM(([.F15]+[.J15])-[.G15])" table:style-name="ce205">
            <text:p>406000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SE 22988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SINCRONIZAR, MOTO GS 500 KIH-74B KM 58.256</text:p>
          </table:table-cell>
          <table:table-cell office:value-type="string" table:style-name="ce199">
            <text:p>AAM-29-2014-L.B</text:p>
          </table:table-cell>
          <table:table-cell office:value-type="float" office:value="68966" table:style-name="ce200">
            <text:p>68.966</text:p>
          </table:table-cell>
          <table:table-cell table:style-name="ce201"/>
          <table:table-cell office:value-type="float" office:value="68966" table:formula="of:=([.F16]-[.G16])" table:style-name="ce202">
            <text:p>68.966</text:p>
          </table:table-cell>
          <table:table-cell office:value-type="percentage" office:value="0.16" table:style-name="ce203">
            <text:p>16%</text:p>
          </table:table-cell>
          <table:table-cell office:value-type="float" office:value="11034.56" table:formula="of:=[.H16]*[.I16]" table:content-validation-name="val9" table:style-name="ce204">
            <text:p>11035<text:s/></text:p>
          </table:table-cell>
          <table:table-cell office:value-type="float" office:value="80000.56" table:formula="of:=SUM(([.F16]+[.J16])-[.G16])" table:style-name="ce205">
            <text:p>80001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5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SINCRONIZAR, MOTO GS 500 KIH-74B KM 58.256</text:p>
          </table:table-cell>
          <table:table-cell office:value-type="string" table:style-name="ce199">
            <text:p>AAM-29-2014-L.B</text:p>
          </table:table-cell>
          <table:table-cell office:value-type="float" office:value="81162" table:style-name="ce200">
            <text:p>81.162</text:p>
          </table:table-cell>
          <table:table-cell table:style-name="ce201"/>
          <table:table-cell office:value-type="float" office:value="18362" table:style-name="ce202">
            <text:p>18.362</text:p>
          </table:table-cell>
          <table:table-cell office:value-type="percentage" office:value="0.16" table:style-name="ce203">
            <text:p>16%</text:p>
          </table:table-cell>
          <table:table-cell office:value-type="float" office:value="2937.92" table:formula="of:=[.H17]*[.I17]" table:content-validation-name="val9" table:style-name="ce204">
            <text:p>2938<text:s/></text:p>
          </table:table-cell>
          <table:table-cell office:value-type="float" office:value="84099.92" table:formula="of:=SUM(([.F17]+[.J17])-[.G17])" table:style-name="ce205">
            <text:p>84100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SE 22988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CORRECTIVO (REVISION SISTEMA ELECTRICO – SE APAGA) Y CAMBIO DE BUJIAS, MOTO GS 500 KIH-74B KM 58.847</text:p>
          </table:table-cell>
          <table:table-cell office:value-type="string" table:style-name="ce199">
            <text:p>AAM-33-2014-L.B</text:p>
          </table:table-cell>
          <table:table-cell office:value-type="float" office:value="68966" table:style-name="ce200">
            <text:p>68.966</text:p>
          </table:table-cell>
          <table:table-cell table:style-name="ce201"/>
          <table:table-cell office:value-type="float" office:value="68966" table:formula="of:=([.F18]-[.G18])" table:style-name="ce202">
            <text:p>68.966</text:p>
          </table:table-cell>
          <table:table-cell office:value-type="percentage" office:value="0.16" table:style-name="ce203">
            <text:p>16%</text:p>
          </table:table-cell>
          <table:table-cell office:value-type="float" office:value="11034.56" table:formula="of:=[.H18]*[.I18]" table:content-validation-name="val9" table:style-name="ce204">
            <text:p>11035<text:s/></text:p>
          </table:table-cell>
          <table:table-cell office:value-type="float" office:value="80000.56" table:formula="of:=SUM(([.F18]+[.J18])-[.G18])" table:style-name="ce205">
            <text:p>80001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56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CORRECTIVO (REVISION SISTEMA ELECTRICO – SE APAGA) Y CAMBIO DE BUJIAS, MOTO GS 500 KIH-74B KM 58.847</text:p>
          </table:table-cell>
          <table:table-cell office:value-type="string" table:style-name="ce199">
            <text:p>AAM-33-2014-L.B</text:p>
          </table:table-cell>
          <table:table-cell office:value-type="float" office:value="15000" table:style-name="ce200">
            <text:p>15.000</text:p>
          </table:table-cell>
          <table:table-cell table:style-name="ce201"/>
          <table:table-cell office:value-type="float" office:value="15000" table:formula="of:=([.F19]-[.G19])" table:style-name="ce202">
            <text:p>1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2400" table:formula="of:=[.H19]*[.I19]" table:content-validation-name="val9" table:style-name="ce204">
            <text:p>2400<text:s/></text:p>
          </table:table-cell>
          <table:table-cell office:value-type="float" office:value="17400" table:formula="of:=SUM(([.F19]+[.J19])-[.G19])" table:style-name="ce205">
            <text:p>17400<text:s/></text:p>
          </table:table-cell>
          <table:table-cell table:number-columns-repeated="16373"/>
        </table:table-row>
        <table:table-row table:style-name="ro5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06</text:p>
          </table:table-cell>
          <table:table-cell office:value-type="string" table:style-name="ce209">
            <text:p>SUMOTO S.A.</text:p>
          </table:table-cell>
          <table:table-cell office:value-type="string" table:style-name="ce269">
            <text:p>REVISAR SISTEMA DE CARGA (CAMBIO DE BATERIA), MOTO GS 500 KIH-74B KM 57.956</text:p>
          </table:table-cell>
          <table:table-cell office:value-type="string" table:style-name="ce199">
            <text:p>AAM-27-2014-L.B</text:p>
          </table:table-cell>
          <table:table-cell office:value-type="float" office:value="8621" table:style-name="ce200">
            <text:p>8.621</text:p>
          </table:table-cell>
          <table:table-cell table:style-name="ce201"/>
          <table:table-cell office:value-type="float" office:value="8621" table:formula="of:=([.F20]-[.G20])" table:style-name="ce202">
            <text:p>8.621</text:p>
          </table:table-cell>
          <table:table-cell office:value-type="percentage" office:value="0.16" table:style-name="ce203">
            <text:p>16%</text:p>
          </table:table-cell>
          <table:table-cell office:value-type="float" office:value="1379.3600000000001" table:formula="of:=[.H20]*[.I20]" table:content-validation-name="val9" table:style-name="ce204">
            <text:p>1379<text:s/></text:p>
          </table:table-cell>
          <table:table-cell office:value-type="float" office:value="10000.36" table:formula="of:=SUM(([.F20]+[.J20])-[.G20])" table:style-name="ce205">
            <text:p>10000<text:s/></text:p>
          </table:table-cell>
          <table:table-cell table:number-columns-repeated="16373"/>
        </table:table-row>
        <table:table-row table:style-name="ro1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7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REVISAR SISTEMA DE CARGA (CAMBIO DE BATERIA), MOTO GS 500 KIH-74B KM 57.956</text:p>
          </table:table-cell>
          <table:table-cell office:value-type="string" table:style-name="ce199">
            <text:p>AAM-27-2014-L.B</text:p>
          </table:table-cell>
          <table:table-cell office:value-type="float" office:value="226552" table:style-name="ce200">
            <text:p>226.552</text:p>
          </table:table-cell>
          <table:table-cell table:style-name="ce201"/>
          <table:table-cell office:value-type="float" office:value="226552" table:formula="of:=([.F21]-[.G21])" table:style-name="ce202">
            <text:p>226.552</text:p>
          </table:table-cell>
          <table:table-cell office:value-type="percentage" office:value="0.16" table:style-name="ce203">
            <text:p>16%</text:p>
          </table:table-cell>
          <table:table-cell office:value-type="float" office:value="36248.32" table:formula="of:=[.H21]*[.I21]" table:content-validation-name="val9" table:style-name="ce204">
            <text:p>36248<text:s/></text:p>
          </table:table-cell>
          <table:table-cell office:value-type="float" office:value="262800.32" table:formula="of:=SUM(([.F21]+[.J21])-[.G21])" table:style-name="ce205">
            <text:p>2628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9" table:style-name="ce206"/>
          <table:table-cell office:value-type="float" office:value="1936625" table:formula="of:=SUM([.F21]+[.F20]+[.F19]+[.F18]+[.F17]+[.F16]+[.F15]+[.F14]+[.F13]+[.F12]+[.F11]+[.F10]+[.F9])" table:style-name="ce207">
            <text:p>1936625<text:s/></text:p>
          </table:table-cell>
          <table:table-cell office:value-type="float" office:value="177689" table:formula="of:=SUM([.G21]+[.G20]+[.G19]+[.G18]+[.G17]+[.G16]+[.G15]+[.G14]+[.G13]+[.G12]+[.G11]+[.G10]+[.G9])" table:style-name="ce207">
            <text:p>177689<text:s/></text:p>
          </table:table-cell>
          <table:table-cell office:value-type="float" office:value="1636536" table:formula="of:=SUM([.H21]+[.H20]+[.H19]+[.H18]+[.H17]+[.H16]+[.H15]+[.H14]+[.H13]+[.H12]+[.H11]+[.H10]+[.H9])" table:style-name="ce207">
            <text:p>1636536<text:s/></text:p>
          </table:table-cell>
          <table:table-cell table:style-name="ce208"/>
          <table:table-cell office:value-type="float" office:value="261845.76000000001" table:formula="of:=SUM([.J21]+[.J20]+[.J19]+[.J18]+[.J17]+[.J16]+[.J15]+[.J14]+[.J13]+[.J12]+[.J11]+[.J10]+[.J9])" table:style-name="ce207">
            <text:p>261846<text:s/></text:p>
          </table:table-cell>
          <table:table-cell office:value-type="float" office:value="2020781.76" table:formula="of:=SUM([.K21]+[.K20]+[.K19]+[.K18]+[.K17]+[.K16]+[.K15]+[.K14]+[.K13]+[.K12]+[.K11]+[.K10]+[.K9])" table:style-name="ce207">
            <text:p>2020782<text:s/></text:p>
          </table:table-cell>
          <table:table-cell table:number-columns-repeated="16373"/>
        </table:table-row>
        <table:table-row table:style-name="ro16">
          <table:table-cell office:value-type="date" office:date-value="2014-04-10T00:00:00" table:style-name="ce195">
            <text:p>10/4/14</text:p>
          </table:table-cell>
          <table:table-cell office:value-type="string" table:style-name="ce196">
            <text:p>SE 23173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, TRASERAS Y REVISION LUCES, MOTO GS 500 KIH-74B KM 55.973</text:p>
          </table:table-cell>
          <table:table-cell office:value-type="string" table:style-name="ce199">
            <text:p>AAM-25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23]-[.G23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23]*[.I23]" table:content-validation-name="val9" table:style-name="ce204">
            <text:p>7200<text:s/></text:p>
          </table:table-cell>
          <table:table-cell office:value-type="float" office:value="52200" table:formula="of:=SUM(([.F23]+[.J23])-[.G23])" table:style-name="ce205">
            <text:p>52200<text:s/></text:p>
          </table:table-cell>
          <table:table-cell table:number-columns-repeated="16373"/>
        </table:table-row>
        <table:table-row table:style-name="ro16">
          <table:table-cell office:value-type="date" office:date-value="2014-04-09T00:00:00" table:style-name="ce195">
            <text:p>9/4/14</text:p>
          </table:table-cell>
          <table:table-cell office:value-type="string" table:style-name="ce196">
            <text:p>RP 12401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, TRASERAS Y REVISION LUCES, MOTO GS 500 KIH-74B KM 55.973</text:p>
          </table:table-cell>
          <table:table-cell office:value-type="string" table:style-name="ce199">
            <text:p>AAM-25-2014-L.B</text:p>
          </table:table-cell>
          <table:table-cell office:value-type="float" office:value="324353" table:style-name="ce200">
            <text:p>324.353</text:p>
          </table:table-cell>
          <table:table-cell office:value-type="float" office:value="48155" table:style-name="ce201">
            <text:p>48.155</text:p>
          </table:table-cell>
          <table:table-cell office:value-type="float" office:value="213398" table:style-name="ce202">
            <text:p>213.398</text:p>
          </table:table-cell>
          <table:table-cell office:value-type="percentage" office:value="0.16" table:style-name="ce203">
            <text:p>16%</text:p>
          </table:table-cell>
          <table:table-cell office:value-type="float" office:value="34143.68" table:formula="of:=[.H24]*[.I24]" table:content-validation-name="val9" table:style-name="ce204">
            <text:p>34144<text:s/></text:p>
          </table:table-cell>
          <table:table-cell office:value-type="float" office:value="310341.68" table:formula="of:=SUM(([.F24]+[.J24])-[.G24])" table:style-name="ce205">
            <text:p>310342<text:s/></text:p>
          </table:table-cell>
          <table:table-cell table:number-columns-repeated="16373"/>
        </table:table-row>
        <table:table-row table:style-name="ro16">
          <table:table-cell office:value-type="date" office:date-value="2014-04-10T00:00:00" table:style-name="ce195">
            <text:p>10/4/14</text:p>
          </table:table-cell>
          <table:table-cell office:value-type="string" table:style-name="ce196">
            <text:p>SE 23173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E INSTALACION LLANTA TRASERA SUMINISTRADA POR ALMACEN DEL CCO, MOTO GS 500 KIH-74B KM 61.371</text:p>
          </table:table-cell>
          <table:table-cell office:value-type="string" table:style-name="ce199">
            <text:p>AAM-37-2014-L.B</text:p>
          </table:table-cell>
          <table:table-cell office:value-type="float" office:value="47500" table:style-name="ce200">
            <text:p>47.500</text:p>
          </table:table-cell>
          <table:table-cell table:style-name="ce201"/>
          <table:table-cell office:value-type="float" office:value="47500" table:formula="of:=([.F25]-[.G25])" table:style-name="ce202">
            <text:p>47.500</text:p>
          </table:table-cell>
          <table:table-cell office:value-type="percentage" office:value="0.16" table:style-name="ce203">
            <text:p>16%</text:p>
          </table:table-cell>
          <table:table-cell office:value-type="float" office:value="7600" table:formula="of:=[.H25]*[.I25]" table:content-validation-name="val9" table:style-name="ce204">
            <text:p>7600<text:s/></text:p>
          </table:table-cell>
          <table:table-cell office:value-type="float" office:value="55100" table:formula="of:=SUM(([.F25]+[.J25])-[.G25])" table:style-name="ce205">
            <text:p>55100<text:s/></text:p>
          </table:table-cell>
          <table:table-cell table:number-columns-repeated="16373"/>
        </table:table-row>
        <table:table-row table:style-name="ro16">
          <table:table-cell office:value-type="date" office:date-value="2014-04-09T00:00:00" table:style-name="ce195">
            <text:p>9/4/14</text:p>
          </table:table-cell>
          <table:table-cell office:value-type="string" table:style-name="ce196">
            <text:p>RP 12401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E INSTALACION LLANTA TRASERA SUMINISTRADA POR ALMACEN DEL CCO, MOTO GS 500 KIH-74B KM 61.371</text:p>
          </table:table-cell>
          <table:table-cell office:value-type="string" table:style-name="ce199">
            <text:p>AAM-37-2014-L.B</text:p>
          </table:table-cell>
          <table:table-cell office:value-type="float" office:value="81162" table:style-name="ce200">
            <text:p>81.162</text:p>
          </table:table-cell>
          <table:table-cell table:style-name="ce201"/>
          <table:table-cell office:value-type="float" office:value="18362" table:style-name="ce202">
            <text:p>18.362</text:p>
          </table:table-cell>
          <table:table-cell office:value-type="percentage" office:value="0.16" table:style-name="ce203">
            <text:p>16%</text:p>
          </table:table-cell>
          <table:table-cell office:value-type="float" office:value="2937.92" table:formula="of:=[.H26]*[.I26]" table:content-validation-name="val9" table:style-name="ce204">
            <text:p>2938<text:s/></text:p>
          </table:table-cell>
          <table:table-cell office:value-type="float" office:value="84099.92" table:formula="of:=SUM(([.F26]+[.J26])-[.G26])" table:style-name="ce205">
            <text:p>84100<text:s/></text:p>
          </table:table-cell>
          <table:table-cell table:number-columns-repeated="16373"/>
        </table:table-row>
        <table:table-row table:style-name="ro12">
          <table:table-cell office:value-type="date" office:date-value="2014-04-09T00:00:00" table:style-name="ce195">
            <text:p>9/4/14</text:p>
          </table:table-cell>
          <table:table-cell office:value-type="string" table:style-name="ce196">
            <text:p>SE 23166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PERITAJE POR DAÑOS, MOTO GS 500 KIH-74B KM 64.806</text:p>
          </table:table-cell>
          <table:table-cell office:value-type="string" table:style-name="ce199">
            <text:p>AAM-41-2014-L.B</text:p>
          </table:table-cell>
          <table:table-cell office:value-type="float" office:value="25000" table:style-name="ce200">
            <text:p>25.000</text:p>
          </table:table-cell>
          <table:table-cell table:style-name="ce201"/>
          <table:table-cell office:value-type="float" office:value="25000" table:formula="of:=([.F27]-[.G27])" table:style-name="ce202">
            <text:p>2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4000" table:formula="of:=[.H27]*[.I27]" table:content-validation-name="val9" table:style-name="ce204">
            <text:p>4000<text:s/></text:p>
          </table:table-cell>
          <table:table-cell office:value-type="float" office:value="29000" table:formula="of:=SUM(([.F27]+[.J27])-[.G27])" table:style-name="ce205">
            <text:p>29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ABRIL <text:s/>2014</text:p>
          </table:table-cell>
          <table:covered-table-cell table:number-columns-repeated="3"/>
          <table:table-cell table:content-validation-name="val9" table:style-name="ce206"/>
          <table:table-cell office:value-type="float" office:value="523015" table:formula="of:=SUM([.F27]+[.F26]+[.F25]+[.F24]+[.F23])" table:style-name="ce207">
            <text:p>523015<text:s/></text:p>
          </table:table-cell>
          <table:table-cell office:value-type="float" office:value="48155" table:formula="of:=SUM([.G27]+[.G26]+[.G25]+[.G24]+[.G23])" table:style-name="ce207">
            <text:p>48155<text:s/></text:p>
          </table:table-cell>
          <table:table-cell office:value-type="float" office:value="349260" table:formula="of:=SUM([.H27]+[.H26]+[.H25]+[.H24]+[.H23])" table:style-name="ce207">
            <text:p>349260<text:s/></text:p>
          </table:table-cell>
          <table:table-cell table:style-name="ce208"/>
          <table:table-cell office:value-type="float" office:value="55881.599999999999" table:formula="of:=SUM([.J27]+[.J26]+[.J25]+[.J24]+[.J23])" table:style-name="ce207">
            <text:p>55882<text:s/></text:p>
          </table:table-cell>
          <table:table-cell office:value-type="float" office:value="530741.6" table:formula="of:=SUM([.K27]+[.K26]+[.K25]+[.K24]+[.K23])" table:style-name="ce207">
            <text:p>530742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MOTO GS500 KIH-74B</text:p>
          </table:table-cell>
          <table:covered-table-cell table:number-columns-repeated="9"/>
          <table:table-cell office:value-type="currency" office:value="2667722.88" table:formula="of:=SUM([.K28]+[.K22]+[.K8])" table:style-name="ce262">
            <text:p>$2.667.723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MOTO GS 500 KIH-74B</text:p>
          </table:table-cell>
          <table:covered-table-cell table:number-columns-repeated="10"/>
          <table:table-cell table:number-columns-repeated="16373"/>
        </table:table-row>
        <table:table-row table:style-name="ro12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79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CAMBIO DE ACEITE Y PASTILLAS TRASERAS, MOTO GS500 KIH-74B KM 7</text:p>
          </table:table-cell>
          <table:table-cell office:value-type="string" table:style-name="ce227">
            <text:p>AAM-21-2015-L.B</text:p>
          </table:table-cell>
          <table:table-cell office:value-type="float" office:value="165545" table:style-name="ce229">
            <text:p>165.545</text:p>
          </table:table-cell>
          <table:table-cell office:value-type="float" office:value="33109" table:style-name="ce229">
            <text:p>33.109</text:p>
          </table:table-cell>
          <table:table-cell office:value-type="float" office:value="80276" table:style-name="ce229">
            <text:p>80.276</text:p>
          </table:table-cell>
          <table:table-cell office:value-type="percentage" office:value="0.16" table:style-name="ce230">
            <text:p>16%</text:p>
          </table:table-cell>
          <table:table-cell office:value-type="float" office:value="12844" table:style-name="ce229">
            <text:p>12.844</text:p>
          </table:table-cell>
          <table:table-cell office:value-type="float" office:value="145280" table:style-name="ce229">
            <text:p>145.280</text:p>
          </table:table-cell>
          <table:table-cell table:number-columns-repeated="16373"/>
        </table:table-row>
        <table:table-row table:style-name="ro12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793</text:p>
          </table:table-cell>
          <table:table-cell office:value-type="string" table:style-name="ce227">
            <text:p>SUMOTO S.A.</text:p>
          </table:table-cell>
          <table:table-cell office:value-type="string" table:style-name="ce270">
            <text:p>REVISION TECNOMECANICA, MOTO GS500 KIH-74B KM 7</text:p>
          </table:table-cell>
          <table:table-cell office:value-type="string" table:style-name="ce227">
            <text:p>AAM-21-2015-L.B</text:p>
          </table:table-cell>
          <table:table-cell office:value-type="float" office:value="58621" table:style-name="ce229">
            <text:p>58.621</text:p>
          </table:table-cell>
          <table:table-cell table:style-name="ce227"/>
          <table:table-cell office:value-type="float" office:value="58621" table:style-name="ce229">
            <text:p>58.621</text:p>
          </table:table-cell>
          <table:table-cell office:value-type="percentage" office:value="0.16" table:style-name="ce230">
            <text:p>16%</text:p>
          </table:table-cell>
          <table:table-cell office:value-type="float" office:value="9379" table:style-name="ce229">
            <text:p>9.379</text:p>
          </table:table-cell>
          <table:table-cell office:value-type="float" office:value="68000" table:style-name="ce229">
            <text:p>68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5</text:p>
          </table:table-cell>
          <table:covered-table-cell table:number-columns-repeated="3"/>
          <table:table-cell table:content-validation-name="val9" table:style-name="ce211"/>
          <table:table-cell office:value-type="float" office:value="224166" table:formula="of:=SUM([.F33]+[.F32])" table:style-name="ce212">
            <text:p>224166<text:s/></text:p>
          </table:table-cell>
          <table:table-cell office:value-type="float" office:value="33109" table:formula="of:=SUM([.G33]+[.G32])" table:style-name="ce212">
            <text:p>33109<text:s/></text:p>
          </table:table-cell>
          <table:table-cell office:value-type="float" office:value="138897" table:formula="of:=SUM([.H33]+[.H32])" table:style-name="ce212">
            <text:p>138897<text:s/></text:p>
          </table:table-cell>
          <table:table-cell table:style-name="ce213"/>
          <table:table-cell office:value-type="float" office:value="22223" table:formula="of:=SUM([.J33]+[.J32])" table:style-name="ce212">
            <text:p>22223<text:s/></text:p>
          </table:table-cell>
          <table:table-cell office:value-type="float" office:value="213280" table:formula="of:=SUM([.K33]+[.K32])" table:style-name="ce212">
            <text:p>213280<text:s/></text:p>
          </table:table-cell>
          <table:table-cell table:number-columns-repeated="16373"/>
        </table:table-row>
        <table:table-row table:style-name="ro17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SE 254288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DELANTERAS Y TRASERAS, MOTO GS500 KIH-74B KM 6.398</text:p>
          </table:table-cell>
          <table:table-cell office:value-type="string" table:style-name="ce227">
            <text:p>AAM-75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[.F35]-[.G35]" table:style-name="ce229">
            <text:p>45.000</text:p>
          </table:table-cell>
          <table:table-cell office:value-type="percentage" office:value="0.16" table:style-name="ce247">
            <text:p>16%</text:p>
          </table:table-cell>
          <table:table-cell office:value-type="float" office:value="7200" table:formula="of:=[.H35]*[.I35]" table:content-validation-name="val9" table:style-name="ce243">
            <text:p>7200<text:s/></text:p>
          </table:table-cell>
          <table:table-cell office:value-type="float" office:value="52200" table:formula="of:=SUM(([.F35]+[.J35])-[.G35])" table:style-name="ce243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RP 140673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DELANTERAS Y TRASERAS, MOTO GS500 KIH-74B KM 6.398</text:p>
          </table:table-cell>
          <table:table-cell office:value-type="string" table:style-name="ce227">
            <text:p>AAM-75-2015-L.B</text:p>
          </table:table-cell>
          <table:table-cell office:value-type="float" office:value="323131" table:style-name="ce229">
            <text:p>323.131</text:p>
          </table:table-cell>
          <table:table-cell office:value-type="float" office:value="64626" table:style-name="ce241">
            <text:p>64.626</text:p>
          </table:table-cell>
          <table:table-cell office:value-type="float" office:value="206345" table:style-name="ce229">
            <text:p>206.345</text:p>
          </table:table-cell>
          <table:table-cell office:value-type="percentage" office:value="0.16" table:style-name="ce247">
            <text:p>16%</text:p>
          </table:table-cell>
          <table:table-cell office:value-type="float" office:value="33015.199999999997" table:formula="of:=[.H36]*[.I36]" table:content-validation-name="val9" table:style-name="ce243">
            <text:p>33015<text:s/></text:p>
          </table:table-cell>
          <table:table-cell office:value-type="float" office:value="291520.2" table:formula="of:=SUM(([.F36]+[.J36])-[.G36])" table:style-name="ce243">
            <text:p>291520<text:s/></text:p>
          </table:table-cell>
          <table:table-cell table:number-columns-repeated="16373"/>
        </table:table-row>
        <table:table-row table:style-name="ro17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SE 254289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CORRECTIVO (MACHUELIAR TAPA FILTRO PARA CORREGIR FUGA), MOTO GS500 KIH-74B KM 6.398</text:p>
          </table:table-cell>
          <table:table-cell office:value-type="string" table:style-name="ce227">
            <text:p>AAM-76-2015-L.B</text:p>
          </table:table-cell>
          <table:table-cell office:value-type="float" office:value="112069" table:style-name="ce229">
            <text:p>112.069</text:p>
          </table:table-cell>
          <table:table-cell table:style-name="ce241"/>
          <table:table-cell office:value-type="float" office:value="112069" table:formula="of:=[.F37]-[.G37]" table:style-name="ce229">
            <text:p>112.069</text:p>
          </table:table-cell>
          <table:table-cell office:value-type="percentage" office:value="0.16" table:style-name="ce247">
            <text:p>16%</text:p>
          </table:table-cell>
          <table:table-cell office:value-type="float" office:value="17931.04" table:formula="of:=[.H37]*[.I37]" table:content-validation-name="val9" table:style-name="ce243">
            <text:p>17931<text:s/></text:p>
          </table:table-cell>
          <table:table-cell office:value-type="float" office:value="130000.04000000001" table:formula="of:=SUM(([.F37]+[.J37])-[.G37])" table:style-name="ce243">
            <text:p>130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<text:s/>2015</text:p>
          </table:table-cell>
          <table:covered-table-cell table:number-columns-repeated="3"/>
          <table:table-cell table:content-validation-name="val9" table:style-name="ce206"/>
          <table:table-cell office:value-type="float" office:value="480200" table:formula="of:=SUM([.F37]+[.F36]+[.F35])" table:style-name="ce207">
            <text:p>480200<text:s/></text:p>
          </table:table-cell>
          <table:table-cell office:value-type="float" office:value="64626" table:formula="of:=SUM([.G37]+[.G36]+[.G35])" table:style-name="ce207">
            <text:p>64626<text:s/></text:p>
          </table:table-cell>
          <table:table-cell office:value-type="float" office:value="363414" table:formula="of:=SUM([.H37]+[.H36]+[.H35])" table:style-name="ce207">
            <text:p>363414<text:s/></text:p>
          </table:table-cell>
          <table:table-cell table:style-name="ce208"/>
          <table:table-cell office:value-type="float" office:value="58146.239999999998" table:formula="of:=SUM([.J37]+[.J36]+[.J35])" table:style-name="ce207">
            <text:p>58146<text:s/></text:p>
          </table:table-cell>
          <table:table-cell office:value-type="float" office:value="473720.24" table:formula="of:=SUM([.K37]+[.K36]+[.K35])" table:style-name="ce207">
            <text:p>473720<text:s/></text:p>
          </table:table-cell>
          <table:table-cell table:number-columns-repeated="16373"/>
        </table:table-row>
        <table:table-row table:style-name="ro12">
          <table:table-cell office:value-type="date" office:date-value="2015-07-10T00:00:00" table:style-name="ce238">
            <text:p>10/7/15</text:p>
          </table:table-cell>
          <table:table-cell office:value-type="string" table:style-name="ce255">
            <text:p>SE 255985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SINCRONIZAR (ESTABA INUNDADA) Y CARGA DE BATERIA, MOTO GS500 KIH-74B KM 3.544</text:p>
          </table:table-cell>
          <table:table-cell office:value-type="string" table:style-name="ce227">
            <text:p>AAM-61-2015-L.B</text:p>
          </table:table-cell>
          <table:table-cell office:value-type="float" office:value="68966" table:style-name="ce229">
            <text:p>68.966</text:p>
          </table:table-cell>
          <table:table-cell table:style-name="ce241"/>
          <table:table-cell office:value-type="float" office:value="68966" table:formula="of:=([.F39]-[.G39])" table:style-name="ce229">
            <text:p>68.966</text:p>
          </table:table-cell>
          <table:table-cell office:value-type="percentage" office:value="0.16" table:style-name="ce256">
            <text:p>16%</text:p>
          </table:table-cell>
          <table:table-cell office:value-type="float" office:value="11034.56" table:formula="of:=[.H39]*[.I39]" table:style-name="ce257">
            <text:p>11.035<text:s/></text:p>
          </table:table-cell>
          <table:table-cell office:value-type="float" office:value="80000.56" table:formula="of:=SUM(([.F39]+[.J39])-[.G39])" table:style-name="ce257">
            <text:p>80.001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LIO <text:s/>2015</text:p>
          </table:table-cell>
          <table:covered-table-cell table:number-columns-repeated="3"/>
          <table:table-cell table:content-validation-name="val9" table:style-name="ce206"/>
          <table:table-cell office:value-type="float" office:value="68966" table:formula="of:=SUM([.F39])" table:style-name="ce207">
            <text:p>68966<text:s/></text:p>
          </table:table-cell>
          <table:table-cell office:value-type="float" office:value="0" table:formula="of:=SUM([.G39])" table:style-name="ce207">
            <text:p><text:s/>-<text:s/></text:p>
          </table:table-cell>
          <table:table-cell office:value-type="float" office:value="68966" table:formula="of:=SUM([.H39])" table:style-name="ce207">
            <text:p>68966<text:s/></text:p>
          </table:table-cell>
          <table:table-cell table:style-name="ce208"/>
          <table:table-cell office:value-type="float" office:value="11034.56" table:formula="of:=SUM([.J39])" table:style-name="ce207">
            <text:p>11035<text:s/></text:p>
          </table:table-cell>
          <table:table-cell office:value-type="float" office:value="80000.56" table:formula="of:=SUM([.K39])" table:style-name="ce207">
            <text:p>80001<text:s/></text:p>
          </table:table-cell>
          <table:table-cell table:number-columns-repeated="16373"/>
        </table:table-row>
        <table:table-row table:number-rows-repeated="1048536" table:style-name="ro7">
          <table:table-cell table:number-columns-repeated="16384"/>
        </table:table-row>
      </table:table>
      <table:table table:name="__Moto_OQG-86B" table:style-name="ta2">
        <table:table-column table:style-name="co33" table:default-cell-style-name="ce1"/>
        <table:table-column table:style-name="co68" table:default-cell-style-name="ce1"/>
        <table:table-column table:style-name="co28" table:default-cell-style-name="ce1"/>
        <table:table-column table:style-name="co99" table:default-cell-style-name="ce1"/>
        <table:table-column table:style-name="co78" table:default-cell-style-name="ce1"/>
        <table:table-column table:style-name="co70" table:default-cell-style-name="ce1"/>
        <table:table-column table:style-name="co100" table:default-cell-style-name="ce1"/>
        <table:table-column table:style-name="co33" table:number-columns-repeated="3" table:default-cell-style-name="ce1"/>
        <table:table-column table:style-name="co101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0" table:style-name="ce183"/>
          <table:table-cell office:value-type="string" table:content-validation-name="val10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0" table:style-name="ce189">
            <text:p>CONCEPTO</text:p>
          </table:table-cell>
          <table:table-cell office:value-type="string" table:content-validation-name="val10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GS 500 OQG-86B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4-02-07T00:00:00" table:style-name="ce195">
            <text:p>7/2/14</text:p>
          </table:table-cell>
          <table:table-cell office:value-type="string" table:style-name="ce196">
            <text:p>SE 22825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PASTILLAS TRASERAS, MOTO GS500 OQG-86B KM 29.159</text:p>
          </table:table-cell>
          <table:table-cell office:value-type="string" table:style-name="ce199">
            <text:p>AAM-14-2014-T8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5]-[.G5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5]*[.I5]" table:content-validation-name="val10" table:style-name="ce204">
            <text:p>7200<text:s/></text:p>
          </table:table-cell>
          <table:table-cell office:value-type="float" office:value="52200" table:formula="of:=SUM(([.F5]+[.J5])-[.G5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2-06T00:00:00" table:style-name="ce195">
            <text:p>6/2/14</text:p>
          </table:table-cell>
          <table:table-cell office:value-type="string" table:style-name="ce196">
            <text:p>RP 12152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PASTILLAS TRASERAS, MOTO GS500 OQG-86B KM 29.159</text:p>
          </table:table-cell>
          <table:table-cell office:value-type="string" table:style-name="ce199">
            <text:p>AAM-14-2014-T8</text:p>
          </table:table-cell>
          <table:table-cell office:value-type="float" office:value="181507" table:style-name="ce200">
            <text:p>181.507</text:p>
          </table:table-cell>
          <table:table-cell office:value-type="float" office:value="20069" table:style-name="ce201">
            <text:p>20.069</text:p>
          </table:table-cell>
          <table:table-cell office:value-type="float" office:value="98638" table:style-name="ce202">
            <text:p>98.638</text:p>
          </table:table-cell>
          <table:table-cell office:value-type="percentage" office:value="0.16" table:style-name="ce203">
            <text:p>16%</text:p>
          </table:table-cell>
          <table:table-cell office:value-type="float" office:value="15782.08" table:formula="of:=[.H6]*[.I6]" table:content-validation-name="val10" table:style-name="ce204">
            <text:p>15782<text:s/></text:p>
          </table:table-cell>
          <table:table-cell office:value-type="float" office:value="177220.08" table:formula="of:=SUM(([.F6]+[.J6])-[.G6])" table:style-name="ce205">
            <text:p>1772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10" table:style-name="ce206"/>
          <table:table-cell office:value-type="float" office:value="226507" table:formula="of:=SUM([.F6]+[.F5])" table:style-name="ce207">
            <text:p>226507<text:s/></text:p>
          </table:table-cell>
          <table:table-cell office:value-type="float" office:value="20069" table:formula="of:=SUM([.G6]+[.G5])" table:style-name="ce207">
            <text:p>20069<text:s/></text:p>
          </table:table-cell>
          <table:table-cell office:value-type="float" office:value="143638" table:formula="of:=SUM([.H6]+[.H5])" table:style-name="ce207">
            <text:p>143638<text:s/></text:p>
          </table:table-cell>
          <table:table-cell table:style-name="ce208"/>
          <table:table-cell office:value-type="float" office:value="22982.080000000002" table:formula="of:=SUM([.J6]+[.J5])" table:style-name="ce207">
            <text:p>22982<text:s/></text:p>
          </table:table-cell>
          <table:table-cell office:value-type="float" office:value="229420.08" table:formula="of:=SUM([.K6]+[.K5])" table:style-name="ce207">
            <text:p>229420<text:s/></text:p>
          </table:table-cell>
          <table:table-cell table:number-columns-repeated="16373"/>
        </table:table-row>
        <table:table-row table:style-name="ro1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819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OTO SE APAGA (CAMBIO RELE DE ARRANQUE), MOTO GS 500 OQG-86B KM 24.746</text:p>
          </table:table-cell>
          <table:table-cell office:value-type="string" table:style-name="ce199">
            <text:p>AAM-01-2014-T8</text:p>
          </table:table-cell>
          <table:table-cell office:value-type="float" office:value="93879" table:style-name="ce200">
            <text:p>93.879</text:p>
          </table:table-cell>
          <table:table-cell office:value-type="float" office:value="18776" table:style-name="ce201">
            <text:p>18.776</text:p>
          </table:table-cell>
          <table:table-cell office:value-type="float" office:value="75103" table:formula="of:=([.F8]-[.G8])" table:style-name="ce202">
            <text:p>75.103</text:p>
          </table:table-cell>
          <table:table-cell office:value-type="percentage" office:value="0.16" table:style-name="ce203">
            <text:p>16%</text:p>
          </table:table-cell>
          <table:table-cell office:value-type="float" office:value="12016.48" table:formula="of:=[.H8]*[.I8]" table:content-validation-name="val10" table:style-name="ce204">
            <text:p>12016<text:s/></text:p>
          </table:table-cell>
          <table:table-cell office:value-type="float" office:value="87119.48" table:formula="of:=SUM(([.F8]+[.J8])-[.G8])" table:style-name="ce205">
            <text:p>87119<text:s/></text:p>
          </table:table-cell>
          <table:table-cell table:number-columns-repeated="16373"/>
        </table:table-row>
        <table:table-row table:style-name="ro17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Y CAMBIO RETENES TELESCOPICOS, MOTO GS 500 OQG-86B KM 16.893</text:p>
          </table:table-cell>
          <table:table-cell office:value-type="string" table:style-name="ce199">
            <text:p>AAM-027-2013-T7</text:p>
          </table:table-cell>
          <table:table-cell office:value-type="float" office:value="105345" table:style-name="ce200">
            <text:p>105.345</text:p>
          </table:table-cell>
          <table:table-cell table:style-name="ce201"/>
          <table:table-cell office:value-type="float" office:value="105345" table:formula="of:=([.F9]-[.G9])" table:style-name="ce202">
            <text:p>105.345</text:p>
          </table:table-cell>
          <table:table-cell office:value-type="percentage" office:value="0.16" table:style-name="ce203">
            <text:p>16%</text:p>
          </table:table-cell>
          <table:table-cell office:value-type="float" office:value="16855.2" table:formula="of:=[.H9]*[.I9]" table:content-validation-name="val10" table:style-name="ce204">
            <text:p>16855<text:s/></text:p>
          </table:table-cell>
          <table:table-cell office:value-type="float" office:value="122200.2" table:formula="of:=SUM(([.F9]+[.J9])-[.G9])" table:style-name="ce205">
            <text:p>122200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9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Y CAMBIO RETENES TELESCOPICOS, MOTO GS 500 OQG-86B KM 16.893</text:p>
          </table:table-cell>
          <table:table-cell office:value-type="string" table:style-name="ce199">
            <text:p>AAM-027-2013-T7</text:p>
          </table:table-cell>
          <table:table-cell office:value-type="float" office:value="109686" table:style-name="ce200">
            <text:p>109.686</text:p>
          </table:table-cell>
          <table:table-cell office:value-type="float" office:value="6345" table:style-name="ce201">
            <text:p>6.345</text:p>
          </table:table-cell>
          <table:table-cell office:value-type="float" office:value="43741" table:style-name="ce202">
            <text:p>43.741</text:p>
          </table:table-cell>
          <table:table-cell office:value-type="percentage" office:value="0.16" table:style-name="ce203">
            <text:p>16%</text:p>
          </table:table-cell>
          <table:table-cell office:value-type="float" office:value="6998.56" table:formula="of:=[.H10]*[.I10]" table:content-validation-name="val10" table:style-name="ce204">
            <text:p>6999<text:s/></text:p>
          </table:table-cell>
          <table:table-cell office:value-type="float" office:value="110339.56" table:formula="of:=SUM(([.F10]+[.J10])-[.G10])" table:style-name="ce205">
            <text:p>110340<text:s/></text:p>
          </table:table-cell>
          <table:table-cell table:number-columns-repeated="16373"/>
        </table:table-row>
        <table:table-row table:style-name="ro26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, TRASERAS, CAMBIO KIT DE ARRASTRE E INSTALACION LLANTA DELANTERA SUMINISTRADA POR ALMACEN DEL CCO, MOTO GS 500 OQG-86B KM 20.830</text:p>
          </table:table-cell>
          <table:table-cell office:value-type="string" table:style-name="ce199">
            <text:p>AAM-039-2013-T8</text:p>
          </table:table-cell>
          <table:table-cell office:value-type="float" office:value="105345" table:style-name="ce200">
            <text:p>105.345</text:p>
          </table:table-cell>
          <table:table-cell table:style-name="ce201"/>
          <table:table-cell office:value-type="float" office:value="105345" table:formula="of:=([.F11]-[.G11])" table:style-name="ce202">
            <text:p>105.345</text:p>
          </table:table-cell>
          <table:table-cell office:value-type="percentage" office:value="0.16" table:style-name="ce203">
            <text:p>16%</text:p>
          </table:table-cell>
          <table:table-cell office:value-type="float" office:value="16855.2" table:formula="of:=[.H11]*[.I11]" table:content-validation-name="val10" table:style-name="ce204">
            <text:p>16855<text:s/></text:p>
          </table:table-cell>
          <table:table-cell office:value-type="float" office:value="122200.2" table:formula="of:=SUM(([.F11]+[.J11])-[.G11])" table:style-name="ce205">
            <text:p>122200<text:s/></text:p>
          </table:table-cell>
          <table:table-cell table:number-columns-repeated="16373"/>
        </table:table-row>
        <table:table-row table:style-name="ro26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9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, TRASERAS, CAMBIO KIT DE ARRASTRE E INSTALACION LLANTA DELANTERA SUMINISTRADA POR ALMACEN DEL CCO, MOTO GS 500 OQG-86B KM 20.830</text:p>
          </table:table-cell>
          <table:table-cell office:value-type="string" table:style-name="ce199">
            <text:p>AAM-039-2013-T8</text:p>
          </table:table-cell>
          <table:table-cell office:value-type="float" office:value="634170" table:style-name="ce200">
            <text:p>634.170</text:p>
          </table:table-cell>
          <table:table-cell office:value-type="float" office:value="111242" table:style-name="ce201">
            <text:p>111.242</text:p>
          </table:table-cell>
          <table:table-cell office:value-type="float" office:value="463328" table:style-name="ce202">
            <text:p>463.328</text:p>
          </table:table-cell>
          <table:table-cell office:value-type="percentage" office:value="0.16" table:style-name="ce203">
            <text:p>16%</text:p>
          </table:table-cell>
          <table:table-cell office:value-type="float" office:value="74132.479999999996" table:formula="of:=[.H12]*[.I12]" table:content-validation-name="val10" table:style-name="ce204">
            <text:p>74132<text:s/></text:p>
          </table:table-cell>
          <table:table-cell office:value-type="float" office:value="597060.48" table:formula="of:=SUM(([.F12]+[.J12])-[.G12])" table:style-name="ce205">
            <text:p>597060<text:s/></text:p>
          </table:table-cell>
          <table:table-cell table:number-columns-repeated="16373"/>
        </table:table-row>
        <table:table-row table:style-name="ro17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PASTILLAS TRASERAS, MOTO GS 500 OQG-86B KM 24.683</text:p>
          </table:table-cell>
          <table:table-cell office:value-type="string" table:style-name="ce199">
            <text:p>AAM-046-2013-T8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3]-[.G13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3]*[.I13]" table:content-validation-name="val10" table:style-name="ce204">
            <text:p>7200<text:s/></text:p>
          </table:table-cell>
          <table:table-cell office:value-type="float" office:value="52200" table:formula="of:=SUM(([.F13]+[.J13])-[.G13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800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PASTILLAS TRASERAS, MOTO GS 500 OQG-86B KM 24.683</text:p>
          </table:table-cell>
          <table:table-cell office:value-type="string" table:style-name="ce199">
            <text:p>AAM-046-2013-T8</text:p>
          </table:table-cell>
          <table:table-cell office:value-type="float" office:value="178954" table:style-name="ce200">
            <text:p>178.954</text:p>
          </table:table-cell>
          <table:table-cell office:value-type="float" office:value="20069" table:style-name="ce201">
            <text:p>20.069</text:p>
          </table:table-cell>
          <table:table-cell office:value-type="float" office:value="99285" table:style-name="ce202">
            <text:p>99.285</text:p>
          </table:table-cell>
          <table:table-cell office:value-type="percentage" office:value="0.16" table:style-name="ce203">
            <text:p>16%</text:p>
          </table:table-cell>
          <table:table-cell office:value-type="float" office:value="15885.6" table:formula="of:=[.H14]*[.I14]" table:content-validation-name="val10" table:style-name="ce204">
            <text:p>15886<text:s/></text:p>
          </table:table-cell>
          <table:table-cell office:value-type="float" office:value="174770.6" table:formula="of:=SUM(([.F14]+[.J14])-[.G14])" table:style-name="ce205">
            <text:p>174771<text:s/></text:p>
          </table:table-cell>
          <table:table-cell table:number-columns-repeated="16373"/>
        </table:table-row>
        <table:table-row table:style-name="ro12">
          <table:table-cell office:value-type="date" office:date-value="2014-03-10T00:00:00" table:style-name="ce195">
            <text:p>10/3/14</text:p>
          </table:table-cell>
          <table:table-cell office:value-type="string" table:style-name="ce196">
            <text:p>SE 229926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REVISAR SISTEMA DE CARGA (RECARGAR BATERIA), MOTO GS 500 OQG-86B KM 24.683</text:p>
          </table:table-cell>
          <table:table-cell office:value-type="string" table:style-name="ce199">
            <text:p>AAM-046-2013-T8</text:p>
          </table:table-cell>
          <table:table-cell office:value-type="float" office:value="8621" table:style-name="ce200">
            <text:p>8.621</text:p>
          </table:table-cell>
          <table:table-cell table:style-name="ce201"/>
          <table:table-cell office:value-type="float" office:value="8621" table:formula="of:=([.F15]-[.G15])" table:style-name="ce202">
            <text:p>8.621</text:p>
          </table:table-cell>
          <table:table-cell office:value-type="percentage" office:value="0.16" table:style-name="ce203">
            <text:p>16%</text:p>
          </table:table-cell>
          <table:table-cell office:value-type="float" office:value="1379.3600000000001" table:formula="of:=[.H15]*[.I15]" table:content-validation-name="val10" table:style-name="ce204">
            <text:p>1379<text:s/></text:p>
          </table:table-cell>
          <table:table-cell office:value-type="float" office:value="10000.36" table:formula="of:=SUM(([.F15]+[.J15])-[.G15])" table:style-name="ce205">
            <text:p>10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10" table:style-name="ce206"/>
          <table:table-cell office:value-type="float" office:value="1281000" table:formula="of:=SUM([.F15]+[.F14]+[.F13]+[.F12]+[.F11]+[.F10]+[.F9]+[.F8])" table:style-name="ce207">
            <text:p>1281000<text:s/></text:p>
          </table:table-cell>
          <table:table-cell office:value-type="float" office:value="156432" table:formula="of:=SUM([.G15]+[.G14]+[.G13]+[.G12]+[.G11]+[.G10]+[.G9]+[.G8])" table:style-name="ce207">
            <text:p>156432<text:s/></text:p>
          </table:table-cell>
          <table:table-cell office:value-type="float" office:value="945768" table:formula="of:=SUM([.H15]+[.H14]+[.H13]+[.H12]+[.H11]+[.H10]+[.H9]+[.H8])" table:style-name="ce207">
            <text:p>945768<text:s/></text:p>
          </table:table-cell>
          <table:table-cell table:style-name="ce208"/>
          <table:table-cell office:value-type="float" office:value="151322.88" table:formula="of:=SUM([.J15]+[.J14]+[.J13]+[.J12]+[.J11]+[.J10]+[.J9]+[.J8])" table:style-name="ce207">
            <text:p>151323<text:s/></text:p>
          </table:table-cell>
          <table:table-cell office:value-type="float" office:value="1275890.8799999999" table:formula="of:=SUM([.K15]+[.K14]+[.K13]+[.K12]+[.K11]+[.K10]+[.K9]+[.K8])" table:style-name="ce207">
            <text:p>1275891<text:s/></text:p>
          </table:table-cell>
          <table:table-cell table:number-columns-repeated="16373"/>
        </table:table-row>
        <table:table-row table:style-name="ro12">
          <table:table-cell office:value-type="date" office:date-value="2014-04-10T00:00:00" table:style-name="ce195">
            <text:p>10/4/14</text:p>
          </table:table-cell>
          <table:table-cell office:value-type="string" table:style-name="ce196">
            <text:p>SE 231720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GS 500 OQG-86B KM 34.017</text:p>
          </table:table-cell>
          <table:table-cell office:value-type="string" table:style-name="ce199">
            <text:p>AAM-47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7]-[.G17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7]*[.I17]" table:content-validation-name="val10" table:style-name="ce204">
            <text:p>7200<text:s/></text:p>
          </table:table-cell>
          <table:table-cell office:value-type="float" office:value="52200" table:formula="of:=SUM(([.F17]+[.J17])-[.G17])" table:style-name="ce205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4-04-09T00:00:00" table:style-name="ce195">
            <text:p>9/4/14</text:p>
          </table:table-cell>
          <table:table-cell office:value-type="string" table:style-name="ce196">
            <text:p>RP 12400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GS 500 OQG-86B KM 34.017</text:p>
          </table:table-cell>
          <table:table-cell office:value-type="string" table:style-name="ce199">
            <text:p>AAM-47-2014-L.B</text:p>
          </table:table-cell>
          <table:table-cell office:value-type="float" office:value="62800" table:style-name="ce200">
            <text:p>62.800</text:p>
          </table:table-cell>
          <table:table-cell table:style-name="ce201"/>
          <table:table-cell table:style-name="ce202"/>
          <table:table-cell table:style-name="ce203"/>
          <table:table-cell table:content-validation-name="val10" table:style-name="ce204"/>
          <table:table-cell office:value-type="float" office:value="62800" table:formula="of:=SUM(([.F18]+[.J18])-[.G18])" table:style-name="ce205">
            <text:p>628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ABRIL <text:s/>2014</text:p>
          </table:table-cell>
          <table:covered-table-cell table:number-columns-repeated="3"/>
          <table:table-cell table:content-validation-name="val10" table:style-name="ce206"/>
          <table:table-cell office:value-type="float" office:value="107800" table:formula="of:=SUM([.F18]+[.F17])" table:style-name="ce207">
            <text:p>107800<text:s/></text:p>
          </table:table-cell>
          <table:table-cell office:value-type="float" office:value="0" table:formula="of:=SUM([.G18]+[.G17])" table:style-name="ce207">
            <text:p><text:s/>-<text:s/></text:p>
          </table:table-cell>
          <table:table-cell office:value-type="float" office:value="45000" table:formula="of:=SUM([.H18]+[.H17])" table:style-name="ce207">
            <text:p>45000<text:s/></text:p>
          </table:table-cell>
          <table:table-cell table:style-name="ce208"/>
          <table:table-cell office:value-type="float" office:value="7200" table:formula="of:=SUM([.J18]+[.J17])" table:style-name="ce207">
            <text:p>7200<text:s/></text:p>
          </table:table-cell>
          <table:table-cell office:value-type="float" office:value="115000" table:formula="of:=SUM([.K18]+[.K17])" table:style-name="ce207">
            <text:p>115000<text:s/></text:p>
          </table:table-cell>
          <table:table-cell table:number-columns-repeated="16373"/>
        </table:table-row>
        <table:table-row table:style-name="ro21">
          <table:table-cell office:value-type="date" office:date-value="2014-05-13T00:00:00" table:style-name="ce195">
            <text:p>13/5/14</text:p>
          </table:table-cell>
          <table:table-cell office:value-type="string" table:style-name="ce196">
            <text:p>SE 23347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TRASERAS, CAMBIO KIT DE ARRASTRE E INSTALACION LLANTA TRASERA SUMINISTRADA POR ALMACEN DEL CCO, MOTO GS500 OQG-86B KM 36.581</text:p>
          </table:table-cell>
          <table:table-cell office:value-type="string" table:style-name="ce199">
            <text:p>AAM-51-2014-L.B</text:p>
          </table:table-cell>
          <table:table-cell office:value-type="float" office:value="107845" table:style-name="ce200">
            <text:p>107.845</text:p>
          </table:table-cell>
          <table:table-cell table:style-name="ce201"/>
          <table:table-cell office:value-type="float" office:value="107845" table:formula="of:=([.F20]-[.G20])" table:style-name="ce202">
            <text:p>107.845</text:p>
          </table:table-cell>
          <table:table-cell office:value-type="percentage" office:value="0.16" table:style-name="ce203">
            <text:p>16%</text:p>
          </table:table-cell>
          <table:table-cell office:value-type="float" office:value="17255.2" table:formula="of:=[.H20]*[.I20]" table:content-validation-name="val10" table:style-name="ce204">
            <text:p>17255<text:s/></text:p>
          </table:table-cell>
          <table:table-cell office:value-type="float" office:value="125100.2" table:formula="of:=SUM(([.F20]+[.J20])-[.G20])" table:style-name="ce205">
            <text:p>125100<text:s/></text:p>
          </table:table-cell>
          <table:table-cell table:number-columns-repeated="16373"/>
        </table:table-row>
        <table:table-row table:style-name="ro21">
          <table:table-cell office:value-type="date" office:date-value="2014-05-12T00:00:00" table:style-name="ce195">
            <text:p>12/5/14</text:p>
          </table:table-cell>
          <table:table-cell office:value-type="string" table:style-name="ce196">
            <text:p>RP 12502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TRASERAS, CAMBIO KIT DE ARRASTRE E INSTALACION LLANTA TRASERA SUMINISTRADA POR ALMACEN DEL CCO, MOTO GS500 OQG-86B KM 36.581</text:p>
          </table:table-cell>
          <table:table-cell office:value-type="string" table:style-name="ce199">
            <text:p>AAM-51-2014-L.B</text:p>
          </table:table-cell>
          <table:table-cell office:value-type="float" office:value="512111" table:style-name="ce200">
            <text:p>512.111</text:p>
          </table:table-cell>
          <table:table-cell office:value-type="float" office:value="86190" table:style-name="ce201">
            <text:p>86.190</text:p>
          </table:table-cell>
          <table:table-cell office:value-type="float" office:value="363121" table:style-name="ce202">
            <text:p>363.121</text:p>
          </table:table-cell>
          <table:table-cell office:value-type="percentage" office:value="0.16" table:style-name="ce203">
            <text:p>16%</text:p>
          </table:table-cell>
          <table:table-cell office:value-type="float" office:value="58099.360000000001" table:formula="of:=[.H21]*[.I21]" table:content-validation-name="val10" table:style-name="ce204">
            <text:p>58099<text:s/></text:p>
          </table:table-cell>
          <table:table-cell office:value-type="float" office:value="484020.36" table:formula="of:=SUM(([.F21]+[.J21])-[.G21])" table:style-name="ce205">
            <text:p>484020<text:s/></text:p>
          </table:table-cell>
          <table:table-cell table:number-columns-repeated="16373"/>
        </table:table-row>
        <table:table-row table:style-name="ro16">
          <table:table-cell office:value-type="date" office:date-value="2014-05-13T00:00:00" table:style-name="ce195">
            <text:p>13/5/14</text:p>
          </table:table-cell>
          <table:table-cell office:value-type="string" table:style-name="ce196">
            <text:p>SE 23346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Y CORREGIR FUGA DE ACEITE PARTE BAJA DEL MOTOR, MOTO GS500 OQG-86B KM 42.760</text:p>
          </table:table-cell>
          <table:table-cell office:value-type="string" table:style-name="ce199">
            <text:p>AAM-69-2014-L.B</text:p>
          </table:table-cell>
          <table:table-cell office:value-type="float" office:value="70862" table:style-name="ce200">
            <text:p>70.862</text:p>
          </table:table-cell>
          <table:table-cell table:style-name="ce201"/>
          <table:table-cell office:value-type="float" office:value="70862" table:formula="of:=([.F22]-[.G22])" table:style-name="ce202">
            <text:p>70.862</text:p>
          </table:table-cell>
          <table:table-cell office:value-type="percentage" office:value="0.16" table:style-name="ce203">
            <text:p>16%</text:p>
          </table:table-cell>
          <table:table-cell office:value-type="float" office:value="11337.92" table:formula="of:=[.H22]*[.I22]" table:content-validation-name="val10" table:style-name="ce204">
            <text:p>11338<text:s/></text:p>
          </table:table-cell>
          <table:table-cell office:value-type="float" office:value="82199.92" table:formula="of:=SUM(([.F22]+[.J22])-[.G22])" table:style-name="ce205">
            <text:p>82200<text:s/></text:p>
          </table:table-cell>
          <table:table-cell table:number-columns-repeated="16373"/>
        </table:table-row>
        <table:table-row table:style-name="ro16">
          <table:table-cell office:value-type="date" office:date-value="2014-05-12T00:00:00" table:style-name="ce195">
            <text:p>12/5/14</text:p>
          </table:table-cell>
          <table:table-cell office:value-type="string" table:style-name="ce196">
            <text:p>RP 12500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Y CORREGIR FUGA DE ACEITE PARTE BAJA DEL MOTOR, MOTO GS500 OQG-86B KM 42.760</text:p>
          </table:table-cell>
          <table:table-cell office:value-type="string" table:style-name="ce199">
            <text:p>AAM-69-2014-L.B</text:p>
          </table:table-cell>
          <table:table-cell office:value-type="float" office:value="81162" table:style-name="ce200">
            <text:p>81.162</text:p>
          </table:table-cell>
          <table:table-cell table:style-name="ce201"/>
          <table:table-cell office:value-type="float" office:value="18362" table:style-name="ce202">
            <text:p>18.362</text:p>
          </table:table-cell>
          <table:table-cell office:value-type="percentage" office:value="0.16" table:style-name="ce203">
            <text:p>16%</text:p>
          </table:table-cell>
          <table:table-cell office:value-type="float" office:value="2937.92" table:formula="of:=[.H23]*[.I23]" table:content-validation-name="val10" table:style-name="ce204">
            <text:p>2938<text:s/></text:p>
          </table:table-cell>
          <table:table-cell office:value-type="float" office:value="84099.92" table:formula="of:=SUM(([.F23]+[.J23])-[.G23])" table:style-name="ce205">
            <text:p>841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10" table:style-name="ce211"/>
          <table:table-cell office:value-type="float" office:value="771980" table:formula="of:=SUM([.F23]+[.F22]+[.F21]+[.F20])" table:style-name="ce212">
            <text:p>771980<text:s/></text:p>
          </table:table-cell>
          <table:table-cell office:value-type="float" office:value="86190" table:formula="of:=SUM([.G23]+[.G22]+[.G21]+[.G20])" table:style-name="ce212">
            <text:p>86190<text:s/></text:p>
          </table:table-cell>
          <table:table-cell office:value-type="float" office:value="560190" table:formula="of:=SUM([.H23]+[.H22]+[.H21]+[.H20])" table:style-name="ce212">
            <text:p>560190<text:s/></text:p>
          </table:table-cell>
          <table:table-cell table:style-name="ce213"/>
          <table:table-cell office:value-type="float" office:value="89630.399999999994" table:formula="of:=SUM([.J23]+[.J22]+[.J21]+[.J20])" table:style-name="ce212">
            <text:p>89630<text:s/></text:p>
          </table:table-cell>
          <table:table-cell office:value-type="float" office:value="775420.39999999991" table:formula="of:=SUM([.K23]+[.K22]+[.K21]+[.K20])" table:style-name="ce212">
            <text:p>775420<text:s/></text:p>
          </table:table-cell>
          <table:table-cell table:number-columns-repeated="16373"/>
        </table:table-row>
        <table:table-row table:style-name="ro17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SE 23688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(CAMBIO PASTILLAS DELANTERAS Y TRASERAS), MOTO I.V. OQG-86B KM 42.053</text:p>
          </table:table-cell>
          <table:table-cell office:value-type="string" table:style-name="ce227">
            <text:p>AAM-68-2014-L.B</text:p>
          </table:table-cell>
          <table:table-cell office:value-type="float" office:value="17241" table:style-name="ce229">
            <text:p>17.241</text:p>
          </table:table-cell>
          <table:table-cell table:style-name="ce227"/>
          <table:table-cell office:value-type="float" office:value="17241" table:style-name="ce229">
            <text:p>17.241</text:p>
          </table:table-cell>
          <table:table-cell office:value-type="percentage" office:value="0.16" table:style-name="ce230">
            <text:p>16%</text:p>
          </table:table-cell>
          <table:table-cell office:value-type="float" office:value="2759" table:style-name="ce229">
            <text:p>2.759</text:p>
          </table:table-cell>
          <table:table-cell office:value-type="float" office:value="20000" table:style-name="ce229">
            <text:p>20.000</text:p>
          </table:table-cell>
          <table:table-cell table:number-columns-repeated="16373"/>
        </table:table-row>
        <table:table-row table:style-name="ro17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RP 127562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(CAMBIO PASTILLAS DELANTERAS Y TRASERAS), MOTO I.V. OQG-86B KM 42.053</text:p>
          </table:table-cell>
          <table:table-cell office:value-type="string" table:style-name="ce227">
            <text:p>AAM-68-2014-L.B</text:p>
          </table:table-cell>
          <table:table-cell office:value-type="float" office:value="231983" table:style-name="ce229">
            <text:p>231.983</text:p>
          </table:table-cell>
          <table:table-cell office:value-type="float" office:value="46397" table:style-name="ce229">
            <text:p>46.397</text:p>
          </table:table-cell>
          <table:table-cell office:value-type="float" office:value="185586" table:style-name="ce229">
            <text:p>185.586</text:p>
          </table:table-cell>
          <table:table-cell office:value-type="percentage" office:value="0.16" table:style-name="ce230">
            <text:p>16%</text:p>
          </table:table-cell>
          <table:table-cell office:value-type="float" office:value="29694" table:style-name="ce229">
            <text:p>29.694</text:p>
          </table:table-cell>
          <table:table-cell office:value-type="float" office:value="215280" table:style-name="ce229">
            <text:p>215.280</text:p>
          </table:table-cell>
          <table:table-cell table:number-columns-repeated="16373"/>
        </table:table-row>
        <table:table-row table:style-name="ro12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SE 23686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DESARMAR Y ARMAR MOTOR PARA TRABAJO DE RECTIFICADORA, MOTO OQG-86B KM 44.847</text:p>
          </table:table-cell>
          <table:table-cell office:value-type="string" table:style-name="ce227">
            <text:p>AAM-70-2014-L.B</text:p>
          </table:table-cell>
          <table:table-cell office:value-type="float" office:value="350000" table:style-name="ce229">
            <text:p>350.000</text:p>
          </table:table-cell>
          <table:table-cell table:style-name="ce227"/>
          <table:table-cell office:value-type="float" office:value="350000" table:style-name="ce229">
            <text:p>35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56000" table:style-name="ce229">
            <text:p>56.000</text:p>
          </table:table-cell>
          <table:table-cell office:value-type="float" office:value="406000" table:style-name="ce229">
            <text:p>406.000</text:p>
          </table:table-cell>
          <table:table-cell table:number-columns-repeated="16373"/>
        </table:table-row>
        <table:table-row table:style-name="ro12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RP 12754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EMPAQUETADURA MOTOR, MOTO OQG-86B KM 44.847</text:p>
          </table:table-cell>
          <table:table-cell office:value-type="string" table:style-name="ce227">
            <text:p>AAM-70-2014-L.B</text:p>
          </table:table-cell>
          <table:table-cell office:value-type="float" office:value="250431" table:style-name="ce229">
            <text:p>250.431</text:p>
          </table:table-cell>
          <table:table-cell office:value-type="float" office:value="50086" table:style-name="ce229">
            <text:p>50.086</text:p>
          </table:table-cell>
          <table:table-cell office:value-type="float" office:value="200345" table:style-name="ce229">
            <text:p>200.345</text:p>
          </table:table-cell>
          <table:table-cell office:value-type="percentage" office:value="0.16" table:style-name="ce230">
            <text:p>16%</text:p>
          </table:table-cell>
          <table:table-cell office:value-type="float" office:value="32055" table:style-name="ce229">
            <text:p>32.055</text:p>
          </table:table-cell>
          <table:table-cell office:value-type="float" office:value="232400" table:style-name="ce229">
            <text:p>232.400</text:p>
          </table:table-cell>
          <table:table-cell table:number-columns-repeated="16373"/>
        </table:table-row>
        <table:table-row table:style-name="ro16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SE 23686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(CIRCULAR BIELAS, RECTIFICAR MUÑONES, INSTALAR CASQUETERIA Y ACENTAR VALVULAS), MOTO OQG-86B KM 44.847</text:p>
          </table:table-cell>
          <table:table-cell office:value-type="string" table:style-name="ce227">
            <text:p>AAM-70-2014-L.B</text:p>
          </table:table-cell>
          <table:table-cell office:value-type="float" office:value="925000" table:style-name="ce231">
            <text:p>925.000</text:p>
          </table:table-cell>
          <table:table-cell table:style-name="ce249"/>
          <table:table-cell office:value-type="float" office:value="925000" table:style-name="ce231">
            <text:p>925.000</text:p>
          </table:table-cell>
          <table:table-cell office:value-type="percentage" office:value="0.16" table:style-name="ce251">
            <text:p>16%</text:p>
          </table:table-cell>
          <table:table-cell office:value-type="float" office:value="148000" table:style-name="ce231">
            <text:p>148.000</text:p>
          </table:table-cell>
          <table:table-cell office:value-type="float" office:value="1073000" table:style-name="ce231">
            <text:p>1.073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LIO <text:s/>2014</text:p>
          </table:table-cell>
          <table:covered-table-cell table:number-columns-repeated="3"/>
          <table:table-cell table:content-validation-name="val10" table:style-name="ce271"/>
          <table:table-cell office:value-type="float" office:value="1774655" table:formula="of:=SUM([.F29]+[.F28]+[.F27]+[.F26]+[.F25])" table:style-name="ce272">
            <text:p>1.774.655</text:p>
          </table:table-cell>
          <table:table-cell office:value-type="float" office:value="96483" table:formula="of:=SUM([.G29]+[.G28]+[.G27]+[.G26]+[.G25])" table:style-name="ce272">
            <text:p>96.483</text:p>
          </table:table-cell>
          <table:table-cell office:value-type="float" office:value="1678172" table:formula="of:=SUM([.H29]+[.H28]+[.H27]+[.H26]+[.H25])" table:style-name="ce272">
            <text:p>1.678.172</text:p>
          </table:table-cell>
          <table:table-cell table:style-name="ce213"/>
          <table:table-cell office:value-type="float" office:value="268508" table:formula="of:=SUM([.J29]+[.J28]+[.J27]+[.J26]+[.J25])" table:style-name="ce272">
            <text:p>268.508</text:p>
          </table:table-cell>
          <table:table-cell office:value-type="float" office:value="1946680" table:formula="of:=SUM([.K29]+[.K28]+[.K27]+[.K26]+[.K25])" table:style-name="ce272">
            <text:p>1.946.680</text:p>
          </table:table-cell>
          <table:table-cell table:number-columns-repeated="16373"/>
        </table:table-row>
        <table:table-row table:style-name="ro12">
          <table:table-cell office:value-type="date" office:date-value="2014-08-08T00:00:00" table:style-name="ce226">
            <text:p>08/08/2014</text:p>
          </table:table-cell>
          <table:table-cell office:value-type="string" table:style-name="ce227">
            <text:p>SE 23832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PARACION MOTOR (DESMONTAR, DESARME Y ARME), MOTO GS500 OQG-86B KM 32.831</text:p>
          </table:table-cell>
          <table:table-cell office:value-type="string" table:style-name="ce227">
            <text:p>D.O</text:p>
          </table:table-cell>
          <table:table-cell office:value-type="float" office:value="350000" table:style-name="ce229">
            <text:p>350.000</text:p>
          </table:table-cell>
          <table:table-cell table:style-name="ce227"/>
          <table:table-cell office:value-type="float" office:value="350000" table:style-name="ce229">
            <text:p>35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56000" table:style-name="ce229">
            <text:p>56.000</text:p>
          </table:table-cell>
          <table:table-cell office:value-type="float" office:value="406000" table:style-name="ce229">
            <text:p>406.000</text:p>
          </table:table-cell>
          <table:table-cell table:number-columns-repeated="16373"/>
        </table:table-row>
        <table:table-row table:style-name="ro12">
          <table:table-cell office:value-type="date" office:date-value="2014-08-08T00:00:00" table:style-name="ce226">
            <text:p>08/08/2014</text:p>
          </table:table-cell>
          <table:table-cell office:value-type="string" table:style-name="ce227">
            <text:p>RP 12866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PARACION MOTOR (DESMONTAR, DESARME Y ARME), MOTO GS500 OQG-86B KM 32.831</text:p>
          </table:table-cell>
          <table:table-cell office:value-type="string" table:style-name="ce227">
            <text:p>D.O</text:p>
          </table:table-cell>
          <table:table-cell office:value-type="float" office:value="1384524" table:style-name="ce229">
            <text:p>1.384.524</text:p>
          </table:table-cell>
          <table:table-cell office:value-type="float" office:value="260672" table:style-name="ce229">
            <text:p>260.672</text:p>
          </table:table-cell>
          <table:table-cell office:value-type="float" office:value="1061050" table:style-name="ce229">
            <text:p>1.061.050</text:p>
          </table:table-cell>
          <table:table-cell office:value-type="percentage" office:value="0.16" table:style-name="ce230">
            <text:p>16%</text:p>
          </table:table-cell>
          <table:table-cell office:value-type="float" office:value="169768" table:style-name="ce229">
            <text:p>169.768</text:p>
          </table:table-cell>
          <table:table-cell office:value-type="float" office:value="1293620" table:style-name="ce229">
            <text:p>1.293.620</text:p>
          </table:table-cell>
          <table:table-cell table:number-columns-repeated="16373"/>
        </table:table-row>
        <table:table-row table:style-name="ro26">
          <table:table-cell office:value-type="date" office:date-value="2014-08-08T00:00:00" table:style-name="ce226">
            <text:p>08/08/2014</text:p>
          </table:table-cell>
          <table:table-cell office:value-type="string" table:style-name="ce227">
            <text:p>SE 23832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<text:span text:style-name="T22">REPARACION MOTOR</text:span><text:s/>– TRABAJO RECTIFICADORA (JUEGO CASQUETERIA, CIRCULAR BIELAS, RECTIFICAR MUÑONES, RECTIFICAR ARBOL DE LEVAS, ASENTAR VALVULAS, CEPILLAR CULATA Y ENCAMIZAR CILINDROS), MOTO GS500 OQG-86B KM 32.831</text:p>
          </table:table-cell>
          <table:table-cell office:value-type="string" table:style-name="ce227">
            <text:p>D.O</text:p>
          </table:table-cell>
          <table:table-cell office:value-type="float" office:value="1212500" table:style-name="ce229">
            <text:p>1.212.500</text:p>
          </table:table-cell>
          <table:table-cell table:style-name="ce227"/>
          <table:table-cell office:value-type="float" office:value="1212500" table:style-name="ce229">
            <text:p>1.21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194000" table:style-name="ce229">
            <text:p>194.000</text:p>
          </table:table-cell>
          <table:table-cell office:value-type="float" office:value="1406500" table:style-name="ce229">
            <text:p>1.406.500</text:p>
          </table:table-cell>
          <table:table-cell table:number-columns-repeated="16373"/>
        </table:table-row>
        <table:table-row table:style-name="ro12">
          <table:table-cell office:value-type="date" office:date-value="2014-08-08T00:00:00" table:style-name="ce226">
            <text:p>08/08/2014</text:p>
          </table:table-cell>
          <table:table-cell office:value-type="string" table:style-name="ce227">
            <text:p>SE 23833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ADAPTAR ENFRIADOR DE ACEITE, MOTO GS500 OQG-86B KM 32.831</text:p>
          </table:table-cell>
          <table:table-cell office:value-type="string" table:style-name="ce227">
            <text:p>D.O</text:p>
          </table:table-cell>
          <table:table-cell office:value-type="float" office:value="1062500" table:style-name="ce229">
            <text:p>1.062.500</text:p>
          </table:table-cell>
          <table:table-cell table:style-name="ce227"/>
          <table:table-cell office:value-type="float" office:value="1062500" table:style-name="ce229">
            <text:p>1.06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170000" table:style-name="ce229">
            <text:p>170.000</text:p>
          </table:table-cell>
          <table:table-cell office:value-type="float" office:value="1232500" table:style-name="ce229">
            <text:p>1.232.500</text:p>
          </table:table-cell>
          <table:table-cell table:number-columns-repeated="16373"/>
        </table:table-row>
        <table:table-row table:style-name="ro12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SE 23820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SINCRONIZAR MOTOR, MOTO GS500 OQG-86B KM 45.157</text:p>
          </table:table-cell>
          <table:table-cell office:value-type="string" table:style-name="ce227">
            <text:p>AAM-109-2014-L.B</text:p>
          </table:table-cell>
          <table:table-cell office:value-type="float" office:value="70216" table:style-name="ce229">
            <text:p>70.216</text:p>
          </table:table-cell>
          <table:table-cell table:style-name="ce227"/>
          <table:table-cell office:value-type="float" office:value="70216" table:style-name="ce229">
            <text:p>70.216</text:p>
          </table:table-cell>
          <table:table-cell office:value-type="percentage" office:value="0.16" table:style-name="ce230">
            <text:p>16%</text:p>
          </table:table-cell>
          <table:table-cell office:value-type="float" office:value="11235" table:style-name="ce229">
            <text:p>11.235</text:p>
          </table:table-cell>
          <table:table-cell office:value-type="float" office:value="81451" table:style-name="ce229">
            <text:p>81.451</text:p>
          </table:table-cell>
          <table:table-cell table:number-columns-repeated="16373"/>
        </table:table-row>
        <table:table-row table:style-name="ro17">
          <table:table-cell office:value-type="date" office:date-value="2014-08-06T00:00:00" table:style-name="ce226">
            <text:p>06/08/2014</text:p>
          </table:table-cell>
          <table:table-cell office:value-type="string" table:style-name="ce227">
            <text:p>SE 23824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PASTILLAS TRASERAS, MOTO GS500 OQG-86B KM 45.480</text:p>
          </table:table-cell>
          <table:table-cell office:value-type="string" table:style-name="ce227">
            <text:p>AAM-110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7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RP 12855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PASTILLAS TRASERAS, MOTO GS500 OQG-86B KM 45.480</text:p>
          </table:table-cell>
          <table:table-cell office:value-type="string" table:style-name="ce227">
            <text:p>AAM-110-2014-L.B</text:p>
          </table:table-cell>
          <table:table-cell office:value-type="float" office:value="181507" table:style-name="ce229">
            <text:p>181.507</text:p>
          </table:table-cell>
          <table:table-cell office:value-type="float" office:value="20069" table:style-name="ce229">
            <text:p>20.069</text:p>
          </table:table-cell>
          <table:table-cell office:value-type="float" office:value="98638" table:style-name="ce229">
            <text:p>98.638</text:p>
          </table:table-cell>
          <table:table-cell office:value-type="percentage" office:value="0.16" table:style-name="ce230">
            <text:p>16%</text:p>
          </table:table-cell>
          <table:table-cell office:value-type="float" office:value="15782" table:style-name="ce229">
            <text:p>15.782</text:p>
          </table:table-cell>
          <table:table-cell office:value-type="float" office:value="177220" table:style-name="ce229">
            <text:p>177.220</text:p>
          </table:table-cell>
          <table:table-cell table:number-columns-repeated="16373"/>
        </table:table-row>
        <table:table-row table:style-name="ro17">
          <table:table-cell office:value-type="date" office:date-value="2014-08-05T00:00:00" table:style-name="ce248">
            <text:p>05/08/2014</text:p>
          </table:table-cell>
          <table:table-cell office:value-type="string" table:style-name="ce249">
            <text:p>SE 238192</text:p>
          </table:table-cell>
          <table:table-cell office:value-type="string" table:style-name="ce249">
            <text:p>SUMOTO S.A.</text:p>
          </table:table-cell>
          <table:table-cell office:value-type="string" table:style-name="ce250">
            <text:p>INSTALACION LLANTA DELANTERA SUMINISTRADA POR ALMACEN DEL CCO, MOTO GS500 OQG-86B KM 46.000</text:p>
          </table:table-cell>
          <table:table-cell office:value-type="string" table:style-name="ce249">
            <text:p>AAM-112-2014-L.B</text:p>
          </table:table-cell>
          <table:table-cell office:value-type="float" office:value="2500" table:style-name="ce231">
            <text:p>2.500</text:p>
          </table:table-cell>
          <table:table-cell table:style-name="ce249"/>
          <table:table-cell office:value-type="float" office:value="2500" table:style-name="ce231">
            <text:p>2.500</text:p>
          </table:table-cell>
          <table:table-cell office:value-type="percentage" office:value="0.16" table:style-name="ce251">
            <text:p>16%</text:p>
          </table:table-cell>
          <table:table-cell office:value-type="float" office:value="400" table:style-name="ce249">
            <text:p>400</text:p>
          </table:table-cell>
          <table:table-cell office:value-type="float" office:value="2900" table:style-name="ce231">
            <text:p>2.900</text:p>
          </table:table-cell>
          <table:table-cell table:number-columns-repeated="16373"/>
        </table:table-row>
        <table:table-row table:style-name="ro12">
          <table:table-cell office:value-type="date" office:date-value="2014-08-08T00:00:00" table:style-name="ce226">
            <text:p>08/08/2014</text:p>
          </table:table-cell>
          <table:table-cell office:value-type="string" table:style-name="ce227">
            <text:p>SE 23829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SUMINISTRO E INSTALACION DE LLANTA TRASERA, MOTO GS500 OQG-86B KM 24.683</text:p>
          </table:table-cell>
          <table:table-cell office:value-type="string" table:style-name="ce227">
            <text:p>D.O</text:p>
          </table:table-cell>
          <table:table-cell office:value-type="float" office:value="2500" table:style-name="ce229">
            <text:p>2.500</text:p>
          </table:table-cell>
          <table:table-cell table:style-name="ce227"/>
          <table:table-cell office:value-type="float" office:value="2500" table:style-name="ce229">
            <text:p>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" table:style-name="ce227">
            <text:p>400</text:p>
          </table:table-cell>
          <table:table-cell office:value-type="float" office:value="2900" table:style-name="ce229">
            <text:p>2.900</text:p>
          </table:table-cell>
          <table:table-cell table:number-columns-repeated="16373"/>
        </table:table-row>
        <table:table-row table:style-name="ro12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RP 12857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SUMINISTRO E INSTALACION DE LLANTA TRASERA, MOTO GS500 OQG-86B KM 24.683</text:p>
          </table:table-cell>
          <table:table-cell office:value-type="string" table:style-name="ce227">
            <text:p>D.O</text:p>
          </table:table-cell>
          <table:table-cell office:value-type="float" office:value="135000" table:style-name="ce229">
            <text:p>135.000</text:p>
          </table:table-cell>
          <table:table-cell office:value-type="float" office:value="27000" table:style-name="ce229">
            <text:p>27.000</text:p>
          </table:table-cell>
          <table:table-cell office:value-type="float" office:value="108000" table:style-name="ce229">
            <text:p>108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7280" table:style-name="ce229">
            <text:p>17.280</text:p>
          </table:table-cell>
          <table:table-cell office:value-type="float" office:value="125280" table:style-name="ce229">
            <text:p>125.28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AGOSTO <text:s/>2014</text:p>
          </table:table-cell>
          <table:covered-table-cell table:number-columns-repeated="3"/>
          <table:table-cell table:content-validation-name="val10" table:style-name="ce271"/>
          <table:table-cell office:value-type="float" office:value="4446247" table:formula="of:=SUM([.F40]+[.F39]+[.F38]+[.F37]+[.F36]+[.F35]+[.F34]+[.F33]+[.F32]+[.F31])" table:style-name="ce272">
            <text:p>4.446.247</text:p>
          </table:table-cell>
          <table:table-cell office:value-type="float" office:value="307741" table:formula="of:=SUM([.G40]+[.G39]+[.G38]+[.G37]+[.G36]+[.G35]+[.G34]+[.G33]+[.G32]+[.G31])" table:style-name="ce272">
            <text:p>307.741</text:p>
          </table:table-cell>
          <table:table-cell office:value-type="float" office:value="4012904" table:formula="of:=SUM([.H40]+[.H39]+[.H38]+[.H37]+[.H36]+[.H35]+[.H34]+[.H33]+[.H32]+[.H31])" table:style-name="ce272">
            <text:p>4.012.904</text:p>
          </table:table-cell>
          <table:table-cell table:style-name="ce213"/>
          <table:table-cell office:value-type="float" office:value="642065" table:formula="of:=SUM([.J40]+[.J39]+[.J38]+[.J37]+[.J36]+[.J35]+[.J34]+[.J33]+[.J32]+[.J31])" table:style-name="ce272">
            <text:p>642.065</text:p>
          </table:table-cell>
          <table:table-cell office:value-type="float" office:value="4780571" table:formula="of:=SUM([.K40]+[.K39]+[.K38]+[.K37]+[.K36]+[.K35]+[.K34]+[.K33]+[.K32]+[.K31])" table:style-name="ce272">
            <text:p>4.780.571</text:p>
          </table:table-cell>
          <table:table-cell table:number-columns-repeated="16373"/>
        </table:table-row>
        <table:table-row table:style-name="ro17">
          <table:table-cell office:value-type="date" office:date-value="2014-09-06T00:00:00" table:style-name="ce226">
            <text:p>06/09/2014</text:p>
          </table:table-cell>
          <table:table-cell office:value-type="string" table:style-name="ce227">
            <text:p>SE 23971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CAMBIO DE LLANTA TRASERA SUMINISTRADA POR ALMACEN DEL CCO, MOTO GS500 OQG-86B KM 49.291</text:p>
          </table:table-cell>
          <table:table-cell office:value-type="string" table:style-name="ce227">
            <text:p>AAM-118-2014-L.B</text:p>
          </table:table-cell>
          <table:table-cell office:value-type="float" office:value="2500" table:style-name="ce229">
            <text:p>2.500</text:p>
          </table:table-cell>
          <table:table-cell table:style-name="ce227"/>
          <table:table-cell office:value-type="float" office:value="2500" table:style-name="ce229">
            <text:p>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" table:style-name="ce227">
            <text:p>400</text:p>
          </table:table-cell>
          <table:table-cell office:value-type="float" office:value="2900" table:style-name="ce229">
            <text:p>2.900</text:p>
          </table:table-cell>
          <table:table-cell table:number-columns-repeated="16373"/>
        </table:table-row>
        <table:table-row table:style-name="ro17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SE 239818</text:p>
          </table:table-cell>
          <table:table-cell office:value-type="string" table:style-name="ce227">
            <text:p>SUMOTO S.A.</text:p>
          </table:table-cell>
          <table:table-cell office:value-type="string" table:style-name="ce273">
            <text:p>MANTENIMIENTO CARBURADOR Y REVISAR SISTEMA DE CARGA (CAMBIO DE BATERIA), MOTO GS500 OQG-86B KM 50.237</text:p>
          </table:table-cell>
          <table:table-cell office:value-type="string" table:style-name="ce227">
            <text:p>AAM-121-2014-L.B</text:p>
          </table:table-cell>
          <table:table-cell office:value-type="float" office:value="68966" table:style-name="ce229">
            <text:p>68.966</text:p>
          </table:table-cell>
          <table:table-cell table:style-name="ce227"/>
          <table:table-cell office:value-type="float" office:value="68966" table:style-name="ce229">
            <text:p>68.966</text:p>
          </table:table-cell>
          <table:table-cell office:value-type="percentage" office:value="0.16" table:style-name="ce230">
            <text:p>16%</text:p>
          </table:table-cell>
          <table:table-cell office:value-type="float" office:value="11035" table:style-name="ce229">
            <text:p>11.035</text:p>
          </table:table-cell>
          <table:table-cell office:value-type="float" office:value="80001" table:style-name="ce229">
            <text:p>80.001</text:p>
          </table:table-cell>
          <table:table-cell table:number-columns-repeated="16373"/>
        </table:table-row>
        <table:table-row table:style-name="ro17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RP 12984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ARBURADOR Y REVISAR SISTEMA DE CARGA (CAMBIO DE BATERIA), MOTO GS500 OQG-86B KM 50.237</text:p>
          </table:table-cell>
          <table:table-cell office:value-type="string" table:style-name="ce227">
            <text:p>AAM-121-2014-L.B</text:p>
          </table:table-cell>
          <table:table-cell office:value-type="float" office:value="600173" table:style-name="ce229">
            <text:p>600.173</text:p>
          </table:table-cell>
          <table:table-cell office:value-type="float" office:value="120035" table:style-name="ce229">
            <text:p>120.035</text:p>
          </table:table-cell>
          <table:table-cell office:value-type="float" office:value="480138" table:style-name="ce229">
            <text:p>480.138</text:p>
          </table:table-cell>
          <table:table-cell office:value-type="percentage" office:value="0.16" table:style-name="ce230">
            <text:p>16%</text:p>
          </table:table-cell>
          <table:table-cell office:value-type="float" office:value="76822" table:style-name="ce229">
            <text:p>76.822</text:p>
          </table:table-cell>
          <table:table-cell office:value-type="float" office:value="556960" table:style-name="ce229">
            <text:p>556.96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SEPTIEMBRE <text:s/>2014</text:p>
          </table:table-cell>
          <table:covered-table-cell table:number-columns-repeated="3"/>
          <table:table-cell table:content-validation-name="val10" table:style-name="ce271"/>
          <table:table-cell office:value-type="float" office:value="671639" table:formula="of:=SUM([.F44]+[.F43]+[.F42])" table:style-name="ce272">
            <text:p>671.639</text:p>
          </table:table-cell>
          <table:table-cell office:value-type="float" office:value="120035" table:formula="of:=SUM([.G44]+[.G43]+[.G42])" table:style-name="ce272">
            <text:p>120.035</text:p>
          </table:table-cell>
          <table:table-cell office:value-type="float" office:value="551604" table:formula="of:=SUM([.H44]+[.H43]+[.H42])" table:style-name="ce272">
            <text:p>551.604</text:p>
          </table:table-cell>
          <table:table-cell table:style-name="ce213"/>
          <table:table-cell office:value-type="float" office:value="88257" table:formula="of:=SUM([.J44]+[.J43]+[.J42])" table:style-name="ce272">
            <text:p>88.257</text:p>
          </table:table-cell>
          <table:table-cell office:value-type="float" office:value="639861" table:formula="of:=SUM([.K44]+[.K43]+[.K42])" table:style-name="ce272">
            <text:p>639.861</text:p>
          </table:table-cell>
          <table:table-cell table:number-columns-repeated="16373"/>
        </table:table-row>
        <table:table-row table:style-name="ro17">
          <table:table-cell office:value-type="date" office:date-value="2014-10-14T00:00:00" table:style-name="ce226">
            <text:p>14/10/2014</text:p>
          </table:table-cell>
          <table:table-cell office:value-type="string" table:style-name="ce227">
            <text:p>SE 24161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PASTILLAS DELANTERAS Y TRASERAS, MOTO GS500 OQG-86B KM 49.085</text:p>
          </table:table-cell>
          <table:table-cell office:value-type="string" table:style-name="ce227">
            <text:p>AAM-117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7">
          <table:table-cell office:value-type="date" office:date-value="2014-10-14T00:00:00" table:style-name="ce226">
            <text:p>14/10/2014</text:p>
          </table:table-cell>
          <table:table-cell office:value-type="string" table:style-name="ce227">
            <text:p>RP 13119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PASTILLAS DELANTERAS Y TRASERAS, MOTO GS500 OQG-86B KM 49.085</text:p>
          </table:table-cell>
          <table:table-cell office:value-type="string" table:style-name="ce227">
            <text:p>AAM-117-2014-L.B</text:p>
          </table:table-cell>
          <table:table-cell office:value-type="float" office:value="315545" table:style-name="ce229">
            <text:p>315.545</text:p>
          </table:table-cell>
          <table:table-cell office:value-type="float" office:value="63109" table:style-name="ce229">
            <text:p>63.109</text:p>
          </table:table-cell>
          <table:table-cell office:value-type="float" office:value="200275" table:style-name="ce229">
            <text:p>200.275</text:p>
          </table:table-cell>
          <table:table-cell office:value-type="percentage" office:value="0.16" table:style-name="ce230">
            <text:p>16%</text:p>
          </table:table-cell>
          <table:table-cell office:value-type="float" office:value="32044" table:style-name="ce229">
            <text:p>32.044</text:p>
          </table:table-cell>
          <table:table-cell office:value-type="float" office:value="284480" table:style-name="ce229">
            <text:p>284.480</text:p>
          </table:table-cell>
          <table:table-cell table:number-columns-repeated="16373"/>
        </table:table-row>
        <table:table-row table:style-name="ro17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SE 24158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PASTILLAS TRASERAS, MOTO GS500 OQG-86B KM 51.728</text:p>
          </table:table-cell>
          <table:table-cell office:value-type="string" table:style-name="ce227">
            <text:p>AAM-133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7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RP 13115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PASTILLAS TRASERAS, MOTO GS500 OQG-86B KM 51.728</text:p>
          </table:table-cell>
          <table:table-cell office:value-type="string" table:style-name="ce227">
            <text:p>AAM-133-2014-L.B</text:p>
          </table:table-cell>
          <table:table-cell office:value-type="float" office:value="174007" table:style-name="ce229">
            <text:p>174.007</text:p>
          </table:table-cell>
          <table:table-cell office:value-type="float" office:value="34801" table:style-name="ce229">
            <text:p>34.801</text:p>
          </table:table-cell>
          <table:table-cell office:value-type="float" office:value="88962" table:style-name="ce229">
            <text:p>88.962</text:p>
          </table:table-cell>
          <table:table-cell office:value-type="percentage" office:value="0.16" table:style-name="ce230">
            <text:p>16%</text:p>
          </table:table-cell>
          <table:table-cell office:value-type="float" office:value="14234" table:style-name="ce229">
            <text:p>14.234</text:p>
          </table:table-cell>
          <table:table-cell office:value-type="float" office:value="153440" table:style-name="ce229">
            <text:p>153.440</text:p>
          </table:table-cell>
          <table:table-cell table:number-columns-repeated="16373"/>
        </table:table-row>
        <table:table-row table:style-name="ro12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SE 24156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CAMBIO KIT DE ARRASTRE, MOTO GS500 OQG-86B KM 54.185</text:p>
          </table:table-cell>
          <table:table-cell office:value-type="string" table:style-name="ce227">
            <text:p>AAM-137-2014-L.B</text:p>
          </table:table-cell>
          <table:table-cell office:value-type="float" office:value="60345" table:style-name="ce229">
            <text:p>60.345</text:p>
          </table:table-cell>
          <table:table-cell table:style-name="ce227"/>
          <table:table-cell office:value-type="float" office:value="60345" table:style-name="ce229">
            <text:p>60.345</text:p>
          </table:table-cell>
          <table:table-cell office:value-type="percentage" office:value="0.16" table:style-name="ce230">
            <text:p>16%</text:p>
          </table:table-cell>
          <table:table-cell office:value-type="float" office:value="9655" table:style-name="ce229">
            <text:p>9.655</text:p>
          </table:table-cell>
          <table:table-cell office:value-type="float" office:value="70000" table:style-name="ce229">
            <text:p>70.000</text:p>
          </table:table-cell>
          <table:table-cell table:number-columns-repeated="16373"/>
        </table:table-row>
        <table:table-row table:style-name="ro12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RP 131183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CAMBIO KIT DE ARRASTRE, MOTO GS500 OQG-86B KM 54.185</text:p>
          </table:table-cell>
          <table:table-cell office:value-type="string" table:style-name="ce227">
            <text:p>AAM-137-2014-L.B</text:p>
          </table:table-cell>
          <table:table-cell office:value-type="float" office:value="331811" table:style-name="ce229">
            <text:p>331.811</text:p>
          </table:table-cell>
          <table:table-cell table:style-name="ce227"/>
          <table:table-cell office:value-type="float" office:value="331811" table:style-name="ce229">
            <text:p>331.811</text:p>
          </table:table-cell>
          <table:table-cell office:value-type="percentage" office:value="0.16" table:style-name="ce230">
            <text:p>16%</text:p>
          </table:table-cell>
          <table:table-cell office:value-type="float" office:value="53090" table:style-name="ce229">
            <text:p>53.090</text:p>
          </table:table-cell>
          <table:table-cell office:value-type="float" office:value="384901" table:style-name="ce229">
            <text:p>384.901</text:p>
          </table:table-cell>
          <table:table-cell table:number-columns-repeated="16373"/>
        </table:table-row>
        <table:table-row table:style-name="ro12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SE 24158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MOTO GS500 OQG-86B KM 56.146</text:p>
          </table:table-cell>
          <table:table-cell office:value-type="string" table:style-name="ce227">
            <text:p>AAM-142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2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RP 13115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MOTO GS500 OQG-86B KM 56.146</text:p>
          </table:table-cell>
          <table:table-cell office:value-type="string" table:style-name="ce227">
            <text:p>AAM-142-2014-L.B</text:p>
          </table:table-cell>
          <table:table-cell office:value-type="float" office:value="62800" table:style-name="ce229">
            <text:p>62.800</text:p>
          </table:table-cell>
          <table:table-cell office:value-type="float" office:value="12560" table:style-name="ce229">
            <text:p>12.560</text:p>
          </table:table-cell>
          <table:table-cell table:style-name="ce227"/>
          <table:table-cell office:value-type="string" table:style-name="ce227">
            <text:p>%</text:p>
          </table:table-cell>
          <table:table-cell table:style-name="ce227"/>
          <table:table-cell office:value-type="float" office:value="50240" table:style-name="ce229">
            <text:p>50.24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OCTUBRE <text:s/>2014</text:p>
          </table:table-cell>
          <table:covered-table-cell table:number-columns-repeated="3"/>
          <table:table-cell table:content-validation-name="val10" table:style-name="ce271"/>
          <table:table-cell office:value-type="float" office:value="1079508" table:formula="of:=SUM([.F53]+[.F52]+[.F51]+[.F50]+[.F49]+[.F48]+[.F47]+[.F46])" table:style-name="ce272">
            <text:p>1.079.508</text:p>
          </table:table-cell>
          <table:table-cell office:value-type="float" office:value="110470" table:formula="of:=SUM([.G53]+[.G52]+[.G51]+[.G50]+[.G49]+[.G48]+[.G47]+[.G46])" table:style-name="ce272">
            <text:p>110.470</text:p>
          </table:table-cell>
          <table:table-cell office:value-type="float" office:value="816393" table:formula="of:=SUM([.H53]+[.H52]+[.H51]+[.H50]+[.H49]+[.H48]+[.H47]+[.H46])" table:style-name="ce272">
            <text:p>816.393</text:p>
          </table:table-cell>
          <table:table-cell table:style-name="ce213"/>
          <table:table-cell office:value-type="float" office:value="130623" table:formula="of:=SUM([.J53]+[.J52]+[.J51]+[.J50]+[.J49]+[.J48]+[.J47]+[.J46])" table:style-name="ce272">
            <text:p>130.623</text:p>
          </table:table-cell>
          <table:table-cell office:value-type="float" office:value="1099661" table:formula="of:=SUM([.K53]+[.K52]+[.K51]+[.K50]+[.K49]+[.K48]+[.K47]+[.K46])" table:style-name="ce272">
            <text:p>1.099.661</text:p>
          </table:table-cell>
          <table:table-cell table:number-columns-repeated="16373"/>
        </table:table-row>
        <table:table-row table:style-name="ro17">
          <table:table-cell office:value-type="date" office:date-value="2014-11-08T00:00:00" table:style-name="ce226">
            <text:p>08/11/2014</text:p>
          </table:table-cell>
          <table:table-cell office:value-type="string" table:style-name="ce227">
            <text:p>SE 24298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(CAMBIO PASTILLAS TRASERAS), MOTO GS500 OQG-86B KM 58.515</text:p>
          </table:table-cell>
          <table:table-cell office:value-type="string" table:style-name="ce227">
            <text:p>AAM-151-2014-L.B</text:p>
          </table:table-cell>
          <table:table-cell office:value-type="float" office:value="17241" table:style-name="ce229">
            <text:p>17.241</text:p>
          </table:table-cell>
          <table:table-cell table:style-name="ce227"/>
          <table:table-cell office:value-type="float" office:value="17241" table:style-name="ce229">
            <text:p>17.241</text:p>
          </table:table-cell>
          <table:table-cell office:value-type="percentage" office:value="0.16" table:style-name="ce230">
            <text:p>16%</text:p>
          </table:table-cell>
          <table:table-cell office:value-type="float" office:value="2759" table:style-name="ce229">
            <text:p>2.759</text:p>
          </table:table-cell>
          <table:table-cell office:value-type="float" office:value="20000" table:style-name="ce229">
            <text:p>20.000</text:p>
          </table:table-cell>
          <table:table-cell table:number-columns-repeated="16373"/>
        </table:table-row>
        <table:table-row table:style-name="ro17">
          <table:table-cell office:value-type="date" office:date-value="2014-11-08T00:00:00" table:style-name="ce226">
            <text:p>08/11/2014</text:p>
          </table:table-cell>
          <table:table-cell office:value-type="string" table:style-name="ce227">
            <text:p>RP 132142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(CAMBIO PASTILLAS TRASERAS), MOTO GS500 OQG-86B KM 58.515</text:p>
          </table:table-cell>
          <table:table-cell office:value-type="string" table:style-name="ce227">
            <text:p>AAM-151-2014-L.B</text:p>
          </table:table-cell>
          <table:table-cell office:value-type="float" office:value="100345" table:style-name="ce229">
            <text:p>100.345</text:p>
          </table:table-cell>
          <table:table-cell office:value-type="float" office:value="20069" table:style-name="ce229">
            <text:p>20.069</text:p>
          </table:table-cell>
          <table:table-cell office:value-type="float" office:value="80276" table:style-name="ce229">
            <text:p>80.276</text:p>
          </table:table-cell>
          <table:table-cell office:value-type="percentage" office:value="0.16" table:style-name="ce230">
            <text:p>16%</text:p>
          </table:table-cell>
          <table:table-cell office:value-type="float" office:value="12844" table:style-name="ce229">
            <text:p>12.844</text:p>
          </table:table-cell>
          <table:table-cell office:value-type="float" office:value="93120" table:style-name="ce229">
            <text:p>93.120</text:p>
          </table:table-cell>
          <table:table-cell table:number-columns-repeated="16373"/>
        </table:table-row>
        <table:table-row table:style-name="ro12">
          <table:table-cell office:value-type="date" office:date-value="2014-11-08T00:00:00" table:style-name="ce226">
            <text:p>08/11/2014</text:p>
          </table:table-cell>
          <table:table-cell office:value-type="string" table:style-name="ce227">
            <text:p>SE 242973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MOTO GS500 OQG-86B KM 59.069</text:p>
          </table:table-cell>
          <table:table-cell office:value-type="string" table:style-name="ce227">
            <text:p>AAM-152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2">
          <table:table-cell office:value-type="date" office:date-value="2014-11-08T00:00:00" table:style-name="ce226">
            <text:p>08/11/2014</text:p>
          </table:table-cell>
          <table:table-cell office:value-type="string" table:style-name="ce227">
            <text:p>RP 13214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MOTO GS500 OQG-86B KM 59.069</text:p>
          </table:table-cell>
          <table:table-cell office:value-type="string" table:style-name="ce227">
            <text:p>AAM-152-2014-L.B</text:p>
          </table:table-cell>
          <table:table-cell office:value-type="float" office:value="76062" table:style-name="ce229">
            <text:p>76.062</text:p>
          </table:table-cell>
          <table:table-cell office:value-type="float" office:value="15212" table:style-name="ce229">
            <text:p>15.212</text:p>
          </table:table-cell>
          <table:table-cell office:value-type="float" office:value="8690" table:style-name="ce229">
            <text:p>8.690</text:p>
          </table:table-cell>
          <table:table-cell office:value-type="percentage" office:value="0.16" table:style-name="ce230">
            <text:p>16%</text:p>
          </table:table-cell>
          <table:table-cell office:value-type="float" office:value="1390" table:style-name="ce229">
            <text:p>1.390</text:p>
          </table:table-cell>
          <table:table-cell office:value-type="float" office:value="62240" table:style-name="ce229">
            <text:p>62.240</text:p>
          </table:table-cell>
          <table:table-cell table:number-columns-repeated="16373"/>
        </table:table-row>
        <table:table-row table:style-name="ro12">
          <table:table-cell office:value-type="date" office:date-value="2014-11-08T00:00:00" table:style-name="ce226">
            <text:p>08/11/2014</text:p>
          </table:table-cell>
          <table:table-cell office:value-type="string" table:style-name="ce227">
            <text:p>SE 24297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<text:span text:style-name="T22">REVISION TECNOMECANICA,</text:span><text:s/>MOTO GS500 OQG-86B KM 59.069</text:p>
          </table:table-cell>
          <table:table-cell office:value-type="string" table:style-name="ce227">
            <text:p>AAM-152-2014-L.B</text:p>
          </table:table-cell>
          <table:table-cell office:value-type="float" office:value="58621" table:style-name="ce229">
            <text:p>58.621</text:p>
          </table:table-cell>
          <table:table-cell table:style-name="ce227"/>
          <table:table-cell office:value-type="float" office:value="58621" table:style-name="ce229">
            <text:p>58.621</text:p>
          </table:table-cell>
          <table:table-cell office:value-type="percentage" office:value="0.16" table:style-name="ce230">
            <text:p>16%</text:p>
          </table:table-cell>
          <table:table-cell office:value-type="float" office:value="9379" table:style-name="ce229">
            <text:p>9.379</text:p>
          </table:table-cell>
          <table:table-cell office:value-type="float" office:value="68000" table:style-name="ce229">
            <text:p>68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NOVIEMBRE <text:s/>2014</text:p>
          </table:table-cell>
          <table:covered-table-cell table:number-columns-repeated="3"/>
          <table:table-cell table:content-validation-name="val10" table:style-name="ce271"/>
          <table:table-cell office:value-type="float" office:value="1484577" table:formula="of:=SUM([.F59]+[.F58]+[.F57]+[.F56]+[.F55]+[.F54]+[.F53]+[.F52])" table:style-name="ce272">
            <text:p>1.484.577</text:p>
          </table:table-cell>
          <table:table-cell office:value-type="float" office:value="158311" table:formula="of:=SUM([.G59]+[.G58]+[.G57]+[.G56]+[.G55]+[.G54]+[.G53]+[.G52])" table:style-name="ce272">
            <text:p>158.311</text:p>
          </table:table-cell>
          <table:table-cell office:value-type="float" office:value="1071221" table:formula="of:=SUM([.H59]+[.H58]+[.H57]+[.H56]+[.H55]+[.H54]+[.H53]+[.H52])" table:style-name="ce272">
            <text:p>1.071.221</text:p>
          </table:table-cell>
          <table:table-cell table:style-name="ce213"/>
          <table:table-cell office:value-type="float" office:value="171395" table:formula="of:=SUM([.J59]+[.J58]+[.J57]+[.J56]+[.J55]+[.J54]+[.J53]+[.J52])" table:style-name="ce272">
            <text:p>171.395</text:p>
          </table:table-cell>
          <table:table-cell office:value-type="float" office:value="295560" table:formula="of:=SUM([.K59]+[.K58]+[.K57]+[.K56]+[.K55])" table:style-name="ce272">
            <text:p>295.560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MOTO GS500 OQG-86B</text:p>
          </table:table-cell>
          <table:covered-table-cell table:number-columns-repeated="9"/>
          <table:table-cell office:value-type="currency" office:value="11158064.360000001" table:formula="of:=SUM([.K60]+[.K54]+[.K45]+[.K41]+[.K30]+[.K24]+[.K19]+[.K16]+[.K7])" table:style-name="ce262">
            <text:p>$11.158.064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MOTO GS 500 OQG-86B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5-01-10T00:00:00" table:style-name="ce226">
            <text:p>10/01/2015</text:p>
          </table:table-cell>
          <table:table-cell office:value-type="string" table:style-name="ce227">
            <text:p>RP 13451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CAMBIO GUAYA VELOCIMETRO, MOTO GS500 OQG-86B KM 60.385</text:p>
          </table:table-cell>
          <table:table-cell office:value-type="string" table:style-name="ce227">
            <text:p>AAM-01-2015-L.B</text:p>
          </table:table-cell>
          <table:table-cell office:value-type="float" office:value="6897" table:style-name="ce229">
            <text:p>6.897</text:p>
          </table:table-cell>
          <table:table-cell office:value-type="float" office:value="1379" table:style-name="ce229">
            <text:p>1.379</text:p>
          </table:table-cell>
          <table:table-cell office:value-type="float" office:value="5518" table:style-name="ce229">
            <text:p>5.518</text:p>
          </table:table-cell>
          <table:table-cell office:value-type="percentage" office:value="0.16" table:style-name="ce230">
            <text:p>16%</text:p>
          </table:table-cell>
          <table:table-cell office:value-type="float" office:value="883" table:style-name="ce227">
            <text:p>883</text:p>
          </table:table-cell>
          <table:table-cell office:value-type="float" office:value="6401" table:style-name="ce229">
            <text:p>6.401</text:p>
          </table:table-cell>
          <table:table-cell table:number-columns-repeated="16373"/>
        </table:table-row>
        <table:table-row table:style-name="ro17">
          <table:table-cell office:value-type="date" office:date-value="2015-01-10T00:00:00" table:style-name="ce226">
            <text:p>10/01/2015</text:p>
          </table:table-cell>
          <table:table-cell office:value-type="string" table:style-name="ce227">
            <text:p>SE 246157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INSTALACION LLANTA TRASERA SUMINISTRADA POR ALMACEN DEL CCO, MOTO GS500 OQG-86B KM 60.385</text:p>
          </table:table-cell>
          <table:table-cell office:value-type="string" table:style-name="ce227">
            <text:p>AAM-01-2015-L.B</text:p>
          </table:table-cell>
          <table:table-cell office:value-type="float" office:value="2500" table:style-name="ce229">
            <text:p>2.500</text:p>
          </table:table-cell>
          <table:table-cell table:style-name="ce227"/>
          <table:table-cell office:value-type="float" office:value="2500" table:style-name="ce229">
            <text:p>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" table:style-name="ce227">
            <text:p>400</text:p>
          </table:table-cell>
          <table:table-cell office:value-type="float" office:value="2900" table:style-name="ce229">
            <text:p>2.9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ENERO <text:s/>2015</text:p>
          </table:table-cell>
          <table:covered-table-cell table:number-columns-repeated="3"/>
          <table:table-cell table:content-validation-name="val10" table:style-name="ce211"/>
          <table:table-cell office:value-type="float" office:value="9397" table:formula="of:=SUM([.F65]+[.F64])" table:style-name="ce212">
            <text:p>9397<text:s/></text:p>
          </table:table-cell>
          <table:table-cell office:value-type="float" office:value="1379" table:formula="of:=SUM([.G65]+[.G64])" table:style-name="ce212">
            <text:p>1379<text:s/></text:p>
          </table:table-cell>
          <table:table-cell office:value-type="float" office:value="8018" table:formula="of:=SUM([.H65]+[.H64])" table:style-name="ce212">
            <text:p>8018<text:s/></text:p>
          </table:table-cell>
          <table:table-cell table:style-name="ce213"/>
          <table:table-cell office:value-type="float" office:value="1283" table:formula="of:=SUM([.J65]+[.J64])" table:style-name="ce212">
            <text:p>1283<text:s/></text:p>
          </table:table-cell>
          <table:table-cell office:value-type="float" office:value="9301" table:formula="of:=SUM([.K65]+[.K64])" table:style-name="ce212">
            <text:p>9301<text:s/></text:p>
          </table:table-cell>
          <table:table-cell table:number-columns-repeated="16373"/>
        </table:table-row>
        <table:table-row table:style-name="ro17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84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VISION RUIDO ANORMAL Y CAMBIO DE PASTILLAS TRASERAS, MOTO GS500 OQG-86B KM 60.703</text:p>
          </table:table-cell>
          <table:table-cell office:value-type="string" table:style-name="ce227">
            <text:p>AAM-12-2015-L.B</text:p>
          </table:table-cell>
          <table:table-cell office:value-type="float" office:value="17241" table:style-name="ce229">
            <text:p>17.241</text:p>
          </table:table-cell>
          <table:table-cell table:style-name="ce227"/>
          <table:table-cell office:value-type="float" office:value="17241" table:style-name="ce229">
            <text:p>17.241</text:p>
          </table:table-cell>
          <table:table-cell office:value-type="percentage" office:value="0.16" table:style-name="ce230">
            <text:p>16%</text:p>
          </table:table-cell>
          <table:table-cell office:value-type="float" office:value="2759" table:style-name="ce229">
            <text:p>2.759</text:p>
          </table:table-cell>
          <table:table-cell office:value-type="float" office:value="20000" table:style-name="ce229">
            <text:p>20.000</text:p>
          </table:table-cell>
          <table:table-cell table:number-columns-repeated="16373"/>
        </table:table-row>
        <table:table-row table:style-name="ro17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837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VISION RUIDO ANORMAL Y CAMBIO DE PASTILLAS TRASERAS, MOTO GS500 OQG-86B KM 60.703</text:p>
          </table:table-cell>
          <table:table-cell office:value-type="string" table:style-name="ce227">
            <text:p>AAM-12-2015-L.B</text:p>
          </table:table-cell>
          <table:table-cell office:value-type="float" office:value="100345" table:style-name="ce229">
            <text:p>100.345</text:p>
          </table:table-cell>
          <table:table-cell office:value-type="float" office:value="20069" table:style-name="ce229">
            <text:p>20.069</text:p>
          </table:table-cell>
          <table:table-cell office:value-type="float" office:value="80276" table:style-name="ce229">
            <text:p>80.276</text:p>
          </table:table-cell>
          <table:table-cell office:value-type="percentage" office:value="0.16" table:style-name="ce230">
            <text:p>16%</text:p>
          </table:table-cell>
          <table:table-cell office:value-type="float" office:value="12844" table:style-name="ce229">
            <text:p>12.844</text:p>
          </table:table-cell>
          <table:table-cell office:value-type="float" office:value="93120" table:style-name="ce229">
            <text:p>93.120</text:p>
          </table:table-cell>
          <table:table-cell table:number-columns-repeated="16373"/>
        </table:table-row>
        <table:table-row table:style-name="ro17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80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FUGA ACOPLE ENFRIADOR Y TORNILLOS EXOSTO, MOTO GS500 OQG-86B KM 62.013</text:p>
          </table:table-cell>
          <table:table-cell office:value-type="string" table:style-name="ce227">
            <text:p>AAM-14-2015-L.B</text:p>
          </table:table-cell>
          <table:table-cell office:value-type="float" office:value="65674" table:style-name="ce229">
            <text:p>65.674</text:p>
          </table:table-cell>
          <table:table-cell office:value-type="float" office:value="13135" table:style-name="ce229">
            <text:p>13.135</text:p>
          </table:table-cell>
          <table:table-cell office:value-type="float" office:value="379" table:style-name="ce227">
            <text:p>379</text:p>
          </table:table-cell>
          <table:table-cell office:value-type="percentage" office:value="0.16" table:style-name="ce230">
            <text:p>16%</text:p>
          </table:table-cell>
          <table:table-cell office:value-type="float" office:value="61" table:style-name="ce227">
            <text:p>61</text:p>
          </table:table-cell>
          <table:table-cell office:value-type="float" office:value="52600" table:style-name="ce229">
            <text:p>52.600</text:p>
          </table:table-cell>
          <table:table-cell table:number-columns-repeated="16373"/>
        </table:table-row>
        <table:table-row table:style-name="ro16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79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DELANTERAS, TRASERAS Y TORNILLOS EXOSTO, MOTO GS500 OQG-86B KM 63.714</text:p>
          </table:table-cell>
          <table:table-cell office:value-type="string" table:style-name="ce227">
            <text:p>AAM-17-2015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6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79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DELANTERAS, TRASERAS Y TORNILLOS EXOSTO, MOTO GS500 OQG-86B KM 63.714</text:p>
          </table:table-cell>
          <table:table-cell office:value-type="string" table:style-name="ce227">
            <text:p>AAM-17-2015-L.B</text:p>
          </table:table-cell>
          <table:table-cell office:value-type="float" office:value="297873" table:style-name="ce229">
            <text:p>297.873</text:p>
          </table:table-cell>
          <table:table-cell office:value-type="float" office:value="59575" table:style-name="ce229">
            <text:p>59.575</text:p>
          </table:table-cell>
          <table:table-cell office:value-type="float" office:value="186138" table:style-name="ce229">
            <text:p>186.138</text:p>
          </table:table-cell>
          <table:table-cell office:value-type="percentage" office:value="0.16" table:style-name="ce230">
            <text:p>16%</text:p>
          </table:table-cell>
          <table:table-cell office:value-type="float" office:value="29782" table:style-name="ce229">
            <text:p>29.782</text:p>
          </table:table-cell>
          <table:table-cell office:value-type="float" office:value="268080" table:style-name="ce229">
            <text:p>268.080</text:p>
          </table:table-cell>
          <table:table-cell table:number-columns-repeated="16373"/>
        </table:table-row>
        <table:table-row table:style-name="ro17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79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TRABAJO EXTERNO EXTRACCION ESPARRAGO (CORREGIR FUGA), MOTO GS500 OQG-86B KM 63.714</text:p>
          </table:table-cell>
          <table:table-cell office:value-type="string" table:style-name="ce227">
            <text:p>AAM-17-2015-L.B</text:p>
          </table:table-cell>
          <table:table-cell office:value-type="float" office:value="17241" table:style-name="ce229">
            <text:p>17.241</text:p>
          </table:table-cell>
          <table:table-cell table:style-name="ce227"/>
          <table:table-cell office:value-type="float" office:value="17241" table:style-name="ce229">
            <text:p>17.241</text:p>
          </table:table-cell>
          <table:table-cell office:value-type="percentage" office:value="0.16" table:style-name="ce230">
            <text:p>16%</text:p>
          </table:table-cell>
          <table:table-cell office:value-type="float" office:value="2759" table:style-name="ce229">
            <text:p>2.759</text:p>
          </table:table-cell>
          <table:table-cell office:value-type="float" office:value="20000" table:style-name="ce229">
            <text:p>20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5</text:p>
          </table:table-cell>
          <table:covered-table-cell table:number-columns-repeated="3"/>
          <table:table-cell table:content-validation-name="val10" table:style-name="ce211"/>
          <table:table-cell office:value-type="float" office:value="543374" table:formula="of:=SUM([.F72]+[.F71]+[.F70]+[.F69]+[.F68]+[.F67])" table:style-name="ce212">
            <text:p>543374<text:s/></text:p>
          </table:table-cell>
          <table:table-cell office:value-type="float" office:value="92779" table:formula="of:=SUM([.G72]+[.G71]+[.G70]+[.G69]+[.G68]+[.G67])" table:style-name="ce212">
            <text:p>92779<text:s/></text:p>
          </table:table-cell>
          <table:table-cell office:value-type="float" office:value="346275" table:formula="of:=SUM([.H72]+[.H71]+[.H70]+[.H69]+[.H68]+[.H67])" table:style-name="ce212">
            <text:p>346275<text:s/></text:p>
          </table:table-cell>
          <table:table-cell table:style-name="ce213"/>
          <table:table-cell office:value-type="float" office:value="55405" table:formula="of:=SUM([.J72]+[.J71]+[.J70]+[.J69]+[.J68]+[.J67])" table:style-name="ce212">
            <text:p>55405<text:s/></text:p>
          </table:table-cell>
          <table:table-cell office:value-type="float" office:value="506000" table:formula="of:=SUM([.K72]+[.K71]+[.K70]+[.K69]+[.K68]+[.K67])" table:style-name="ce212">
            <text:p>506000<text:s/></text:p>
          </table:table-cell>
          <table:table-cell table:number-columns-repeated="16373"/>
        </table:table-row>
        <table:table-row table:style-name="ro17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SE 24941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<text:span text:style-name="T22"><text:s/></text:span>KIT DE ARRASTRE Y SOPORTE LATERAL, MOTO GS500 OQG-86B KM 66.863</text:p>
          </table:table-cell>
          <table:table-cell office:value-type="string" table:style-name="ce227">
            <text:p>AAM-25-2015-L.B</text:p>
          </table:table-cell>
          <table:table-cell office:value-type="float" office:value="105345" table:style-name="ce229">
            <text:p>105.345</text:p>
          </table:table-cell>
          <table:table-cell table:style-name="ce227"/>
          <table:table-cell office:value-type="float" office:value="105345" table:style-name="ce229">
            <text:p>105.345</text:p>
          </table:table-cell>
          <table:table-cell office:value-type="percentage" office:value="0.16" table:style-name="ce230">
            <text:p>16%</text:p>
          </table:table-cell>
          <table:table-cell office:value-type="float" office:value="16855" table:style-name="ce229">
            <text:p>16.855</text:p>
          </table:table-cell>
          <table:table-cell office:value-type="float" office:value="122200" table:style-name="ce229">
            <text:p>122.200</text:p>
          </table:table-cell>
          <table:table-cell table:number-columns-repeated="16373"/>
        </table:table-row>
        <table:table-row table:style-name="ro17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RP 13701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<text:span text:style-name="T22"><text:s/>KIT DE<text:s/></text:span><text:span text:style-name="T22">ARRASTRE</text:span><text:s/>Y SOPORTE LATERAL, MOTO GS500 OQG-86B KM 66.863</text:p>
          </table:table-cell>
          <table:table-cell office:value-type="string" table:style-name="ce227">
            <text:p>AAM-25-2015-L.B</text:p>
          </table:table-cell>
          <table:table-cell office:value-type="float" office:value="612873" table:style-name="ce229">
            <text:p>612.873</text:p>
          </table:table-cell>
          <table:table-cell office:value-type="float" office:value="122575" table:style-name="ce229">
            <text:p>122.575</text:p>
          </table:table-cell>
          <table:table-cell office:value-type="float" office:value="438138" table:style-name="ce229">
            <text:p>438.138</text:p>
          </table:table-cell>
          <table:table-cell office:value-type="percentage" office:value="0.16" table:style-name="ce230">
            <text:p>16%</text:p>
          </table:table-cell>
          <table:table-cell office:value-type="float" office:value="70102" table:style-name="ce229">
            <text:p>70.102</text:p>
          </table:table-cell>
          <table:table-cell office:value-type="float" office:value="560400" table:style-name="ce229">
            <text:p>560.400</text:p>
          </table:table-cell>
          <table:table-cell table:number-columns-repeated="16373"/>
        </table:table-row>
        <table:table-row table:style-name="ro16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SE 249413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RECTIFICAR DISCOS, CAMBIO PITO, PASTILLAS TRASERAS Y FILTRO DE AIRE, MOTO GS500 OQG-86B KM 68.579</text:p>
          </table:table-cell>
          <table:table-cell office:value-type="string" table:style-name="ce227">
            <text:p>AAM-29-2015-L.B</text:p>
          </table:table-cell>
          <table:table-cell office:value-type="float" office:value="100000" table:style-name="ce229">
            <text:p>100.000</text:p>
          </table:table-cell>
          <table:table-cell table:style-name="ce227"/>
          <table:table-cell office:value-type="float" office:value="100000" table:style-name="ce229">
            <text:p>10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16000" table:style-name="ce229">
            <text:p>16.000</text:p>
          </table:table-cell>
          <table:table-cell office:value-type="float" office:value="116000" table:style-name="ce229">
            <text:p>116.000</text:p>
          </table:table-cell>
          <table:table-cell table:number-columns-repeated="16373"/>
        </table:table-row>
        <table:table-row table:style-name="ro16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RP 13701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RECTIFICAR DISCOS, CAMBIO PITO, PASTILLAS TRASERAS Y FILTRO DE AIRE, MOTO GS500 OQG-86B KM 68.579</text:p>
          </table:table-cell>
          <table:table-cell office:value-type="string" table:style-name="ce227">
            <text:p>AAM-29-2015-L.B</text:p>
          </table:table-cell>
          <table:table-cell office:value-type="float" office:value="216207" table:style-name="ce229">
            <text:p>216.207</text:p>
          </table:table-cell>
          <table:table-cell office:value-type="float" office:value="43241" table:style-name="ce229">
            <text:p>43.241</text:p>
          </table:table-cell>
          <table:table-cell office:value-type="float" office:value="172966" table:style-name="ce229">
            <text:p>172.966</text:p>
          </table:table-cell>
          <table:table-cell office:value-type="percentage" office:value="0.16" table:style-name="ce230">
            <text:p>16%</text:p>
          </table:table-cell>
          <table:table-cell office:value-type="float" office:value="27675" table:style-name="ce229">
            <text:p>27.675</text:p>
          </table:table-cell>
          <table:table-cell office:value-type="float" office:value="200641" table:style-name="ce229">
            <text:p>200.641</text:p>
          </table:table-cell>
          <table:table-cell table:number-columns-repeated="16373"/>
        </table:table-row>
        <table:table-row table:style-name="ro16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SE 24940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 E INSTALACION LLANTA DELANTERA SUMINISTRADA POR ALMACEN DEL CCO, MOTO GS500 OQG-86B KM 70.002</text:p>
          </table:table-cell>
          <table:table-cell office:value-type="string" table:style-name="ce227">
            <text:p>AAM-35-2015-L.B</text:p>
          </table:table-cell>
          <table:table-cell office:value-type="float" office:value="48448" table:style-name="ce229">
            <text:p>48.448</text:p>
          </table:table-cell>
          <table:table-cell table:style-name="ce227"/>
          <table:table-cell office:value-type="float" office:value="48448" table:style-name="ce229">
            <text:p>48.448</text:p>
          </table:table-cell>
          <table:table-cell office:value-type="percentage" office:value="0.16" table:style-name="ce230">
            <text:p>16%</text:p>
          </table:table-cell>
          <table:table-cell office:value-type="float" office:value="7752" table:style-name="ce229">
            <text:p>7.752</text:p>
          </table:table-cell>
          <table:table-cell office:value-type="float" office:value="56200" table:style-name="ce229">
            <text:p>56.200</text:p>
          </table:table-cell>
          <table:table-cell table:number-columns-repeated="16373"/>
        </table:table-row>
        <table:table-row table:style-name="ro16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RP 13701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 E INSTALACION LLANTA DELANTERA SUMINISTRADA POR ALMACEN DEL CCO, MOTO GS500 OQG-86B KM 70.002</text:p>
          </table:table-cell>
          <table:table-cell office:value-type="string" table:style-name="ce227">
            <text:p>AAM-35-2015-L.B</text:p>
          </table:table-cell>
          <table:table-cell office:value-type="float" office:value="65200" table:style-name="ce229">
            <text:p>65.200</text:p>
          </table:table-cell>
          <table:table-cell office:value-type="float" office:value="13040" table:style-name="ce229">
            <text:p>13.040</text:p>
          </table:table-cell>
          <table:table-cell table:number-columns-repeated="3" table:style-name="ce227"/>
          <table:table-cell office:value-type="float" office:value="52160" table:style-name="ce229">
            <text:p>52.160</text:p>
          </table:table-cell>
          <table:table-cell table:number-columns-repeated="16373"/>
        </table:table-row>
        <table:table-row table:style-name="ro21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SE 249403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ELECTRICO (CAMBIO COMANDO ACELERADOR) Y MANTENIMIENTO CORRECTIVO SISTEMA DE CARGA<text:s/><text:span text:style-name="T22">(CAMBIO DE BATERIA</text:span>), MOTO GS500 OQG-86B KM 72.002</text:p>
          </table:table-cell>
          <table:table-cell office:value-type="string" table:style-name="ce227">
            <text:p>AAM-38-2015-L.B</text:p>
          </table:table-cell>
          <table:table-cell office:value-type="float" office:value="60345" table:style-name="ce229">
            <text:p>60.345</text:p>
          </table:table-cell>
          <table:table-cell table:style-name="ce227"/>
          <table:table-cell office:value-type="float" office:value="60345" table:style-name="ce229">
            <text:p>60.345</text:p>
          </table:table-cell>
          <table:table-cell office:value-type="percentage" office:value="0.16" table:style-name="ce230">
            <text:p>16%</text:p>
          </table:table-cell>
          <table:table-cell office:value-type="float" office:value="9655" table:style-name="ce229">
            <text:p>9.655</text:p>
          </table:table-cell>
          <table:table-cell office:value-type="float" office:value="70000" table:style-name="ce229">
            <text:p>70.000</text:p>
          </table:table-cell>
          <table:table-cell table:number-columns-repeated="16373"/>
        </table:table-row>
        <table:table-row table:style-name="ro21">
          <table:table-cell office:value-type="date" office:date-value="2015-03-10T00:00:00" table:style-name="ce226">
            <text:p>10/03/2015</text:p>
          </table:table-cell>
          <table:table-cell office:value-type="string" table:style-name="ce227">
            <text:p>RP 137013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ELECTRICO (CAMBIO COMANDO ACELERADOR) Y MANTENIMIENTO CORRECTIVO SISTEMA DE CARGA (CAMBIO DE BATERIA), MOTO GS500 OQG-86B KM 72.002</text:p>
          </table:table-cell>
          <table:table-cell office:value-type="string" table:style-name="ce227">
            <text:p>AAM-38-2015-L.B</text:p>
          </table:table-cell>
          <table:table-cell office:value-type="float" office:value="347328" table:style-name="ce229">
            <text:p>347.328</text:p>
          </table:table-cell>
          <table:table-cell office:value-type="float" office:value="69466" table:style-name="ce229">
            <text:p>69.466</text:p>
          </table:table-cell>
          <table:table-cell office:value-type="float" office:value="277862" table:style-name="ce229">
            <text:p>277.862</text:p>
          </table:table-cell>
          <table:table-cell office:value-type="percentage" office:value="0.16" table:style-name="ce230">
            <text:p>16%</text:p>
          </table:table-cell>
          <table:table-cell office:value-type="float" office:value="44458" table:style-name="ce229">
            <text:p>44.458</text:p>
          </table:table-cell>
          <table:table-cell office:value-type="float" office:value="322320" table:style-name="ce229">
            <text:p>322.3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5</text:p>
          </table:table-cell>
          <table:covered-table-cell table:number-columns-repeated="3"/>
          <table:table-cell table:content-validation-name="val10" table:style-name="ce211"/>
          <table:table-cell office:value-type="float" office:value="1555746" table:formula="of:=SUM([.F81]+[.F80]+[.F79]+[.F78]+[.F77]+[.F76]+[.F75]+[.F74])" table:style-name="ce212">
            <text:p>1555746<text:s/></text:p>
          </table:table-cell>
          <table:table-cell office:value-type="float" office:value="248322" table:formula="of:=SUM([.G81]+[.G80]+[.G79]+[.G78]+[.G77]+[.G76]+[.G75]+[.G74])" table:style-name="ce212">
            <text:p>248322<text:s/></text:p>
          </table:table-cell>
          <table:table-cell office:value-type="float" office:value="1203104" table:formula="of:=SUM([.H81]+[.H80]+[.H79]+[.H78]+[.H77]+[.H76]+[.H75]+[.H74])" table:style-name="ce212">
            <text:p>1203104<text:s/></text:p>
          </table:table-cell>
          <table:table-cell table:style-name="ce213"/>
          <table:table-cell office:value-type="float" office:value="192497" table:formula="of:=SUM([.J81]+[.J80]+[.J79]+[.J78]+[.J77]+[.J76]+[.J75]+[.J74])" table:style-name="ce212">
            <text:p>192497<text:s/></text:p>
          </table:table-cell>
          <table:table-cell office:value-type="float" office:value="1499921" table:formula="of:=SUM([.K81]+[.K80]+[.K79]+[.K78]+[.K77]+[.K76]+[.K75]+[.K74])" table:style-name="ce212">
            <text:p>1499921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49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CORRECTIVO (FUGA POR TELESCOPICO), MOTO GS500 OQG-86B KM 75.069</text:p>
          </table:table-cell>
          <table:table-cell office:value-type="string" table:style-name="ce227">
            <text:p>AAM-57-2015-L.B</text:p>
          </table:table-cell>
          <table:table-cell office:value-type="float" office:value="60345" table:style-name="ce229">
            <text:p>60.345</text:p>
          </table:table-cell>
          <table:table-cell table:style-name="ce241"/>
          <table:table-cell office:value-type="float" office:value="60345" table:formula="of:=([.F83]-[.G83])" table:style-name="ce229">
            <text:p>60.345</text:p>
          </table:table-cell>
          <table:table-cell office:value-type="percentage" office:value="0.16" table:style-name="ce247">
            <text:p>16%</text:p>
          </table:table-cell>
          <table:table-cell office:value-type="float" office:value="9655.2000000000007" table:formula="of:=[.H83]*[.I83]" table:content-validation-name="val10" table:style-name="ce243">
            <text:p>9655<text:s/></text:p>
          </table:table-cell>
          <table:table-cell office:value-type="float" office:value="70000.2" table:formula="of:=SUM(([.F83]+[.J83])-[.G83])" table:style-name="ce243">
            <text:p>7000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RP 139467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CORRECTIVO (FUGA POR TELESCOPICO), MOTO GS500 OQG-86B KM 75.069</text:p>
          </table:table-cell>
          <table:table-cell office:value-type="string" table:style-name="ce227">
            <text:p>AAM-57-2015-L.B</text:p>
          </table:table-cell>
          <table:table-cell office:value-type="float" office:value="48448" table:style-name="ce229">
            <text:p>48.448</text:p>
          </table:table-cell>
          <table:table-cell office:value-type="float" office:value="9690" table:style-name="ce241">
            <text:p>9.690</text:p>
          </table:table-cell>
          <table:table-cell office:value-type="float" office:value="38758" table:formula="of:=([.F84]-[.G84])" table:style-name="ce229">
            <text:p>38.758</text:p>
          </table:table-cell>
          <table:table-cell office:value-type="percentage" office:value="0.16" table:style-name="ce247">
            <text:p>16%</text:p>
          </table:table-cell>
          <table:table-cell office:value-type="float" office:value="6201.28" table:formula="of:=[.H84]*[.I84]" table:content-validation-name="val10" table:style-name="ce243">
            <text:p>6201<text:s/></text:p>
          </table:table-cell>
          <table:table-cell office:value-type="float" office:value="44959.28" table:formula="of:=SUM(([.F84]+[.J84])-[.G84])" table:style-name="ce243">
            <text:p>44959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53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 Y PASTILLAS TRASERAS, MOTO GS500 OQG-86B KM 76.514</text:p>
          </table:table-cell>
          <table:table-cell office:value-type="string" table:style-name="ce227">
            <text:p>AAM-64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([.F85]-[.G85])" table:style-name="ce229">
            <text:p>45.000</text:p>
          </table:table-cell>
          <table:table-cell office:value-type="percentage" office:value="0.16" table:style-name="ce247">
            <text:p>16%</text:p>
          </table:table-cell>
          <table:table-cell office:value-type="float" office:value="7200" table:formula="of:=[.H85]*[.I85]" table:content-validation-name="val10" table:style-name="ce243">
            <text:p>7200<text:s/></text:p>
          </table:table-cell>
          <table:table-cell office:value-type="float" office:value="52200" table:formula="of:=SUM(([.F85]+[.J85])-[.G85])" table:style-name="ce243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RP 139459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 Y PASTILLAS TRASERAS, MOTO GS500 OQG-86B KM 76.514</text:p>
          </table:table-cell>
          <table:table-cell office:value-type="string" table:style-name="ce227">
            <text:p>AAM-64-2015-L.B</text:p>
          </table:table-cell>
          <table:table-cell office:value-type="float" office:value="187528" table:style-name="ce229">
            <text:p>187.528</text:p>
          </table:table-cell>
          <table:table-cell office:value-type="float" office:value="37506" table:style-name="ce241">
            <text:p>37.506</text:p>
          </table:table-cell>
          <table:table-cell office:value-type="float" office:value="97862" table:style-name="ce229">
            <text:p>97.862</text:p>
          </table:table-cell>
          <table:table-cell office:value-type="percentage" office:value="0.16" table:style-name="ce247">
            <text:p>16%</text:p>
          </table:table-cell>
          <table:table-cell office:value-type="float" office:value="15657.92" table:formula="of:=[.H86]*[.I86]" table:content-validation-name="val10" table:style-name="ce243">
            <text:p>15658<text:s/></text:p>
          </table:table-cell>
          <table:table-cell office:value-type="float" office:value="165679.92000000001" table:formula="of:=SUM(([.F86]+[.J86])-[.G86])" table:style-name="ce243">
            <text:p>16568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70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CORRECTIVO (DAÑOS, CAMBIO ARO FAROLA, DIRECCIONAL TRASERO Y MANUBRIO), MOTO GS500 OQG-86B KM 54.407</text:p>
          </table:table-cell>
          <table:table-cell office:value-type="string" table:style-name="ce227">
            <text:p>AAM-165-2014-L.B</text:p>
          </table:table-cell>
          <table:table-cell office:value-type="float" office:value="103448" table:style-name="ce229">
            <text:p>103.448</text:p>
          </table:table-cell>
          <table:table-cell table:style-name="ce241"/>
          <table:table-cell office:value-type="float" office:value="103448" table:formula="of:=([.F87]-[.G87])" table:style-name="ce229">
            <text:p>103.448</text:p>
          </table:table-cell>
          <table:table-cell office:value-type="percentage" office:value="0.16" table:style-name="ce247">
            <text:p>16%</text:p>
          </table:table-cell>
          <table:table-cell office:value-type="float" office:value="16551.68" table:formula="of:=[.H87]*[.I87]" table:content-validation-name="val10" table:style-name="ce243">
            <text:p>16552<text:s/></text:p>
          </table:table-cell>
          <table:table-cell office:value-type="float" office:value="119999.67999999999" table:formula="of:=SUM(([.F87]+[.J87])-[.G87])" table:style-name="ce243">
            <text:p>12000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RP 139486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CORRECTIVO (DAÑOS, CAMBIO ARO FAROLA, DIRECCIONAL TRASERO Y MANUBRIO), MOTO GS500 OQG-86B KM 54.407</text:p>
          </table:table-cell>
          <table:table-cell office:value-type="string" table:style-name="ce227">
            <text:p>AAM-165-2014-L.B</text:p>
          </table:table-cell>
          <table:table-cell office:value-type="float" office:value="622500" table:style-name="ce229">
            <text:p>622.500</text:p>
          </table:table-cell>
          <table:table-cell office:value-type="float" office:value="124500" table:style-name="ce241">
            <text:p>124.500</text:p>
          </table:table-cell>
          <table:table-cell office:value-type="float" office:value="498000" table:formula="of:=([.F88]-[.G88])" table:style-name="ce229">
            <text:p>498.000</text:p>
          </table:table-cell>
          <table:table-cell office:value-type="percentage" office:value="0.16" table:style-name="ce247">
            <text:p>16%</text:p>
          </table:table-cell>
          <table:table-cell office:value-type="float" office:value="79680" table:formula="of:=[.H88]*[.I88]" table:content-validation-name="val10" table:style-name="ce243">
            <text:p>79680<text:s/></text:p>
          </table:table-cell>
          <table:table-cell office:value-type="float" office:value="577680" table:formula="of:=SUM(([.F88]+[.J88])-[.G88])" table:style-name="ce243">
            <text:p>577680<text:s/></text:p>
          </table:table-cell>
          <table:table-cell table:number-columns-repeated="16373"/>
        </table:table-row>
        <table:table-row table:style-name="ro12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71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CARGO ENDEREZAR CHASIS Y TREN DELANTERO, MOTO GS500 OQG-86B KM 54.407</text:p>
          </table:table-cell>
          <table:table-cell office:value-type="string" table:style-name="ce227">
            <text:p>AAM-165-2014-L.B</text:p>
          </table:table-cell>
          <table:table-cell office:value-type="float" office:value="422414" table:style-name="ce229">
            <text:p>422.414</text:p>
          </table:table-cell>
          <table:table-cell table:style-name="ce241"/>
          <table:table-cell office:value-type="float" office:value="422414" table:formula="of:=([.F89]-[.G89])" table:style-name="ce229">
            <text:p>422.414</text:p>
          </table:table-cell>
          <table:table-cell office:value-type="percentage" office:value="0.16" table:style-name="ce247">
            <text:p>16%</text:p>
          </table:table-cell>
          <table:table-cell office:value-type="float" office:value="67586.240000000005" table:formula="of:=[.H89]*[.I89]" table:content-validation-name="val10" table:style-name="ce243">
            <text:p>67586<text:s/></text:p>
          </table:table-cell>
          <table:table-cell office:value-type="float" office:value="490000.24" table:formula="of:=SUM(([.F89]+[.J89])-[.G89])" table:style-name="ce243">
            <text:p>4900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5</text:p>
          </table:table-cell>
          <table:covered-table-cell table:number-columns-repeated="3"/>
          <table:table-cell table:content-validation-name="val10" table:style-name="ce211"/>
          <table:table-cell office:value-type="float" office:value="1489683" table:formula="of:=SUM([.F89]+[.F88]+[.F87]+[.F86]+[.F85]+[.F84]+[.F83])" table:style-name="ce212">
            <text:p>1489683<text:s/></text:p>
          </table:table-cell>
          <table:table-cell office:value-type="float" office:value="171696" table:formula="of:=SUM([.G89]+[.G88]+[.G87]+[.G86]+[.G85]+[.G84]+[.G83])" table:style-name="ce212">
            <text:p>171696<text:s/></text:p>
          </table:table-cell>
          <table:table-cell office:value-type="float" office:value="1265827" table:formula="of:=SUM([.H89]+[.H88]+[.H87]+[.H86]+[.H85]+[.H84]+[.H83])" table:style-name="ce212">
            <text:p>1265827<text:s/></text:p>
          </table:table-cell>
          <table:table-cell table:style-name="ce213"/>
          <table:table-cell office:value-type="float" office:value="202532.32" table:formula="of:=SUM([.J89]+[.J88]+[.J87]+[.J86]+[.J85]+[.J84]+[.J83])" table:style-name="ce212">
            <text:p>202532<text:s/></text:p>
          </table:table-cell>
          <table:table-cell office:value-type="float" office:value="1520519.3199999998" table:formula="of:=SUM([.K89]+[.K88]+[.K87]+[.K86]+[.K85]+[.K84]+[.K83])" table:style-name="ce212">
            <text:p>1520519<text:s/></text:p>
          </table:table-cell>
          <table:table-cell table:number-columns-repeated="16373"/>
        </table:table-row>
        <table:table-row table:style-name="ro16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SE 254308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DELANTERAS, TRASERAS Y CORREGIR FUGA POR TELESCOPICO, MOTO GS500 OQG-86B KM 79.660</text:p>
          </table:table-cell>
          <table:table-cell office:value-type="string" table:style-name="ce227">
            <text:p>AAM-72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[.F91]-[.G91]" table:style-name="ce229">
            <text:p>45.000</text:p>
          </table:table-cell>
          <table:table-cell office:value-type="percentage" office:value="0.16" table:style-name="ce247">
            <text:p>16%</text:p>
          </table:table-cell>
          <table:table-cell office:value-type="float" office:value="7200" table:formula="of:=[.H91]*[.I91]" table:content-validation-name="val10" table:style-name="ce243">
            <text:p>7200<text:s/></text:p>
          </table:table-cell>
          <table:table-cell office:value-type="float" office:value="52200" table:formula="of:=SUM(([.F91]+[.J91])-[.G91])" table:style-name="ce243">
            <text:p>52200<text:s/></text:p>
          </table:table-cell>
          <table:table-cell table:number-columns-repeated="16373"/>
        </table:table-row>
        <table:table-row table:style-name="ro16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RP 140702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DELANTERAS, TRASERAS Y CORREGIR FUGA POR TELESCOPICO, MOTO GS500 OQG-86B KM 79.660</text:p>
          </table:table-cell>
          <table:table-cell office:value-type="string" table:style-name="ce227">
            <text:p>AAM-72-2015-L.B</text:p>
          </table:table-cell>
          <table:table-cell office:value-type="float" office:value="323131" table:style-name="ce229">
            <text:p>323.131</text:p>
          </table:table-cell>
          <table:table-cell office:value-type="float" office:value="64626" table:style-name="ce241">
            <text:p>64.626</text:p>
          </table:table-cell>
          <table:table-cell office:value-type="float" office:value="206345" table:style-name="ce229">
            <text:p>206.345</text:p>
          </table:table-cell>
          <table:table-cell office:value-type="percentage" office:value="0.16" table:style-name="ce247">
            <text:p>16%</text:p>
          </table:table-cell>
          <table:table-cell office:value-type="float" office:value="33015.199999999997" table:formula="of:=[.H92]*[.I92]" table:content-validation-name="val10" table:style-name="ce243">
            <text:p>33015<text:s/></text:p>
          </table:table-cell>
          <table:table-cell office:value-type="float" office:value="291520.2" table:formula="of:=SUM(([.F92]+[.J92])-[.G92])" table:style-name="ce243">
            <text:p>2915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<text:s/>2015</text:p>
          </table:table-cell>
          <table:covered-table-cell table:number-columns-repeated="3"/>
          <table:table-cell table:content-validation-name="val10" table:style-name="ce206"/>
          <table:table-cell office:value-type="float" office:value="368131" table:formula="of:=SUM([.F92]+[.F91])" table:style-name="ce207">
            <text:p>368131<text:s/></text:p>
          </table:table-cell>
          <table:table-cell office:value-type="float" office:value="64626" table:formula="of:=SUM([.G92]+[.G91])" table:style-name="ce207">
            <text:p>64626<text:s/></text:p>
          </table:table-cell>
          <table:table-cell office:value-type="float" office:value="251345" table:formula="of:=SUM([.H92]+[.H91])" table:style-name="ce207">
            <text:p>251345<text:s/></text:p>
          </table:table-cell>
          <table:table-cell table:style-name="ce208"/>
          <table:table-cell office:value-type="float" office:value="40215.199999999997" table:formula="of:=SUM([.J92]+[.J91])" table:style-name="ce207">
            <text:p>40215<text:s/></text:p>
          </table:table-cell>
          <table:table-cell office:value-type="float" office:value="343720.2" table:formula="of:=SUM([.K92]+[.K91])" table:style-name="ce207">
            <text:p>343720<text:s/></text:p>
          </table:table-cell>
          <table:table-cell table:number-columns-repeated="16373"/>
        </table:table-row>
        <table:table-row table:style-name="ro17">
          <table:table-cell office:value-type="date" office:date-value="2015-07-08T00:00:00" table:style-name="ce238">
            <text:p>8/7/15</text:p>
          </table:table-cell>
          <table:table-cell office:value-type="string" table:style-name="ce255">
            <text:p>SE 255881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 Y PASTILLAS TRASERAS, MOTO GS500 OQG-86B KM 82.650</text:p>
          </table:table-cell>
          <table:table-cell office:value-type="string" table:style-name="ce227">
            <text:p>AAM-84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([.F94]-[.G94])" table:style-name="ce229">
            <text:p>45.000</text:p>
          </table:table-cell>
          <table:table-cell office:value-type="percentage" office:value="0.16" table:style-name="ce256">
            <text:p>16%</text:p>
          </table:table-cell>
          <table:table-cell office:value-type="float" office:value="7200" table:formula="of:=[.H94]*[.I94]" table:style-name="ce257">
            <text:p>7.200<text:s/></text:p>
          </table:table-cell>
          <table:table-cell office:value-type="float" office:value="52200" table:formula="of:=SUM(([.F94]+[.J94])-[.G94])" table:style-name="ce257">
            <text:p>52.200<text:s/></text:p>
          </table:table-cell>
          <table:table-cell table:number-columns-repeated="16373"/>
        </table:table-row>
        <table:table-row table:style-name="ro17">
          <table:table-cell office:value-type="date" office:date-value="2015-07-08T00:00:00" table:style-name="ce238">
            <text:p>8/7/15</text:p>
          </table:table-cell>
          <table:table-cell office:value-type="string" table:style-name="ce255">
            <text:p>RP 142094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 Y PASTILLAS TRASERAS, MOTO GS500 OQG-86B KM 82.650</text:p>
          </table:table-cell>
          <table:table-cell office:value-type="string" table:style-name="ce227">
            <text:p>AAM-84-2015-L.B</text:p>
          </table:table-cell>
          <table:table-cell office:value-type="float" office:value="187528" table:style-name="ce229">
            <text:p>187.528</text:p>
          </table:table-cell>
          <table:table-cell office:value-type="float" office:value="37506" table:style-name="ce241">
            <text:p>37.506</text:p>
          </table:table-cell>
          <table:table-cell office:value-type="float" office:value="97862" table:style-name="ce229">
            <text:p>97.862</text:p>
          </table:table-cell>
          <table:table-cell office:value-type="percentage" office:value="0.16" table:style-name="ce256">
            <text:p>16%</text:p>
          </table:table-cell>
          <table:table-cell office:value-type="float" office:value="15657.92" table:formula="of:=[.H95]*[.I95]" table:style-name="ce257">
            <text:p>15.658<text:s/></text:p>
          </table:table-cell>
          <table:table-cell office:value-type="float" office:value="165679.92000000001" table:formula="of:=SUM(([.F95]+[.J95])-[.G95])" table:style-name="ce257">
            <text:p>165.680<text:s/></text:p>
          </table:table-cell>
          <table:table-cell table:number-columns-repeated="16373"/>
        </table:table-row>
        <table:table-row table:style-name="ro21">
          <table:table-cell office:value-type="date" office:date-value="2015-07-10T00:00:00" table:style-name="ce238">
            <text:p>10/7/15</text:p>
          </table:table-cell>
          <table:table-cell office:value-type="string" table:style-name="ce255">
            <text:p>SE 255993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TRASERAS, KIT DE ARRASTRE, SUMINISTRO E INSTALACION DE LLANTA TRASERA, MOTO GS500 OQG-86B KM 85.982</text:p>
          </table:table-cell>
          <table:table-cell office:value-type="string" table:style-name="ce227">
            <text:p>AAM-90-2015-L.B</text:p>
          </table:table-cell>
          <table:table-cell office:value-type="float" office:value="108793" table:style-name="ce229">
            <text:p>108.793</text:p>
          </table:table-cell>
          <table:table-cell table:style-name="ce241"/>
          <table:table-cell office:value-type="float" office:value="108793" table:formula="of:=([.F96]-[.G96])" table:style-name="ce229">
            <text:p>108.793</text:p>
          </table:table-cell>
          <table:table-cell office:value-type="percentage" office:value="0.16" table:style-name="ce256">
            <text:p>16%</text:p>
          </table:table-cell>
          <table:table-cell office:value-type="float" office:value="17406.88" table:formula="of:=[.H96]*[.I96]" table:style-name="ce257">
            <text:p>17.407<text:s/></text:p>
          </table:table-cell>
          <table:table-cell office:value-type="float" office:value="126199.88" table:formula="of:=SUM(([.F96]+[.J96])-[.G96])" table:style-name="ce257">
            <text:p>126.200<text:s/></text:p>
          </table:table-cell>
          <table:table-cell table:number-columns-repeated="16373"/>
        </table:table-row>
        <table:table-row table:style-name="ro17">
          <table:table-cell office:value-type="date" office:date-value="2015-07-10T00:00:00" table:style-name="ce238">
            <text:p>10/7/15</text:p>
          </table:table-cell>
          <table:table-cell office:value-type="string" table:style-name="ce255">
            <text:p>RP 142198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TRASERAS Y KIT DE ARRASTRE, MOTO GS500 OQG-86B KM 85.982</text:p>
          </table:table-cell>
          <table:table-cell office:value-type="string" table:style-name="ce227">
            <text:p>AAM-90-2015-L.B</text:p>
          </table:table-cell>
          <table:table-cell office:value-type="float" office:value="528218" table:style-name="ce229">
            <text:p>528.218</text:p>
          </table:table-cell>
          <table:table-cell office:value-type="float" office:value="105644" table:style-name="ce241">
            <text:p>105.644</text:p>
          </table:table-cell>
          <table:table-cell office:value-type="float" office:value="370414" table:style-name="ce229">
            <text:p>370.414</text:p>
          </table:table-cell>
          <table:table-cell office:value-type="percentage" office:value="0.16" table:style-name="ce256">
            <text:p>16%</text:p>
          </table:table-cell>
          <table:table-cell office:value-type="float" office:value="59266.239999999998" table:formula="of:=[.H97]*[.I97]" table:style-name="ce257">
            <text:p>59.266<text:s/></text:p>
          </table:table-cell>
          <table:table-cell office:value-type="float" office:value="481840.24" table:formula="of:=SUM(([.F97]+[.J97])-[.G97])" table:style-name="ce257">
            <text:p>481.840<text:s/></text:p>
          </table:table-cell>
          <table:table-cell table:number-columns-repeated="16373"/>
        </table:table-row>
        <table:table-row table:style-name="ro12">
          <table:table-cell office:value-type="date" office:date-value="2015-07-10T00:00:00" table:style-name="ce238">
            <text:p>10/7/15</text:p>
          </table:table-cell>
          <table:table-cell office:value-type="string" table:style-name="ce255">
            <text:p>RP 142208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CAMBIO DE LLANTA TRASERA, MOTO GS500 OQG-86B KM 85.982</text:p>
          </table:table-cell>
          <table:table-cell office:value-type="string" table:style-name="ce227">
            <text:p>AAM-90-2015-L.B</text:p>
          </table:table-cell>
          <table:table-cell office:value-type="float" office:value="142672" table:style-name="ce229">
            <text:p>142.672</text:p>
          </table:table-cell>
          <table:table-cell office:value-type="float" office:value="28534" table:style-name="ce241">
            <text:p>28.534</text:p>
          </table:table-cell>
          <table:table-cell office:value-type="float" office:value="114138" table:formula="of:=([.F98]-[.G98])" table:style-name="ce229">
            <text:p>114.138</text:p>
          </table:table-cell>
          <table:table-cell office:value-type="percentage" office:value="0.16" table:style-name="ce256">
            <text:p>16%</text:p>
          </table:table-cell>
          <table:table-cell office:value-type="float" office:value="18262.080000000002" table:formula="of:=[.H98]*[.I98]" table:style-name="ce257">
            <text:p>18.262<text:s/></text:p>
          </table:table-cell>
          <table:table-cell office:value-type="float" office:value="132400.08000000002" table:formula="of:=SUM(([.F98]+[.J98])-[.G98])" table:style-name="ce257">
            <text:p>132.4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LIO <text:s/>2015</text:p>
          </table:table-cell>
          <table:covered-table-cell table:number-columns-repeated="3"/>
          <table:table-cell table:content-validation-name="val10" table:style-name="ce206"/>
          <table:table-cell office:value-type="float" office:value="1012211" table:formula="of:=SUM([.F98]+[.F97]+[.F96]+[.F95]+[.F94])" table:style-name="ce207">
            <text:p>1012211<text:s/></text:p>
          </table:table-cell>
          <table:table-cell office:value-type="float" office:value="171684" table:formula="of:=SUM([.G98]+[.G97]+[.G96]+[.G95]+[.G94])" table:style-name="ce207">
            <text:p>171684<text:s/></text:p>
          </table:table-cell>
          <table:table-cell office:value-type="float" office:value="736207" table:formula="of:=SUM([.H98]+[.H97]+[.H96]+[.H95]+[.H94])" table:style-name="ce207">
            <text:p>736207<text:s/></text:p>
          </table:table-cell>
          <table:table-cell table:style-name="ce208"/>
          <table:table-cell office:value-type="float" office:value="117793.12000000001" table:formula="of:=SUM([.J98]+[.J97]+[.J96]+[.J95]+[.J94])" table:style-name="ce207">
            <text:p>117793<text:s/></text:p>
          </table:table-cell>
          <table:table-cell office:value-type="float" office:value="958320.12000000011" table:formula="of:=SUM([.K98]+[.K97]+[.K96]+[.K95]+[.K94])" table:style-name="ce207">
            <text:p>958320<text:s/></text:p>
          </table:table-cell>
          <table:table-cell table:number-columns-repeated="16373"/>
        </table:table-row>
        <table:table-row table:number-rows-repeated="1048477" table:style-name="ro7">
          <table:table-cell table:number-columns-repeated="16384"/>
        </table:table-row>
      </table:table>
      <table:table table:name="_Moto_VZR-66C" table:style-name="ta4">
        <table:table-column table:style-name="co33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87" table:default-cell-style-name="ce1"/>
        <table:table-column table:style-name="co17" table:default-cell-style-name="ce1"/>
        <table:table-column table:style-name="co66" table:default-cell-style-name="ce1"/>
        <table:table-column table:style-name="co33" table:number-columns-repeated="3" table:default-cell-style-name="ce1"/>
        <table:table-column table:style-name="co105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1" table:style-name="ce183"/>
          <table:table-cell office:value-type="string" table:content-validation-name="val11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1" table:style-name="ce189">
            <text:p>CONCEPTO</text:p>
          </table:table-cell>
          <table:table-cell office:value-type="string" table:content-validation-name="val11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DR-650 <text:s/>VZR-66C</text:p>
          </table:table-cell>
          <table:covered-table-cell table:number-columns-repeated="10"/>
          <table:table-cell table:number-columns-repeated="16373"/>
        </table:table-row>
        <table:table-row table:style-name="ro12">
          <table:table-cell office:value-type="date" office:date-value="2014-02-06T00:00:00" table:style-name="ce195">
            <text:p>6/2/14</text:p>
          </table:table-cell>
          <table:table-cell office:value-type="string" table:style-name="ce196">
            <text:p>RP 12152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DR650 VZR-66C KM 1.557</text:p>
          </table:table-cell>
          <table:table-cell office:value-type="string" table:style-name="ce199">
            <text:p>AAM-17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5]*[.I5]" table:content-validation-name="val11" table:style-name="ce204">
            <text:p>1765<text:s/></text:p>
          </table:table-cell>
          <table:table-cell office:value-type="float" office:value="59899.44" table:formula="of:=SUM(([.F5]+[.J5])-[.G5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11" table:style-name="ce206"/>
          <table:table-cell office:value-type="float" office:value="58134" table:formula="of:=SUM([.F5])" table:style-name="ce207">
            <text:p>58134<text:s/></text:p>
          </table:table-cell>
          <table:table-cell office:value-type="float" office:value="0" table:formula="of:=SUM([.G5]+[.G4])" table:style-name="ce207">
            <text:p><text:s/>-<text:s/></text:p>
          </table:table-cell>
          <table:table-cell office:value-type="float" office:value="11034" table:formula="of:=SUM([.H5])" table:style-name="ce207">
            <text:p>11034<text:s/></text:p>
          </table:table-cell>
          <table:table-cell table:style-name="ce208"/>
          <table:table-cell office:value-type="float" office:value="1765.44" table:formula="of:=SUM([.J5])" table:style-name="ce207">
            <text:p>1765<text:s/></text:p>
          </table:table-cell>
          <table:table-cell office:value-type="float" office:value="59899.44" table:formula="of:=SUM([.K5])" table:style-name="ce207">
            <text:p>59899<text:s/></text:p>
          </table:table-cell>
          <table:table-cell table:number-columns-repeated="16373"/>
        </table:table-row>
        <table:table-row table:style-name="ro1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SE 22987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66C KM 4.100</text:p>
          </table:table-cell>
          <table:table-cell office:value-type="string" table:style-name="ce199">
            <text:p>AAM-34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7]-[.G7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7]*[.I7]" table:content-validation-name="val11" table:style-name="ce204">
            <text:p>7200<text:s/></text:p>
          </table:table-cell>
          <table:table-cell office:value-type="float" office:value="52200" table:formula="of:=SUM(([.F7]+[.J7])-[.G7])" table:style-name="ce205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5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66C KM 4.100</text:p>
          </table:table-cell>
          <table:table-cell office:value-type="string" table:style-name="ce199">
            <text:p>AAM-34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8]*[.I8]" table:content-validation-name="val11" table:style-name="ce204">
            <text:p>1765<text:s/></text:p>
          </table:table-cell>
          <table:table-cell office:value-type="float" office:value="59899.44" table:formula="of:=SUM(([.F8]+[.J8])-[.G8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11" table:style-name="ce206"/>
          <table:table-cell office:value-type="float" office:value="103134" table:formula="of:=SUM([.F8]+[.F7])" table:style-name="ce207">
            <text:p>103134<text:s/></text:p>
          </table:table-cell>
          <table:table-cell office:value-type="float" office:value="0" table:formula="of:=SUM([.G8]+[.G7])" table:style-name="ce207">
            <text:p><text:s/>-<text:s/></text:p>
          </table:table-cell>
          <table:table-cell office:value-type="float" office:value="56034" table:formula="of:=SUM([.H8]+[.H7])" table:style-name="ce207">
            <text:p>56034<text:s/></text:p>
          </table:table-cell>
          <table:table-cell table:style-name="ce208"/>
          <table:table-cell office:value-type="float" office:value="8965.44" table:formula="of:=SUM([.J8]+[.J7])" table:style-name="ce207">
            <text:p>8965<text:s/></text:p>
          </table:table-cell>
          <table:table-cell office:value-type="float" office:value="112099.44" table:formula="of:=SUM([.K8]+[.K7])" table:style-name="ce207">
            <text:p>112099<text:s/></text:p>
          </table:table-cell>
          <table:table-cell table:number-columns-repeated="16373"/>
        </table:table-row>
        <table:table-row table:style-name="ro12">
          <table:table-cell office:value-type="date" office:date-value="2014-05-13T00:00:00" table:style-name="ce195">
            <text:p>13/5/14</text:p>
          </table:table-cell>
          <table:table-cell office:value-type="string" table:style-name="ce196">
            <text:p>SE 233466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DR650 VZR-66C KM 6.966</text:p>
          </table:table-cell>
          <table:table-cell office:value-type="string" table:style-name="ce199">
            <text:p>AAM-56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0]-[.G10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0]*[.I10]" table:content-validation-name="val11" table:style-name="ce204">
            <text:p>7200<text:s/></text:p>
          </table:table-cell>
          <table:table-cell office:value-type="float" office:value="52200" table:formula="of:=SUM(([.F10]+[.J10])-[.G10])" table:style-name="ce205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4-05-12T00:00:00" table:style-name="ce195">
            <text:p>12/5/14</text:p>
          </table:table-cell>
          <table:table-cell office:value-type="string" table:style-name="ce196">
            <text:p>RP 12500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DR650 VZR-66C KM 6.966</text:p>
          </table:table-cell>
          <table:table-cell office:value-type="string" table:style-name="ce199">
            <text:p>AAM-56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11]*[.I11]" table:content-validation-name="val11" table:style-name="ce204">
            <text:p>1765<text:s/></text:p>
          </table:table-cell>
          <table:table-cell office:value-type="float" office:value="59899.44" table:formula="of:=SUM(([.F11]+[.J11])-[.G11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11" table:style-name="ce206"/>
          <table:table-cell office:value-type="float" office:value="103134" table:formula="of:=SUM([.F11]+[.F10])" table:style-name="ce207">
            <text:p>103134<text:s/></text:p>
          </table:table-cell>
          <table:table-cell office:value-type="float" office:value="0" table:formula="of:=SUM([.G11]+[.G10])" table:style-name="ce207">
            <text:p><text:s/>-<text:s/></text:p>
          </table:table-cell>
          <table:table-cell office:value-type="float" office:value="56034" table:formula="of:=SUM([.H11]+[.H10])" table:style-name="ce207">
            <text:p>56034<text:s/></text:p>
          </table:table-cell>
          <table:table-cell table:style-name="ce208"/>
          <table:table-cell office:value-type="float" office:value="8965.44" table:formula="of:=SUM([.J11]+[.J10])" table:style-name="ce207">
            <text:p>8965<text:s/></text:p>
          </table:table-cell>
          <table:table-cell office:value-type="float" office:value="112099.44" table:formula="of:=SUM([.K11]+[.K10])" table:style-name="ce207">
            <text:p>112099<text:s/></text:p>
          </table:table-cell>
          <table:table-cell table:number-columns-repeated="16373"/>
        </table:table-row>
        <table:table-row table:style-name="ro16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SE 235166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 Y TRASERAS, MOTO POLCA DR650 VZR-66C KM 9.606</text:p>
          </table:table-cell>
          <table:table-cell office:value-type="string" table:style-name="ce199">
            <text:p>AAM-74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3]-[.G13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3]*[.I13]" table:content-validation-name="val11" table:style-name="ce204">
            <text:p>7200<text:s/></text:p>
          </table:table-cell>
          <table:table-cell office:value-type="float" office:value="52200" table:formula="of:=SUM(([.F13]+[.J13])-[.G13])" table:style-name="ce205">
            <text:p>52200<text:s/></text:p>
          </table:table-cell>
          <table:table-cell table:number-columns-repeated="16373"/>
        </table:table-row>
        <table:table-row table:style-name="ro16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RP 126221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 Y TRASERAS, MOTO POLCA DR650 VZR-66C KM 9.606</text:p>
          </table:table-cell>
          <table:table-cell office:value-type="string" table:style-name="ce199">
            <text:p>AAM-74-2014-L.B</text:p>
          </table:table-cell>
          <table:table-cell office:value-type="float" office:value="278824" table:style-name="ce200">
            <text:p>278.824</text:p>
          </table:table-cell>
          <table:table-cell office:value-type="float" office:value="44138" table:style-name="ce201">
            <text:p>44.138</text:p>
          </table:table-cell>
          <table:table-cell office:value-type="float" office:value="187586" table:style-name="ce202">
            <text:p>187.586</text:p>
          </table:table-cell>
          <table:table-cell office:value-type="percentage" office:value="0.16" table:style-name="ce203">
            <text:p>16%</text:p>
          </table:table-cell>
          <table:table-cell office:value-type="float" office:value="30013.760000000002" table:formula="of:=[.H14]*[.I14]" table:content-validation-name="val11" table:style-name="ce204">
            <text:p>30014<text:s/></text:p>
          </table:table-cell>
          <table:table-cell office:value-type="float" office:value="264699.76" table:formula="of:=SUM(([.F14]+[.J14])-[.G14])" table:style-name="ce205">
            <text:p>2647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11" table:style-name="ce211"/>
          <table:table-cell office:value-type="float" office:value="323824" table:formula="of:=SUM([.F14]+[.F13])" table:style-name="ce212">
            <text:p>323824<text:s/></text:p>
          </table:table-cell>
          <table:table-cell office:value-type="float" office:value="44138" table:formula="of:=SUM([.G14]+[.G13])" table:style-name="ce212">
            <text:p>44138<text:s/></text:p>
          </table:table-cell>
          <table:table-cell office:value-type="float" office:value="232586" table:formula="of:=SUM([.H14]+[.H13])" table:style-name="ce212">
            <text:p>232586<text:s/></text:p>
          </table:table-cell>
          <table:table-cell table:style-name="ce213"/>
          <table:table-cell office:value-type="float" office:value="37213.760000000002" table:formula="of:=SUM([.J14]+[.J13])" table:style-name="ce212">
            <text:p>37214<text:s/></text:p>
          </table:table-cell>
          <table:table-cell office:value-type="float" office:value="316899.76" table:formula="of:=SUM([.K14]+[.K13])" table:style-name="ce212">
            <text:p>316900<text:s/></text:p>
          </table:table-cell>
          <table:table-cell table:number-columns-repeated="16373"/>
        </table:table-row>
        <table:table-row table:style-name="ro12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SE 236841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MOTO POLCA VZR-66C KM 12.381</text:p>
          </table:table-cell>
          <table:table-cell office:value-type="string" table:style-name="ce227">
            <text:p>AAM-88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2">
          <table:table-cell office:value-type="date" office:date-value="2014-07-14T00:00:00" table:style-name="ce226">
            <text:p>14/07/2014</text:p>
          </table:table-cell>
          <table:table-cell office:value-type="string" table:style-name="ce227">
            <text:p>RP 12751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MOTO POLCA VZR-66C KM 12.381</text:p>
          </table:table-cell>
          <table:table-cell office:value-type="string" table:style-name="ce227">
            <text:p>AAM-88-2014-L.B</text:p>
          </table:table-cell>
          <table:table-cell office:value-type="float" office:value="58134" table:style-name="ce229">
            <text:p>58.134</text:p>
          </table:table-cell>
          <table:table-cell table:style-name="ce227"/>
          <table:table-cell office:value-type="float" office:value="11034" table:style-name="ce229">
            <text:p>11.034</text:p>
          </table:table-cell>
          <table:table-cell office:value-type="percentage" office:value="0.16" table:style-name="ce230">
            <text:p>16%</text:p>
          </table:table-cell>
          <table:table-cell office:value-type="float" office:value="1765" table:style-name="ce229">
            <text:p>1.765</text:p>
          </table:table-cell>
          <table:table-cell office:value-type="float" office:value="59899" table:style-name="ce229">
            <text:p>59.899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LIO <text:s/>2014</text:p>
          </table:table-cell>
          <table:covered-table-cell table:number-columns-repeated="3"/>
          <table:table-cell table:content-validation-name="val11" table:style-name="ce211"/>
          <table:table-cell office:value-type="float" office:value="103134" table:formula="of:=SUM([.F17]+[.F16])" table:style-name="ce212">
            <text:p>103134<text:s/></text:p>
          </table:table-cell>
          <table:table-cell office:value-type="float" office:value="0" table:formula="of:=SUM([.G17]+[.G16])" table:style-name="ce212">
            <text:p><text:s/>-<text:s/></text:p>
          </table:table-cell>
          <table:table-cell office:value-type="float" office:value="56034" table:formula="of:=SUM([.H17]+[.H16])" table:style-name="ce212">
            <text:p>56034<text:s/></text:p>
          </table:table-cell>
          <table:table-cell table:style-name="ce213"/>
          <table:table-cell office:value-type="float" office:value="8965" table:formula="of:=SUM([.J17]+[.J16])" table:style-name="ce212">
            <text:p>8965<text:s/></text:p>
          </table:table-cell>
          <table:table-cell office:value-type="float" office:value="112099" table:formula="of:=SUM([.K17]+[.K16])" table:style-name="ce212">
            <text:p>112099<text:s/></text:p>
          </table:table-cell>
          <table:table-cell table:number-columns-repeated="16373"/>
        </table:table-row>
        <table:table-row table:style-name="ro16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SE 239731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DELANTERAS, TRASERAS Y SUMINISTRO DE LLANTA TRASERA, MOTO DR650 VZR-66C KM 14.835</text:p>
          </table:table-cell>
          <table:table-cell office:value-type="string" table:style-name="ce227">
            <text:p>AAM-124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6">
          <table:table-cell office:value-type="date" office:date-value="2014-09-06T00:00:00" table:style-name="ce226">
            <text:p>06/09/2014</text:p>
          </table:table-cell>
          <table:table-cell office:value-type="string" table:style-name="ce227">
            <text:p>RP 129802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DELANTERAS, TRASERAS Y SUMINISTRO DE LLANTA TRASERA, MOTO DR650 VZR-66C KM 14.835</text:p>
          </table:table-cell>
          <table:table-cell office:value-type="string" table:style-name="ce227">
            <text:p>AAM-124-2014-L.B</text:p>
          </table:table-cell>
          <table:table-cell office:value-type="float" office:value="427358" table:style-name="ce229">
            <text:p>427.358</text:p>
          </table:table-cell>
          <table:table-cell office:value-type="float" office:value="85472" table:style-name="ce229">
            <text:p>85.472</text:p>
          </table:table-cell>
          <table:table-cell office:value-type="float" office:value="304206" table:style-name="ce229">
            <text:p>304.206</text:p>
          </table:table-cell>
          <table:table-cell office:value-type="percentage" office:value="0.16" table:style-name="ce230">
            <text:p>16%</text:p>
          </table:table-cell>
          <table:table-cell office:value-type="float" office:value="48673" table:style-name="ce229">
            <text:p>48.673</text:p>
          </table:table-cell>
          <table:table-cell office:value-type="float" office:value="390559" table:style-name="ce229">
            <text:p>390.559</text:p>
          </table:table-cell>
          <table:table-cell table:number-columns-repeated="16373"/>
        </table:table-row>
        <table:table-row table:style-name="ro12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SE 239733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CAMBIO DE LLANTA, MOTO DR650 VZR-66C KM 14.835</text:p>
          </table:table-cell>
          <table:table-cell office:value-type="string" table:style-name="ce227">
            <text:p>AAM-124-2014-L.B</text:p>
          </table:table-cell>
          <table:table-cell office:value-type="float" office:value="2500" table:style-name="ce229">
            <text:p>2.500</text:p>
          </table:table-cell>
          <table:table-cell table:style-name="ce227"/>
          <table:table-cell office:value-type="float" office:value="2500" table:style-name="ce229">
            <text:p>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" table:style-name="ce227">
            <text:p>400</text:p>
          </table:table-cell>
          <table:table-cell office:value-type="float" office:value="2900" table:style-name="ce229">
            <text:p>2.9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SEPTIEMBRE <text:s/>2014</text:p>
          </table:table-cell>
          <table:covered-table-cell table:number-columns-repeated="3"/>
          <table:table-cell table:content-validation-name="val11" table:style-name="ce211"/>
          <table:table-cell office:value-type="float" office:value="474858" table:formula="of:=SUM([.F21]+[.F20]+[.F19])" table:style-name="ce212">
            <text:p>474858<text:s/></text:p>
          </table:table-cell>
          <table:table-cell office:value-type="float" office:value="85472" table:formula="of:=SUM([.G21]+[.G20]+[.G19])" table:style-name="ce212">
            <text:p>85472<text:s/></text:p>
          </table:table-cell>
          <table:table-cell office:value-type="float" office:value="351706" table:formula="of:=SUM([.H21]+[.H20]+[.H19])" table:style-name="ce212">
            <text:p>351706<text:s/></text:p>
          </table:table-cell>
          <table:table-cell table:style-name="ce213"/>
          <table:table-cell office:value-type="float" office:value="56273" table:formula="of:=SUM([.J21]+[.J20]+[.J19])" table:style-name="ce212">
            <text:p>56273<text:s/></text:p>
          </table:table-cell>
          <table:table-cell office:value-type="float" office:value="445659" table:formula="of:=SUM([.K21]+[.K20]+[.K19])" table:style-name="ce212">
            <text:p>445659<text:s/></text:p>
          </table:table-cell>
          <table:table-cell table:number-columns-repeated="16373"/>
        </table:table-row>
        <table:table-row table:style-name="ro16">
          <table:table-cell office:value-type="date" office:date-value="2014-12-04T00:00:00" table:style-name="ce226">
            <text:p>04/12/2014</text:p>
          </table:table-cell>
          <table:table-cell office:value-type="string" table:style-name="ce227">
            <text:p>SE 24434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TRASERAS E INSTALACION LLANTA DELANTERA SUMINISTRADA POR ALMACEN DEL CCO, MOTO DR650 VZR-66C KM 19.242</text:p>
          </table:table-cell>
          <table:table-cell office:value-type="string" table:style-name="ce227">
            <text:p>AAM-174-2014-L.B</text:p>
          </table:table-cell>
          <table:table-cell office:value-type="float" office:value="47500" table:style-name="ce229">
            <text:p>47.500</text:p>
          </table:table-cell>
          <table:table-cell table:style-name="ce227"/>
          <table:table-cell office:value-type="float" office:value="47500" table:style-name="ce229">
            <text:p>47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7600" table:style-name="ce229">
            <text:p>7.600</text:p>
          </table:table-cell>
          <table:table-cell office:value-type="float" office:value="55100" table:style-name="ce229">
            <text:p>55.100</text:p>
          </table:table-cell>
          <table:table-cell table:number-columns-repeated="16373"/>
        </table:table-row>
        <table:table-row table:style-name="ro16">
          <table:table-cell office:value-type="date" office:date-value="2014-12-03T00:00:00" table:style-name="ce226">
            <text:p>03/12/2014</text:p>
          </table:table-cell>
          <table:table-cell office:value-type="string" table:style-name="ce227">
            <text:p>RP 13316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TRASERAS E INSTALACION LLANTA DELANTERA SUMINISTRADA POR ALMACEN DEL CCO, MOTO DR650 VZR-66C KM 19.242</text:p>
          </table:table-cell>
          <table:table-cell office:value-type="string" table:style-name="ce227">
            <text:p>AAM-174-2014-L.B</text:p>
          </table:table-cell>
          <table:table-cell office:value-type="float" office:value="135021" table:style-name="ce229">
            <text:p>135.021</text:p>
          </table:table-cell>
          <table:table-cell office:value-type="float" office:value="27004" table:style-name="ce229">
            <text:p>27.004</text:p>
          </table:table-cell>
          <table:table-cell office:value-type="float" office:value="68893" table:style-name="ce229">
            <text:p>68.893</text:p>
          </table:table-cell>
          <table:table-cell office:value-type="percentage" office:value="0.16" table:style-name="ce230">
            <text:p>16%</text:p>
          </table:table-cell>
          <table:table-cell office:value-type="float" office:value="11023" table:style-name="ce229">
            <text:p>11.023</text:p>
          </table:table-cell>
          <table:table-cell office:value-type="float" office:value="119040" table:style-name="ce229">
            <text:p>119.04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<text:s/>2014</text:p>
          </table:table-cell>
          <table:covered-table-cell table:number-columns-repeated="3"/>
          <table:table-cell table:content-validation-name="val11" table:style-name="ce211"/>
          <table:table-cell office:value-type="float" office:value="182521" table:formula="of:=SUM([.F24]+[.F23])" table:style-name="ce212">
            <text:p>182521<text:s/></text:p>
          </table:table-cell>
          <table:table-cell office:value-type="float" office:value="27004" table:formula="of:=SUM([.G24]+[.G23])" table:style-name="ce212">
            <text:p>27004<text:s/></text:p>
          </table:table-cell>
          <table:table-cell office:value-type="float" office:value="116393" table:formula="of:=SUM([.H24]+[.H23])" table:style-name="ce212">
            <text:p>116393<text:s/></text:p>
          </table:table-cell>
          <table:table-cell table:style-name="ce213"/>
          <table:table-cell office:value-type="float" office:value="18623" table:formula="of:=SUM([.J24]+[.J23])" table:style-name="ce212">
            <text:p>18623<text:s/></text:p>
          </table:table-cell>
          <table:table-cell office:value-type="float" office:value="174140" table:formula="of:=SUM([.K24]+[.K23])" table:style-name="ce212">
            <text:p>1741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MOTO DR650 VZR-66C</text:p>
          </table:table-cell>
          <table:covered-table-cell table:number-columns-repeated="9"/>
          <table:table-cell office:value-type="currency" office:value="1332896.0799999998" table:formula="of:=SUM([.K25]+[.K22]+[.K18]+[.K15]+[.K12]+[.K9]+[.K6])" table:style-name="ce262">
            <text:p>$1.332.896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MOTO DR-650 <text:s/>VZR-66C</text:p>
          </table:table-cell>
          <table:covered-table-cell table:number-columns-repeated="10"/>
          <table:table-cell table:number-columns-repeated="16373"/>
        </table:table-row>
        <table:table-row table:style-name="ro21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797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DESMONTAR CABEZA DE FUERZA PARA CORREGIR FUGA, CAMBIO DE ACEITE, PASTILLAS TRASERAS E INSTALACION LLANTA TRASERA SUMINISTRADA POR ALMACEN DEL CCO, MOTO DR650 VZR-66C KM 21.810</text:p>
          </table:table-cell>
          <table:table-cell office:value-type="string" table:style-name="ce227">
            <text:p>AAM-16-2015-L.B</text:p>
          </table:table-cell>
          <table:table-cell office:value-type="float" office:value="198448" table:style-name="ce229">
            <text:p>198.448</text:p>
          </table:table-cell>
          <table:table-cell table:style-name="ce227"/>
          <table:table-cell office:value-type="float" office:value="198448" table:style-name="ce229">
            <text:p>198.448</text:p>
          </table:table-cell>
          <table:table-cell office:value-type="percentage" office:value="0.16" table:style-name="ce230">
            <text:p>16%</text:p>
          </table:table-cell>
          <table:table-cell office:value-type="float" office:value="31752" table:style-name="ce229">
            <text:p>31.752</text:p>
          </table:table-cell>
          <table:table-cell office:value-type="float" office:value="230200" table:style-name="ce229">
            <text:p>230.200</text:p>
          </table:table-cell>
          <table:table-cell table:number-columns-repeated="16373"/>
        </table:table-row>
        <table:table-row table:style-name="ro21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802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DESMONTAR CABEZA DE FUERZA PARA CORREGIR FUGA, CAMBIO DE ACEITE, PASTILLAS TRASERAS E INSTALACION LLANTA TRASERA SUMINISTRADA POR ALMACEN DEL CCO, MOTO DR650 VZR-66C KM 21.810</text:p>
          </table:table-cell>
          <table:table-cell office:value-type="string" table:style-name="ce227">
            <text:p>AAM-16-2015-L.B</text:p>
          </table:table-cell>
          <table:table-cell office:value-type="float" office:value="250365" table:style-name="ce229">
            <text:p>250.365</text:p>
          </table:table-cell>
          <table:table-cell office:value-type="float" office:value="50073" table:style-name="ce229">
            <text:p>50.073</text:p>
          </table:table-cell>
          <table:table-cell office:value-type="float" office:value="161172" table:style-name="ce229">
            <text:p>161.172</text:p>
          </table:table-cell>
          <table:table-cell office:value-type="percentage" office:value="0.16" table:style-name="ce230">
            <text:p>16%</text:p>
          </table:table-cell>
          <table:table-cell office:value-type="float" office:value="25788" table:style-name="ce229">
            <text:p>25.788</text:p>
          </table:table-cell>
          <table:table-cell office:value-type="float" office:value="226080" table:style-name="ce229">
            <text:p>226.08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2015</text:p>
          </table:table-cell>
          <table:covered-table-cell table:number-columns-repeated="3"/>
          <table:table-cell table:content-validation-name="val11" table:style-name="ce211"/>
          <table:table-cell office:value-type="float" office:value="448813" table:formula="of:=SUM([.F30]+[.F29])" table:style-name="ce212">
            <text:p>448813<text:s/></text:p>
          </table:table-cell>
          <table:table-cell office:value-type="float" office:value="50073" table:formula="of:=SUM([.G30]+[.G29])" table:style-name="ce212">
            <text:p>50073<text:s/></text:p>
          </table:table-cell>
          <table:table-cell office:value-type="float" office:value="359620" table:formula="of:=SUM([.H30]+[.H29])" table:style-name="ce212">
            <text:p>359620<text:s/></text:p>
          </table:table-cell>
          <table:table-cell table:style-name="ce213"/>
          <table:table-cell office:value-type="float" office:value="57540" table:formula="of:=SUM([.J30]+[.J29])" table:style-name="ce212">
            <text:p>57540<text:s/></text:p>
          </table:table-cell>
          <table:table-cell office:value-type="float" office:value="456280" table:formula="of:=SUM([.K30]+[.K29])" table:style-name="ce212">
            <text:p>45628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63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DELANTERAS Y TRASERAS, MOTO DR650 VZR-66C KM 25.113</text:p>
          </table:table-cell>
          <table:table-cell office:value-type="string" table:style-name="ce227">
            <text:p>AAM-56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([.F32]-[.G32])" table:style-name="ce229">
            <text:p>45.000</text:p>
          </table:table-cell>
          <table:table-cell office:value-type="percentage" office:value="0.16" table:style-name="ce247">
            <text:p>16%</text:p>
          </table:table-cell>
          <table:table-cell office:value-type="float" office:value="7200" table:formula="of:=[.H32]*[.I32]" table:content-validation-name="val11" table:style-name="ce243">
            <text:p>7200<text:s/></text:p>
          </table:table-cell>
          <table:table-cell office:value-type="float" office:value="52200" table:formula="of:=SUM(([.F32]+[.J32])-[.G32])" table:style-name="ce243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RP 139477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PASTILLAS DELANTERAS Y TRASERAS, MOTO DR650 VZR-66C KM 25.113</text:p>
          </table:table-cell>
          <table:table-cell office:value-type="string" table:style-name="ce227">
            <text:p>AAM-56-2015-L.B</text:p>
          </table:table-cell>
          <table:table-cell office:value-type="float" office:value="308390" table:style-name="ce229">
            <text:p>308.390</text:p>
          </table:table-cell>
          <table:table-cell office:value-type="float" office:value="61678" table:style-name="ce241">
            <text:p>61.678</text:p>
          </table:table-cell>
          <table:table-cell office:value-type="float" office:value="194552" table:style-name="ce229">
            <text:p>194.552</text:p>
          </table:table-cell>
          <table:table-cell office:value-type="percentage" office:value="0.16" table:style-name="ce247">
            <text:p>16%</text:p>
          </table:table-cell>
          <table:table-cell office:value-type="float" office:value="31128.32" table:formula="of:=[.H33]*[.I33]" table:content-validation-name="val11" table:style-name="ce243">
            <text:p>31128<text:s/></text:p>
          </table:table-cell>
          <table:table-cell office:value-type="float" office:value="277840.32" table:formula="of:=SUM(([.F33]+[.J33])-[.G33])" table:style-name="ce243">
            <text:p>2778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 text:c="2"/>MAYO 2015</text:p>
          </table:table-cell>
          <table:covered-table-cell table:number-columns-repeated="3"/>
          <table:table-cell table:content-validation-name="val11" table:style-name="ce211"/>
          <table:table-cell office:value-type="float" office:value="353390" table:formula="of:=SUM([.F33]+[.F32])" table:style-name="ce212">
            <text:p>353390<text:s/></text:p>
          </table:table-cell>
          <table:table-cell office:value-type="float" office:value="61678" table:formula="of:=SUM([.G33]+[.G32])" table:style-name="ce212">
            <text:p>61678<text:s/></text:p>
          </table:table-cell>
          <table:table-cell office:value-type="float" office:value="239552" table:formula="of:=SUM([.H33]+[.H32])" table:style-name="ce212">
            <text:p>239552<text:s/></text:p>
          </table:table-cell>
          <table:table-cell table:style-name="ce213"/>
          <table:table-cell office:value-type="float" office:value="38328.32" table:formula="of:=SUM([.J33]+[.J32])" table:style-name="ce212">
            <text:p>38328<text:s/></text:p>
          </table:table-cell>
          <table:table-cell office:value-type="float" office:value="330040.32000000001" table:formula="of:=SUM([.K33]+[.K32])" table:style-name="ce212">
            <text:p>330040<text:s/></text:p>
          </table:table-cell>
          <table:table-cell table:number-columns-repeated="16373"/>
        </table:table-row>
        <table:table-row table:style-name="ro12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SE 254327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MOTO DR650 VZR-66C KM 28.172</text:p>
          </table:table-cell>
          <table:table-cell office:value-type="string" table:style-name="ce227">
            <text:p>AAM-83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[.F35]-[.G35]" table:style-name="ce229">
            <text:p>45.000</text:p>
          </table:table-cell>
          <table:table-cell office:value-type="percentage" office:value="0.16" table:style-name="ce247">
            <text:p>16%</text:p>
          </table:table-cell>
          <table:table-cell office:value-type="float" office:value="7200" table:formula="of:=[.H35]*[.I35]" table:content-validation-name="val11" table:style-name="ce243">
            <text:p>7200<text:s/></text:p>
          </table:table-cell>
          <table:table-cell office:value-type="float" office:value="52200" table:formula="of:=SUM(([.F35]+[.J35])-[.G35])" table:style-name="ce243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RP 140735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MOTO DR650 VZR-66C KM 28.172</text:p>
          </table:table-cell>
          <table:table-cell office:value-type="string" table:style-name="ce227">
            <text:p>AAM-83-2015-L.B</text:p>
          </table:table-cell>
          <table:table-cell office:value-type="float" office:value="64762" table:style-name="ce229">
            <text:p>64.762</text:p>
          </table:table-cell>
          <table:table-cell office:value-type="float" office:value="12952" table:style-name="ce241">
            <text:p>12.952</text:p>
          </table:table-cell>
          <table:table-cell office:value-type="float" office:value="12690" table:style-name="ce229">
            <text:p>12.690</text:p>
          </table:table-cell>
          <table:table-cell office:value-type="percentage" office:value="0.16" table:style-name="ce247">
            <text:p>16%</text:p>
          </table:table-cell>
          <table:table-cell office:value-type="float" office:value="2030.4" table:formula="of:=[.H36]*[.I36]" table:content-validation-name="val11" table:style-name="ce243">
            <text:p>2030<text:s/></text:p>
          </table:table-cell>
          <table:table-cell office:value-type="float" office:value="53840.399999999994" table:formula="of:=SUM(([.F36]+[.J36])-[.G36])" table:style-name="ce243">
            <text:p>538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2015</text:p>
          </table:table-cell>
          <table:covered-table-cell table:number-columns-repeated="3"/>
          <table:table-cell table:content-validation-name="val11" table:style-name="ce206"/>
          <table:table-cell office:value-type="float" office:value="109762" table:formula="of:=SUM([.F36]+[.F35])" table:style-name="ce207">
            <text:p>109762<text:s/></text:p>
          </table:table-cell>
          <table:table-cell office:value-type="float" office:value="12952" table:formula="of:=SUM([.G36]+[.G35])" table:style-name="ce207">
            <text:p>12952<text:s/></text:p>
          </table:table-cell>
          <table:table-cell office:value-type="float" office:value="57690" table:formula="of:=SUM([.H36]+[.H35])" table:style-name="ce207">
            <text:p>57690<text:s/></text:p>
          </table:table-cell>
          <table:table-cell table:style-name="ce208"/>
          <table:table-cell office:value-type="float" office:value="9230.4" table:formula="of:=SUM([.J36]+[.J35])" table:style-name="ce207">
            <text:p>9230<text:s/></text:p>
          </table:table-cell>
          <table:table-cell office:value-type="float" office:value="106040.4" table:formula="of:=SUM([.K36]+[.K35])" table:style-name="ce207">
            <text:p>106040<text:s/></text:p>
          </table:table-cell>
          <table:table-cell table:number-columns-repeated="16373"/>
        </table:table-row>
        <table:table-row table:number-rows-repeated="1048539" table:style-name="ro7">
          <table:table-cell table:number-columns-repeated="16384"/>
        </table:table-row>
      </table:table>
      <table:table table:name="_Moto_VZR-67C" table:style-name="ta4">
        <table:table-column table:style-name="co33" table:default-cell-style-name="ce1"/>
        <table:table-column table:style-name="co80" table:default-cell-style-name="ce1"/>
        <table:table-column table:style-name="co106" table:default-cell-style-name="ce1"/>
        <table:table-column table:style-name="co107" table:default-cell-style-name="ce1"/>
        <table:table-column table:style-name="co68" table:default-cell-style-name="ce1"/>
        <table:table-column table:style-name="co92" table:default-cell-style-name="ce1"/>
        <table:table-column table:style-name="co5" table:default-cell-style-name="ce1"/>
        <table:table-column table:style-name="co33" table:number-columns-repeated="3" table:default-cell-style-name="ce1"/>
        <table:table-column table:style-name="co108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2" table:style-name="ce183"/>
          <table:table-cell office:value-type="string" table:content-validation-name="val12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2" table:style-name="ce189">
            <text:p>CONCEPTO</text:p>
          </table:table-cell>
          <table:table-cell office:value-type="string" table:content-validation-name="val12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DR-650 <text:s/>VZR-67C</text:p>
          </table:table-cell>
          <table:covered-table-cell table:number-columns-repeated="10"/>
          <table:table-cell table:number-columns-repeated="16373"/>
        </table:table-row>
        <table:table-row table:style-name="ro12">
          <table:table-cell office:value-type="date" office:date-value="2014-02-06T00:00:00" table:style-name="ce195">
            <text:p>6/2/14</text:p>
          </table:table-cell>
          <table:table-cell office:value-type="string" table:style-name="ce196">
            <text:p>RP 12152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DR650 VZR-67C KM 1.019</text:p>
          </table:table-cell>
          <table:table-cell office:value-type="string" table:style-name="ce199">
            <text:p>AAM-13-2014-T8</text:p>
          </table:table-cell>
          <table:table-cell office:value-type="float" office:value="57876" table:style-name="ce200">
            <text:p>57.876</text:p>
          </table:table-cell>
          <table:table-cell table:style-name="ce201"/>
          <table:table-cell office:value-type="float" office:value="10776" table:style-name="ce202">
            <text:p>10.776</text:p>
          </table:table-cell>
          <table:table-cell office:value-type="percentage" office:value="0.16" table:style-name="ce203">
            <text:p>16%</text:p>
          </table:table-cell>
          <table:table-cell office:value-type="float" office:value="1724.16" table:formula="of:=[.H5]*[.I5]" table:content-validation-name="val12" table:style-name="ce204">
            <text:p>1724<text:s/></text:p>
          </table:table-cell>
          <table:table-cell office:value-type="float" office:value="59600.160000000003" table:formula="of:=SUM(([.F5]+[.J5])-[.G5])" table:style-name="ce205">
            <text:p>596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12" table:style-name="ce206"/>
          <table:table-cell office:value-type="float" office:value="57876" table:formula="of:=SUM([.F5])" table:style-name="ce207">
            <text:p>57876<text:s/></text:p>
          </table:table-cell>
          <table:table-cell office:value-type="float" office:value="0" table:formula="of:=SUM([.G5]+[.G4])" table:style-name="ce207">
            <text:p><text:s/>-<text:s/></text:p>
          </table:table-cell>
          <table:table-cell office:value-type="float" office:value="10776" table:formula="of:=SUM([.H5])" table:style-name="ce207">
            <text:p>10776<text:s/></text:p>
          </table:table-cell>
          <table:table-cell table:style-name="ce208"/>
          <table:table-cell office:value-type="float" office:value="1724.16" table:formula="of:=SUM([.J5])" table:style-name="ce207">
            <text:p>1724<text:s/></text:p>
          </table:table-cell>
          <table:table-cell office:value-type="float" office:value="59600.160000000003" table:formula="of:=SUM([.K5])" table:style-name="ce207">
            <text:p>59600<text:s/></text:p>
          </table:table-cell>
          <table:table-cell table:number-columns-repeated="16373"/>
        </table:table-row>
        <table:table-row table:style-name="ro12">
          <table:table-cell office:value-type="date" office:date-value="2014-04-10T00:00:00" table:style-name="ce195">
            <text:p>10/4/14</text:p>
          </table:table-cell>
          <table:table-cell office:value-type="string" table:style-name="ce196">
            <text:p>SE 231726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67C KM 4.303</text:p>
          </table:table-cell>
          <table:table-cell office:value-type="string" table:style-name="ce199">
            <text:p>AAM-40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7]-[.G7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7]*[.I7]" table:content-validation-name="val12" table:style-name="ce204">
            <text:p>7200<text:s/></text:p>
          </table:table-cell>
          <table:table-cell office:value-type="float" office:value="52200" table:formula="of:=SUM(([.F7]+[.J7])-[.G7])" table:style-name="ce205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4-04-09T00:00:00" table:style-name="ce195">
            <text:p>9/4/14</text:p>
          </table:table-cell>
          <table:table-cell office:value-type="string" table:style-name="ce196">
            <text:p>RP 12400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67C KM 4.303</text:p>
          </table:table-cell>
          <table:table-cell office:value-type="string" table:style-name="ce199">
            <text:p>AAM-40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8]*[.I8]" table:content-validation-name="val12" table:style-name="ce204">
            <text:p>1765<text:s/></text:p>
          </table:table-cell>
          <table:table-cell office:value-type="float" office:value="59899.44" table:formula="of:=SUM(([.F8]+[.J8])-[.G8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ABRIL <text:s/>2014</text:p>
          </table:table-cell>
          <table:covered-table-cell table:number-columns-repeated="3"/>
          <table:table-cell table:content-validation-name="val12" table:style-name="ce206"/>
          <table:table-cell office:value-type="float" office:value="103134" table:formula="of:=SUM([.F8]+[.F7])" table:style-name="ce207">
            <text:p>103134<text:s/></text:p>
          </table:table-cell>
          <table:table-cell office:value-type="float" office:value="0" table:formula="of:=SUM([.G8]+[.G7])" table:style-name="ce207">
            <text:p><text:s/>-<text:s/></text:p>
          </table:table-cell>
          <table:table-cell office:value-type="float" office:value="56034" table:formula="of:=SUM([.H8]+[.H7])" table:style-name="ce207">
            <text:p>56034<text:s/></text:p>
          </table:table-cell>
          <table:table-cell table:style-name="ce208"/>
          <table:table-cell office:value-type="float" office:value="8965.44" table:formula="of:=SUM([.J8]+[.J7])" table:style-name="ce207">
            <text:p>8965<text:s/></text:p>
          </table:table-cell>
          <table:table-cell office:value-type="float" office:value="112099.44" table:formula="of:=SUM([.K8]+[.K7])" table:style-name="ce207">
            <text:p>112099<text:s/></text:p>
          </table:table-cell>
          <table:table-cell table:number-columns-repeated="16373"/>
        </table:table-row>
        <table:table-row table:style-name="ro17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SE 235171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PASTILLAS TRASERAS, MOTO POLCA DR650 VZR-67C KM 8.202</text:p>
          </table:table-cell>
          <table:table-cell office:value-type="string" table:style-name="ce199">
            <text:p>AAM-72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0]-[.G10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0]*[.I10]" table:content-validation-name="val12" table:style-name="ce204">
            <text:p>7200<text:s/></text:p>
          </table:table-cell>
          <table:table-cell office:value-type="float" office:value="52200" table:formula="of:=SUM(([.F10]+[.J10])-[.G10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RP 12622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 Y PASTILLAS TRASERAS, MOTO POLCA DR650 VZR-67C KM 8.202</text:p>
          </table:table-cell>
          <table:table-cell office:value-type="string" table:style-name="ce199">
            <text:p>AAM-72-2014-L.B</text:p>
          </table:table-cell>
          <table:table-cell office:value-type="float" office:value="144255" table:style-name="ce200">
            <text:p>144.255</text:p>
          </table:table-cell>
          <table:table-cell office:value-type="float" office:value="17224" table:style-name="ce201">
            <text:p>17.224</text:p>
          </table:table-cell>
          <table:table-cell office:value-type="float" office:value="79930" table:style-name="ce202">
            <text:p>79.930</text:p>
          </table:table-cell>
          <table:table-cell office:value-type="percentage" office:value="0.16" table:style-name="ce203">
            <text:p>16%</text:p>
          </table:table-cell>
          <table:table-cell office:value-type="float" office:value="12788.800000000001" table:formula="of:=[.H11]*[.I11]" table:content-validation-name="val12" table:style-name="ce204">
            <text:p>12789<text:s/></text:p>
          </table:table-cell>
          <table:table-cell office:value-type="float" office:value="139819.79999999999" table:formula="of:=SUM(([.F11]+[.J11])-[.G11])" table:style-name="ce205">
            <text:p>1398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12" table:style-name="ce211"/>
          <table:table-cell office:value-type="float" office:value="189255" table:formula="of:=SUM([.F11]+[.F10])" table:style-name="ce212">
            <text:p>189255<text:s/></text:p>
          </table:table-cell>
          <table:table-cell office:value-type="float" office:value="17224" table:formula="of:=SUM([.G11]+[.G10])" table:style-name="ce212">
            <text:p>17224<text:s/></text:p>
          </table:table-cell>
          <table:table-cell office:value-type="float" office:value="124930" table:formula="of:=SUM([.H11]+[.H10])" table:style-name="ce212">
            <text:p>124930<text:s/></text:p>
          </table:table-cell>
          <table:table-cell table:style-name="ce213"/>
          <table:table-cell office:value-type="float" office:value="19988.800000000003" table:formula="of:=SUM([.J11]+[.J10])" table:style-name="ce212">
            <text:p>19989<text:s/></text:p>
          </table:table-cell>
          <table:table-cell office:value-type="float" office:value="192019.8" table:formula="of:=SUM([.K11]+[.K10])" table:style-name="ce212">
            <text:p>192020<text:s/></text:p>
          </table:table-cell>
          <table:table-cell table:number-columns-repeated="16373"/>
        </table:table-row>
        <table:table-row table:style-name="ro17">
          <table:table-cell office:value-type="date" office:date-value="2014-08-06T00:00:00" table:style-name="ce226">
            <text:p>06/08/2014</text:p>
          </table:table-cell>
          <table:table-cell office:value-type="string" table:style-name="ce227">
            <text:p>SE 23825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PASTILLAS DELANTERAS Y TRASERAS, MOTO DR650 VZR-67C KM 11.153</text:p>
          </table:table-cell>
          <table:table-cell office:value-type="string" table:style-name="ce227">
            <text:p>AAM-107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7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RP 12855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PASTILLAS DELANTERAS Y TRASERAS, MOTO DR650 VZR-67C KM 11.153</text:p>
          </table:table-cell>
          <table:table-cell office:value-type="string" table:style-name="ce227">
            <text:p>AAM-107-2014-L.B</text:p>
          </table:table-cell>
          <table:table-cell office:value-type="float" office:value="278824" table:style-name="ce229">
            <text:p>278.824</text:p>
          </table:table-cell>
          <table:table-cell office:value-type="float" office:value="44138" table:style-name="ce229">
            <text:p>44.138</text:p>
          </table:table-cell>
          <table:table-cell office:value-type="float" office:value="187586" table:style-name="ce229">
            <text:p>187.586</text:p>
          </table:table-cell>
          <table:table-cell office:value-type="percentage" office:value="0.16" table:style-name="ce230">
            <text:p>16%</text:p>
          </table:table-cell>
          <table:table-cell office:value-type="float" office:value="30014" table:style-name="ce229">
            <text:p>30.014</text:p>
          </table:table-cell>
          <table:table-cell office:value-type="float" office:value="264700" table:style-name="ce229">
            <text:p>264.7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AGOSTO <text:s/>2014</text:p>
          </table:table-cell>
          <table:covered-table-cell table:number-columns-repeated="3"/>
          <table:table-cell table:content-validation-name="val12" table:style-name="ce211"/>
          <table:table-cell office:value-type="float" office:value="323824" table:formula="of:=SUM([.F14]+[.F13])" table:style-name="ce212">
            <text:p>323824<text:s/></text:p>
          </table:table-cell>
          <table:table-cell office:value-type="float" office:value="44138" table:formula="of:=SUM([.G14]+[.G13])" table:style-name="ce212">
            <text:p>44138<text:s/></text:p>
          </table:table-cell>
          <table:table-cell office:value-type="float" office:value="232586" table:formula="of:=SUM([.H14]+[.H13])" table:style-name="ce212">
            <text:p>232586<text:s/></text:p>
          </table:table-cell>
          <table:table-cell table:style-name="ce213"/>
          <table:table-cell office:value-type="float" office:value="37214" table:formula="of:=SUM([.J14]+[.J13])" table:style-name="ce212">
            <text:p>37214<text:s/></text:p>
          </table:table-cell>
          <table:table-cell office:value-type="float" office:value="316900" table:formula="of:=SUM([.K14]+[.K13])" table:style-name="ce212">
            <text:p>316900<text:s/></text:p>
          </table:table-cell>
          <table:table-cell table:number-columns-repeated="16373"/>
        </table:table-row>
        <table:table-row table:style-name="ro12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SE 23975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INSTALACION DE LLANTA TRASERA, MOTO DR650 VZR-67C KM 12.143</text:p>
          </table:table-cell>
          <table:table-cell office:value-type="string" table:style-name="ce227">
            <text:p>AAM-125-2014-L.B</text:p>
          </table:table-cell>
          <table:table-cell office:value-type="float" office:value="2500" table:style-name="ce229">
            <text:p>2.500</text:p>
          </table:table-cell>
          <table:table-cell table:style-name="ce227"/>
          <table:table-cell office:value-type="float" office:value="2500" table:style-name="ce229">
            <text:p>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" table:style-name="ce227">
            <text:p>400</text:p>
          </table:table-cell>
          <table:table-cell office:value-type="float" office:value="2900" table:style-name="ce229">
            <text:p>2.900</text:p>
          </table:table-cell>
          <table:table-cell table:number-columns-repeated="16373"/>
        </table:table-row>
        <table:table-row table:style-name="ro12">
          <table:table-cell office:value-type="date" office:date-value="2014-09-06T00:00:00" table:style-name="ce226">
            <text:p>06/09/2014</text:p>
          </table:table-cell>
          <table:table-cell office:value-type="string" table:style-name="ce227">
            <text:p>RP 12978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SUMINISTRO DE LLANTA TRASERA, MOTO DR650 VZR-67C KM 12.143</text:p>
          </table:table-cell>
          <table:table-cell office:value-type="string" table:style-name="ce227">
            <text:p>AAM-125-2014-L.B</text:p>
          </table:table-cell>
          <table:table-cell office:value-type="float" office:value="159568" table:style-name="ce229">
            <text:p>159.568</text:p>
          </table:table-cell>
          <table:table-cell office:value-type="float" office:value="31914" table:style-name="ce229">
            <text:p>31.914</text:p>
          </table:table-cell>
          <table:table-cell office:value-type="float" office:value="127654" table:style-name="ce229">
            <text:p>127.654</text:p>
          </table:table-cell>
          <table:table-cell office:value-type="percentage" office:value="0.16" table:style-name="ce230">
            <text:p>16%</text:p>
          </table:table-cell>
          <table:table-cell office:value-type="float" office:value="20425" table:style-name="ce229">
            <text:p>20.425</text:p>
          </table:table-cell>
          <table:table-cell office:value-type="float" office:value="148079" table:style-name="ce229">
            <text:p>148.079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SEPTIEMBRE <text:s/>2014</text:p>
          </table:table-cell>
          <table:covered-table-cell table:number-columns-repeated="3"/>
          <table:table-cell table:content-validation-name="val12" table:style-name="ce211"/>
          <table:table-cell office:value-type="float" office:value="162068" table:formula="of:=SUM([.F17]+[.F16])" table:style-name="ce212">
            <text:p>162068<text:s/></text:p>
          </table:table-cell>
          <table:table-cell office:value-type="float" office:value="31914" table:formula="of:=SUM([.G17]+[.G16])" table:style-name="ce212">
            <text:p>31914<text:s/></text:p>
          </table:table-cell>
          <table:table-cell office:value-type="float" office:value="130154" table:formula="of:=SUM([.H17]+[.H16])" table:style-name="ce212">
            <text:p>130154<text:s/></text:p>
          </table:table-cell>
          <table:table-cell table:style-name="ce213"/>
          <table:table-cell office:value-type="float" office:value="20825" table:formula="of:=SUM([.J17]+[.J16])" table:style-name="ce212">
            <text:p>20825<text:s/></text:p>
          </table:table-cell>
          <table:table-cell office:value-type="float" office:value="150979" table:formula="of:=SUM([.K17]+[.K16])" table:style-name="ce212">
            <text:p>150979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MOTO DR650 VZR-67C</text:p>
          </table:table-cell>
          <table:covered-table-cell table:number-columns-repeated="9"/>
          <table:table-cell office:value-type="currency" office:value="831598.4" table:formula="of:=SUM([.K18]+[.K15]+[.K12]+[.K9]+[.K6])" table:style-name="ce262">
            <text:p>$831.598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MOTO DR-650 <text:s/>VZR-67C</text:p>
          </table:table-cell>
          <table:covered-table-cell table:number-columns-repeated="10"/>
          <table:table-cell table:number-columns-repeated="16373"/>
        </table:table-row>
        <table:table-row table:style-name="ro12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82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MOTO DR650 VZR-67C KM 18.747</text:p>
          </table:table-cell>
          <table:table-cell office:value-type="string" table:style-name="ce227">
            <text:p>AAM-180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2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83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MOTO DR650 VZR-67C KM 18.747</text:p>
          </table:table-cell>
          <table:table-cell office:value-type="string" table:style-name="ce227">
            <text:p>AAM-180-2014-L.B</text:p>
          </table:table-cell>
          <table:table-cell office:value-type="float" office:value="48900" table:style-name="ce229">
            <text:p>48.900</text:p>
          </table:table-cell>
          <table:table-cell office:value-type="float" office:value="9780" table:style-name="ce229">
            <text:p>9.780</text:p>
          </table:table-cell>
          <table:table-cell table:number-columns-repeated="3" table:style-name="ce227"/>
          <table:table-cell office:value-type="float" office:value="39120" table:style-name="ce229">
            <text:p>39.1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FEBRERO 2015</text:p>
          </table:table-cell>
          <table:covered-table-cell table:number-columns-repeated="3"/>
          <table:table-cell table:content-validation-name="val12" table:style-name="ce206"/>
          <table:table-cell office:value-type="float" office:value="93900" table:formula="of:=SUM([.F23]+[.F22])" table:style-name="ce207">
            <text:p>93900<text:s/></text:p>
          </table:table-cell>
          <table:table-cell office:value-type="float" office:value="9780" table:formula="of:=SUM([.G23]+[.G22])" table:style-name="ce207">
            <text:p>9780<text:s/></text:p>
          </table:table-cell>
          <table:table-cell office:value-type="float" office:value="45000" table:formula="of:=SUM([.H23]+[.H22])" table:style-name="ce207">
            <text:p>45000<text:s/></text:p>
          </table:table-cell>
          <table:table-cell table:style-name="ce208"/>
          <table:table-cell office:value-type="float" office:value="7200" table:formula="of:=SUM([.J23]+[.J22])" table:style-name="ce207">
            <text:p>7200<text:s/></text:p>
          </table:table-cell>
          <table:table-cell office:value-type="float" office:value="91320" table:formula="of:=SUM([.K23]+[.K22])" table:style-name="ce207">
            <text:p>91320<text:s/></text:p>
          </table:table-cell>
          <table:table-cell table:number-columns-repeated="16373"/>
        </table:table-row>
        <table:table-row table:style-name="ro12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64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CAMBIO ACEITE Y PASTILLAS TRASERAS, MOTO DR650 VZR-67C KM 14.721</text:p>
          </table:table-cell>
          <table:table-cell office:value-type="string" table:style-name="ce234">
            <text:p>AAM-157-2014-L.B</text:p>
          </table:table-cell>
          <table:table-cell office:value-type="float" office:value="45000" table:style-name="ce236">
            <text:p>45.000</text:p>
          </table:table-cell>
          <table:table-cell table:style-name="ce241"/>
          <table:table-cell office:value-type="float" office:value="45000" table:formula="of:=([.F25]-[.G25])" table:style-name="ce229">
            <text:p>45.000</text:p>
          </table:table-cell>
          <table:table-cell office:value-type="percentage" office:value="0.16" table:style-name="ce242">
            <text:p>16%</text:p>
          </table:table-cell>
          <table:table-cell office:value-type="float" office:value="7200" table:formula="of:=[.H25]*[.I25]" table:content-validation-name="val12" table:style-name="ce243">
            <text:p>7200<text:s/></text:p>
          </table:table-cell>
          <table:table-cell office:value-type="float" office:value="52200" table:formula="of:=SUM(([.F25]+[.J25])-[.G25])" table:style-name="ce244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RP 139460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CAMBIO ACEITE Y PASTILLAS TRASERAS, MOTO DR650 VZR-67C KM 14.721</text:p>
          </table:table-cell>
          <table:table-cell office:value-type="string" table:style-name="ce234">
            <text:p>AAM-157-2014-L.B</text:p>
          </table:table-cell>
          <table:table-cell office:value-type="float" office:value="135021" table:style-name="ce236">
            <text:p>135.021</text:p>
          </table:table-cell>
          <table:table-cell office:value-type="float" office:value="28354" table:style-name="ce241">
            <text:p>28.354</text:p>
          </table:table-cell>
          <table:table-cell office:value-type="float" office:value="68037" table:style-name="ce229">
            <text:p>68.037</text:p>
          </table:table-cell>
          <table:table-cell office:value-type="percentage" office:value="0.16" table:style-name="ce242">
            <text:p>16%</text:p>
          </table:table-cell>
          <table:table-cell office:value-type="float" office:value="10885.92" table:formula="of:=[.H26]*[.I26]" table:content-validation-name="val12" table:style-name="ce243">
            <text:p>10886<text:s/></text:p>
          </table:table-cell>
          <table:table-cell office:value-type="float" office:value="117552.92000000001" table:formula="of:=SUM(([.F26]+[.J26])-[.G26])" table:style-name="ce244">
            <text:p>117553<text:s/></text:p>
          </table:table-cell>
          <table:table-cell table:number-columns-repeated="16373"/>
        </table:table-row>
        <table:table-row table:style-name="ro16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46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INSTALACION LLANTA DELANTERA Y TRASERA SUMINISTRADAS POR ALMACEN DEL CCO, MOTO DR650 VZR-67C KM 21.347</text:p>
          </table:table-cell>
          <table:table-cell office:value-type="string" table:style-name="ce234">
            <text:p>AAM-30-2015-L.B</text:p>
          </table:table-cell>
          <table:table-cell office:value-type="float" office:value="51897" table:style-name="ce236">
            <text:p>51.897</text:p>
          </table:table-cell>
          <table:table-cell table:style-name="ce241"/>
          <table:table-cell office:value-type="float" office:value="51897" table:formula="of:=([.F27]-[.G27])" table:style-name="ce229">
            <text:p>51.897</text:p>
          </table:table-cell>
          <table:table-cell office:value-type="percentage" office:value="0.16" table:style-name="ce242">
            <text:p>16%</text:p>
          </table:table-cell>
          <table:table-cell office:value-type="float" office:value="8303.52" table:formula="of:=[.H27]*[.I27]" table:content-validation-name="val12" table:style-name="ce243">
            <text:p>8304<text:s/></text:p>
          </table:table-cell>
          <table:table-cell office:value-type="float" office:value="60200.520000000004" table:formula="of:=SUM(([.F27]+[.J27])-[.G27])" table:style-name="ce244">
            <text:p>60201<text:s/></text:p>
          </table:table-cell>
          <table:table-cell table:number-columns-repeated="16373"/>
        </table:table-row>
        <table:table-row table:style-name="ro16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RP 139457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INSTALACION LLANTA DELANTERA Y TRASERA SUMINISTRADAS POR ALMACEN DEL CCO, MOTO DR650 VZR-67C KM 21.347</text:p>
          </table:table-cell>
          <table:table-cell office:value-type="string" table:style-name="ce234">
            <text:p>AAM-30-2015-L.B</text:p>
          </table:table-cell>
          <table:table-cell office:value-type="float" office:value="194503" table:style-name="ce236">
            <text:p>194.503</text:p>
          </table:table-cell>
          <table:table-cell office:value-type="float" office:value="38901" table:style-name="ce241">
            <text:p>38.901</text:p>
          </table:table-cell>
          <table:table-cell office:value-type="float" office:value="116482" table:style-name="ce229">
            <text:p>116.482</text:p>
          </table:table-cell>
          <table:table-cell office:value-type="percentage" office:value="0.16" table:style-name="ce242">
            <text:p>16%</text:p>
          </table:table-cell>
          <table:table-cell office:value-type="float" office:value="18637.12" table:formula="of:=[.H28]*[.I28]" table:content-validation-name="val12" table:style-name="ce243">
            <text:p>18637<text:s/></text:p>
          </table:table-cell>
          <table:table-cell office:value-type="float" office:value="174239.12" table:formula="of:=SUM(([.F28]+[.J28])-[.G28])" table:style-name="ce244">
            <text:p>17423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MAYO 2015</text:p>
          </table:table-cell>
          <table:covered-table-cell table:number-columns-repeated="3"/>
          <table:table-cell table:content-validation-name="val12" table:style-name="ce206"/>
          <table:table-cell office:value-type="float" office:value="426421" table:formula="of:=SUM([.F28]+[.F27]+[.F26]+[.F25])" table:style-name="ce207">
            <text:p>426421<text:s/></text:p>
          </table:table-cell>
          <table:table-cell office:value-type="float" office:value="67255" table:formula="of:=SUM([.G28]+[.G27]+[.G26]+[.G25])" table:style-name="ce207">
            <text:p>67255<text:s/></text:p>
          </table:table-cell>
          <table:table-cell office:value-type="float" office:value="281416" table:formula="of:=SUM([.H28]+[.H27]+[.H26]+[.H25])" table:style-name="ce207">
            <text:p>281416<text:s/></text:p>
          </table:table-cell>
          <table:table-cell table:style-name="ce208"/>
          <table:table-cell office:value-type="float" office:value="45026.559999999998" table:formula="of:=SUM([.J28]+[.J27]+[.J26]+[.J25])" table:style-name="ce207">
            <text:p>45027<text:s/></text:p>
          </table:table-cell>
          <table:table-cell office:value-type="float" office:value="404192.56000000006" table:formula="of:=SUM([.K28]+[.K27]+[.K26]+[.K25])" table:style-name="ce207">
            <text:p>404193<text:s/></text:p>
          </table:table-cell>
          <table:table-cell table:number-columns-repeated="16373"/>
        </table:table-row>
        <table:table-row table:style-name="ro17">
          <table:table-cell office:value-type="date" office:date-value="2015-07-08T00:00:00" table:style-name="ce238">
            <text:p>8/7/15</text:p>
          </table:table-cell>
          <table:table-cell office:value-type="string" table:style-name="ce255">
            <text:p>SE 255883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) Y PASTILLAS TRASERAS, MOTO POLCA DR650 VZR-67C KM 27.533</text:p>
          </table:table-cell>
          <table:table-cell office:value-type="string" table:style-name="ce227">
            <text:p>AAM-82-2015-L.B</text:p>
          </table:table-cell>
          <table:table-cell office:value-type="float" office:value="45000" table:style-name="ce229">
            <text:p>45.000</text:p>
          </table:table-cell>
          <table:table-cell table:style-name="ce241"/>
          <table:table-cell office:value-type="float" office:value="45000" table:formula="of:=([.F30]-[.G30])" table:style-name="ce229">
            <text:p>45.000</text:p>
          </table:table-cell>
          <table:table-cell office:value-type="percentage" office:value="0.16" table:style-name="ce256">
            <text:p>16%</text:p>
          </table:table-cell>
          <table:table-cell office:value-type="float" office:value="7200" table:formula="of:=[.H30]*[.I30]" table:style-name="ce257">
            <text:p>7.200<text:s/></text:p>
          </table:table-cell>
          <table:table-cell office:value-type="float" office:value="52200" table:formula="of:=SUM(([.F30]+[.J30])-[.G30])" table:style-name="ce257">
            <text:p>52.200<text:s/></text:p>
          </table:table-cell>
          <table:table-cell table:number-columns-repeated="16373"/>
        </table:table-row>
        <table:table-row table:style-name="ro17">
          <table:table-cell office:value-type="date" office:date-value="2015-07-08T00:00:00" table:style-name="ce238">
            <text:p>8/7/15</text:p>
          </table:table-cell>
          <table:table-cell office:value-type="string" table:style-name="ce255">
            <text:p>RP 142099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) Y PASTILLAS TRASERAS, MOTO POLCA DR650 VZR-67C KM 27.533</text:p>
          </table:table-cell>
          <table:table-cell office:value-type="string" table:style-name="ce227">
            <text:p>AAM-82-2015-L.B</text:p>
          </table:table-cell>
          <table:table-cell office:value-type="float" office:value="137607" table:style-name="ce229">
            <text:p>137.607</text:p>
          </table:table-cell>
          <table:table-cell office:value-type="float" office:value="27521" table:style-name="ce241">
            <text:p>27.521</text:p>
          </table:table-cell>
          <table:table-cell office:value-type="float" office:value="70966" table:style-name="ce229">
            <text:p>70.966</text:p>
          </table:table-cell>
          <table:table-cell office:value-type="percentage" office:value="0.16" table:style-name="ce256">
            <text:p>16%</text:p>
          </table:table-cell>
          <table:table-cell office:value-type="float" office:value="11354.56" table:formula="of:=[.H31]*[.I31]" table:style-name="ce257">
            <text:p>11.355<text:s/></text:p>
          </table:table-cell>
          <table:table-cell office:value-type="float" office:value="121440.56" table:formula="of:=SUM(([.F31]+[.J31])-[.G31])" table:style-name="ce257">
            <text:p>121.441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LIO 2015</text:p>
          </table:table-cell>
          <table:covered-table-cell table:number-columns-repeated="3"/>
          <table:table-cell table:content-validation-name="val12" table:style-name="ce206"/>
          <table:table-cell office:value-type="float" office:value="182607" table:formula="of:=SUM([.F31]+[.F30])" table:style-name="ce207">
            <text:p>182607<text:s/></text:p>
          </table:table-cell>
          <table:table-cell office:value-type="float" office:value="27521" table:formula="of:=SUM([.G31]+[.G30])" table:style-name="ce207">
            <text:p>27521<text:s/></text:p>
          </table:table-cell>
          <table:table-cell office:value-type="float" office:value="115966" table:formula="of:=SUM([.H31]+[.H30])" table:style-name="ce207">
            <text:p>115966<text:s/></text:p>
          </table:table-cell>
          <table:table-cell table:style-name="ce208"/>
          <table:table-cell office:value-type="float" office:value="18554.559999999998" table:formula="of:=SUM([.J31]+[.J30])" table:style-name="ce207">
            <text:p>18555<text:s/></text:p>
          </table:table-cell>
          <table:table-cell office:value-type="float" office:value="173640.56" table:formula="of:=SUM([.K31]+[.K30])" table:style-name="ce207">
            <text:p>173641<text:s/></text:p>
          </table:table-cell>
          <table:table-cell table:number-columns-repeated="16373"/>
        </table:table-row>
        <table:table-row table:number-rows-repeated="1048544" table:style-name="ro7">
          <table:table-cell table:number-columns-repeated="16384"/>
        </table:table-row>
      </table:table>
      <table:table table:name="__Moto_VZR-68C" table:style-name="ta2">
        <table:table-column table:style-name="co33" table:number-columns-repeated="2" table:default-cell-style-name="ce1"/>
        <table:table-column table:style-name="co109" table:default-cell-style-name="ce1"/>
        <table:table-column table:style-name="co110" table:default-cell-style-name="ce1"/>
        <table:table-column table:style-name="co111" table:default-cell-style-name="ce1"/>
        <table:table-column table:style-name="co108" table:default-cell-style-name="ce1"/>
        <table:table-column table:style-name="co71" table:default-cell-style-name="ce1"/>
        <table:table-column table:style-name="co33" table:number-columns-repeated="3" table:default-cell-style-name="ce1"/>
        <table:table-column table:style-name="co108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3" table:style-name="ce183"/>
          <table:table-cell office:value-type="string" table:content-validation-name="val13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3" table:style-name="ce189">
            <text:p>CONCEPTO</text:p>
          </table:table-cell>
          <table:table-cell office:value-type="string" table:content-validation-name="val13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DR-650 <text:s/>VZR-68C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4-02-06T00:00:00" table:style-name="ce195">
            <text:p>6/2/14</text:p>
          </table:table-cell>
          <table:table-cell office:value-type="string" table:style-name="ce196">
            <text:p>RP 12152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DR650 VZR-68C KM 1.080</text:p>
          </table:table-cell>
          <table:table-cell office:value-type="string" table:style-name="ce199">
            <text:p>AAM-19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5]*[.I5]" table:content-validation-name="val13" table:style-name="ce204">
            <text:p>1765<text:s/></text:p>
          </table:table-cell>
          <table:table-cell office:value-type="float" office:value="59899.44" table:formula="of:=SUM(([.F5]+[.J5])-[.G5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13" table:style-name="ce206"/>
          <table:table-cell office:value-type="float" office:value="58134" table:formula="of:=SUM([.F5])" table:style-name="ce207">
            <text:p>58134<text:s/></text:p>
          </table:table-cell>
          <table:table-cell office:value-type="float" office:value="0" table:formula="of:=SUM([.G5]+[.G4])" table:style-name="ce207">
            <text:p><text:s/>-<text:s/></text:p>
          </table:table-cell>
          <table:table-cell office:value-type="float" office:value="11034" table:formula="of:=SUM([.H5])" table:style-name="ce207">
            <text:p>11034<text:s/></text:p>
          </table:table-cell>
          <table:table-cell table:style-name="ce208"/>
          <table:table-cell office:value-type="float" office:value="1765.44" table:formula="of:=SUM([.J5])" table:style-name="ce207">
            <text:p>1765<text:s/></text:p>
          </table:table-cell>
          <table:table-cell office:value-type="float" office:value="59899.44" table:formula="of:=SUM([.K5])" table:style-name="ce207">
            <text:p>59899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SE 22987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68C KM 4.500</text:p>
          </table:table-cell>
          <table:table-cell office:value-type="string" table:style-name="ce199">
            <text:p>AAM-35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7]-[.G7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7]*[.I7]" table:content-validation-name="val13" table:style-name="ce204">
            <text:p>7200<text:s/></text:p>
          </table:table-cell>
          <table:table-cell office:value-type="float" office:value="52200" table:formula="of:=SUM(([.F7]+[.J7])-[.G7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5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68C KM 4.500</text:p>
          </table:table-cell>
          <table:table-cell office:value-type="string" table:style-name="ce199">
            <text:p>AAM-35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8]*[.I8]" table:content-validation-name="val13" table:style-name="ce204">
            <text:p>1765<text:s/></text:p>
          </table:table-cell>
          <table:table-cell office:value-type="float" office:value="59899.44" table:formula="of:=SUM(([.F8]+[.J8])-[.G8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13" table:style-name="ce206"/>
          <table:table-cell office:value-type="float" office:value="103134" table:formula="of:=SUM([.F8]+[.F7])" table:style-name="ce207">
            <text:p>103134<text:s/></text:p>
          </table:table-cell>
          <table:table-cell office:value-type="float" office:value="0" table:formula="of:=SUM([.G8]+[.G7])" table:style-name="ce207">
            <text:p><text:s/>-<text:s/></text:p>
          </table:table-cell>
          <table:table-cell office:value-type="float" office:value="56034" table:formula="of:=SUM([.H8]+[.H7])" table:style-name="ce207">
            <text:p>56034<text:s/></text:p>
          </table:table-cell>
          <table:table-cell table:style-name="ce208"/>
          <table:table-cell office:value-type="float" office:value="8965.44" table:formula="of:=SUM([.J8]+[.J7])" table:style-name="ce207">
            <text:p>8965<text:s/></text:p>
          </table:table-cell>
          <table:table-cell office:value-type="float" office:value="112099.44" table:formula="of:=SUM([.K8]+[.K7])" table:style-name="ce207">
            <text:p>112099<text:s/></text:p>
          </table:table-cell>
          <table:table-cell table:number-columns-repeated="16373"/>
        </table:table-row>
        <table:table-row table:style-name="ro17">
          <table:table-cell office:value-type="date" office:date-value="2014-05-13T00:00:00" table:style-name="ce195">
            <text:p>13/5/14</text:p>
          </table:table-cell>
          <table:table-cell office:value-type="string" table:style-name="ce196">
            <text:p>SE 23346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DR650 VZR-68C KM 7.412</text:p>
          </table:table-cell>
          <table:table-cell office:value-type="string" table:style-name="ce199">
            <text:p>AAM-55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0]-[.G10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0]*[.I10]" table:content-validation-name="val13" table:style-name="ce204">
            <text:p>7200<text:s/></text:p>
          </table:table-cell>
          <table:table-cell office:value-type="float" office:value="52200" table:formula="of:=SUM(([.F10]+[.J10])-[.G10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5-12T00:00:00" table:style-name="ce195">
            <text:p>12/5/14</text:p>
          </table:table-cell>
          <table:table-cell office:value-type="string" table:style-name="ce196">
            <text:p>RP 12500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DR650 VZR-68C KM 7.412</text:p>
          </table:table-cell>
          <table:table-cell office:value-type="string" table:style-name="ce199">
            <text:p>AAM-55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11]*[.I11]" table:content-validation-name="val13" table:style-name="ce204">
            <text:p>1765<text:s/></text:p>
          </table:table-cell>
          <table:table-cell office:value-type="float" office:value="59899.44" table:formula="of:=SUM(([.F11]+[.J11])-[.G11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13" table:style-name="ce206"/>
          <table:table-cell office:value-type="float" office:value="103134" table:formula="of:=SUM([.F11]+[.F10])" table:style-name="ce207">
            <text:p>103134<text:s/></text:p>
          </table:table-cell>
          <table:table-cell office:value-type="float" office:value="0" table:formula="of:=SUM([.G11]+[.G10])" table:style-name="ce207">
            <text:p><text:s/>-<text:s/></text:p>
          </table:table-cell>
          <table:table-cell office:value-type="float" office:value="56034" table:formula="of:=SUM([.H11]+[.H10])" table:style-name="ce207">
            <text:p>56034<text:s/></text:p>
          </table:table-cell>
          <table:table-cell table:style-name="ce208"/>
          <table:table-cell office:value-type="float" office:value="8965.44" table:formula="of:=SUM([.J11]+[.J10])" table:style-name="ce207">
            <text:p>8965<text:s/></text:p>
          </table:table-cell>
          <table:table-cell office:value-type="float" office:value="112099.44" table:formula="of:=SUM([.K11]+[.K10])" table:style-name="ce207">
            <text:p>112099<text:s/></text:p>
          </table:table-cell>
          <table:table-cell table:number-columns-repeated="16373"/>
        </table:table-row>
        <table:table-row table:style-name="ro16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SE 23516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 Y TRASERAS, MOTO POLCA DR650 VZR-68C KM 10.585</text:p>
          </table:table-cell>
          <table:table-cell office:value-type="string" table:style-name="ce199">
            <text:p>AAM-75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3]-[.G13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3]*[.I13]" table:content-validation-name="val13" table:style-name="ce204">
            <text:p>7200<text:s/></text:p>
          </table:table-cell>
          <table:table-cell office:value-type="float" office:value="52200" table:formula="of:=SUM(([.F13]+[.J13])-[.G13])" table:style-name="ce205">
            <text:p>52200<text:s/></text:p>
          </table:table-cell>
          <table:table-cell table:number-columns-repeated="16373"/>
        </table:table-row>
        <table:table-row table:style-name="ro16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RP 126222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 Y TRASERAS, MOTO POLCA DR650 VZR-68C KM 10.585</text:p>
          </table:table-cell>
          <table:table-cell office:value-type="string" table:style-name="ce199">
            <text:p>AAM-75-2014-L.B</text:p>
          </table:table-cell>
          <table:table-cell office:value-type="float" office:value="267790" table:style-name="ce200">
            <text:p>267.790</text:p>
          </table:table-cell>
          <table:table-cell office:value-type="float" office:value="44138" table:style-name="ce201">
            <text:p>44.138</text:p>
          </table:table-cell>
          <table:table-cell office:value-type="float" office:value="176552" table:style-name="ce202">
            <text:p>176.552</text:p>
          </table:table-cell>
          <table:table-cell office:value-type="percentage" office:value="0.16" table:style-name="ce203">
            <text:p>16%</text:p>
          </table:table-cell>
          <table:table-cell office:value-type="float" office:value="28248.32" table:formula="of:=[.H14]*[.I14]" table:content-validation-name="val13" table:style-name="ce204">
            <text:p>28248<text:s/></text:p>
          </table:table-cell>
          <table:table-cell office:value-type="float" office:value="251900.32" table:formula="of:=SUM(([.F14]+[.J14])-[.G14])" table:style-name="ce205">
            <text:p>2519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13" table:style-name="ce206"/>
          <table:table-cell office:value-type="float" office:value="312790" table:formula="of:=SUM([.F14]+[.F13])" table:style-name="ce207">
            <text:p>312790<text:s/></text:p>
          </table:table-cell>
          <table:table-cell office:value-type="float" office:value="44138" table:formula="of:=SUM([.G14]+[.G13])" table:style-name="ce207">
            <text:p>44138<text:s/></text:p>
          </table:table-cell>
          <table:table-cell office:value-type="float" office:value="221552" table:formula="of:=SUM([.H14]+[.H13])" table:style-name="ce207">
            <text:p>221552<text:s/></text:p>
          </table:table-cell>
          <table:table-cell table:style-name="ce208"/>
          <table:table-cell office:value-type="float" office:value="35448.32" table:formula="of:=SUM([.J14]+[.J13])" table:style-name="ce207">
            <text:p>35448<text:s/></text:p>
          </table:table-cell>
          <table:table-cell office:value-type="float" office:value="304100.32" table:formula="of:=SUM([.K14]+[.K13])" table:style-name="ce207">
            <text:p>3041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MOTO DR650 VZR-68C</text:p>
          </table:table-cell>
          <table:covered-table-cell table:number-columns-repeated="9"/>
          <table:table-cell office:value-type="currency" office:value="588198.6399999999" table:formula="of:=SUM([.K15]+[.K12]+[.K9]+[.K6])" table:style-name="ce262">
            <text:p>$588.199</text:p>
          </table:table-cell>
          <table:table-cell table:number-columns-repeated="16373"/>
        </table:table-row>
        <table:table-row table:style-name="ro7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245">
            <text:p>COSTOS 2015 MOTO DR-650 <text:s/>VZR-68C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85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PARACION DE PARTES AFECTADAS EN ACCIDENTE, MOTO DR650 VZR-68C KM 11.131</text:p>
          </table:table-cell>
          <table:table-cell office:value-type="string" table:style-name="ce227">
            <text:p>AAM-162-2014-L.B</text:p>
          </table:table-cell>
          <table:table-cell office:value-type="float" office:value="155172" table:style-name="ce229">
            <text:p>155.172</text:p>
          </table:table-cell>
          <table:table-cell table:style-name="ce227"/>
          <table:table-cell office:value-type="float" office:value="155172" table:style-name="ce229">
            <text:p>155.172</text:p>
          </table:table-cell>
          <table:table-cell office:value-type="percentage" office:value="0.16" table:style-name="ce230">
            <text:p>16%</text:p>
          </table:table-cell>
          <table:table-cell office:value-type="float" office:value="24828" table:style-name="ce229">
            <text:p>24.828</text:p>
          </table:table-cell>
          <table:table-cell office:value-type="float" office:value="180000" table:style-name="ce229">
            <text:p>180.000</text:p>
          </table:table-cell>
          <table:table-cell table:number-columns-repeated="16373"/>
        </table:table-row>
        <table:table-row table:style-name="ro17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RP 13583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PARACION DE PARTES AFECTADAS EN ACCIDENTE, MOTO DR650 VZR-68C KM 11.131</text:p>
          </table:table-cell>
          <table:table-cell office:value-type="string" table:style-name="ce227">
            <text:p>AAM-162-2014-L.B</text:p>
          </table:table-cell>
          <table:table-cell office:value-type="float" office:value="917326" table:style-name="ce229">
            <text:p>917.326</text:p>
          </table:table-cell>
          <table:table-cell office:value-type="float" office:value="183465" table:style-name="ce229">
            <text:p>183.465</text:p>
          </table:table-cell>
          <table:table-cell office:value-type="float" office:value="733861" table:style-name="ce229">
            <text:p>733.861</text:p>
          </table:table-cell>
          <table:table-cell office:value-type="percentage" office:value="0.16" table:style-name="ce230">
            <text:p>16%</text:p>
          </table:table-cell>
          <table:table-cell office:value-type="float" office:value="117418" table:style-name="ce229">
            <text:p>117.418</text:p>
          </table:table-cell>
          <table:table-cell office:value-type="float" office:value="851279" table:style-name="ce229">
            <text:p>851.279</text:p>
          </table:table-cell>
          <table:table-cell table:number-columns-repeated="16373"/>
        </table:table-row>
        <table:table-row table:style-name="ro17">
          <table:table-cell office:value-type="date" office:date-value="2015-02-10T00:00:00" table:style-name="ce233">
            <text:p>10/02/2015</text:p>
          </table:table-cell>
          <table:table-cell office:value-type="string" table:style-name="ce234">
            <text:p>SE 247832</text:p>
          </table:table-cell>
          <table:table-cell office:value-type="string" table:style-name="ce234">
            <text:p>SUMOTO S.A.</text:p>
          </table:table-cell>
          <table:table-cell office:value-type="string" table:style-name="ce235">
            <text:p>INSTALACION LLANTA TRASERA SUMINISTRADA POR ALMACEN DEL CCO, MOTO DR650 VZR-68C KM 15.000</text:p>
          </table:table-cell>
          <table:table-cell office:value-type="string" table:style-name="ce234">
            <text:p>AAM-18-2015-L.B</text:p>
          </table:table-cell>
          <table:table-cell office:value-type="float" office:value="3448" table:style-name="ce236">
            <text:p>3.448</text:p>
          </table:table-cell>
          <table:table-cell table:style-name="ce234"/>
          <table:table-cell office:value-type="float" office:value="3448" table:style-name="ce236">
            <text:p>3.448</text:p>
          </table:table-cell>
          <table:table-cell office:value-type="percentage" office:value="0.16" table:style-name="ce237">
            <text:p>16%</text:p>
          </table:table-cell>
          <table:table-cell office:value-type="float" office:value="552" table:style-name="ce234">
            <text:p>552</text:p>
          </table:table-cell>
          <table:table-cell office:value-type="float" office:value="4000" table:style-name="ce236">
            <text:p>4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FEBRERO <text:s/>2015</text:p>
          </table:table-cell>
          <table:covered-table-cell table:number-columns-repeated="3"/>
          <table:table-cell table:content-validation-name="val13" table:style-name="ce206"/>
          <table:table-cell office:value-type="float" office:value="1075946" table:formula="of:=SUM([.F21]+[.F20]+[.F19])" table:style-name="ce207">
            <text:p>1075946<text:s/></text:p>
          </table:table-cell>
          <table:table-cell office:value-type="float" office:value="183465" table:formula="of:=SUM([.G21]+[.G20]+[.G19])" table:style-name="ce207">
            <text:p>183465<text:s/></text:p>
          </table:table-cell>
          <table:table-cell office:value-type="float" office:value="892481" table:formula="of:=SUM([.H21]+[.H20]+[.H19])" table:style-name="ce207">
            <text:p>892481<text:s/></text:p>
          </table:table-cell>
          <table:table-cell table:style-name="ce208"/>
          <table:table-cell office:value-type="float" office:value="142798" table:formula="of:=SUM([.J21]+[.J20]+[.J19])" table:style-name="ce207">
            <text:p>142798<text:s/></text:p>
          </table:table-cell>
          <table:table-cell office:value-type="float" office:value="1035279" table:formula="of:=SUM([.K21]+[.K20]+[.K19])" table:style-name="ce207">
            <text:p>1035279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38">
            <text:p>11/5/15</text:p>
          </table:table-cell>
          <table:table-cell office:value-type="string" table:style-name="ce114">
            <text:p>SE 252638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RUTINA (CAMBIO DE ACEITE Y FILTRO), MOTO DR650 VZR-68C KM 16.185</text:p>
          </table:table-cell>
          <table:table-cell office:value-type="string" table:style-name="ce234">
            <text:p>AAM-31-2015-L.B</text:p>
          </table:table-cell>
          <table:table-cell office:value-type="float" office:value="105345" table:style-name="ce236">
            <text:p>105.345</text:p>
          </table:table-cell>
          <table:table-cell table:style-name="ce241"/>
          <table:table-cell office:value-type="float" office:value="105345" table:formula="of:=([.F23]-[.G23])" table:style-name="ce229">
            <text:p>105.345</text:p>
          </table:table-cell>
          <table:table-cell office:value-type="percentage" office:value="0.16" table:style-name="ce242">
            <text:p>16%</text:p>
          </table:table-cell>
          <table:table-cell office:value-type="float" office:value="16855.2" table:formula="of:=[.H23]*[.I23]" table:content-validation-name="val13" table:style-name="ce243">
            <text:p>16855<text:s/></text:p>
          </table:table-cell>
          <table:table-cell office:value-type="float" office:value="122200.2" table:formula="of:=SUM(([.F23]+[.J23])-[.G23])" table:style-name="ce244">
            <text:p>122200<text:s/></text:p>
          </table:table-cell>
          <table:table-cell table:number-columns-repeated="16373"/>
        </table:table-row>
        <table:table-row table:style-name="ro17">
          <table:table-cell office:value-type="date" office:date-value="2015-05-11T00:00:00" table:style-name="ce274">
            <text:p>11/5/15</text:p>
          </table:table-cell>
          <table:table-cell office:value-type="string" table:style-name="ce275">
            <text:p>RP 139454</text:p>
          </table:table-cell>
          <table:table-cell office:value-type="string" table:style-name="ce276">
            <text:p>SUMOTO S.A.</text:p>
          </table:table-cell>
          <table:table-cell office:value-type="string" table:style-name="ce277">
            <text:p>MANTENIMIENTO RUTINA (CAMBIO DE ACEITE Y FILTRO), MOTO DR650 VZR-68C KM 16.185</text:p>
          </table:table-cell>
          <table:table-cell office:value-type="string" table:style-name="ce267">
            <text:p>AAM-31-2015-L.B</text:p>
          </table:table-cell>
          <table:table-cell office:value-type="float" office:value="59934" table:style-name="ce266">
            <text:p>59.934</text:p>
          </table:table-cell>
          <table:table-cell office:value-type="float" office:value="11987" table:style-name="ce278">
            <text:p>11.987</text:p>
          </table:table-cell>
          <table:table-cell office:value-type="float" office:value="8827" table:style-name="ce231">
            <text:p>8.827</text:p>
          </table:table-cell>
          <table:table-cell office:value-type="percentage" office:value="0.16" table:style-name="ce279">
            <text:p>16%</text:p>
          </table:table-cell>
          <table:table-cell office:value-type="float" office:value="1412.32" table:formula="of:=[.H24]*[.I24]" table:content-validation-name="val13" table:style-name="ce280">
            <text:p>1412<text:s/></text:p>
          </table:table-cell>
          <table:table-cell office:value-type="float" office:value="49359.32" table:formula="of:=SUM(([.F24]+[.J24])-[.G24])" table:style-name="ce281">
            <text:p>4935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MAYO <text:s/>2015</text:p>
          </table:table-cell>
          <table:covered-table-cell table:number-columns-repeated="3"/>
          <table:table-cell table:content-validation-name="val13" table:style-name="ce206"/>
          <table:table-cell office:value-type="float" office:value="165279" table:formula="of:=SUM([.F24]+[.F23])" table:style-name="ce207">
            <text:p>165279<text:s/></text:p>
          </table:table-cell>
          <table:table-cell office:value-type="float" office:value="11987" table:formula="of:=SUM([.G24]+[.G23])" table:style-name="ce207">
            <text:p>11987<text:s/></text:p>
          </table:table-cell>
          <table:table-cell office:value-type="float" office:value="114172" table:formula="of:=SUM([.H24]+[.H23])" table:style-name="ce207">
            <text:p>114172<text:s/></text:p>
          </table:table-cell>
          <table:table-cell table:style-name="ce208"/>
          <table:table-cell office:value-type="float" office:value="18267.52" table:formula="of:=SUM([.J24]+[.J23])" table:style-name="ce207">
            <text:p>18268<text:s/></text:p>
          </table:table-cell>
          <table:table-cell office:value-type="float" office:value="171559.52" table:formula="of:=SUM([.K24]+[.K23])" table:style-name="ce207">
            <text:p>171560<text:s/></text:p>
          </table:table-cell>
          <table:table-cell table:number-columns-repeated="16373"/>
        </table:table-row>
        <table:table-row table:style-name="ro16">
          <table:table-cell office:value-type="date" office:date-value="2015-06-09T00:00:00" table:style-name="ce238">
            <text:p>9/6/15</text:p>
          </table:table-cell>
          <table:table-cell office:value-type="string" table:style-name="ce114">
            <text:p>SE 254311</text:p>
          </table:table-cell>
          <table:table-cell office:value-type="string" table:style-name="ce239">
            <text:p>SUMOTO S.A.</text:p>
          </table:table-cell>
          <table:table-cell office:value-type="string" table:style-name="ce240">
            <text:p>MANTENIMIENTO CORRECTIVO (CAMBIO DISCOS DE EMBRAGUE Y EMPAQUE TAPA MAGNETO), MOTO DR650 VZR-68C KM 19.084</text:p>
          </table:table-cell>
          <table:table-cell office:value-type="string" table:style-name="ce227">
            <text:p>AAM-65-2015-L.B</text:p>
          </table:table-cell>
          <table:table-cell office:value-type="float" office:value="60345" table:style-name="ce229">
            <text:p>60.345</text:p>
          </table:table-cell>
          <table:table-cell table:style-name="ce241"/>
          <table:table-cell office:value-type="float" office:value="60345" table:formula="of:=[.F26]-[.G26]" table:style-name="ce229">
            <text:p>60.345</text:p>
          </table:table-cell>
          <table:table-cell office:value-type="percentage" office:value="0.16" table:style-name="ce247">
            <text:p>16%</text:p>
          </table:table-cell>
          <table:table-cell office:value-type="float" office:value="9655.2000000000007" table:formula="of:=[.H26]*[.I26]" table:content-validation-name="val13" table:style-name="ce243">
            <text:p>9655<text:s/></text:p>
          </table:table-cell>
          <table:table-cell office:value-type="float" office:value="70000.2" table:formula="of:=SUM(([.F26]+[.J26])-[.G26])" table:style-name="ce243">
            <text:p>70000<text:s/></text:p>
          </table:table-cell>
          <table:table-cell table:number-columns-repeated="16373"/>
        </table:table-row>
        <table:table-row table:style-name="ro16">
          <table:table-cell office:value-type="date" office:date-value="2015-06-09T00:00:00" table:style-name="ce274">
            <text:p>9/6/15</text:p>
          </table:table-cell>
          <table:table-cell office:value-type="string" table:style-name="ce275">
            <text:p>RP 140710</text:p>
          </table:table-cell>
          <table:table-cell office:value-type="string" table:style-name="ce276">
            <text:p>SUMOTO S.A.</text:p>
          </table:table-cell>
          <table:table-cell office:value-type="string" table:style-name="ce277">
            <text:p>MANTENIMIENTO CORRECTIVO (<text:span text:style-name="T22">CAMBIO DISCOS DE<text:s/></text:span><text:span text:style-name="T22">EMBRAGUE Y EMPAQUE TAPA MAGNETO</text:span>), MOTO DR650 VZR-68C KM 19.084</text:p>
          </table:table-cell>
          <table:table-cell office:value-type="string" table:style-name="ce249">
            <text:p>AAM-65-2015-L.B</text:p>
          </table:table-cell>
          <table:table-cell office:value-type="float" office:value="242844" table:style-name="ce231">
            <text:p>242.844</text:p>
          </table:table-cell>
          <table:table-cell office:value-type="float" office:value="48569" table:style-name="ce278">
            <text:p>48.569</text:p>
          </table:table-cell>
          <table:table-cell office:value-type="float" office:value="194275" table:formula="of:=[.F27]-[.G27]" table:style-name="ce231">
            <text:p>194.275</text:p>
          </table:table-cell>
          <table:table-cell office:value-type="percentage" office:value="0.16" table:style-name="ce282">
            <text:p>16%</text:p>
          </table:table-cell>
          <table:table-cell office:value-type="float" office:value="31084" table:formula="of:=[.H27]*[.I27]" table:content-validation-name="val13" table:style-name="ce280">
            <text:p>31084<text:s/></text:p>
          </table:table-cell>
          <table:table-cell office:value-type="float" office:value="225359" table:formula="of:=SUM(([.F27]+[.J27])-[.G27])" table:style-name="ce280">
            <text:p>22535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<text:s/>2015</text:p>
          </table:table-cell>
          <table:covered-table-cell table:number-columns-repeated="3"/>
          <table:table-cell table:content-validation-name="val13" table:style-name="ce206"/>
          <table:table-cell office:value-type="float" office:value="303189" table:formula="of:=SUM([.F27]+[.F26])" table:style-name="ce207">
            <text:p>303189<text:s/></text:p>
          </table:table-cell>
          <table:table-cell office:value-type="float" office:value="48569" table:formula="of:=SUM([.G27]+[.G26])" table:style-name="ce207">
            <text:p>48569<text:s/></text:p>
          </table:table-cell>
          <table:table-cell office:value-type="float" office:value="254620" table:formula="of:=SUM([.H27]+[.H26])" table:style-name="ce207">
            <text:p>254620<text:s/></text:p>
          </table:table-cell>
          <table:table-cell table:style-name="ce208"/>
          <table:table-cell office:value-type="float" office:value="40739.199999999997" table:formula="of:=SUM([.J27]+[.J26])" table:style-name="ce207">
            <text:p>40739<text:s/></text:p>
          </table:table-cell>
          <table:table-cell office:value-type="float" office:value="295359.2" table:formula="of:=SUM([.K27]+[.K26])" table:style-name="ce207">
            <text:p>295359<text:s/></text:p>
          </table:table-cell>
          <table:table-cell table:number-columns-repeated="16373"/>
        </table:table-row>
        <table:table-row table:number-rows-repeated="1048548" table:style-name="ro7">
          <table:table-cell table:number-columns-repeated="16384"/>
        </table:table-row>
      </table:table>
      <table:table table:name="Planta_peaje" table:style-name="ta3">
        <table:table-column table:style-name="co6" table:number-columns-repeated="2" table:default-cell-style-name="ce1"/>
        <table:table-column table:style-name="co101" table:default-cell-style-name="ce1"/>
        <table:table-column table:style-name="co112" table:default-cell-style-name="ce1"/>
        <table:table-column table:style-name="co6" table:number-columns-repeated="6" table:default-cell-style-name="ce1"/>
        <table:table-column table:style-name="co95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4" table:style-name="ce183"/>
          <table:table-cell office:value-type="string" table:content-validation-name="val14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4" table:style-name="ce189">
            <text:p>CONCEPTO</text:p>
          </table:table-cell>
          <table:table-cell office:value-type="string" table:content-validation-name="val14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PLANTA ELECTRICA PEAJE LOBOGUERRERO COSTOS 2014</text:p>
          </table:table-cell>
          <table:covered-table-cell table:number-columns-repeated="10"/>
          <table:table-cell table:number-columns-repeated="16373"/>
        </table:table-row>
        <table:table-row table:style-name="ro36">
          <table:table-cell office:value-type="date" office:date-value="2014-02-10T00:00:00" table:style-name="ce226">
            <text:p>10/02/2014</text:p>
          </table:table-cell>
          <table:table-cell office:value-type="string" table:style-name="ce227">
            <text:p>M-5634</text:p>
          </table:table-cell>
          <table:table-cell office:value-type="string" table:style-name="ce227">
            <text:p>TECNIMARCANT</text:p>
          </table:table-cell>
          <table:table-cell office:value-type="string" table:style-name="ce228">
            <text:p>MANTENIMIENTO CORRECTIVO PANAL RADIADOR, PLANTA ELECTRICA PEAJE LOBOGUERRERO</text:p>
          </table:table-cell>
          <table:table-cell office:value-type="string" table:style-name="ce227">
            <text:p>ORDEN DE COMPRA 7</text:p>
          </table:table-cell>
          <table:table-cell office:value-type="float" office:value="588500" table:style-name="ce229">
            <text:p>588.500</text:p>
          </table:table-cell>
          <table:table-cell table:style-name="ce227"/>
          <table:table-cell office:value-type="float" office:value="588500" table:style-name="ce229">
            <text:p>588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94160" table:style-name="ce229">
            <text:p>94.160</text:p>
          </table:table-cell>
          <table:table-cell office:value-type="float" office:value="682660" table:style-name="ce229">
            <text:p>682.66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14" table:style-name="ce206"/>
          <table:table-cell office:value-type="float" office:value="588500" table:formula="of:=SUM([.F5])" table:style-name="ce207">
            <text:p>588500<text:s/></text:p>
          </table:table-cell>
          <table:table-cell office:value-type="float" office:value="0" table:formula="of:=SUM([.G5])" table:style-name="ce207">
            <text:p><text:s/>-<text:s/></text:p>
          </table:table-cell>
          <table:table-cell office:value-type="float" office:value="588500" table:formula="of:=SUM([.H5])" table:style-name="ce207">
            <text:p>588500<text:s/></text:p>
          </table:table-cell>
          <table:table-cell table:style-name="ce208"/>
          <table:table-cell office:value-type="float" office:value="94160" table:formula="of:=SUM([.J5])" table:style-name="ce207">
            <text:p>94160<text:s/></text:p>
          </table:table-cell>
          <table:table-cell office:value-type="float" office:value="682660" table:formula="of:=SUM([.K5])" table:style-name="ce207">
            <text:p>682660<text:s/></text:p>
          </table:table-cell>
          <table:table-cell table:number-columns-repeated="16373"/>
        </table:table-row>
        <table:table-row table:style-name="ro37">
          <table:table-cell office:value-type="date" office:date-value="2014-08-15T00:00:00" table:style-name="ce226">
            <text:p>15/08/2014</text:p>
          </table:table-cell>
          <table:table-cell office:value-type="float" office:value="5273" table:style-name="ce227">
            <text:p>5273</text:p>
          </table:table-cell>
          <table:table-cell office:value-type="string" table:style-name="ce227">
            <text:p>AGRODIESEL DEL PACIFICO LTDA</text:p>
          </table:table-cell>
          <table:table-cell office:value-type="string" table:style-name="ce228">
            <text:p>SERVICIO PRESTADO A MOTOR PERKINS 3152 PLANTA FG WILSON (INCLUYE CALIBRACION), PLANTA ELECTRICA PEAJE LOBOGUERRERO</text:p>
          </table:table-cell>
          <table:table-cell office:value-type="string" table:style-name="ce227">
            <text:p>ORDEN DE COMPRA 121</text:p>
          </table:table-cell>
          <table:table-cell office:value-type="float" office:value="250000" table:style-name="ce229">
            <text:p>250.000</text:p>
          </table:table-cell>
          <table:table-cell table:style-name="ce227"/>
          <table:table-cell office:value-type="float" office:value="250000" table:style-name="ce229">
            <text:p>25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00" table:style-name="ce229">
            <text:p>40.000</text:p>
          </table:table-cell>
          <table:table-cell office:value-type="float" office:value="290000" table:style-name="ce229">
            <text:p>290.000</text:p>
          </table:table-cell>
          <table:table-cell table:number-columns-repeated="16373"/>
        </table:table-row>
        <table:table-row table:style-name="ro16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S-00701</text:p>
          </table:table-cell>
          <table:table-cell office:value-type="string" table:style-name="ce227">
            <text:p>SERVICIOS ELECTRICOS INTEGRALES S.A.S</text:p>
          </table:table-cell>
          <table:table-cell office:value-type="string" table:style-name="ce228">
            <text:p>INTERRUPTOR DE TEMPERATURA SENDER RANGO 250 ºF, PLANTA ELECTRICA PEAJE LOBOGUERRERO. NOTA: REEMBOLSO EFRAIN MUÑOZ</text:p>
          </table:table-cell>
          <table:table-cell table:style-name="ce227"/>
          <table:table-cell office:value-type="float" office:value="130000" table:style-name="ce229">
            <text:p>130.000</text:p>
          </table:table-cell>
          <table:table-cell table:style-name="ce227"/>
          <table:table-cell office:value-type="float" office:value="130000" table:style-name="ce229">
            <text:p>13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20800" table:style-name="ce229">
            <text:p>20.800</text:p>
          </table:table-cell>
          <table:table-cell office:value-type="float" office:value="150800" table:style-name="ce229">
            <text:p>150.8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AGOSTO <text:s/>2014</text:p>
          </table:table-cell>
          <table:covered-table-cell table:number-columns-repeated="3"/>
          <table:table-cell table:content-validation-name="val14" table:style-name="ce206"/>
          <table:table-cell office:value-type="float" office:value="380000" table:formula="of:=SUM([.F8]+[.F7])" table:style-name="ce207">
            <text:p>380000<text:s/></text:p>
          </table:table-cell>
          <table:table-cell office:value-type="float" office:value="0" table:formula="of:=SUM([.G8]+[.G7])" table:style-name="ce207">
            <text:p><text:s/>-<text:s/></text:p>
          </table:table-cell>
          <table:table-cell office:value-type="float" office:value="380000" table:formula="of:=SUM([.H8]+[.H7])" table:style-name="ce207">
            <text:p>380000<text:s/></text:p>
          </table:table-cell>
          <table:table-cell table:style-name="ce208"/>
          <table:table-cell office:value-type="float" office:value="60800" table:formula="of:=SUM([.J8]+[.J7])" table:style-name="ce207">
            <text:p>60800<text:s/></text:p>
          </table:table-cell>
          <table:table-cell office:value-type="float" office:value="440800" table:formula="of:=SUM([.K8]+[.K7])" table:style-name="ce207">
            <text:p>4408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PLANTA ELECTRICA PEAJE LOBOGUERRERO</text:p>
          </table:table-cell>
          <table:covered-table-cell table:number-columns-repeated="9"/>
          <table:table-cell office:value-type="currency" office:value="1123460" table:formula="of:=SUM([.K9]+[.K6])" table:style-name="ce262">
            <text:p>$1.123.460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PLANTA ELECTRICA PEAJE LOBOGUERRERO COSTOS 2015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5-06-01T00:00:00" table:style-name="ce238">
            <text:p>1/6/15</text:p>
          </table:table-cell>
          <table:table-cell office:value-type="string" table:style-name="ce114">
            <text:p>AI-248770</text:p>
          </table:table-cell>
          <table:table-cell office:value-type="string" table:style-name="ce239">
            <text:p>SUMATEC S.A.</text:p>
          </table:table-cell>
          <table:table-cell office:value-type="string" table:style-name="ce240">
            <text:p>ESTIBA ANTIDERRAME PARA TINA DE COMBUSTIBLE DIESEL, PLANTA ELECTRICA PEAJE CLB</text:p>
          </table:table-cell>
          <table:table-cell office:value-type="string" table:style-name="ce227">
            <text:p>ORDEN DE COMPRA 234</text:p>
          </table:table-cell>
          <table:table-cell office:value-type="float" office:value="349600" table:style-name="ce229">
            <text:p>349.600</text:p>
          </table:table-cell>
          <table:table-cell table:style-name="ce241"/>
          <table:table-cell office:value-type="float" office:value="349600" table:formula="of:=([.F13]-[.G13])" table:style-name="ce229">
            <text:p>349.600</text:p>
          </table:table-cell>
          <table:table-cell office:value-type="percentage" office:value="0.16" table:style-name="ce247">
            <text:p>16%</text:p>
          </table:table-cell>
          <table:table-cell office:value-type="float" office:value="55936" table:formula="of:=[.H13]*[.I13]" table:content-validation-name="val14" table:style-name="ce243">
            <text:p>55936<text:s/></text:p>
          </table:table-cell>
          <table:table-cell office:value-type="float" office:value="405536" table:formula="of:=SUM(([.F13]+[.J13])-[.G13])" table:style-name="ce243">
            <text:p>405536<text:s/></text:p>
          </table:table-cell>
          <table:table-cell table:number-columns-repeated="16373"/>
        </table:table-row>
        <table:table-row table:style-name="ro17">
          <table:table-cell office:value-type="date" office:date-value="2015-06-12T00:00:00" table:style-name="ce274">
            <text:p>12/6/15</text:p>
          </table:table-cell>
          <table:table-cell office:value-type="float" office:value="187778" table:style-name="ce275">
            <text:p>187778</text:p>
          </table:table-cell>
          <table:table-cell office:value-type="string" table:style-name="ce276">
            <text:p>FILTROS Y FILTROS S.A.S</text:p>
          </table:table-cell>
          <table:table-cell office:value-type="string" table:style-name="ce277">
            <text:p>BOMBA MANUAL PARA TINA DE COMBUSTIBLE, PLANTA ELECTRICA PEAJE LOBOGUERRERO BUGA</text:p>
          </table:table-cell>
          <table:table-cell office:value-type="string" table:style-name="ce249">
            <text:p>ORDEN DE COMPRA 244</text:p>
          </table:table-cell>
          <table:table-cell office:value-type="float" office:value="154000" table:style-name="ce231">
            <text:p>154.000</text:p>
          </table:table-cell>
          <table:table-cell table:style-name="ce278"/>
          <table:table-cell office:value-type="float" office:value="154000" table:formula="of:=([.F14]-[.G14])" table:style-name="ce231">
            <text:p>154.000</text:p>
          </table:table-cell>
          <table:table-cell office:value-type="percentage" office:value="0.16" table:style-name="ce282">
            <text:p>16%</text:p>
          </table:table-cell>
          <table:table-cell office:value-type="float" office:value="24640" table:formula="of:=[.H14]*[.I14]" table:content-validation-name="val14" table:style-name="ce280">
            <text:p>24640<text:s/></text:p>
          </table:table-cell>
          <table:table-cell office:value-type="float" office:value="178640" table:formula="of:=SUM(([.F14]+[.J14])-[.G14])" table:style-name="ce280">
            <text:p>1786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JUNIO <text:s/>2015</text:p>
          </table:table-cell>
          <table:covered-table-cell table:number-columns-repeated="3"/>
          <table:table-cell table:content-validation-name="val14" table:style-name="ce206"/>
          <table:table-cell office:value-type="float" office:value="503600" table:formula="of:=SUM([.F14]+[.F13])" table:style-name="ce207">
            <text:p>503600<text:s/></text:p>
          </table:table-cell>
          <table:table-cell office:value-type="float" office:value="0" table:formula="of:=SUM([.G14]+[.G13])" table:style-name="ce207">
            <text:p><text:s/>-<text:s/></text:p>
          </table:table-cell>
          <table:table-cell office:value-type="float" office:value="503600" table:formula="of:=SUM([.H14]+[.H13])" table:style-name="ce207">
            <text:p>503600<text:s/></text:p>
          </table:table-cell>
          <table:table-cell table:style-name="ce208"/>
          <table:table-cell office:value-type="float" office:value="80576" table:formula="of:=SUM([.J14]+[.J13])" table:style-name="ce207">
            <text:p>80576<text:s/></text:p>
          </table:table-cell>
          <table:table-cell office:value-type="float" office:value="584176" table:formula="of:=SUM([.K14]+[.K13])" table:style-name="ce207">
            <text:p>584176<text:s/></text:p>
          </table:table-cell>
          <table:table-cell table:number-columns-repeated="16373"/>
        </table:table-row>
        <table:table-row table:number-rows-repeated="1048561" table:style-name="ro7">
          <table:table-cell table:number-columns-repeated="16384"/>
        </table:table-row>
      </table:table>
      <table:table table:name="__Moto_VZR-70C" table:style-name="ta4">
        <table:table-column table:style-name="co33" table:number-columns-repeated="2" table:default-cell-style-name="ce1"/>
        <table:table-column table:style-name="co100" table:default-cell-style-name="ce1"/>
        <table:table-column table:style-name="co113" table:default-cell-style-name="ce1"/>
        <table:table-column table:style-name="co114" table:default-cell-style-name="ce1"/>
        <table:table-column table:style-name="co4" table:default-cell-style-name="ce1"/>
        <table:table-column table:style-name="co109" table:default-cell-style-name="ce1"/>
        <table:table-column table:style-name="co33" table:number-columns-repeated="3" table:default-cell-style-name="ce1"/>
        <table:table-column table:style-name="co96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5" table:style-name="ce183"/>
          <table:table-cell office:value-type="string" table:content-validation-name="val15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4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5" table:style-name="ce189">
            <text:p>CONCEPTO</text:p>
          </table:table-cell>
          <table:table-cell office:value-type="string" table:content-validation-name="val15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DR-650 <text:s/>VZR-70C</text:p>
          </table:table-cell>
          <table:covered-table-cell table:number-columns-repeated="10"/>
          <table:table-cell table:number-columns-repeated="16373"/>
        </table:table-row>
        <table:table-row table:style-name="ro17">
          <table:table-cell office:value-type="date" office:date-value="2014-02-06T00:00:00" table:style-name="ce195">
            <text:p>6/2/14</text:p>
          </table:table-cell>
          <table:table-cell office:value-type="string" table:style-name="ce196">
            <text:p>RP 12152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DR650 VZR-70C KM 1.400</text:p>
          </table:table-cell>
          <table:table-cell office:value-type="string" table:style-name="ce199">
            <text:p>AAM-20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5]*[.I5]" table:content-validation-name="val15" table:style-name="ce204">
            <text:p>1765<text:s/></text:p>
          </table:table-cell>
          <table:table-cell office:value-type="float" office:value="59899.44" table:formula="of:=SUM(([.F5]+[.J5])-[.G5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<text:s/>2014</text:p>
          </table:table-cell>
          <table:covered-table-cell table:number-columns-repeated="3"/>
          <table:table-cell table:content-validation-name="val15" table:style-name="ce206"/>
          <table:table-cell office:value-type="float" office:value="58134" table:formula="of:=SUM([.F5])" table:style-name="ce207">
            <text:p>58134<text:s/></text:p>
          </table:table-cell>
          <table:table-cell office:value-type="float" office:value="0" table:formula="of:=SUM([.G5]+[.G4])" table:style-name="ce207">
            <text:p><text:s/>-<text:s/></text:p>
          </table:table-cell>
          <table:table-cell office:value-type="float" office:value="11034" table:formula="of:=SUM([.H5])" table:style-name="ce207">
            <text:p>11034<text:s/></text:p>
          </table:table-cell>
          <table:table-cell table:style-name="ce208"/>
          <table:table-cell office:value-type="float" office:value="1765.44" table:formula="of:=SUM([.J5])" table:style-name="ce207">
            <text:p>1765<text:s/></text:p>
          </table:table-cell>
          <table:table-cell office:value-type="float" office:value="59899.44" table:formula="of:=SUM([.K5])" table:style-name="ce207">
            <text:p>59899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SE 229875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70C KM 4.500</text:p>
          </table:table-cell>
          <table:table-cell office:value-type="string" table:style-name="ce199">
            <text:p>AAM-36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7]-[.G7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7]*[.I7]" table:content-validation-name="val15" table:style-name="ce204">
            <text:p>7200<text:s/></text:p>
          </table:table-cell>
          <table:table-cell office:value-type="float" office:value="52200" table:formula="of:=SUM(([.F7]+[.J7])-[.G7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3-08T00:00:00" table:style-name="ce195">
            <text:p>8/3/14</text:p>
          </table:table-cell>
          <table:table-cell office:value-type="string" table:style-name="ce196">
            <text:p>RP 12275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VZR-70C KM 4.500</text:p>
          </table:table-cell>
          <table:table-cell office:value-type="string" table:style-name="ce199">
            <text:p>AAM-36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8]*[.I8]" table:content-validation-name="val15" table:style-name="ce204">
            <text:p>1765<text:s/></text:p>
          </table:table-cell>
          <table:table-cell office:value-type="float" office:value="59899.44" table:formula="of:=SUM(([.F8]+[.J8])-[.G8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RZO <text:s/>2014</text:p>
          </table:table-cell>
          <table:covered-table-cell table:number-columns-repeated="3"/>
          <table:table-cell table:content-validation-name="val15" table:style-name="ce206"/>
          <table:table-cell office:value-type="float" office:value="103134" table:formula="of:=SUM([.F8]+[.F7])" table:style-name="ce207">
            <text:p>103134<text:s/></text:p>
          </table:table-cell>
          <table:table-cell office:value-type="float" office:value="0" table:formula="of:=SUM([.G8]+[.G7])" table:style-name="ce207">
            <text:p><text:s/>-<text:s/></text:p>
          </table:table-cell>
          <table:table-cell office:value-type="float" office:value="56034" table:formula="of:=SUM([.H8]+[.H7])" table:style-name="ce207">
            <text:p>56034<text:s/></text:p>
          </table:table-cell>
          <table:table-cell table:style-name="ce208"/>
          <table:table-cell office:value-type="float" office:value="8965.44" table:formula="of:=SUM([.J8]+[.J7])" table:style-name="ce207">
            <text:p>8965<text:s/></text:p>
          </table:table-cell>
          <table:table-cell office:value-type="float" office:value="112099.44" table:formula="of:=SUM([.K8]+[.K7])" table:style-name="ce207">
            <text:p>112099<text:s/></text:p>
          </table:table-cell>
          <table:table-cell table:number-columns-repeated="16373"/>
        </table:table-row>
        <table:table-row table:style-name="ro17">
          <table:table-cell office:value-type="date" office:date-value="2014-05-13T00:00:00" table:style-name="ce195">
            <text:p>13/5/14</text:p>
          </table:table-cell>
          <table:table-cell office:value-type="string" table:style-name="ce196">
            <text:p>SE 233479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DR650 VZR-70C KM 7.704</text:p>
          </table:table-cell>
          <table:table-cell office:value-type="string" table:style-name="ce199">
            <text:p>AAM-53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10]-[.G10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10]*[.I10]" table:content-validation-name="val15" table:style-name="ce204">
            <text:p>7200<text:s/></text:p>
          </table:table-cell>
          <table:table-cell office:value-type="float" office:value="52200" table:formula="of:=SUM(([.F10]+[.J10])-[.G10])" table:style-name="ce205">
            <text:p>52200<text:s/></text:p>
          </table:table-cell>
          <table:table-cell table:number-columns-repeated="16373"/>
        </table:table-row>
        <table:table-row table:style-name="ro17">
          <table:table-cell office:value-type="date" office:date-value="2014-05-12T00:00:00" table:style-name="ce195">
            <text:p>12/5/14</text:p>
          </table:table-cell>
          <table:table-cell office:value-type="string" table:style-name="ce196">
            <text:p>RP 12502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POLCA DR650 VZR-70C KM 7.704</text:p>
          </table:table-cell>
          <table:table-cell office:value-type="string" table:style-name="ce199">
            <text:p>AAM-53-2014-L.B</text:p>
          </table:table-cell>
          <table:table-cell office:value-type="float" office:value="58134" table:style-name="ce200">
            <text:p>58.134</text:p>
          </table:table-cell>
          <table:table-cell table:style-name="ce201"/>
          <table:table-cell office:value-type="float" office:value="11034" table:style-name="ce202">
            <text:p>11.034</text:p>
          </table:table-cell>
          <table:table-cell office:value-type="percentage" office:value="0.16" table:style-name="ce203">
            <text:p>16%</text:p>
          </table:table-cell>
          <table:table-cell office:value-type="float" office:value="1765.44" table:formula="of:=[.H11]*[.I11]" table:content-validation-name="val15" table:style-name="ce204">
            <text:p>1765<text:s/></text:p>
          </table:table-cell>
          <table:table-cell office:value-type="float" office:value="59899.44" table:formula="of:=SUM(([.F11]+[.J11])-[.G11])" table:style-name="ce205">
            <text:p>59899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/>2014</text:p>
          </table:table-cell>
          <table:covered-table-cell table:number-columns-repeated="3"/>
          <table:table-cell table:content-validation-name="val15" table:style-name="ce206"/>
          <table:table-cell office:value-type="float" office:value="103134" table:formula="of:=SUM([.F11]+[.F10])" table:style-name="ce207">
            <text:p>103134<text:s/></text:p>
          </table:table-cell>
          <table:table-cell office:value-type="float" office:value="0" table:formula="of:=SUM([.G11]+[.G10])" table:style-name="ce207">
            <text:p><text:s/>-<text:s/></text:p>
          </table:table-cell>
          <table:table-cell office:value-type="float" office:value="56034" table:formula="of:=SUM([.H11]+[.H10])" table:style-name="ce207">
            <text:p>56034<text:s/></text:p>
          </table:table-cell>
          <table:table-cell table:style-name="ce208"/>
          <table:table-cell office:value-type="float" office:value="8965.44" table:formula="of:=SUM([.J11]+[.J10])" table:style-name="ce207">
            <text:p>8965<text:s/></text:p>
          </table:table-cell>
          <table:table-cell office:value-type="float" office:value="112099.44" table:formula="of:=SUM([.K11]+[.K10])" table:style-name="ce207">
            <text:p>112099<text:s/></text:p>
          </table:table-cell>
          <table:table-cell table:number-columns-repeated="16373"/>
        </table:table-row>
        <table:table-row table:style-name="ro26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SE 235144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, TRASERAS Y CORREGIR FUGA PARTE SUPERIOR CABEZA DE FUERZA, MOTO POLCA DR650 VZR-70C KM 11.525</text:p>
          </table:table-cell>
          <table:table-cell office:value-type="string" table:style-name="ce199">
            <text:p>AAM-77-2014-L.B</text:p>
          </table:table-cell>
          <table:table-cell office:value-type="float" office:value="174310" table:style-name="ce200">
            <text:p>174.310</text:p>
          </table:table-cell>
          <table:table-cell table:style-name="ce201"/>
          <table:table-cell office:value-type="float" office:value="174310" table:formula="of:=([.F13]-[.G13])" table:style-name="ce202">
            <text:p>174.310</text:p>
          </table:table-cell>
          <table:table-cell office:value-type="percentage" office:value="0.16" table:style-name="ce203">
            <text:p>16%</text:p>
          </table:table-cell>
          <table:table-cell office:value-type="float" office:value="27889.600000000002" table:formula="of:=[.H13]*[.I13]" table:content-validation-name="val15" table:style-name="ce204">
            <text:p>27890<text:s/></text:p>
          </table:table-cell>
          <table:table-cell office:value-type="float" office:value="202199.6" table:formula="of:=SUM(([.F13]+[.J13])-[.G13])" table:style-name="ce205">
            <text:p>202200<text:s/></text:p>
          </table:table-cell>
          <table:table-cell table:number-columns-repeated="16373"/>
        </table:table-row>
        <table:table-row table:style-name="ro26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RP 126203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PASTILLAS DELANTERAS, TRASERAS Y CORREGIR FUGA PARTE SUPERIOR CABEZA DE FUERZA, MOTO POLCA DR650 VZR-70C KM 11.525</text:p>
          </table:table-cell>
          <table:table-cell office:value-type="string" table:style-name="ce199">
            <text:p>AAM-77-2014-L.B</text:p>
          </table:table-cell>
          <table:table-cell office:value-type="float" office:value="267790" table:style-name="ce200">
            <text:p>267.790</text:p>
          </table:table-cell>
          <table:table-cell office:value-type="float" office:value="44138" table:style-name="ce201">
            <text:p>44.138</text:p>
          </table:table-cell>
          <table:table-cell office:value-type="float" office:value="176552" table:style-name="ce202">
            <text:p>176.552</text:p>
          </table:table-cell>
          <table:table-cell office:value-type="percentage" office:value="0.16" table:style-name="ce203">
            <text:p>16%</text:p>
          </table:table-cell>
          <table:table-cell office:value-type="float" office:value="28248.32" table:formula="of:=[.H14]*[.I14]" table:content-validation-name="val15" table:style-name="ce204">
            <text:p>28248<text:s/></text:p>
          </table:table-cell>
          <table:table-cell office:value-type="float" office:value="251900.32" table:formula="of:=SUM(([.F14]+[.J14])-[.G14])" table:style-name="ce205">
            <text:p>2519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15" table:style-name="ce211"/>
          <table:table-cell office:value-type="float" office:value="442100" table:formula="of:=SUM([.F14]+[.F13])" table:style-name="ce212">
            <text:p>442100<text:s/></text:p>
          </table:table-cell>
          <table:table-cell office:value-type="float" office:value="44138" table:formula="of:=SUM([.G14]+[.G13])" table:style-name="ce212">
            <text:p>44138<text:s/></text:p>
          </table:table-cell>
          <table:table-cell office:value-type="float" office:value="350862" table:formula="of:=SUM([.H14]+[.H13])" table:style-name="ce212">
            <text:p>350862<text:s/></text:p>
          </table:table-cell>
          <table:table-cell table:style-name="ce213"/>
          <table:table-cell office:value-type="float" office:value="56137.919999999998" table:formula="of:=SUM([.J14]+[.J13])" table:style-name="ce212">
            <text:p>56138<text:s/></text:p>
          </table:table-cell>
          <table:table-cell office:value-type="float" office:value="454099.92000000004" table:formula="of:=SUM([.K14]+[.K13])" table:style-name="ce212">
            <text:p>454100<text:s/></text:p>
          </table:table-cell>
          <table:table-cell table:number-columns-repeated="16373"/>
        </table:table-row>
        <table:table-row table:style-name="ro16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SE 239737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TRASERAS Y SUMINISTRO DE LLANTA TRASERA, MOTO DR650 VZR-70C KM 15.080</text:p>
          </table:table-cell>
          <table:table-cell office:value-type="string" table:style-name="ce227">
            <text:p>AAM-127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6">
          <table:table-cell office:value-type="date" office:date-value="2014-09-06T00:00:00" table:style-name="ce226">
            <text:p>06/09/2014</text:p>
          </table:table-cell>
          <table:table-cell office:value-type="string" table:style-name="ce227">
            <text:p>RP 12980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TRASERAS Y SUMINISTRO DE LLANTA TRASERA, MOTO DR650 VZR-70C KM 15.080</text:p>
          </table:table-cell>
          <table:table-cell office:value-type="string" table:style-name="ce227">
            <text:p>AAM-127-2014-L.B</text:p>
          </table:table-cell>
          <table:table-cell office:value-type="float" office:value="293651" table:style-name="ce229">
            <text:p>293.651</text:p>
          </table:table-cell>
          <table:table-cell office:value-type="float" office:value="58730" table:style-name="ce229">
            <text:p>58.730</text:p>
          </table:table-cell>
          <table:table-cell office:value-type="float" office:value="197241" table:style-name="ce229">
            <text:p>197.241</text:p>
          </table:table-cell>
          <table:table-cell office:value-type="percentage" office:value="0.16" table:style-name="ce230">
            <text:p>16%</text:p>
          </table:table-cell>
          <table:table-cell office:value-type="float" office:value="31559" table:style-name="ce229">
            <text:p>31.559</text:p>
          </table:table-cell>
          <table:table-cell office:value-type="float" office:value="266480" table:style-name="ce229">
            <text:p>266.480</text:p>
          </table:table-cell>
          <table:table-cell table:number-columns-repeated="16373"/>
        </table:table-row>
        <table:table-row table:style-name="ro12">
          <table:table-cell office:value-type="date" office:date-value="2014-09-08T00:00:00" table:style-name="ce226">
            <text:p>08/09/2014</text:p>
          </table:table-cell>
          <table:table-cell office:value-type="string" table:style-name="ce227">
            <text:p>SE 23973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CAMBIO DE LLANTA TRASERA, MOTO DR650 VZR-70C KM 15.080</text:p>
          </table:table-cell>
          <table:table-cell office:value-type="string" table:style-name="ce227">
            <text:p>AAM-127-2014-L.B</text:p>
          </table:table-cell>
          <table:table-cell office:value-type="float" office:value="2500" table:style-name="ce229">
            <text:p>2.500</text:p>
          </table:table-cell>
          <table:table-cell table:style-name="ce227"/>
          <table:table-cell office:value-type="float" office:value="2500" table:style-name="ce229">
            <text:p>2.500</text:p>
          </table:table-cell>
          <table:table-cell office:value-type="percentage" office:value="0.16" table:style-name="ce230">
            <text:p>16%</text:p>
          </table:table-cell>
          <table:table-cell office:value-type="float" office:value="400" table:style-name="ce227">
            <text:p>400</text:p>
          </table:table-cell>
          <table:table-cell office:value-type="float" office:value="2900" table:style-name="ce229">
            <text:p>2.9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SEPTIEMBRE <text:s/>2014</text:p>
          </table:table-cell>
          <table:covered-table-cell table:number-columns-repeated="3"/>
          <table:table-cell table:content-validation-name="val15" table:style-name="ce271"/>
          <table:table-cell office:value-type="float" office:value="341151" table:formula="of:=SUM([.F18]+[.F17]+[.F16])" table:style-name="ce272">
            <text:p>341.151</text:p>
          </table:table-cell>
          <table:table-cell office:value-type="float" office:value="58730" table:formula="of:=SUM([.G18]+[.G17]+[.G16])" table:style-name="ce272">
            <text:p>58.730</text:p>
          </table:table-cell>
          <table:table-cell office:value-type="float" office:value="244741" table:formula="of:=SUM([.H18]+[.H17]+[.H16])" table:style-name="ce272">
            <text:p>244.741</text:p>
          </table:table-cell>
          <table:table-cell table:style-name="ce213"/>
          <table:table-cell office:value-type="float" office:value="39159" table:formula="of:=SUM([.J18]+[.J17]+[.J16])" table:style-name="ce272">
            <text:p>39.159</text:p>
          </table:table-cell>
          <table:table-cell office:value-type="float" office:value="321580" table:formula="of:=SUM([.K18]+[.K17]+[.K16])" table:style-name="ce272">
            <text:p>321.580</text:p>
          </table:table-cell>
          <table:table-cell table:number-columns-repeated="16373"/>
        </table:table-row>
        <table:table-row table:style-name="ro16">
          <table:table-cell office:value-type="date" office:date-value="2014-12-04T00:00:00" table:style-name="ce226">
            <text:p>04/12/2014</text:p>
          </table:table-cell>
          <table:table-cell office:value-type="string" table:style-name="ce227">
            <text:p>SE 24434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TRASERAS Y DELANTERAS, MOTO DR650 VZR-70C KM 19.063</text:p>
          </table:table-cell>
          <table:table-cell office:value-type="string" table:style-name="ce227">
            <text:p>AAM-177-2014-L.B</text:p>
          </table:table-cell>
          <table:table-cell office:value-type="float" office:value="50000" table:style-name="ce229">
            <text:p>50.000</text:p>
          </table:table-cell>
          <table:table-cell table:style-name="ce227"/>
          <table:table-cell office:value-type="float" office:value="50000" table:style-name="ce229">
            <text:p>50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8000" table:style-name="ce229">
            <text:p>8.000</text:p>
          </table:table-cell>
          <table:table-cell office:value-type="float" office:value="58000" table:style-name="ce229">
            <text:p>58.000</text:p>
          </table:table-cell>
          <table:table-cell table:number-columns-repeated="16373"/>
        </table:table-row>
        <table:table-row table:style-name="ro16">
          <table:table-cell office:value-type="date" office:date-value="2014-12-03T00:00:00" table:style-name="ce226">
            <text:p>03/12/2014</text:p>
          </table:table-cell>
          <table:table-cell office:value-type="string" table:style-name="ce227">
            <text:p>RP 133171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), PASTILLAS TRASERAS Y DELANTERAS, MOTO DR650 VZR-70C KM 19.063</text:p>
          </table:table-cell>
          <table:table-cell office:value-type="string" table:style-name="ce227">
            <text:p>AAM-177-2014-L.B</text:p>
          </table:table-cell>
          <table:table-cell office:value-type="float" office:value="269590" table:style-name="ce229">
            <text:p>269.590</text:p>
          </table:table-cell>
          <table:table-cell office:value-type="float" office:value="53918" table:style-name="ce229">
            <text:p>53.918</text:p>
          </table:table-cell>
          <table:table-cell office:value-type="float" office:value="176552" table:style-name="ce229">
            <text:p>176.552</text:p>
          </table:table-cell>
          <table:table-cell office:value-type="percentage" office:value="0.16" table:style-name="ce230">
            <text:p>16%</text:p>
          </table:table-cell>
          <table:table-cell office:value-type="float" office:value="28248" table:style-name="ce229">
            <text:p>28.248</text:p>
          </table:table-cell>
          <table:table-cell office:value-type="float" office:value="243920" table:style-name="ce229">
            <text:p>243.9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<text:s text:c="2"/>2014</text:p>
          </table:table-cell>
          <table:covered-table-cell table:number-columns-repeated="3"/>
          <table:table-cell table:content-validation-name="val15" table:style-name="ce211"/>
          <table:table-cell office:value-type="float" office:value="319590" table:formula="of:=SUM([.F21]+[.F20])" table:style-name="ce212">
            <text:p>319590<text:s/></text:p>
          </table:table-cell>
          <table:table-cell office:value-type="float" office:value="53918" table:formula="of:=SUM([.G21]+[.G20])" table:style-name="ce212">
            <text:p>53918<text:s/></text:p>
          </table:table-cell>
          <table:table-cell office:value-type="float" office:value="226552" table:formula="of:=SUM([.H21]+[.H20])" table:style-name="ce212">
            <text:p>226552<text:s/></text:p>
          </table:table-cell>
          <table:table-cell table:style-name="ce213"/>
          <table:table-cell office:value-type="float" office:value="36248" table:formula="of:=SUM([.J21]+[.J20])" table:style-name="ce212">
            <text:p>36248<text:s/></text:p>
          </table:table-cell>
          <table:table-cell office:value-type="float" office:value="301920" table:formula="of:=SUM([.K21]+[.K20])" table:style-name="ce212">
            <text:p>30192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MOTO DR650 VZR-70C</text:p>
          </table:table-cell>
          <table:covered-table-cell table:number-columns-repeated="9"/>
          <table:table-cell office:value-type="currency" office:value="1361698.2399999998" table:formula="of:=SUM([.K22]+[.K19]+[.K15]+[.K12]+[.K9]+[.K6])" table:style-name="ce262">
            <text:p>$1.361.698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MOTO DR-650 <text:s/>VZR-70C</text:p>
          </table:table-cell>
          <table:covered-table-cell table:number-columns-repeated="10"/>
          <table:table-cell table:number-columns-repeated="16373"/>
        </table:table-row>
        <table:table-row table:style-name="ro26">
          <table:table-cell office:value-type="date" office:date-value="2015-05-11T00:00:00" table:style-name="ce283">
            <text:p>11/5/15</text:p>
          </table:table-cell>
          <table:table-cell office:value-type="string" table:style-name="ce284">
            <text:p>SE 252669</text:p>
          </table:table-cell>
          <table:table-cell office:value-type="string" table:style-name="ce285">
            <text:p>SUMOTO S.A.</text:p>
          </table:table-cell>
          <table:table-cell office:value-type="string" table:style-name="ce286">
            <text:p>MANTENIMIENTO RUTINA (CAMBIO DE ACEITE Y FILTRO), PASTILLAS DELANTERAS, TRASERAS E INSTALACION LLANTA TRASERA SUMINISTRADA POR ALMACEN DEL CCO, MOTO DR650 VZR-70C KM 26.508</text:p>
          </table:table-cell>
          <table:table-cell office:value-type="string" table:style-name="ce234">
            <text:p>AAM-55-2015-L.B</text:p>
          </table:table-cell>
          <table:table-cell office:value-type="float" office:value="48448" table:style-name="ce236">
            <text:p>48.448</text:p>
          </table:table-cell>
          <table:table-cell table:style-name="ce287"/>
          <table:table-cell office:value-type="float" office:value="48448" table:formula="of:=([.F26]-[.G26])" table:style-name="ce236">
            <text:p>48.448</text:p>
          </table:table-cell>
          <table:table-cell office:value-type="percentage" office:value="0.16" table:style-name="ce242">
            <text:p>16%</text:p>
          </table:table-cell>
          <table:table-cell office:value-type="float" office:value="7751.68" table:formula="of:=[.H26]*[.I26]" table:content-validation-name="val15" table:style-name="ce288">
            <text:p>7752<text:s/></text:p>
          </table:table-cell>
          <table:table-cell office:value-type="float" office:value="56199.68" table:formula="of:=SUM(([.F26]+[.J26])-[.G26])" table:style-name="ce244">
            <text:p>56200<text:s/></text:p>
          </table:table-cell>
          <table:table-cell table:number-columns-repeated="16373"/>
        </table:table-row>
        <table:table-row table:style-name="ro26">
          <table:table-cell office:value-type="date" office:date-value="2015-05-11T00:00:00" table:style-name="ce274">
            <text:p>11/5/15</text:p>
          </table:table-cell>
          <table:table-cell office:value-type="string" table:style-name="ce275">
            <text:p>RP 139482</text:p>
          </table:table-cell>
          <table:table-cell office:value-type="string" table:style-name="ce276">
            <text:p>SUMOTO S.A.</text:p>
          </table:table-cell>
          <table:table-cell office:value-type="string" table:style-name="ce277">
            <text:p>MANTENIMIENTO RUTINA (CAMBIO DE ACEITE Y FILTRO), PASTILLAS DELANTERAS, TRASERAS E INSTALACION LLANTA TRASERA SUMINISTRADA POR ALMACEN DEL CCO, MOTO DR650 VZR-70C KM 26.508</text:p>
          </table:table-cell>
          <table:table-cell office:value-type="string" table:style-name="ce267">
            <text:p>AAM-55-2015-L.B</text:p>
          </table:table-cell>
          <table:table-cell office:value-type="float" office:value="292090" table:style-name="ce266">
            <text:p>292.090</text:p>
          </table:table-cell>
          <table:table-cell office:value-type="float" office:value="58418" table:style-name="ce278">
            <text:p>58.418</text:p>
          </table:table-cell>
          <table:table-cell office:value-type="float" office:value="194552" table:style-name="ce231">
            <text:p>194.552</text:p>
          </table:table-cell>
          <table:table-cell office:value-type="percentage" office:value="0.16" table:style-name="ce279">
            <text:p>16%</text:p>
          </table:table-cell>
          <table:table-cell office:value-type="float" office:value="31128.32" table:formula="of:=[.H27]*[.I27]" table:content-validation-name="val15" table:style-name="ce280">
            <text:p>31128<text:s/></text:p>
          </table:table-cell>
          <table:table-cell office:value-type="float" office:value="264800.32" table:formula="of:=SUM(([.F27]+[.J27])-[.G27])" table:style-name="ce281">
            <text:p>2648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MAYO <text:s text:c="2"/>2015</text:p>
          </table:table-cell>
          <table:covered-table-cell table:number-columns-repeated="3"/>
          <table:table-cell table:content-validation-name="val15" table:style-name="ce206"/>
          <table:table-cell office:value-type="float" office:value="340538" table:formula="of:=SUM([.F27]+[.F26])" table:style-name="ce207">
            <text:p>340538<text:s/></text:p>
          </table:table-cell>
          <table:table-cell office:value-type="float" office:value="58418" table:formula="of:=SUM([.G27]+[.G26])" table:style-name="ce207">
            <text:p>58418<text:s/></text:p>
          </table:table-cell>
          <table:table-cell office:value-type="float" office:value="243000" table:formula="of:=SUM([.H27]+[.H26])" table:style-name="ce207">
            <text:p>243000<text:s/></text:p>
          </table:table-cell>
          <table:table-cell table:style-name="ce208"/>
          <table:table-cell office:value-type="float" office:value="38880" table:formula="of:=SUM([.J27]+[.J26])" table:style-name="ce207">
            <text:p>38880<text:s/></text:p>
          </table:table-cell>
          <table:table-cell office:value-type="float" office:value="321000" table:formula="of:=SUM([.K27]+[.K26])" table:style-name="ce207">
            <text:p>321000<text:s/></text:p>
          </table:table-cell>
          <table:table-cell table:number-columns-repeated="16373"/>
        </table:table-row>
        <table:table-row table:number-rows-repeated="1048548" table:style-name="ro7">
          <table:table-cell table:number-columns-repeated="16384"/>
        </table:table-row>
      </table:table>
      <table:table table:name="___Moto_OQG-83B" table:style-name="ta4">
        <table:table-column table:style-name="co33" table:number-columns-repeated="3" table:default-cell-style-name="ce1"/>
        <table:table-column table:style-name="co115" table:default-cell-style-name="ce1"/>
        <table:table-column table:style-name="co75" table:default-cell-style-name="ce1"/>
        <table:table-column table:style-name="co33" table:number-columns-repeated="5" table:default-cell-style-name="ce1"/>
        <table:table-column table:style-name="co102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6" table:style-name="ce183"/>
          <table:table-cell office:value-type="string" table:content-validation-name="val16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5">
          <table:table-cell office:value-type="string" table:style-name="ce188">
            <text:p>FECHA</text:p>
          </table:table-cell>
          <table:table-cell office:value-type="string" table:style-name="ce188">
            <text:p>No.</text:p>
          </table:table-cell>
          <table:table-cell office:value-type="string" table:style-name="ce189">
            <text:p>PROVEEDOR</text:p>
          </table:table-cell>
          <table:table-cell office:value-type="string" table:content-validation-name="val16" table:style-name="ce189">
            <text:p>CONCEPTO</text:p>
          </table:table-cell>
          <table:table-cell office:value-type="string" table:content-validation-name="val16" table:style-name="ce189">
            <text:p>No.</text:p>
          </table:table-cell>
          <table:table-cell office:value-type="string" table:style-name="ce190">
            <text:p>SUBTOTAL</text:p>
          </table:table-cell>
          <table:table-cell office:value-type="string" table:style-name="ce191">
            <text:p>VALOR</text:p>
          </table:table-cell>
          <table:table-cell office:value-type="string" table:style-name="ce192">
            <text:p>BASE</text:p>
          </table:table-cell>
          <table:table-cell office:value-type="string" table:style-name="ce193">
            <text:p>%</text:p>
          </table:table-cell>
          <table:table-cell office:value-type="string" table:style-name="ce192">
            <text:p>VALOR</text:p>
          </table:table-cell>
          <table:table-cell office:value-type="string" table:style-name="ce194">
            <text:p>FACTURA</text:p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45">
            <text:p>COSTOS 2014 MOTO GS500 OQG-83B</text:p>
          </table:table-cell>
          <table:covered-table-cell table:number-columns-repeated="10"/>
          <table:table-cell table:number-columns-repeated="16373"/>
        </table:table-row>
        <table:table-row table:style-name="ro38">
          <table:table-cell office:value-type="date" office:date-value="2014-04-10T00:00:00" table:style-name="ce195">
            <text:p>10/4/14</text:p>
          </table:table-cell>
          <table:table-cell office:value-type="string" table:style-name="ce196">
            <text:p>SE 231727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ALISTAMIENTO, RUTINA, INSTALACION DE LLANTA DELANTERA, TRASERA SUMINISTRADAS POR ALMACEN DEL CCO, CAMBIO DE PASTILLAS DELANTERAS Y TRASERAS, MOTO GS 500 OQG-83B KM 38.822</text:p>
          </table:table-cell>
          <table:table-cell office:value-type="string" table:style-name="ce199">
            <text:p>AAM-46-2014-L.B</text:p>
          </table:table-cell>
          <table:table-cell office:value-type="float" office:value="84483" table:style-name="ce200">
            <text:p>84.483</text:p>
          </table:table-cell>
          <table:table-cell table:style-name="ce201"/>
          <table:table-cell office:value-type="float" office:value="84483" table:formula="of:=([.F5]-[.G5])" table:style-name="ce202">
            <text:p>84.483</text:p>
          </table:table-cell>
          <table:table-cell office:value-type="percentage" office:value="0.16" table:style-name="ce203">
            <text:p>16%</text:p>
          </table:table-cell>
          <table:table-cell office:value-type="float" office:value="13517.28" table:formula="of:=[.H5]*[.I5]" table:content-validation-name="val16" table:style-name="ce204">
            <text:p>13517<text:s/></text:p>
          </table:table-cell>
          <table:table-cell office:value-type="float" office:value="98000.28" table:formula="of:=SUM(([.F5]+[.J5])-[.G5])" table:style-name="ce205">
            <text:p>98000<text:s/></text:p>
          </table:table-cell>
          <table:table-cell table:number-columns-repeated="16373"/>
        </table:table-row>
        <table:table-row table:style-name="ro39">
          <table:table-cell office:value-type="date" office:date-value="2014-04-09T00:00:00" table:style-name="ce195">
            <text:p>9/4/14</text:p>
          </table:table-cell>
          <table:table-cell office:value-type="string" table:style-name="ce196">
            <text:p>RP 12400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ALISTAMIENTO, RUTINA, INSTALACION DE LLANTA DELANTERA, TRASERA SUMINISTRADAS POR ALMACEN DEL CCO, CAMBIO DE PASTILLAS DELANTERAS Y TRASERAS, MOTO GS 500 OQG-83B KM 38.822</text:p>
          </table:table-cell>
          <table:table-cell office:value-type="string" table:style-name="ce199">
            <text:p>AAM-46-2014-L.B</text:p>
          </table:table-cell>
          <table:table-cell office:value-type="float" office:value="413662" table:style-name="ce200">
            <text:p>413.662</text:p>
          </table:table-cell>
          <table:table-cell office:value-type="float" office:value="59397" table:style-name="ce201">
            <text:p>59.397</text:p>
          </table:table-cell>
          <table:table-cell office:value-type="float" office:value="291465" table:style-name="ce202">
            <text:p>291.465</text:p>
          </table:table-cell>
          <table:table-cell office:value-type="percentage" office:value="0.16" table:style-name="ce203">
            <text:p>16%</text:p>
          </table:table-cell>
          <table:table-cell office:value-type="float" office:value="46634.400000000001" table:formula="of:=[.H6]*[.I6]" table:content-validation-name="val16" table:style-name="ce204">
            <text:p>46634<text:s/></text:p>
          </table:table-cell>
          <table:table-cell office:value-type="float" office:value="400899.4" table:formula="of:=SUM(([.F6]+[.J6])-[.G6])" table:style-name="ce205">
            <text:p>400899<text:s/></text:p>
          </table:table-cell>
          <table:table-cell table:number-columns-repeated="16373"/>
        </table:table-row>
        <table:table-row table:style-name="ro40">
          <table:table-cell office:value-type="date" office:date-value="2014-04-10T00:00:00" table:style-name="ce195">
            <text:p>10/4/14</text:p>
          </table:table-cell>
          <table:table-cell office:value-type="string" table:style-name="ce196">
            <text:p>SE 23172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PINTURA GENERAL, MOTO GS 500 OQG-83B KM 38.822</text:p>
          </table:table-cell>
          <table:table-cell office:value-type="string" table:style-name="ce199">
            <text:p>AAM-46-2014-L.B</text:p>
          </table:table-cell>
          <table:table-cell office:value-type="float" office:value="487500" table:style-name="ce200">
            <text:p>487.500</text:p>
          </table:table-cell>
          <table:table-cell table:style-name="ce201"/>
          <table:table-cell office:value-type="float" office:value="487500" table:formula="of:=([.F7]-[.G7])" table:style-name="ce202">
            <text:p>487.500</text:p>
          </table:table-cell>
          <table:table-cell office:value-type="percentage" office:value="0.16" table:style-name="ce203">
            <text:p>16%</text:p>
          </table:table-cell>
          <table:table-cell office:value-type="float" office:value="78000" table:formula="of:=[.H7]*[.I7]" table:content-validation-name="val16" table:style-name="ce204">
            <text:p>78000<text:s/></text:p>
          </table:table-cell>
          <table:table-cell office:value-type="float" office:value="565500" table:formula="of:=SUM(([.F7]+[.J7])-[.G7])" table:style-name="ce205">
            <text:p>565500<text:s/></text:p>
          </table:table-cell>
          <table:table-cell table:number-columns-repeated="16373"/>
        </table:table-row>
        <table:table-row table:style-name="ro41">
          <table:table-cell office:value-type="string" table:number-columns-spanned="4" table:number-rows-spanned="1" table:style-name="ce217">
            <text:p>TOTAL ABRIL <text:s/>2014</text:p>
          </table:table-cell>
          <table:covered-table-cell table:number-columns-repeated="3"/>
          <table:table-cell table:content-validation-name="val16" table:style-name="ce206"/>
          <table:table-cell office:value-type="float" office:value="985645" table:formula="of:=SUM([.F7]+[.F6]+[.F5])" table:style-name="ce207">
            <text:p>985645<text:s/></text:p>
          </table:table-cell>
          <table:table-cell office:value-type="float" office:value="59397" table:formula="of:=SUM([.G7]+[.G6]+[.G5])" table:style-name="ce207">
            <text:p>59397<text:s/></text:p>
          </table:table-cell>
          <table:table-cell office:value-type="float" office:value="863448" table:formula="of:=SUM([.H7]+[.H6]+[.H5])" table:style-name="ce207">
            <text:p>863448<text:s/></text:p>
          </table:table-cell>
          <table:table-cell table:style-name="ce208"/>
          <table:table-cell office:value-type="float" office:value="138151.67999999999" table:formula="of:=SUM([.J7]+[.J6]+[.J5])" table:style-name="ce207">
            <text:p>138152<text:s/></text:p>
          </table:table-cell>
          <table:table-cell office:value-type="float" office:value="1064399.68" table:formula="of:=SUM([.K7]+[.K6]+[.K5])" table:style-name="ce207">
            <text:p>1064400<text:s/></text:p>
          </table:table-cell>
          <table:table-cell table:number-columns-repeated="16373"/>
        </table:table-row>
        <table:table-row table:style-name="ro12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SE 235149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GS500 OQG-83B KM 40.486</text:p>
          </table:table-cell>
          <table:table-cell office:value-type="string" table:style-name="ce199">
            <text:p>AAM-78-2014-L.B</text:p>
          </table:table-cell>
          <table:table-cell office:value-type="float" office:value="45000" table:style-name="ce200">
            <text:p>45.000</text:p>
          </table:table-cell>
          <table:table-cell table:style-name="ce201"/>
          <table:table-cell office:value-type="float" office:value="45000" table:formula="of:=([.F9]-[.G9])" table:style-name="ce202">
            <text:p>45.000</text:p>
          </table:table-cell>
          <table:table-cell office:value-type="percentage" office:value="0.16" table:style-name="ce203">
            <text:p>16%</text:p>
          </table:table-cell>
          <table:table-cell office:value-type="float" office:value="7200" table:formula="of:=[.H9]*[.I9]" table:content-validation-name="val16" table:style-name="ce204">
            <text:p>7200<text:s/></text:p>
          </table:table-cell>
          <table:table-cell office:value-type="float" office:value="52200" table:formula="of:=SUM(([.F9]+[.J9])-[.G9])" table:style-name="ce205">
            <text:p>52200<text:s/></text:p>
          </table:table-cell>
          <table:table-cell table:number-columns-repeated="16373"/>
        </table:table-row>
        <table:table-row table:style-name="ro12">
          <table:table-cell office:value-type="date" office:date-value="2014-06-11T00:00:00" table:style-name="ce195">
            <text:p>11/6/14</text:p>
          </table:table-cell>
          <table:table-cell office:value-type="string" table:style-name="ce196">
            <text:p>RP 126208</text:p>
          </table:table-cell>
          <table:table-cell office:value-type="string" table:style-name="ce209">
            <text:p>SUMOTO S.A.</text:p>
          </table:table-cell>
          <table:table-cell office:value-type="string" table:style-name="ce198">
            <text:p>MANTENIMIENTO RUTINA (CAMBIO DE ACEITE Y FILTRO), MOTO GS500 OQG-83B KM 40.486</text:p>
          </table:table-cell>
          <table:table-cell office:value-type="string" table:style-name="ce199">
            <text:p>AAM-78-2014-L.B</text:p>
          </table:table-cell>
          <table:table-cell office:value-type="float" office:value="81162" table:style-name="ce200">
            <text:p>81.162</text:p>
          </table:table-cell>
          <table:table-cell table:style-name="ce201"/>
          <table:table-cell office:value-type="float" office:value="18362" table:style-name="ce202">
            <text:p>18.362</text:p>
          </table:table-cell>
          <table:table-cell office:value-type="percentage" office:value="0.16" table:style-name="ce203">
            <text:p>16%</text:p>
          </table:table-cell>
          <table:table-cell office:value-type="float" office:value="2937.92" table:formula="of:=[.H10]*[.I10]" table:content-validation-name="val16" table:style-name="ce204">
            <text:p>2938<text:s/></text:p>
          </table:table-cell>
          <table:table-cell office:value-type="float" office:value="84099.92" table:formula="of:=SUM(([.F10]+[.J10])-[.G10])" table:style-name="ce205">
            <text:p>8410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16" table:style-name="ce211"/>
          <table:table-cell office:value-type="float" office:value="126162" table:formula="of:=SUM([.F10]+[.F9])" table:style-name="ce212">
            <text:p>126162<text:s/></text:p>
          </table:table-cell>
          <table:table-cell office:value-type="float" office:value="0" table:formula="of:=SUM([.G10]+[.G9])" table:style-name="ce212">
            <text:p><text:s/>-<text:s/></text:p>
          </table:table-cell>
          <table:table-cell office:value-type="float" office:value="63362" table:formula="of:=SUM([.H10]+[.H9])" table:style-name="ce212">
            <text:p>63362<text:s/></text:p>
          </table:table-cell>
          <table:table-cell table:style-name="ce213"/>
          <table:table-cell office:value-type="float" office:value="10137.92" table:formula="of:=SUM([.J10]+[.J9])" table:style-name="ce212">
            <text:p>10138<text:s/></text:p>
          </table:table-cell>
          <table:table-cell office:value-type="float" office:value="136299.91999999998" table:formula="of:=SUM([.K10]+[.K9])" table:style-name="ce212">
            <text:p>136300<text:s/></text:p>
          </table:table-cell>
          <table:table-cell table:number-columns-repeated="16373"/>
        </table:table-row>
        <table:table-row table:style-name="ro17">
          <table:table-cell office:value-type="date" office:date-value="2014-08-06T00:00:00" table:style-name="ce226">
            <text:p>06/08/2014</text:p>
          </table:table-cell>
          <table:table-cell office:value-type="string" table:style-name="ce227">
            <text:p>SE 238239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ELECTRICO (LUCES DIRECCIONALES), MOTO GS500 OQG-83B KM 44.614</text:p>
          </table:table-cell>
          <table:table-cell office:value-type="string" table:style-name="ce227">
            <text:p>AAM-111-2014-L.B</text:p>
          </table:table-cell>
          <table:table-cell office:value-type="float" office:value="68966" table:style-name="ce229">
            <text:p>68.966</text:p>
          </table:table-cell>
          <table:table-cell table:style-name="ce227"/>
          <table:table-cell office:value-type="float" office:value="68966" table:style-name="ce229">
            <text:p>68.966</text:p>
          </table:table-cell>
          <table:table-cell office:value-type="percentage" office:value="0.16" table:style-name="ce230">
            <text:p>16%</text:p>
          </table:table-cell>
          <table:table-cell office:value-type="float" office:value="11035" table:style-name="ce229">
            <text:p>11.035</text:p>
          </table:table-cell>
          <table:table-cell office:value-type="float" office:value="80001" table:style-name="ce229">
            <text:p>80.001</text:p>
          </table:table-cell>
          <table:table-cell table:number-columns-repeated="16373"/>
        </table:table-row>
        <table:table-row table:style-name="ro17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RP 128551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ELECTRICO (LUCES DIRECCIONALES), MOTO GS500 OQG-83B KM 44.614</text:p>
          </table:table-cell>
          <table:table-cell office:value-type="string" table:style-name="ce227">
            <text:p>AAM-111-2014-L.B</text:p>
          </table:table-cell>
          <table:table-cell office:value-type="float" office:value="1034" table:style-name="ce229">
            <text:p>1.034</text:p>
          </table:table-cell>
          <table:table-cell table:style-name="ce227"/>
          <table:table-cell office:value-type="float" office:value="1034" table:style-name="ce229">
            <text:p>1.034</text:p>
          </table:table-cell>
          <table:table-cell office:value-type="percentage" office:value="0.16" table:style-name="ce230">
            <text:p>16%</text:p>
          </table:table-cell>
          <table:table-cell office:value-type="float" office:value="165" table:style-name="ce227">
            <text:p>165</text:p>
          </table:table-cell>
          <table:table-cell office:value-type="float" office:value="1199" table:style-name="ce229">
            <text:p>1.199</text:p>
          </table:table-cell>
          <table:table-cell table:number-columns-repeated="16373"/>
        </table:table-row>
        <table:table-row table:style-name="ro12">
          <table:table-cell office:value-type="date" office:date-value="2014-08-06T00:00:00" table:style-name="ce226">
            <text:p>06/08/2014</text:p>
          </table:table-cell>
          <table:table-cell office:value-type="string" table:style-name="ce227">
            <text:p>SE 23824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REVISION TECNOMECANICA, MOTO GS500 OQG-83B KM 44.614</text:p>
          </table:table-cell>
          <table:table-cell office:value-type="string" table:style-name="ce227">
            <text:p>AAM-111-2014-L.B</text:p>
          </table:table-cell>
          <table:table-cell office:value-type="float" office:value="58621" table:style-name="ce229">
            <text:p>58.621</text:p>
          </table:table-cell>
          <table:table-cell table:style-name="ce227"/>
          <table:table-cell office:value-type="float" office:value="58621" table:style-name="ce229">
            <text:p>58.621</text:p>
          </table:table-cell>
          <table:table-cell office:value-type="percentage" office:value="0.16" table:style-name="ce230">
            <text:p>16%</text:p>
          </table:table-cell>
          <table:table-cell office:value-type="float" office:value="9379" table:style-name="ce229">
            <text:p>9.379</text:p>
          </table:table-cell>
          <table:table-cell office:value-type="float" office:value="68000" table:style-name="ce229">
            <text:p>68.000</text:p>
          </table:table-cell>
          <table:table-cell table:number-columns-repeated="16373"/>
        </table:table-row>
        <table:table-row table:style-name="ro17">
          <table:table-cell office:value-type="date" office:date-value="2014-08-08T00:00:00" table:style-name="ce226">
            <text:p>08/08/2014</text:p>
          </table:table-cell>
          <table:table-cell office:value-type="string" table:style-name="ce227">
            <text:p>SE 238290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BOMBILLO STOP Y BALINERAS TRASERAS, MOTO GS500 OQG-83B KM 43.000</text:p>
          </table:table-cell>
          <table:table-cell office:value-type="string" table:style-name="ce227">
            <text:p>AAM-96-2014-L.B</text:p>
          </table:table-cell>
          <table:table-cell office:value-type="float" office:value="62241" table:style-name="ce229">
            <text:p>62.241</text:p>
          </table:table-cell>
          <table:table-cell table:style-name="ce227"/>
          <table:table-cell office:value-type="float" office:value="62241" table:style-name="ce229">
            <text:p>62.241</text:p>
          </table:table-cell>
          <table:table-cell office:value-type="percentage" office:value="0.16" table:style-name="ce230">
            <text:p>16%</text:p>
          </table:table-cell>
          <table:table-cell office:value-type="float" office:value="9959" table:style-name="ce229">
            <text:p>9.959</text:p>
          </table:table-cell>
          <table:table-cell office:value-type="float" office:value="72200" table:style-name="ce229">
            <text:p>72.200</text:p>
          </table:table-cell>
          <table:table-cell table:number-columns-repeated="16373"/>
        </table:table-row>
        <table:table-row table:style-name="ro17">
          <table:table-cell office:value-type="date" office:date-value="2014-08-05T00:00:00" table:style-name="ce226">
            <text:p>05/08/2014</text:p>
          </table:table-cell>
          <table:table-cell office:value-type="string" table:style-name="ce227">
            <text:p>RP 128574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, BOMBILLO STOP Y BALINERAS TRASERAS, MOTO GS500 OQG-83B KM 43.000</text:p>
          </table:table-cell>
          <table:table-cell office:value-type="string" table:style-name="ce227">
            <text:p>AAM-96-2014-L.B</text:p>
          </table:table-cell>
          <table:table-cell office:value-type="float" office:value="119204" table:style-name="ce229">
            <text:p>119.204</text:p>
          </table:table-cell>
          <table:table-cell table:style-name="ce227"/>
          <table:table-cell office:value-type="float" office:value="56404" table:style-name="ce229">
            <text:p>56.404</text:p>
          </table:table-cell>
          <table:table-cell office:value-type="percentage" office:value="0.16" table:style-name="ce230">
            <text:p>16%</text:p>
          </table:table-cell>
          <table:table-cell office:value-type="float" office:value="9025" table:style-name="ce229">
            <text:p>9.025</text:p>
          </table:table-cell>
          <table:table-cell office:value-type="float" office:value="128229" table:style-name="ce229">
            <text:p>128.229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AGOSTO <text:s/>2014</text:p>
          </table:table-cell>
          <table:covered-table-cell table:number-columns-repeated="3"/>
          <table:table-cell table:content-validation-name="val16" table:style-name="ce211"/>
          <table:table-cell office:value-type="float" office:value="310066" table:formula="of:=SUM([.F16]+[.F15]+[.F14]+[.F13]+[.F12])" table:style-name="ce212">
            <text:p>310066<text:s/></text:p>
          </table:table-cell>
          <table:table-cell office:value-type="float" office:value="0" table:formula="of:=SUM([.G16]+[.G15]+[.G14]+[.G13])" table:style-name="ce212">
            <text:p><text:s/>-<text:s/></text:p>
          </table:table-cell>
          <table:table-cell office:value-type="float" office:value="247266" table:formula="of:=SUM([.H16]+[.H15]+[.H14]+[.H13]+[.H12])" table:style-name="ce212">
            <text:p>247266<text:s/></text:p>
          </table:table-cell>
          <table:table-cell table:style-name="ce213"/>
          <table:table-cell office:value-type="float" office:value="39563" table:formula="of:=SUM([.J16]+[.J15]+[.J14]+[.J13]+[.J12])" table:style-name="ce212">
            <text:p>39563<text:s/></text:p>
          </table:table-cell>
          <table:table-cell office:value-type="float" office:value="349629" table:formula="of:=SUM([.K16]+[.K15]+[.K14]+[.K13]+[.K12])" table:style-name="ce212">
            <text:p>349629<text:s/></text:p>
          </table:table-cell>
          <table:table-cell table:number-columns-repeated="16373"/>
        </table:table-row>
        <table:table-row table:style-name="ro17">
          <table:table-cell office:value-type="date" office:date-value="2014-09-06T00:00:00" table:style-name="ce226">
            <text:p>06/09/2014</text:p>
          </table:table-cell>
          <table:table-cell office:value-type="string" table:style-name="ce227">
            <text:p>SE 239726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AJUSTE TAPA GASOLINA, MOTO GS500 OQG-83B KM 45.254</text:p>
          </table:table-cell>
          <table:table-cell office:value-type="string" table:style-name="ce227">
            <text:p>AAM-120-2014-L.B</text:p>
          </table:table-cell>
          <table:table-cell office:value-type="float" office:value="53621" table:style-name="ce229">
            <text:p>53.621</text:p>
          </table:table-cell>
          <table:table-cell table:style-name="ce227"/>
          <table:table-cell office:value-type="float" office:value="53621" table:style-name="ce229">
            <text:p>53.621</text:p>
          </table:table-cell>
          <table:table-cell office:value-type="percentage" office:value="0.16" table:style-name="ce230">
            <text:p>16%</text:p>
          </table:table-cell>
          <table:table-cell office:value-type="float" office:value="8579" table:style-name="ce229">
            <text:p>8.579</text:p>
          </table:table-cell>
          <table:table-cell office:value-type="float" office:value="62200" table:style-name="ce229">
            <text:p>62.200</text:p>
          </table:table-cell>
          <table:table-cell table:number-columns-repeated="16373"/>
        </table:table-row>
        <table:table-row table:style-name="ro17">
          <table:table-cell office:value-type="date" office:date-value="2014-09-05T00:00:00" table:style-name="ce226">
            <text:p>05/09/2014</text:p>
          </table:table-cell>
          <table:table-cell office:value-type="string" table:style-name="ce227">
            <text:p>RP 12974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AJUSTE TAPA GASOLINA, MOTO GS500 OQG-83B KM 45.254</text:p>
          </table:table-cell>
          <table:table-cell office:value-type="string" table:style-name="ce227">
            <text:p>AAM-120-2014-L.B</text:p>
          </table:table-cell>
          <table:table-cell office:value-type="float" office:value="84265" table:style-name="ce229">
            <text:p>84.265</text:p>
          </table:table-cell>
          <table:table-cell office:value-type="float" office:value="16853" table:style-name="ce229">
            <text:p>16.853</text:p>
          </table:table-cell>
          <table:table-cell office:value-type="float" office:value="17172" table:style-name="ce229">
            <text:p>17.172</text:p>
          </table:table-cell>
          <table:table-cell office:value-type="percentage" office:value="0.16" table:style-name="ce230">
            <text:p>16%</text:p>
          </table:table-cell>
          <table:table-cell office:value-type="float" office:value="2748" table:style-name="ce229">
            <text:p>2.748</text:p>
          </table:table-cell>
          <table:table-cell office:value-type="float" office:value="70160" table:style-name="ce229">
            <text:p>70.16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<text:s/>SEPTIEMBRE <text:s/>2014</text:p>
          </table:table-cell>
          <table:covered-table-cell table:number-columns-repeated="3"/>
          <table:table-cell table:content-validation-name="val16" table:style-name="ce211"/>
          <table:table-cell office:value-type="float" office:value="137886" table:formula="of:=SUM([.F19]+[.F18])" table:style-name="ce212">
            <text:p>137886<text:s/></text:p>
          </table:table-cell>
          <table:table-cell office:value-type="float" office:value="16853" table:formula="of:=SUM([.G19]+[.G18])" table:style-name="ce212">
            <text:p>16853<text:s/></text:p>
          </table:table-cell>
          <table:table-cell office:value-type="float" office:value="70793" table:formula="of:=SUM([.H19]+[.H18])" table:style-name="ce212">
            <text:p>70793<text:s/></text:p>
          </table:table-cell>
          <table:table-cell table:style-name="ce213"/>
          <table:table-cell office:value-type="float" office:value="11327" table:formula="of:=SUM([.J19]+[.J18])" table:style-name="ce212">
            <text:p>11327<text:s/></text:p>
          </table:table-cell>
          <table:table-cell office:value-type="float" office:value="132360" table:formula="of:=SUM([.K19]+[.K18])" table:style-name="ce212">
            <text:p>132360<text:s/></text:p>
          </table:table-cell>
          <table:table-cell table:number-columns-repeated="16373"/>
        </table:table-row>
        <table:table-row table:style-name="ro17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SE 24158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DE CARGA, BAJAR VOLANTE (SE CAMBIO ROTOR Y ESTATOR), MOTO OQG-83B KM 46.618</text:p>
          </table:table-cell>
          <table:table-cell office:value-type="string" table:style-name="ce227">
            <text:p>AAM-135-2014-L.B</text:p>
          </table:table-cell>
          <table:table-cell office:value-type="float" office:value="30172" table:style-name="ce229">
            <text:p>30.172</text:p>
          </table:table-cell>
          <table:table-cell table:style-name="ce227"/>
          <table:table-cell office:value-type="float" office:value="30172" table:style-name="ce229">
            <text:p>30.172</text:p>
          </table:table-cell>
          <table:table-cell office:value-type="percentage" office:value="0.16" table:style-name="ce230">
            <text:p>16%</text:p>
          </table:table-cell>
          <table:table-cell office:value-type="float" office:value="4828" table:style-name="ce229">
            <text:p>4.828</text:p>
          </table:table-cell>
          <table:table-cell office:value-type="float" office:value="35000" table:style-name="ce229">
            <text:p>35.000</text:p>
          </table:table-cell>
          <table:table-cell table:number-columns-repeated="16373"/>
        </table:table-row>
        <table:table-row table:style-name="ro17">
          <table:table-cell office:value-type="date" office:date-value="2014-10-11T00:00:00" table:style-name="ce226">
            <text:p>11/10/2014</text:p>
          </table:table-cell>
          <table:table-cell office:value-type="string" table:style-name="ce227">
            <text:p>RP 13115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DE CARGA, BAJAR VOLANTE (SE CAMBIO ROTOR Y ESTATOR), MOTO OQG-83B KM 46.618</text:p>
          </table:table-cell>
          <table:table-cell office:value-type="string" table:style-name="ce227">
            <text:p>AAM-135-2014-L.B</text:p>
          </table:table-cell>
          <table:table-cell office:value-type="float" office:value="498317" table:style-name="ce229">
            <text:p>498.317</text:p>
          </table:table-cell>
          <table:table-cell office:value-type="float" office:value="99663" table:style-name="ce229">
            <text:p>99.663</text:p>
          </table:table-cell>
          <table:table-cell office:value-type="float" office:value="348414" table:style-name="ce229">
            <text:p>348.414</text:p>
          </table:table-cell>
          <table:table-cell office:value-type="percentage" office:value="0.16" table:style-name="ce230">
            <text:p>16%</text:p>
          </table:table-cell>
          <table:table-cell office:value-type="float" office:value="55746" table:style-name="ce229">
            <text:p>55.746</text:p>
          </table:table-cell>
          <table:table-cell office:value-type="float" office:value="454400" table:style-name="ce229">
            <text:p>454.4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OCTUBRE <text:s/>2014</text:p>
          </table:table-cell>
          <table:covered-table-cell table:number-columns-repeated="3"/>
          <table:table-cell table:content-validation-name="val16" table:style-name="ce211"/>
          <table:table-cell office:value-type="float" office:value="528489" table:formula="of:=SUM([.F22]+[.F21])" table:style-name="ce212">
            <text:p>528489<text:s/></text:p>
          </table:table-cell>
          <table:table-cell office:value-type="float" office:value="99663" table:formula="of:=SUM([.G22]+[.G21])" table:style-name="ce212">
            <text:p>99663<text:s/></text:p>
          </table:table-cell>
          <table:table-cell office:value-type="float" office:value="378586" table:formula="of:=SUM([.H22]+[.H21])" table:style-name="ce212">
            <text:p>378586<text:s/></text:p>
          </table:table-cell>
          <table:table-cell table:style-name="ce213"/>
          <table:table-cell office:value-type="float" office:value="60574" table:formula="of:=SUM([.J22]+[.J21])" table:style-name="ce212">
            <text:p>60574<text:s/></text:p>
          </table:table-cell>
          <table:table-cell office:value-type="float" office:value="489400" table:formula="of:=SUM([.K22]+[.K21])" table:style-name="ce212">
            <text:p>489400<text:s/></text:p>
          </table:table-cell>
          <table:table-cell table:number-columns-repeated="16373"/>
        </table:table-row>
        <table:table-row table:style-name="ro17">
          <table:table-cell office:value-type="date" office:date-value="2014-12-04T00:00:00" table:style-name="ce226">
            <text:p>04/12/2014</text:p>
          </table:table-cell>
          <table:table-cell office:value-type="string" table:style-name="ce227">
            <text:p>SE 244347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PASTILLAS TRASERAS, MOTO GS500 OQG-83B KM 48.964</text:p>
          </table:table-cell>
          <table:table-cell office:value-type="string" table:style-name="ce227">
            <text:p>AAM-176-2014-L.B</text:p>
          </table:table-cell>
          <table:table-cell office:value-type="float" office:value="45000" table:style-name="ce229">
            <text:p>45.000</text:p>
          </table:table-cell>
          <table:table-cell table:style-name="ce227"/>
          <table:table-cell office:value-type="float" office:value="45000" table:style-name="ce229">
            <text:p>45.000</text:p>
          </table:table-cell>
          <table:table-cell office:value-type="percentage" office:value="0.16" table:style-name="ce230">
            <text:p>16%</text:p>
          </table:table-cell>
          <table:table-cell office:value-type="float" office:value="7200" table:style-name="ce229">
            <text:p>7.200</text:p>
          </table:table-cell>
          <table:table-cell office:value-type="float" office:value="52200" table:style-name="ce229">
            <text:p>52.200</text:p>
          </table:table-cell>
          <table:table-cell table:number-columns-repeated="16373"/>
        </table:table-row>
        <table:table-row table:style-name="ro17">
          <table:table-cell office:value-type="date" office:date-value="2014-12-03T00:00:00" table:style-name="ce226">
            <text:p>03/12/2014</text:p>
          </table:table-cell>
          <table:table-cell office:value-type="string" table:style-name="ce227">
            <text:p>RP 13316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RUTINA (CAMBIO DE ACEITE Y FILTRO) Y PASTILLAS TRASERAS, MOTO GS500 OQG-83B KM 48.964</text:p>
          </table:table-cell>
          <table:table-cell office:value-type="string" table:style-name="ce227">
            <text:p>AAM-176-2014-L.B</text:p>
          </table:table-cell>
          <table:table-cell office:value-type="float" office:value="183907" table:style-name="ce229">
            <text:p>183.907</text:p>
          </table:table-cell>
          <table:table-cell office:value-type="float" office:value="36781" table:style-name="ce229">
            <text:p>36.781</text:p>
          </table:table-cell>
          <table:table-cell office:value-type="float" office:value="94962" table:style-name="ce229">
            <text:p>94.962</text:p>
          </table:table-cell>
          <table:table-cell office:value-type="percentage" office:value="0.16" table:style-name="ce230">
            <text:p>16%</text:p>
          </table:table-cell>
          <table:table-cell office:value-type="float" office:value="15194" table:style-name="ce229">
            <text:p>15.194</text:p>
          </table:table-cell>
          <table:table-cell office:value-type="float" office:value="162320" table:style-name="ce229">
            <text:p>162.32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2014</text:p>
          </table:table-cell>
          <table:covered-table-cell table:number-columns-repeated="3"/>
          <table:table-cell table:content-validation-name="val16" table:style-name="ce211"/>
          <table:table-cell office:value-type="float" office:value="228907" table:formula="of:=SUM([.F25]+[.F24])" table:style-name="ce212">
            <text:p>228907<text:s/></text:p>
          </table:table-cell>
          <table:table-cell office:value-type="float" office:value="36781" table:formula="of:=SUM([.G25]+[.G24])" table:style-name="ce212">
            <text:p>36781<text:s/></text:p>
          </table:table-cell>
          <table:table-cell office:value-type="float" office:value="139962" table:formula="of:=SUM([.H25]+[.H24])" table:style-name="ce212">
            <text:p>139962<text:s/></text:p>
          </table:table-cell>
          <table:table-cell table:style-name="ce213"/>
          <table:table-cell office:value-type="float" office:value="22394" table:formula="of:=SUM([.J25]+[.J24])" table:style-name="ce212">
            <text:p>22394<text:s/></text:p>
          </table:table-cell>
          <table:table-cell office:value-type="float" office:value="214520" table:formula="of:=SUM([.K25]+[.K24])" table:style-name="ce212">
            <text:p>214520<text:s/></text:p>
          </table:table-cell>
          <table:table-cell table:number-columns-repeated="16373"/>
        </table:table-row>
        <table:table-row table:style-name="ro42">
          <table:table-cell office:value-type="string" table:number-columns-spanned="10" table:number-rows-spanned="1" table:style-name="ce289">
            <text:p>COSTOS TOTALES 2014 MOTO GS500 OQG-83B</text:p>
          </table:table-cell>
          <table:covered-table-cell table:number-columns-repeated="9"/>
          <table:table-cell office:value-type="currency" office:value="2386608.5999999996" table:formula="of:=SUM([.K26]+[.K23]+[.K20]+[.K17]+[.K11]+[.K8])" table:style-name="ce262">
            <text:p>$2.386.609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1" table:number-rows-spanned="1" table:style-name="ce245">
            <text:p>COSTOS 2015 MOTO GS500 OQG-83B</text:p>
          </table:table-cell>
          <table:covered-table-cell table:number-columns-repeated="10"/>
          <table:table-cell table:number-columns-repeated="16373"/>
        </table:table-row>
        <table:table-row table:style-name="ro12">
          <table:table-cell office:value-type="date" office:date-value="2015-02-10T00:00:00" table:style-name="ce226">
            <text:p>10/02/2015</text:p>
          </table:table-cell>
          <table:table-cell office:value-type="string" table:style-name="ce227">
            <text:p>SE 247828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MANTENIMIENTO CORRECTIVO SISTEMA DE CARGA (DURO ENCENDIDO), MOTO GS500 OQG-83B KM 50.142</text:p>
          </table:table-cell>
          <table:table-cell office:value-type="string" table:style-name="ce227">
            <text:p>AAM-184-2014-L.B</text:p>
          </table:table-cell>
          <table:table-cell office:value-type="float" office:value="25862" table:style-name="ce229">
            <text:p>25.862</text:p>
          </table:table-cell>
          <table:table-cell table:style-name="ce227"/>
          <table:table-cell office:value-type="float" office:value="25862" table:style-name="ce229">
            <text:p>25.862</text:p>
          </table:table-cell>
          <table:table-cell office:value-type="percentage" office:value="0.16" table:style-name="ce230">
            <text:p>16%</text:p>
          </table:table-cell>
          <table:table-cell office:value-type="float" office:value="4138" table:style-name="ce229">
            <text:p>4.138</text:p>
          </table:table-cell>
          <table:table-cell office:value-type="float" office:value="30000" table:style-name="ce229">
            <text:p>30.00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FEBRERO 2015</text:p>
          </table:table-cell>
          <table:covered-table-cell table:number-columns-repeated="3"/>
          <table:table-cell table:content-validation-name="val16" table:style-name="ce206"/>
          <table:table-cell office:value-type="float" office:value="25862" table:formula="of:=SUM([.F30])" table:style-name="ce207">
            <text:p>25862<text:s/></text:p>
          </table:table-cell>
          <table:table-cell office:value-type="float" office:value="0" table:formula="of:=SUM([.G30]+[.G29])" table:style-name="ce207">
            <text:p><text:s/>-<text:s/></text:p>
          </table:table-cell>
          <table:table-cell office:value-type="float" office:value="25862" table:formula="of:=SUM([.H30])" table:style-name="ce207">
            <text:p>25862<text:s/></text:p>
          </table:table-cell>
          <table:table-cell table:style-name="ce208"/>
          <table:table-cell office:value-type="float" office:value="4138" table:formula="of:=SUM([.J30])" table:style-name="ce207">
            <text:p>4138<text:s/></text:p>
          </table:table-cell>
          <table:table-cell office:value-type="float" office:value="30000" table:formula="of:=SUM([.K30])" table:style-name="ce207">
            <text:p>30000<text:s/></text:p>
          </table:table-cell>
          <table:table-cell table:number-columns-repeated="16373"/>
        </table:table-row>
        <table:table-row table:number-rows-repeated="1048545" table:style-name="ro7">
          <table:table-cell table:number-columns-repeated="16384"/>
        </table:table-row>
      </table:table>
      <table:table table:name="Varios" table:style-name="ta3">
        <table:table-column table:style-name="co6" table:number-columns-repeated="3" table:default-cell-style-name="ce1"/>
        <table:table-column table:style-name="co35" table:default-cell-style-name="ce1"/>
        <table:table-column table:style-name="co17" table:default-cell-style-name="ce1"/>
        <table:table-column table:style-name="co6" table:number-columns-repeated="5" table:default-cell-style-name="ce1"/>
        <table:table-column table:style-name="co95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 table:style-name="ce1"/>
        </table:table-row>
        <table:table-row table:style-name="ro4">
          <table:table-cell table:style-name="ce181"/>
          <table:table-cell office:value-type="string" table:style-name="ce181">
            <text:p>FACT.</text:p>
          </table:table-cell>
          <table:table-cell table:style-name="ce182"/>
          <table:table-cell table:content-validation-name="val17" table:style-name="ce183"/>
          <table:table-cell office:value-type="string" table:content-validation-name="val17" table:style-name="ce184">
            <text:p>SOLICITUD</text:p>
          </table:table-cell>
          <table:table-cell table:style-name="ce185"/>
          <table:table-cell office:value-type="string" table:style-name="ce186">
            <text:p>DESCUENTO</text:p>
          </table:table-cell>
          <table:table-cell office:value-type="string" table:number-columns-spanned="3" table:number-rows-spanned="1" table:style-name="ce215">
            <text:p>IVA</text:p>
          </table:table-cell>
          <table:covered-table-cell table:number-columns-repeated="2"/>
          <table:table-cell office:value-type="string" table:style-name="ce187">
            <text:p>TOTAL</text:p>
          </table:table-cell>
          <table:table-cell table:number-columns-repeated="16373"/>
        </table:table-row>
        <table:table-row table:style-name="ro5">
          <table:table-cell office:value-type="string" table:style-name="ce219">
            <text:p>FECHA</text:p>
          </table:table-cell>
          <table:table-cell office:value-type="string" table:style-name="ce219">
            <text:p>No.</text:p>
          </table:table-cell>
          <table:table-cell office:value-type="string" table:style-name="ce220">
            <text:p>PROVEEDOR</text:p>
          </table:table-cell>
          <table:table-cell office:value-type="string" table:content-validation-name="val17" table:style-name="ce220">
            <text:p>CONCEPTO</text:p>
          </table:table-cell>
          <table:table-cell office:value-type="string" table:content-validation-name="val17" table:style-name="ce220">
            <text:p>No.</text:p>
          </table:table-cell>
          <table:table-cell office:value-type="string" table:style-name="ce221">
            <text:p>SUBTOTAL</text:p>
          </table:table-cell>
          <table:table-cell office:value-type="string" table:style-name="ce222">
            <text:p>VALOR</text:p>
          </table:table-cell>
          <table:table-cell office:value-type="string" table:style-name="ce223">
            <text:p>BASE</text:p>
          </table:table-cell>
          <table:table-cell office:value-type="string" table:style-name="ce224">
            <text:p>%</text:p>
          </table:table-cell>
          <table:table-cell office:value-type="string" table:style-name="ce223">
            <text:p>VALOR</text:p>
          </table:table-cell>
          <table:table-cell office:value-type="string" table:style-name="ce225">
            <text:p>FACTURA</text:p>
          </table:table-cell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216">
            <text:p>VARIOS</text:p>
          </table:table-cell>
          <table:covered-table-cell table:number-columns-repeated="10"/>
          <table:table-cell table:number-columns-repeated="16373"/>
        </table:table-row>
        <table:table-row table:style-name="ro43">
          <table:table-cell office:value-type="date" office:date-value="2014-06-12T00:00:00" table:style-name="ce226">
            <text:p>12/06/2014</text:p>
          </table:table-cell>
          <table:table-cell office:value-type="float" office:value="10648401" table:style-name="ce227">
            <text:p>10648401</text:p>
          </table:table-cell>
          <table:table-cell office:value-type="string" table:style-name="ce227">
            <text:p>COEXITO S.A.S.</text:p>
          </table:table-cell>
          <table:table-cell office:value-type="string" table:style-name="ce228">
            <text:p>BATERIAS ESTACIONARIAS (TABLEROS DE SEÑALIZACION)</text:p>
          </table:table-cell>
          <table:table-cell office:value-type="string" table:style-name="ce227">
            <text:p>ORDEN DE COMPRA 86</text:p>
          </table:table-cell>
          <table:table-cell office:value-type="float" office:value="490344" table:style-name="ce229">
            <text:p>490.344</text:p>
          </table:table-cell>
          <table:table-cell table:style-name="ce227"/>
          <table:table-cell office:value-type="float" office:value="490344" table:style-name="ce229">
            <text:p>490.344</text:p>
          </table:table-cell>
          <table:table-cell office:value-type="percentage" office:value="0.16" table:style-name="ce230">
            <text:p>16%</text:p>
          </table:table-cell>
          <table:table-cell office:value-type="float" office:value="78455" table:style-name="ce229">
            <text:p>78.455</text:p>
          </table:table-cell>
          <table:table-cell office:value-type="float" office:value="568799" table:style-name="ce229">
            <text:p>568.799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NIO <text:s/>2014</text:p>
          </table:table-cell>
          <table:covered-table-cell table:number-columns-repeated="3"/>
          <table:table-cell table:content-validation-name="val17" table:style-name="ce211"/>
          <table:table-cell office:value-type="float" office:value="490344" table:formula="of:=SUM([.F5])" table:style-name="ce212">
            <text:p>490344<text:s/></text:p>
          </table:table-cell>
          <table:table-cell office:value-type="float" office:value="0" table:formula="of:=SUM([.G5])" table:style-name="ce212">
            <text:p><text:s/>-<text:s/></text:p>
          </table:table-cell>
          <table:table-cell office:value-type="float" office:value="490344" table:formula="of:=SUM([.H5])" table:style-name="ce212">
            <text:p>490344<text:s/></text:p>
          </table:table-cell>
          <table:table-cell table:style-name="ce213"/>
          <table:table-cell office:value-type="float" office:value="78455" table:formula="of:=SUM([.J5])" table:style-name="ce212">
            <text:p>78455<text:s/></text:p>
          </table:table-cell>
          <table:table-cell office:value-type="float" office:value="568799" table:formula="of:=SUM([.K5])" table:style-name="ce212">
            <text:p>568799<text:s/></text:p>
          </table:table-cell>
          <table:table-cell table:number-columns-repeated="16373"/>
        </table:table-row>
        <table:table-row table:style-name="ro12">
          <table:table-cell office:value-type="date" office:date-value="2014-10-14T00:00:00" table:style-name="ce226">
            <text:p>14/10/2014</text:p>
          </table:table-cell>
          <table:table-cell office:value-type="float" office:value="143353" table:style-name="ce227">
            <text:p>143353</text:p>
          </table:table-cell>
          <table:table-cell office:value-type="string" table:style-name="ce227">
            <text:p>CORGIL</text:p>
          </table:table-cell>
          <table:table-cell office:value-type="string" table:style-name="ce228">
            <text:p>FILTRACION VEHICULOS VARIOS</text:p>
          </table:table-cell>
          <table:table-cell office:value-type="string" table:style-name="ce227">
            <text:p>ORDEN DE COMPRA 98</text:p>
          </table:table-cell>
          <table:table-cell office:value-type="float" office:value="450524" table:style-name="ce229">
            <text:p>450.524</text:p>
          </table:table-cell>
          <table:table-cell table:style-name="ce227"/>
          <table:table-cell office:value-type="float" office:value="450524" table:style-name="ce229">
            <text:p>450.524</text:p>
          </table:table-cell>
          <table:table-cell office:value-type="percentage" office:value="0.16" table:style-name="ce230">
            <text:p>16%</text:p>
          </table:table-cell>
          <table:table-cell office:value-type="float" office:value="72084" table:style-name="ce229">
            <text:p>72.084</text:p>
          </table:table-cell>
          <table:table-cell office:value-type="float" office:value="522608" table:style-name="ce229">
            <text:p>522.608</text:p>
          </table:table-cell>
          <table:table-cell table:number-columns-repeated="16373"/>
        </table:table-row>
        <table:table-row table:style-name="ro12">
          <table:table-cell office:value-type="date" office:date-value="2014-10-14T00:00:00" table:style-name="ce226">
            <text:p>14/10/2014</text:p>
          </table:table-cell>
          <table:table-cell office:value-type="float" office:value="143351" table:style-name="ce227">
            <text:p>143351</text:p>
          </table:table-cell>
          <table:table-cell office:value-type="string" table:style-name="ce227">
            <text:p>CORGIL</text:p>
          </table:table-cell>
          <table:table-cell office:value-type="string" table:style-name="ce228">
            <text:p>FILTRACION VEHICULOS VARIOS</text:p>
          </table:table-cell>
          <table:table-cell office:value-type="string" table:style-name="ce227">
            <text:p>ORDEN DE COMPRA 97</text:p>
          </table:table-cell>
          <table:table-cell office:value-type="float" office:value="852986" table:style-name="ce229">
            <text:p>852.986</text:p>
          </table:table-cell>
          <table:table-cell table:style-name="ce227"/>
          <table:table-cell office:value-type="float" office:value="852986" table:style-name="ce229">
            <text:p>852.986</text:p>
          </table:table-cell>
          <table:table-cell office:value-type="percentage" office:value="0.16" table:style-name="ce230">
            <text:p>16%</text:p>
          </table:table-cell>
          <table:table-cell office:value-type="float" office:value="136478" table:style-name="ce229">
            <text:p>136.478</text:p>
          </table:table-cell>
          <table:table-cell office:value-type="float" office:value="989464" table:style-name="ce229">
            <text:p>989.464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OCTUBRE <text:s/>2014</text:p>
          </table:table-cell>
          <table:covered-table-cell table:number-columns-repeated="3"/>
          <table:table-cell table:content-validation-name="val17" table:style-name="ce211"/>
          <table:table-cell office:value-type="float" office:value="1303510" table:formula="of:=SUM([.F8]+[.F7])" table:style-name="ce212">
            <text:p>1303510<text:s/></text:p>
          </table:table-cell>
          <table:table-cell office:value-type="float" office:value="0" table:formula="of:=SUM([.G8]+[.G7])" table:style-name="ce212">
            <text:p><text:s/>-<text:s/></text:p>
          </table:table-cell>
          <table:table-cell office:value-type="float" office:value="1303510" table:formula="of:=SUM([.H8]+[.H7])" table:style-name="ce212">
            <text:p>1303510<text:s/></text:p>
          </table:table-cell>
          <table:table-cell table:style-name="ce213"/>
          <table:table-cell office:value-type="float" office:value="208562" table:formula="of:=SUM([.J8]+[.J7])" table:style-name="ce212">
            <text:p>208562<text:s/></text:p>
          </table:table-cell>
          <table:table-cell office:value-type="float" office:value="1512072" table:formula="of:=SUM([.K8]+[.K7])" table:style-name="ce212">
            <text:p>1512072<text:s/></text:p>
          </table:table-cell>
          <table:table-cell table:number-columns-repeated="16373"/>
        </table:table-row>
        <table:table-row table:style-name="ro12">
          <table:table-cell office:value-type="date" office:date-value="2014-12-02T00:00:00" table:style-name="ce226">
            <text:p>02/12/2014</text:p>
          </table:table-cell>
          <table:table-cell office:value-type="string" table:style-name="ce227">
            <text:p>RP 133045</text:p>
          </table:table-cell>
          <table:table-cell office:value-type="string" table:style-name="ce227">
            <text:p>SUMOTO S.A.</text:p>
          </table:table-cell>
          <table:table-cell office:value-type="string" table:style-name="ce228">
            <text:p>LLANTAS MOTOS DR650</text:p>
          </table:table-cell>
          <table:table-cell office:value-type="string" table:style-name="ce227">
            <text:p>ORDEN DE COMPRA 135</text:p>
          </table:table-cell>
          <table:table-cell office:value-type="float" office:value="1657933" table:style-name="ce229">
            <text:p>1.657.933</text:p>
          </table:table-cell>
          <table:table-cell office:value-type="float" office:value="348166" table:style-name="ce229">
            <text:p>348.166</text:p>
          </table:table-cell>
          <table:table-cell office:value-type="float" office:value="1309767" table:style-name="ce229">
            <text:p>1.309.767</text:p>
          </table:table-cell>
          <table:table-cell office:value-type="percentage" office:value="0.16" table:style-name="ce230">
            <text:p>16%</text:p>
          </table:table-cell>
          <table:table-cell office:value-type="float" office:value="209563" table:style-name="ce229">
            <text:p>209.563</text:p>
          </table:table-cell>
          <table:table-cell office:value-type="float" office:value="1519330" table:style-name="ce229">
            <text:p>1.519.330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DICIEMBRE <text:s/>2014</text:p>
          </table:table-cell>
          <table:covered-table-cell table:number-columns-repeated="3"/>
          <table:table-cell table:content-validation-name="val17" table:style-name="ce211"/>
          <table:table-cell office:value-type="float" office:value="1657933" table:formula="of:=SUM([.F10])" table:style-name="ce212">
            <text:p>1657933<text:s/></text:p>
          </table:table-cell>
          <table:table-cell office:value-type="float" office:value="348166" table:formula="of:=SUM([.G10])" table:style-name="ce212">
            <text:p>348166<text:s/></text:p>
          </table:table-cell>
          <table:table-cell office:value-type="float" office:value="1309767" table:formula="of:=SUM([.H10])" table:style-name="ce212">
            <text:p>1309767<text:s/></text:p>
          </table:table-cell>
          <table:table-cell table:style-name="ce213"/>
          <table:table-cell office:value-type="float" office:value="209563" table:formula="of:=SUM([.J10])" table:style-name="ce212">
            <text:p>209563<text:s/></text:p>
          </table:table-cell>
          <table:table-cell office:value-type="float" office:value="1519330" table:formula="of:=SUM([.K10])" table:style-name="ce212">
            <text:p>1519330<text:s/></text:p>
          </table:table-cell>
          <table:table-cell table:number-columns-repeated="16373"/>
        </table:table-row>
        <table:table-row table:style-name="ro2">
          <table:table-cell office:value-type="string" table:number-columns-spanned="10" table:number-rows-spanned="1" table:style-name="ce218">
            <text:p>COSTOS TOTALES 2014 VARIOS</text:p>
          </table:table-cell>
          <table:covered-table-cell table:number-columns-repeated="9"/>
          <table:table-cell office:value-type="currency" office:value="3600201" table:formula="of:=SUM([.K11]+[.K9]+[.K6])" table:style-name="ce262">
            <text:p>$3.600.201</text:p>
          </table:table-cell>
          <table:table-cell table:number-columns-repeated="16373"/>
        </table:table-row>
        <table:table-row table:style-name="ro1">
          <table:table-cell table:number-columns-repeated="16384" table:style-name="ce1"/>
        </table:table-row>
        <table:table-row table:style-name="ro17">
          <table:table-cell office:value-type="date" office:date-value="2015-07-07T00:00:00" table:style-name="ce238">
            <text:p>7/7/15</text:p>
          </table:table-cell>
          <table:table-cell office:value-type="string" table:style-name="ce255">
            <text:p>FF- 190191</text:p>
          </table:table-cell>
          <table:table-cell office:value-type="string" table:style-name="ce239">
            <text:p>FILTROS Y FILTROS S.A.S</text:p>
          </table:table-cell>
          <table:table-cell office:value-type="string" table:style-name="ce240">
            <text:p>BOMBAS PALANCA ACEITE, TINAS DE COMBUSTIBLE PLANTA PEAJE LOBOGUERRERO</text:p>
          </table:table-cell>
          <table:table-cell office:value-type="string" table:style-name="ce227">
            <text:p>ORDEN DE COMPRA 244</text:p>
          </table:table-cell>
          <table:table-cell office:value-type="float" office:value="154000" table:style-name="ce229">
            <text:p>154.000</text:p>
          </table:table-cell>
          <table:table-cell table:style-name="ce241"/>
          <table:table-cell office:value-type="float" office:value="154000" table:formula="of:=([.F14]-[.G14])" table:style-name="ce229">
            <text:p>154.000</text:p>
          </table:table-cell>
          <table:table-cell office:value-type="percentage" office:value="0.16" table:style-name="ce256">
            <text:p>16%</text:p>
          </table:table-cell>
          <table:table-cell office:value-type="float" office:value="24640" table:formula="of:=[.H14]*[.I14]" table:style-name="ce257">
            <text:p>24.640<text:s/></text:p>
          </table:table-cell>
          <table:table-cell office:value-type="float" office:value="178640" table:formula="of:=SUM(([.F14]+[.J14])-[.G14])" table:style-name="ce257">
            <text:p>178.640<text:s/></text:p>
          </table:table-cell>
          <table:table-cell table:number-columns-repeated="16373"/>
        </table:table-row>
        <table:table-row table:style-name="ro2">
          <table:table-cell office:value-type="string" table:number-columns-spanned="4" table:number-rows-spanned="1" table:style-name="ce217">
            <text:p>TOTAL JULIO <text:s/>2015</text:p>
          </table:table-cell>
          <table:covered-table-cell table:number-columns-repeated="3"/>
          <table:table-cell table:content-validation-name="val17" table:style-name="ce206"/>
          <table:table-cell office:value-type="float" office:value="154000" table:formula="of:=SUM([.F14])" table:style-name="ce207">
            <text:p>154000<text:s/></text:p>
          </table:table-cell>
          <table:table-cell office:value-type="float" office:value="0" table:formula="of:=SUM([.G14])" table:style-name="ce207">
            <text:p><text:s/>-<text:s/></text:p>
          </table:table-cell>
          <table:table-cell office:value-type="float" office:value="154000" table:formula="of:=SUM([.H14])" table:style-name="ce207">
            <text:p>154000<text:s/></text:p>
          </table:table-cell>
          <table:table-cell table:style-name="ce208"/>
          <table:table-cell office:value-type="float" office:value="24640" table:formula="of:=SUM([.J14])" table:style-name="ce207">
            <text:p>24640<text:s/></text:p>
          </table:table-cell>
          <table:table-cell office:value-type="float" office:value="178640" table:formula="of:=SUM([.K14])" table:style-name="ce207">
            <text:p>178640<text:s/></text:p>
          </table:table-cell>
          <table:table-cell table:number-columns-repeated="16373"/>
        </table:table-row>
        <table:table-row table:number-rows-repeated="1048561" table:style-name="ro7">
          <table:table-cell table:number-columns-repeated="16384"/>
        </table:table-row>
      </table:table>
      <table:named-expressions>
        <table:named-expression table:name="Excel_BuiltIn__FilterDatabase_1" table:expression="of:=&quot;NA()&quot;" table:base-cell-address="COSTOS_CLB_2014-2015.$A$1"/>
        <table:named-expression table:name="Excel_BuiltIn__FilterDatabase_2" table:expression="of:=&quot;[$#REF!.$B$10:.$M$10]&quot;" table:base-cell-address="COSTOS_CLB_2014-2015.$A$1"/>
        <table:named-range table:name="Excel_BuiltIn__FilterDatabase_3" table:cell-range-address="COSTOS_CLB_2014-2015.$B$10:COSTOS_CLB_2014-2015.$M$10" table:base-cell-address="COSTOS_CLB_2014-2015.$A$1"/>
        <table:named-expression table:name="Excel_BuiltIn__FilterDatabase_4" table:expression="of:=&quot;[$#REF!.$A$10:.$L$10]&quot;" table:base-cell-address="COSTOS_CLB_2014-2015.$A$1"/>
        <table:named-expression table:name="Excel_BuiltIn_Print_Area_2_1" table:expression="of:=&quot;[$#REF!.$A$2:.$L$113]&quot;" table:base-cell-address="COSTOS_CLB_2014-2015.$A$1"/>
        <table:named-expression table:name="Excel_BuiltIn_Print_Area_2_1_1" table:expression="of:=&quot;[$#REF!.$A$2:.$L$111]&quot;" table:base-cell-address="COSTOS_CLB_2014-2015.$A$1"/>
        <table:named-expression table:name="Excel_BuiltIn_Print_Area_2_1_1_1" table:expression="of:=&quot;[$#REF!.$B$2:.$L$111]&quot;" table:base-cell-address="COSTOS_CLB_2014-2015.$A$1"/>
        <table:named-range table:name="Excel_BuiltIn_Print_Area_3_1" table:cell-range-address="COSTOS_CLB_2014-2015.$B$2:COSTOS_CLB_2014-2015.$L$19" table:base-cell-address="COSTOS_CLB_2014-2015.$A$1"/>
        <table:named-expression table:name="Excel_BuiltIn_Print_Titles" table:expression="of:=&quot;[$#REF!.$A$2:.$AMJ$10]&quot;" table:base-cell-address="COSTOS_CLB_2014-2015.$A$1"/>
        <table:named-expression table:name="Excel_BuiltIn_Print_Titles_4_1" table:expression="of:=&quot;[$#REF!.$A$2:.$IU$10]&quot;" table:base-cell-address="COSTOS_CLB_2014-201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Calibri" svg:font-family="Calibri"/>
    <style:font-face style:name="Arial1" svg:font-family="Arial1"/>
    <style:font-face style:name="Calibri1" svg:font-family="Calibri1"/>
    <style:font-face style:name="Arial4" svg:font-family="Arial4"/>
    <style:font-face style:name="Arial2" svg:font-family="Arial2"/>
    <style:font-face style:name="Book Antiqua1" svg:font-family="&quot;Book Antiqua1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>
      <number:currency-symbol>$</number:currency-symbol>
      <number:number number:decimal-places="0" number:min-integer-digits="1" number:grouping="true"/>
    </number:currency-style>
    <number:number-style style:name="N36">
      <number:text>-$</number:text>
      <number:number number:decimal-places="0" number:min-integer-digits="1" number:grouping="true"/>
      <style:map style:condition="value()&gt;=0" style:apply-style-name="N36P0"/>
    </number:number-style>
    <number:date-style style:name="N37P0">
      <number:day/>
      <number:text>-</number:text>
      <number:month number:textual="true"/>
      <number:text>-</number:text>
      <number:year/>
    </number:date-style>
    <number:text-style style:name="N37">
      <number:text-content/>
      <style:map style:condition="value()&gt;=0" style:apply-style-name="N37P0"/>
    </number:text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percentage-style style:name="N39">
      <number:number number:decimal-places="0" number:min-integer-digits="0"/>
      <number:text>%</number:text>
    </number:percentage-style>
    <number:date-style style:name="N40">
      <number:day/>
      <number:text>/</number:text>
      <number:month/>
      <number:text>/</number:text>
      <number:year/>
    </number:date-style>
    <number:date-style style:name="N41P0">
      <number:day number:style="long"/>
      <number:text>-</number:text>
      <number:month number:style="long"/>
      <number:text>-</number:text>
      <number:year/>
    </number:date-style>
    <number:text-style style:name="N41">
      <number:text-content/>
      <style:map style:condition="value()&gt;=0" style:apply-style-name="N41P0"/>
    </number:text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42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1" number:min-integer-digits="1"/>
      <number:text>%</number:text>
    </number:percentage-style>
    <number:currency-style style:name="N44">
      <number:currency-symbol>$</number:currency-symbol>
      <number:number number:decimal-places="0" number:min-integer-digits="1" number:grouping="true"/>
    </number:currency-style>
    <number:number-style style:name="N45P0">
      <number:number number:decimal-places="0" number:min-integer-digits="1" number:grouping="true">
        <number:embedded-text number:position="0"> </number:embedded-text>
      </number:number>
    </number:number-style>
    <number:number-style style:name="N4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5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5"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date-style style:name="N46">
      <number:day number:style="long"/>
      <number:text>/</number:text>
      <number:month number:style="long"/>
      <number:text>/</number:text>
      <number:year/>
    </number:date-style>
    <number:currency-style style:name="N47P0">
      <number:currency-symbol>$</number:currency-symbol>
      <number:number number:decimal-places="0" number:min-integer-digits="1" number:grouping="true"/>
    </number:currency-style>
    <number:currency-style style:name="N47">
      <style:text-properties fo:color="#FF0000"/>
      <number:currency-symbol>$</number:currency-symbol>
      <number:number number:decimal-places="0" number:min-integer-digits="1" number:grouping="true"/>
      <style:map style:condition="value()&gt;=0" style:apply-style-name="N47P0"/>
    </number:currency-style>
    <number:currency-style style:name="N48P0" number:language="es" number:country="CO">
      <number:currency-symbol number:language="es" number:country="CO">€</number:currency-symbol>
      <number:text> </number:text>
      <number:number number:decimal-places="2" number:min-integer-digits="1" number:grouping="true"/>
      <number:text> </number:text>
    </number:currency-style>
    <number:currency-style style:name="N48P1" number:language="es" number:country="CO">
      <number:currency-symbol number:language="es" number:country="CO">€</number:currency-symbol>
      <number:text> -</number:text>
      <number:number number:decimal-places="2" number:min-integer-digits="1" number:grouping="true"/>
      <number:text> </number:text>
    </number:currency-style>
    <number:currency-style style:name="N48" number:language="es" number:country="CO">
      <number:currency-symbol number:language="es" number:country="CO">€</number:currency-symbol>
      <number:text> -</number:text>
      <number:number number:decimal-places="0" number:min-integer-digits="0"/>
      <number:text> </number:text>
      <style:map style:condition="value()&gt;0" style:apply-style-name="N48P0"/>
      <style:map style:condition="value()&lt;0" style:apply-style-name="N48P1"/>
    </number:currency-style>
    <number:number-style style:name="N49P0">
      <number:number number:decimal-places="2" number:min-integer-digits="1" number:grouping="true"/>
      <number:text> </number:text>
    </number:number-style>
    <number:number-style style:name="N49P1">
      <number:text> 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49"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5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50P0"/>
    </number:currency-style>
    <style:style style:name="Buena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uro" style:family="table-cell" style:data-style-name="N48">
      <style:table-cell-properties style:vertical-align="automatic" fo:background-color="transparent"/>
      <style:text-properties fo:font-size="10pt" style:font-size-asian="10pt" style:font-size-complex="10pt"/>
    </style:style>
    <style:style style:name="Excel_BuiltIn_20_37__32_-_32__201_nfasis1" style:display-name="Excel_BuiltIn_20% - Énfasis1" style:family="table-cell" style:data-style-name="N0">
      <style:table-cell-properties style:vertical-align="automatic" fo:background-color="#CCCCFF"/>
      <style:text-properties fo:font-size="10pt" style:font-size-asian="10pt" style:font-size-complex="10pt"/>
    </style:style>
    <style:style style:name="Excel_BuiltIn_Percent" style:family="table-cell" style:data-style-name="N13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_CAJA_32_MENOR_32_2007_UTDVVCC" style:display-name="Heading 3_CAJA MENOR 2007_UTDVVCC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llares_32_2" style:display-name="Millares 2" style:family="table-cell" style:data-style-name="N49">
      <style:table-cell-properties style:vertical-align="automatic" fo:background-color="transparent"/>
      <style:text-properties fo:font-size="10pt" style:font-size-asian="10pt" style:font-size-complex="10pt"/>
    </style:style>
    <style:style style:name="Millares_32_3" style:display-name="Millares 3" style:family="table-cell" style:data-style-name="N49">
      <style:table-cell-properties style:vertical-align="automatic" fo:background-color="transparent"/>
      <style:text-properties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orcentaje" style:family="table-cell" style:data-style-name="N13">
      <style:table-cell-properties style:vertical-align="automatic" fo:background-color="transparent"/>
    </style:style>
    <style:style style:name="Porcentual_32_2" style:display-name="Porcentual 2" style:family="table-cell" style:data-style-name="N13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g. Javier Bejarano</meta:initial-creator>
    <dc:creator>Ing. Javier Bejarano</dc:creator>
    <meta:creation-date>2014-04-03T17:32:04Z</meta:creation-date>
    <dc:date>2015-09-10T16:39:39Z</dc:date>
    <meta:print-date>2015-01-10T17:11:47Z</meta:print-date>
    <meta:editing-cycles>89</meta:editing-cycles>
    <meta:editing-duration>PT13638S</meta:editing-duration>
  </office:meta>
</office:document-meta>
</file>